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Table1" style:family="table">
      <style:table-properties style:width="6.1125in" fo:margin-left="0.2125in" table:align="left" style:writing-mode="lr-tb"/>
    </style:style>
    <style:style style:name="Table1.A" style:family="table-column">
      <style:table-column-properties style:column-width="1.5833in"/>
    </style:style>
    <style:style style:name="Table1.B" style:family="table-column">
      <style:table-column-properties style:column-width="4.5292in"/>
    </style:style>
    <style:style style:name="Table1.1" style:family="table-row">
      <style:table-row-properties style:min-row-height="0.1882in" style:keep-together="true" fo:keep-together="auto"/>
    </style:style>
    <style:style style:name="Table1.A1" style:family="table-cell">
      <style:table-cell-properties style:vertical-align="bottom" fo:padding-left="0.0208in" fo:padding-right="0.0208in" fo:padding-top="0in" fo:padding-bottom="0in" fo:border="none"/>
    </style:style>
    <style:style style:name="Table1.A3" style:family="table-cell">
      <style:table-cell-properties fo:padding-left="0.0208in" fo:padding-right="0.0208in" fo:padding-top="0in" fo:padding-bottom="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0"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text-properties fo:font-style="normal" style:font-style-asian="normal" style:font-style-complex="normal"/>
    </style:style>
    <style:style style:name="P12" style:family="paragraph" style:parent-style-name="First_20_line_20_indent">
      <style:paragraph-properties>
        <style:tab-stops>
          <style:tab-stop style:position="2.2083in"/>
        </style:tab-stops>
      </style:paragraph-properties>
      <style:text-properties fo:font-style="normal" style:font-style-asian="normal" style:font-style-complex="normal"/>
    </style:style>
    <style:style style:name="P13" style:family="paragraph" style:parent-style-name="First_20_line_20_indent">
      <style:text-properties fo:font-style="normal" fo:font-weight="normal" style:font-style-asian="normal" style:font-weight-asian="normal" style:font-style-complex="normal" style:font-weight-complex="normal"/>
    </style:style>
    <style:style style:name="P14" style:family="paragraph" style:parent-style-name="First_20_line_20_indent">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15" style:family="paragraph" style:parent-style-name="First_20_line_20_indent">
      <style:text-properties style:text-underline-style="none" fo:font-weight="normal" style:font-weight-asian="normal" style:font-weight-complex="normal"/>
    </style:style>
    <style:style style:name="P16" style:family="paragraph" style:parent-style-name="First_20_line_20_indent">
      <style:text-properties fo:font-style="italic" style:font-style-asian="italic" style:font-style-complex="italic"/>
    </style:style>
    <style:style style:name="P17" style:family="paragraph" style:parent-style-name="First_20_line_20_indent">
      <style:paragraph-properties>
        <style:tab-stops>
          <style:tab-stop style:position="2.2083in"/>
        </style:tab-stops>
      </style:paragraph-properties>
      <style:text-properties fo:font-style="italic" style:font-style-asian="italic" style:font-style-complex="italic"/>
    </style:style>
    <style:style style:name="P18" style:family="paragraph" style:parent-style-name="First_20_line_20_indent">
      <style:text-properties fo:font-style="italic" fo:font-weight="normal" style:font-style-asian="italic" style:font-weight-asian="normal" style:font-style-complex="italic" style:font-weight-complex="normal"/>
    </style:style>
    <style:style style:name="P19" style:family="paragraph" style:parent-style-name="First_20_line_20_indent">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20"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1"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22" style:family="paragraph" style:parent-style-name="First_20_line_20_indent">
      <style:text-properties fo:font-weight="normal" style:font-weight-asian="normal" style:font-weight-complex="normal"/>
    </style:style>
    <style:style style:name="P23" style:family="paragraph" style:parent-style-name="First_20_line_20_indent">
      <style:paragraph-properties>
        <style:tab-stops>
          <style:tab-stop style:position="2.2083in"/>
        </style:tab-stops>
      </style:paragraph-properties>
    </style:style>
    <style:style style:name="P24" style:family="paragraph" style:parent-style-name="Standard">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text-properties fo:font-style="italic" style:text-underline-style="none" fo:font-weight="normal" style:font-style-asian="italic" style:font-weight-asian="normal" style:font-style-complex="italic" style:font-weight-complex="normal"/>
    </style:style>
    <style:style style:name="P26" style:family="paragraph" style:parent-style-name="Quotations">
      <style:text-properties fo:font-style="normal" style:font-style-asian="normal" style:font-style-complex="normal"/>
    </style:style>
    <style:style style:name="P27" style:family="paragraph" style:parent-style-name="Quotations">
      <style:text-properties fo:font-weight="normal" style:font-weight-asian="normal" style:font-weight-complex="normal"/>
    </style:style>
    <style:style style:name="P28" style:family="paragraph" style:parent-style-name="Quotations">
      <style:text-properties fo:font-style="italic" fo:font-weight="normal" style:font-style-asian="italic" style:font-weight-asian="normal" style:font-style-complex="italic" style:font-weight-complex="normal"/>
    </style:style>
    <style:style style:name="P29" style:family="paragraph" style:parent-style-name="Index">
      <style:text-properties fo:font-style="normal" style:font-style-asian="normal" style:font-style-complex="normal"/>
    </style:style>
    <style:style style:name="P30"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31" style:family="paragraph" style:parent-style-name="First_20_line_20_indent">
      <style:paragraph-properties fo:margin-left="0in" fo:margin-right="0in" fo:text-indent="0in" style:auto-text-indent="false"/>
    </style:style>
    <style:style style:name="P32" style:family="paragraph" style:parent-style-name="Standard" style:list-style-name="">
      <style:paragraph-properties fo:text-align="start" style:justify-single-word="false" style:text-autospace="none"/>
      <style:text-properties fo:font-weight="bold" style:font-weight-asian="bold" style:font-weight-complex="bold"/>
    </style:style>
    <style:style style:name="P33" style:family="paragraph" style:parent-style-name="Standard" style:list-style-name="">
      <style:paragraph-properties fo:text-align="center" style:justify-single-word="false" style:text-autospace="none"/>
      <style:text-properties fo:font-weight="bold" style:font-weight-asian="bold" style:font-weight-complex="bold"/>
    </style:style>
    <style:style style:name="P34" style:family="paragraph" style:parent-style-name="Standard" style:list-style-name="">
      <style:paragraph-properties fo:text-align="start" style:justify-single-word="false" style:text-autospace="none"/>
      <style:text-properties fo:font-style="normal" style:font-style-asian="normal" style:font-style-complex="normal"/>
    </style:style>
    <style:style style:name="P35" style:family="paragraph" style:parent-style-name="Standard" style:list-style-name="">
      <style:paragraph-properties fo:text-align="center" style:justify-single-word="false" style:text-autospace="none"/>
      <style:text-properties fo:font-style="normal" fo:font-weight="bold" style:font-style-asian="normal" style:font-weight-asian="bold" style:font-style-complex="normal" style:font-weight-complex="bold"/>
    </style:style>
    <style:style style:name="P36" style:family="paragraph" style:parent-style-name="Text_20_body" style:list-style-name="L1">
      <style:text-properties fo:font-style="normal" style:font-style-asian="normal" style:font-style-complex="normal"/>
    </style:style>
    <style:style style:name="P37" style:family="paragraph" style:parent-style-name="Text_20_body" style:list-style-name="L4"/>
    <style:style style:name="P38" style:family="paragraph" style:parent-style-name="Text_20_body" style:list-style-name="L7"/>
    <style:style style:name="P39" style:family="paragraph" style:parent-style-name="Text_20_body">
      <style:text-properties style:font-name="Times New Roman"/>
    </style:style>
    <style:style style:name="P40" style:family="paragraph" style:parent-style-name="Text_20_body" style:list-style-name="L14"/>
    <style:style style:name="P41" style:family="paragraph" style:parent-style-name="Index">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42" style:family="paragraph" style:parent-style-name="Index">
      <style:paragraph-properties>
        <style:tab-stops>
          <style:tab-stop style:position="2.2083in"/>
        </style:tab-stops>
      </style:paragraph-properties>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45" style:family="paragraph" style:parent-style-name="Heading_20_1">
      <style:paragraph-properties fo:break-before="page"/>
      <style:text-properties fo:font-style="normal" style:font-style-asian="normal" style:font-style-complex="normal"/>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Heading_20_2">
      <style:text-properties fo:font-style="italic" style:text-underline-style="none" fo:font-weight="bold" style:font-style-asian="italic" style:font-weight-asian="bold" style:font-style-complex="italic" style:font-weight-complex="bold"/>
    </style:style>
    <style:style style:name="P48" style:family="paragraph" style:parent-style-name="Heading_20_2">
      <style:text-properties fo:font-style="italic" style:font-style-asian="italic" style:font-style-complex="italic"/>
    </style:style>
    <style:style style:name="P49" style:family="paragraph" style:parent-style-name="Heading_20_2">
      <style:text-properties fo:font-weight="bold" style:font-weight-asian="bold" style:font-weight-complex="bold"/>
    </style:style>
    <style:style style:name="P50" style:family="paragraph" style:parent-style-name="Heading_20_2">
      <style:text-properties style:text-underline-style="none"/>
    </style:style>
    <style:style style:name="P51" style:family="paragraph" style:parent-style-name="Heading_20_2">
      <style:text-properties fo:font-style="normal" style:font-style-asian="normal" style:font-style-complex="normal"/>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First_20_line_20_indent" style:list-style-name="L2"/>
    <style:style style:name="P54" style:family="paragraph" style:parent-style-name="First_20_line_20_indent" style:list-style-name="L3"/>
    <style:style style:name="P55" style:family="paragraph" style:parent-style-name="First_20_line_20_indent" style:list-style-name="L5"/>
    <style:style style:name="P56"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57"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58"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59"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0" style:family="paragraph" style:parent-style-name="First_20_line_20_indent">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61" style:family="paragraph" style:parent-style-name="First_20_line_20_indent" style:list-style-name="L13">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62" style:family="paragraph" style:parent-style-name="First_20_line_20_indent" style:list-style-name="L10"/>
    <style:style style:name="P63" style:family="paragraph" style:parent-style-name="First_20_line_20_indent" style:list-style-name="L12"/>
    <style:style style:name="P64" style:family="paragraph" style:parent-style-name="First_20_line_20_indent" style:list-style-name="L13">
      <style:paragraph-properties>
        <style:tab-stops>
          <style:tab-stop style:position="2.2083in"/>
        </style:tab-stops>
      </style:paragraph-properties>
    </style:style>
    <style:style style:name="P65" style:family="paragraph" style:parent-style-name="First_20_line_20_indent" style:list-style-name="L13">
      <style:paragraph-properties>
        <style:tab-stops>
          <style:tab-stop style:position="2.2083in"/>
        </style:tab-stops>
      </style:paragraph-properties>
      <style:text-properties fo:font-weight="normal" style:font-weight-asian="normal" style:font-weight-complex="normal"/>
    </style:style>
    <style:style style:name="P66" style:family="paragraph" style:parent-style-name="First_20_line_20_indent" style:list-style-name="L13">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67" style:family="paragraph" style:parent-style-name="Quotations" style:list-style-name="L2"/>
    <style:style style:name="P68" style:family="paragraph" style:parent-style-name="Heading_20_3">
      <style:text-properties fo:font-size="13pt" fo:font-style="italic" style:font-size-asian="13pt" style:font-style-asian="italic" style:font-size-complex="13pt" style:font-style-complex="italic"/>
    </style:style>
    <style:style style:name="P69" style:family="paragraph" style:parent-style-name="Heading_20_3">
      <style:text-properties fo:font-style="italic" fo:font-weight="bold" style:font-style-asian="italic" style:font-weight-asian="bold" style:font-style-complex="italic" style:font-weight-complex="bold"/>
    </style:style>
    <style:style style:name="P70" style:family="paragraph" style:parent-style-name="Heading_20_3">
      <style:text-properties fo:font-style="italic" style:font-style-asian="italic" style:font-style-complex="italic"/>
    </style:style>
    <style:style style:name="P71" style:family="paragraph" style:parent-style-name="Heading_20_3">
      <style:text-properties fo:font-style="italic" style:text-underline-style="none" fo:font-weight="bold" style:font-style-asian="italic" style:font-weight-asian="bold" style:font-style-complex="italic" style:font-weight-complex="bold"/>
    </style:style>
    <style:style style:name="P72" style:family="paragraph" style:parent-style-name="Heading_20_3">
      <style:text-properties fo:font-weight="bold" style:font-weight-asian="bold" style:font-weight-complex="bold"/>
    </style:style>
    <style:style style:name="P73" style:family="paragraph" style:parent-style-name="Heading_20_3">
      <style:text-properties style:text-underline-style="none"/>
    </style:style>
    <style:style style:name="P74" style:family="paragraph" style:parent-style-name="Heading_20_3">
      <style:text-properties style:text-underline-style="none" fo:font-weight="bold" style:font-weight-asian="bold" style:font-weight-complex="bold"/>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style:font-style-asian="normal" style:font-style-complex="normal"/>
    </style:style>
    <style:style style:name="T28" style:family="text">
      <style:text-properties style:font-name="Times New Roman" fo:font-style="normal" style:text-underline-style="none" style:language-asian="ja" style:country-asian="JP" style:font-style-asian="normal" style:font-style-complex="normal"/>
    </style:style>
    <style:style style:name="T29" style:family="text">
      <style:text-properties style:font-name="Times New Roman" style:text-underline-style="none"/>
    </style:style>
    <style:style style:name="T30" style:family="text">
      <style:text-properties style:font-name="Times New Roman" style:text-underline-style="none" fo:font-weight="bold" style:font-weight-asian="bold" style:font-weight-complex="bold"/>
    </style:style>
    <style:style style:name="T31" style:family="text">
      <style:text-properties style:font-name="Times New Roman" style:text-underline-style="none" fo:font-weight="bold" style:language-asian="ja" style:country-asian="JP" style:font-weight-asian="bold" style:font-weight-complex="bold"/>
    </style:style>
    <style:style style:name="T32" style:family="text">
      <style:text-properties style:font-name="Times New Roman" style:text-underline-style="none" style:language-asian="ja" style:country-asian="JP"/>
    </style:style>
    <style:style style:name="T33" style:family="text">
      <style:text-properties style:font-name="Times New Roman" fo:font-style="italic" style:text-underline-style="none" fo:font-weight="normal" style:font-style-asian="italic" style:font-weight-asian="normal" style:font-style-complex="italic" style:font-weight-complex="normal"/>
    </style:style>
    <style:style style:name="T34"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5" style:family="text">
      <style:text-properties style:font-name="Times New Roman" fo:font-style="italic" style:text-underline-style="none" style:font-style-asian="italic" style:font-style-complex="italic"/>
    </style:style>
    <style:style style:name="T36" style:family="text">
      <style:text-properties style:font-name="Times New Roman" fo:font-style="italic" style:text-underline-style="none" style:language-asian="ja" style:country-asian="JP" style:font-style-asian="italic" style:font-style-complex="italic"/>
    </style:style>
    <style:style style:name="T37" style:family="text">
      <style:text-properties style:font-name="Arial" fo:font-style="italic" style:text-underline-style="none" style:font-style-asian="italic" style:font-style-complex="italic"/>
    </style:style>
    <style:style style:name="T38" style:family="text">
      <style:text-properties style:font-name="Arial" fo:font-style="italic" style:text-underline-style="none" style:language-asian="ja" style:country-asian="JP" style:font-style-asian="italic" style:font-style-complex="italic"/>
    </style:style>
    <style:style style:name="T39"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0"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1" style:family="text">
      <style:text-properties style:font-name="Arial" fo:font-style="italic" style:text-underline-style="none" fo:font-weight="bold" style:font-name-asian="Times New Roman" style:language-asian="ja" style:country-asian="JP" style:font-style-asian="italic" style:font-weight-asian="bold" style:font-style-complex="italic" style:font-weight-complex="bold"/>
    </style:style>
    <style:style style:name="T42"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3" style:family="text">
      <style:text-properties style:font-name="Arial" fo:font-style="normal" style:text-underline-style="none" fo:font-weight="bold" style:font-name-asian="Times New Roman" style:language-asian="ja" style:country-asian="JP" style:font-style-asian="normal" style:font-weight-asian="bold" style:font-style-complex="normal" style:font-weight-complex="bold"/>
    </style:style>
    <style:style style:name="T44" style:family="text">
      <style:text-properties style:font-name="Times New Roman" fo:font-style="italic" style:text-underline-style="none" fo:font-weight="normal" style:font-name-asian="Times New Roman" style:font-style-asian="italic" style:font-weight-asian="normal" style:font-style-complex="italic" style:font-weight-complex="normal"/>
    </style:style>
    <style:style style:name="T45" style:family="text">
      <style:text-properties style:font-name="Times New Roman" fo:font-style="normal" style:text-underline-style="none" style:font-style-asian="normal" style:font-style-complex="normal"/>
    </style:style>
    <style:style style:name="T46" style:family="text">
      <style:text-properties style:font-name="Times New Roman" fo:font-style="normal" style:text-underline-style="none" fo:font-weight="normal" style:font-name-asian="Times New Roman" style:font-style-asian="normal" style:font-weight-asian="normal" style:font-style-complex="normal" style:font-weight-complex="normal"/>
    </style:style>
    <style:style style:name="T47" style:family="text">
      <style:text-properties style:font-name="Arial" fo:font-style="italic" style:text-underline-style="none" style:font-style-asian="italic" style:font-style-complex="italic"/>
    </style:style>
    <style:style style:name="T48" style:family="text">
      <style:text-properties style:font-name="Arial" fo:font-style="italic" style:text-underline-style="none" fo:font-weight="bold" style:font-name-asian="Times New Roman" style:font-style-asian="italic" style:font-weight-asian="bold" style:font-style-complex="italic"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2.0</text:p>
      <text:p text:style-name="Text_20_body">This document is a manual for Sagittarius, a Mostly R6RS Scheme implementation. This is for version 0.2.0.</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46"><text:s/>1 Introduction<text:tab/>4</text:p>
          <text:p text:style-name="P52"><text:s/>1.1 Overview of Sagittarius<text:tab/>4</text:p>
          <text:p text:style-name="P52"><text:s/>1.2 Notations<text:tab/>4</text:p>
          <text:p text:style-name="P46"><text:s/>2 Programming in Sagittarius<text:tab/>6</text:p>
          <text:p text:style-name="P52"><text:s/>2.1 Invoking sash<text:tab/>6</text:p>
          <text:p text:style-name="P52"><text:s/>2.2 Writing Scheme scripts<text:tab/>6</text:p>
          <text:p text:style-name="P46"><text:s/>3 R6RS Libraries<text:tab/>7</text:p>
          <text:p text:style-name="P52"><text:s/>3.1 (rnrs (6))<text:tab/>7</text:p>
          <text:p text:style-name="P52"><text:s/>3.2 (rnrs base (6))<text:tab/>7</text:p>
          <text:p text:style-name="P75"><text:s/>3.2.1 Variable definitions<text:tab/>8</text:p>
          <text:p text:style-name="P75"><text:s/>3.2.2 Syntax definitions<text:tab/>8</text:p>
          <text:p text:style-name="P75"><text:s/>3.2.3 Quotation<text:tab/>8</text:p>
          <text:p text:style-name="P75"><text:s/>3.2.4 Procedures<text:tab/>9</text:p>
          <text:p text:style-name="P75"><text:s/>3.2.5 Conditionals<text:tab/>10</text:p>
          <text:p text:style-name="P75"><text:s/>3.2.6 Assignment<text:tab/>10</text:p>
          <text:p text:style-name="P75"><text:s/>3.2.7 Derived conditionals<text:tab/>10</text:p>
          <text:p text:style-name="P75"><text:s/>3.2.8 Binding constructs<text:tab/>11</text:p>
          <text:p text:style-name="P75"><text:s/>3.2.9 Sequencing<text:tab/>13</text:p>
          <text:p text:style-name="P75"><text:s/>3.2.10 Equivalence predicates<text:tab/>13</text:p>
          <text:p text:style-name="P75"><text:s/>3.2.11 Procedure predicate<text:tab/>14</text:p>
          <text:p text:style-name="P75"><text:s/>3.2.12 Numerical type predicates<text:tab/>14</text:p>
          <text:p text:style-name="P75"><text:s/>3.2.13 Generic conversion<text:tab/>14</text:p>
          <text:p text:style-name="P75"><text:s/>3.2.14 Arithmetic operations<text:tab/>15</text:p>
          <text:p text:style-name="P75"><text:s/>3.2.15 Numerical input and output<text:tab/>17</text:p>
          <text:p text:style-name="P75"><text:s/>3.2.16 Booleans<text:tab/>18</text:p>
          <text:p text:style-name="P75"><text:s/>3.2.17 Pairs and lists<text:tab/>18</text:p>
          <text:p text:style-name="P75"><text:s/>3.2.18 Symbols<text:tab/>20</text:p>
          <text:p text:style-name="P75"><text:s/>3.2.19 Characters<text:tab/>20</text:p>
          <text:p text:style-name="P75"><text:s/>3.2.20 Strings<text:tab/>20</text:p>
          <text:p text:style-name="P75"><text:s/>3.2.21 Vectors<text:tab/>21</text:p>
          <text:p text:style-name="P75"><text:s/>3.2.22 Errors and violations<text:tab/>23</text:p>
          <text:p text:style-name="P75"><text:s/>3.2.23 Control features<text:tab/>23</text:p>
          <text:p text:style-name="P75"><text:s/>3.2.24 Iteration<text:tab/>24</text:p>
          <text:p text:style-name="P75"><text:s/>3.2.25 Quasiquote<text:tab/>24</text:p>
          <text:p text:style-name="P75"><text:s/>3.2.26 Binding constructs for syntactic keywords<text:tab/>24</text:p>
          <text:p text:style-name="P75"><text:s/>3.2.27 Macro transformers<text:tab/>25</text:p>
          <text:p text:style-name="P52"><text:s/>3.3 (rnrs unicode (6))<text:tab/>26</text:p>
          <text:p text:style-name="P75"><text:s/>3.3.1 Characters<text:tab/>27</text:p>
          <text:p text:style-name="P75"><text:s/>3.3.2 Strings<text:tab/>27</text:p>
          <text:p text:style-name="P52"><text:s/>3.4 (rnrs bytevectors (6)<text:tab/>28</text:p>
          <text:p text:style-name="P75"><text:s/>3.4.1 General operations<text:tab/>28</text:p>
          <text:p text:style-name="P75"><text:s/>3.4.2 Operation on bytes and octets<text:tab/>29</text:p>
          <text:p text:style-name="P75"><text:soft-page-break/><text:s/>3.4.3 Operations on integers of arbitary size<text:tab/>30</text:p>
          <text:p text:style-name="P75"><text:s/>3.4.4 Operation on 16-bit integers<text:tab/>31</text:p>
          <text:p text:style-name="P75"><text:s/>3.4.5 Operation on 32-bit integers<text:tab/>32</text:p>
          <text:p text:style-name="P75"><text:s/>3.4.6 Operation on 64-bit integers<text:tab/>32</text:p>
          <text:p text:style-name="P75"><text:s/>3.4.7 Operation on IEEE-754 representations<text:tab/>32</text:p>
          <text:p text:style-name="P75"><text:s/>3.4.8 Operation on strings<text:tab/>33</text:p>
          <text:p text:style-name="P52"><text:s/>3.5 (rnrs lists (6))<text:tab/>34</text:p>
          <text:p text:style-name="P52"><text:s/>3.6 (rnrs sorting (6))<text:tab/>36</text:p>
          <text:p text:style-name="P52"><text:s/>3.7 (rnrs control (6))<text:tab/>36</text:p>
          <text:p text:style-name="P52"><text:s/>3.8 (rnrs records syntactic (6))<text:tab/>38</text:p>
          <text:p text:style-name="P52"><text:s/>3.9 (rnrs records procedural (6))<text:tab/>43</text:p>
          <text:p text:style-name="P52"><text:s/>3.10 (rnrs records inspection (6))<text:tab/>46</text:p>
          <text:p text:style-name="P52"><text:s/>3.11 (rnrs exceptions (6))<text:tab/>46</text:p>
          <text:p text:style-name="P52"><text:s/>3.12 (rnrs conditions (6))<text:tab/>47</text:p>
          <text:p text:style-name="P75"><text:s/>3.12.1 Standard condition types<text:tab/>48</text:p>
          <text:p text:style-name="P52"><text:s/>3.13 (rnrs io ports) and (rnrs io simple)<text:tab/>50</text:p>
          <text:p text:style-name="P75"><text:s/>3.13.1 Condition types<text:tab/>50</text:p>
          <text:p text:style-name="P75"><text:s/>3.13.2 Filename<text:tab/>51</text:p>
          <text:p text:style-name="P75"><text:s/>3.13.3 Buffer modes<text:tab/>51</text:p>
          <text:p text:style-name="P75"><text:s/>3.13.4 Transcoders<text:tab/>51</text:p>
          <text:p text:style-name="P75"><text:s/>3.13.5 End-of-file object<text:tab/>53</text:p>
          <text:p text:style-name="P75"><text:s/>3.13.6 Input and output ports<text:tab/>53</text:p>
          <text:p text:style-name="P75"><text:s/>3.13.7 Input ports<text:tab/>54</text:p>
          <text:p text:style-name="P75"><text:s/>3.13.8 Binary input<text:tab/>56</text:p>
          <text:p text:style-name="P75"><text:s/>3.13.9 Textual Input<text:tab/>56</text:p>
          <text:p text:style-name="P75"><text:s/>3.13.10 Output ports<text:tab/>58</text:p>
          <text:p text:style-name="P75"><text:s/>3.13.11 Binary output<text:tab/>59</text:p>
          <text:p text:style-name="P75"><text:s/>3.13.12 Textual output<text:tab/>60</text:p>
          <text:p text:style-name="P75"><text:s/>3.13.13 Input/output ports<text:tab/>60</text:p>
          <text:p text:style-name="P75"><text:s/>3.13.14 Simple I/O<text:tab/>60</text:p>
          <text:p text:style-name="P52"><text:s/>3.14 (rnrs files (6))<text:tab/>62</text:p>
          <text:p text:style-name="P52"><text:s/>3.15 (rnrs programs (6))<text:tab/>62</text:p>
          <text:p text:style-name="P52"><text:s/>3.16 Arithmetic libraries<text:tab/>62</text:p>
          <text:p text:style-name="P75"><text:s/>3.16.1 Fixnum<text:tab/>62</text:p>
          <text:p text:style-name="P75"><text:s/>3.16.2 Flonums<text:tab/>67</text:p>
          <text:p text:style-name="P75"><text:s/>3.16.3 Exact bitwise arithmetic<text:tab/>69</text:p>
          <text:p text:style-name="P52"><text:s/>3.17 (rnrs syntax-case (6))<text:tab/>72</text:p>
          <text:p text:style-name="P52"><text:s/>3.18 (rnrs hashtables (6))<text:tab/>74</text:p>
          <text:p text:style-name="P52"><text:s/>3.19 (rnrs enums (6))<text:tab/>76</text:p>
          <text:p text:style-name="P52"><text:s/>3.20 (rnrs eval (6))<text:tab/>77</text:p>
          <text:p text:style-name="P52"><text:s/>3.21 (rnrs mutable-pairs (6))<text:tab/>77</text:p>
          <text:p text:style-name="P52"><text:s/>3.22 (rnrs mutable-strings (6))<text:tab/>77</text:p>
          <text:p text:style-name="P52"><text:s/>3.23 (rnrs r5rs (6))<text:tab/>78</text:p>
          <text:p text:style-name="P46"><text:s/>4 Extra Libraries<text:tab/>79</text:p>
          <text:p text:style-name="P52"><text:s/>4.1 (sagittarius)<text:tab/>79</text:p>
          <text:p text:style-name="P75"><text:s/>4.1.1 File system functions<text:tab/>79</text:p>
          <text:p text:style-name="P75"><text:s/>4.1.2 Hashtables<text:tab/>79</text:p>
          <text:p text:style-name="P75"><text:s/>4.1.3 I/O<text:tab/>80</text:p>
          <text:p text:style-name="P75"><text:s/>4.1.4 Keywords<text:tab/>82</text:p>
          <text:p text:style-name="P75"><text:s/>4.1.5 Environment variables<text:tab/>82</text:p>
          <text:p text:style-name="P75"><text:s/>4.1.6 Bytevector operations<text:tab/>83</text:p>
          <text:p text:style-name="P75"><text:s/>4.1.7 List operations<text:tab/>83</text:p>
          <text:p text:style-name="P75"><text:soft-page-break/><text:s/>4.1.8 Vector operations<text:tab/>83</text:p>
          <text:p text:style-name="P52"><text:s/>4.2 (sagittarius regex)<text:tab/>83</text:p>
          <text:p text:style-name="P75"><text:s/>4.2.1 Low level API for regular expression<text:tab/>85</text:p>
          <text:p text:style-name="P75"><text:s/>4.2.2 Regular expression flags<text:tab/>86</text:p>
        </text:index-body>
      </text:table-of-content>
      <text:p text:style-name="Text_20_body"/>
      <text:h text:style-name="P43"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1">behaviour.</text:span> And also export symbol. If you do not define exported symbol, Sagittarius, then, won't raise error until it will be called. I'm not sure if this is <text:span text:style-name="T21">convenient</text:span> or not. So this <text:span text:style-name="T21">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1">impor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9"><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4"/>
      <text:p text:style-name="P24">For functions, <text:span text:style-name="T21">syntaxes</text:span>, or macros, the the entry may be followed by one or more arguments. In the argumuents list, following notations may appear.</text:p>
      <text:p text:style-name="P24"/>
      <text:p text:style-name="P25">arg …</text:p>
      <text:p text:style-name="P15">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9">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44" text:outline-level="1">Programming in Sagittarius</text:h>
      <text:h text:style-name="P47" text:outline-level="2">Invoking sash</text:h>
      <text:p text:style-name="P5"><text:span text:style-name="T13">Sagittarius can be used either as an independent Schame interpreter or an embedded Scheme librar.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45" text:outline-level="1">R6RS Libraries</text:h>
      <text:p text:style-name="Text_20_body"><text:span text:style-name="T6">Sagittarius works with library even toplevel expressions are belong to a library named “</text:span><text:span text:style-name="T16">user</text:span><text:span text:style-name="T6">”. Here I list up all R6RS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48"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36226680" text:style-name="L1">
        <text:list-item>
          <text:p text:style-name="P36">(rnrs base (6))</text:p>
        </text:list-item>
        <text:list-item>
          <text:p text:style-name="P36">(rnrs unicode (6)</text:p>
        </text:list-item>
        <text:list-item>
          <text:p text:style-name="P36">(rnrs bytevector (6))</text:p>
        </text:list-item>
        <text:list-item>
          <text:p text:style-name="P36">(rnrs lists (6))</text:p>
        </text:list-item>
        <text:list-item>
          <text:p text:style-name="P36">(rnrs sorting (6))</text:p>
        </text:list-item>
        <text:list-item>
          <text:p text:style-name="P36">(rnrs control (6))</text:p>
        </text:list-item>
        <text:list-item>
          <text:p text:style-name="P36">(rnrs records syntactic (6))</text:p>
        </text:list-item>
        <text:list-item>
          <text:p text:style-name="P36">(rnrs records procedural (6))</text:p>
        </text:list-item>
        <text:list-item>
          <text:p text:style-name="P36">(rnrs records inspection (6))</text:p>
        </text:list-item>
        <text:list-item>
          <text:p text:style-name="P36">(rnrs exceptions (6))</text:p>
        </text:list-item>
        <text:list-item>
          <text:p text:style-name="P36">(rnrs conditions (6))</text:p>
        </text:list-item>
        <text:list-item>
          <text:p text:style-name="P36">(rnrs io ports (6))</text:p>
        </text:list-item>
        <text:list-item>
          <text:p text:style-name="P36">(rnrs io simple (6))</text:p>
        </text:list-item>
        <text:list-item>
          <text:p text:style-name="P36">(rnrs files (6))</text:p>
        </text:list-item>
        <text:list-item>
          <text:p text:style-name="P36">(rnrs programs (6))</text:p>
        </text:list-item>
        <text:list-item>
          <text:p text:style-name="P36">(rnrs arithmetic fixnums (6))</text:p>
        </text:list-item>
        <text:list-item>
          <text:p text:style-name="P36">(rnrs arithmetic flonums (6))</text:p>
        </text:list-item>
        <text:list-item>
          <text:p text:style-name="P36">(rnrs arithmetic bitwise (6))</text:p>
        </text:list-item>
        <text:list-item>
          <text:p text:style-name="P36">(rnrs syntax-case (6))</text:p>
        </text:list-item>
        <text:list-item>
          <text:p text:style-name="P36">(rnrs hashtables (6))</text:p>
        </text:list-item>
        <text:list-item>
          <text:p text:style-name="P36">(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68"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0">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68" text:outline-level="3">Syntax definitions</text:h>
      <text:p text:style-name="Index"><text:span text:style-name="Category">Syntax:</text:span><text:span text:style-name="T10">define-syntax</text:span><text:span text:style-name="T9"> </text:span><text:span text:style-name="T17">keyword expression</text:span></text:p>
      <text:p text:style-name="P11"><text:span text:style-name="T9">[R6RS] The define-syntax form is a </text:span><text:span text:style-name="T17">definition </text:span><text:span text:style-name="T9">used to create keyword bindings and may appear anywhere other definitions may appear.</text:span></text:p>
      <text:p text:style-name="P11"><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69" text:outline-level="3">Quotation</text:h>
      <text:p text:style-name="Index"><text:span text:style-name="Category"><text:span text:style-name="T9">Syntax:</text:span></text:span><text:span text:style-name="T10">quote</text:span> <text:span text:style-name="T16">datum</text:span></text:p>
      <text:p text:style-name="P11">[R6RS] <text:span text:style-name="T16">quote</text:span> evaluates to the datum value represented by <text:span text:style-name="T16">datum</text:span></text:p>
      <text:p text:style-name="P26">(quote a) <text:s text:c="22"/>⇒ <text:s/>a</text:p>
      <text:p text:style-name="P26">(quote #(a b c)) <text:s text:c="12"/>⇒ <text:s/>#(a b c)</text:p>
      <text:p text:style-name="P26">(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1"><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27">(lambda (x) (+ x x)) <text:s text:c="12"/>⇒ <text:s/>a procedure</text:p>
      <text:p text:style-name="P27">((lambda (x) (+ x x)) 4) <text:s text:c="7"/>⇒ <text:s/>8</text:p>
      <text:p text:style-name="P27">((lambda (x)</text:p>
      <text:p text:style-name="P27"><text:s text:c="3"/>(define (p y) (+ y 1))</text:p>
      <text:p text:style-name="P27"><text:s text:c="3"/>(+ (p x) x)) 5) <text:s text:c="19"/>⇒ 11</text:p>
      <text:p text:style-name="P27"/>
      <text:p text:style-name="P27">(define reverse-subtract (lambda (x y) (- y x)))</text:p>
      <text:p text:style-name="P27">(reverse-subtract 7 10) <text:s text:c="9"/>⇒ <text:s/>3</text:p>
      <text:p text:style-name="P27"/>
      <text:p text:style-name="P27">(define add4 (let ((x 4)) (lambda (y) (+ x y))))</text:p>
      <text:p text:style-name="P27">(add4 6) <text:s text:c="31"/>⇒ <text:s/>10</text:p>
      <text:p text:style-name="First_20_line_20_indent"><text:span text:style-name="T17">Formals</text:span><text:span text:style-name="T9"> must have one of the following forms:</text:span></text:p>
      <text:list xml:id="list36212222" text:style-name="L2">
        <text:list-item>
          <text:p text:style-name="P53">(&lt;<text:span text:style-name="T16">variable1</text:span>&gt; ...): The procedure takes a fixed number of arguments; when the procedure is called, the arguments are stored in the bindings of the corresponding variables.</text:p>
        </text:list-item>
        <text:list-item>
          <text:p text:style-name="P53">&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53">(&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67">((lambda x x) 3 4 5 6) <text:s text:c="17"/>⇒ <text:s/>(3 4 5 6)</text:p>
          <text:p text:style-name="P67">((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72"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1"><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enclosing the set! expression or at the top level. The result of the set! expression is unspecified.</text:span></text:p>
      <text:p text:style-name="P11"><text:span text:style-name="T9">NB: R6RS requires to throw syntax violation if </text:span><text:span text:style-name="T17">variable </text:span><text:span text:style-name="T9">referes immutable binding. In Sagittarius, however, it won't throw any error.</text:span></text:p>
      <text:h text:style-name="P72" text:outline-level="3">Derived conditionals</text:h>
      <text:p text:style-name="Index"><text:span text:style-name="Category"><text:span text:style-name="T8">Syntax:</text:span></text:span><text:span text:style-name="T7">cond</text:span><text:span text:style-name="T17"> clause …</text:span></text:p>
      <text:p text:style-name="P11"><text:span text:style-name="T9">[R6RS] Each </text:span><text:span text:style-name="T17">clause</text:span><text:span text:style-name="T9"> must be the form</text:span></text:p>
      <text:p text:style-name="P18">(test expression …)</text:p>
      <text:p text:style-name="P18">(test =&gt; expression)</text:p>
      <text:p text:style-name="P16"><text:span text:style-name="T9">(</text:span><text:span text:style-name="T8">else </text:span><text:span text:style-name="T9">expression …)</text:span></text:p>
      <text:p text:style-name="P13">The last form can appear only in the last clause.</text:p>
      <text:p text:style-name="P11">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1"><text:span text:style-name="T9">[R6RS] </text:span><text:span text:style-name="T17">Key</text:span><text:span text:style-name="T9"> must be an expression. Each </text:span><text:span text:style-name="T17">clause</text:span><text:span text:style-name="T9"> must have one of the following forms:</text:span></text:p>
      <text:p text:style-name="P11"><text:span text:style-name="T9">((</text:span><text:span text:style-name="T17">datum </text:span><text:span text:style-name="T9">...) </text:span><text:span text:style-name="T17">expression </text:span><text:span text:style-name="T9">...)</text:span></text:p>
      <text:p text:style-name="P11"><text:span text:style-name="T9">(else </text:span><text:span text:style-name="T17">expression </text:span><text:span text:style-name="T9">…)</text:span></text:p>
      <text:p text:style-name="P13">The last form can appear only in the last clause.</text:p>
      <text:p text:style-name="P11"><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2">and</text:span></text:span><text:span text:style-name="T17"> test …</text:span></text:p>
      <text:p text:style-name="P11"><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27">(and (= 2 2) (&gt; 2 1)) <text:s text:c="10"/>⇒ <text:s/>#t</text:p>
      <text:p text:style-name="P27">(and (= 2 2) (&lt; 2 1)) <text:s text:c="10"/>⇒ <text:s/>#f</text:p>
      <text:p text:style-name="P27">(and 1 2 'c '(f g)) <text:s text:c="16"/>⇒ <text:s/>(f g)</text:p>
      <text:p text:style-name="P27">(and) <text:s text:c="34"/>⇒ <text:s/>#t</text:p>
      <text:p text:style-name="Index"><text:span text:style-name="Category"><text:span text:style-name="T8">Syntax:</text:span></text:span><text:span text:style-name="Category"><text:span text:style-name="T22">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27">(or (= 2 2) (&gt; 2 1)) <text:s text:c="19"/>⇒ <text:s/>#t</text:p>
      <text:p text:style-name="P27">(or (= 2 2) (&lt; 2 1)) <text:s text:c="19"/>⇒ <text:s/>#t</text:p>
      <text:p text:style-name="P27">(or #f #f #f) <text:s text:c="8"/>⇒ <text:s/>#f</text:p>
      <text:p text:style-name="P27">(or '(b c) (/ 3 0)) <text:s text:c="20"/>⇒ <text:s/>(b c)</text:p>
      <text:h text:style-name="P72" text:outline-level="3">Binding constructs</text:h>
      <text:p text:style-name="Index"><text:span text:style-name="Category"><text:span text:style-name="T8">Syntax:</text:span></text:span><text:span text:style-name="Category"><text:span text:style-name="T22">let</text:span></text:span><text:span text:style-name="T17"> bindings body …</text:span></text:p>
      <text:p text:style-name="P11"><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2">let*</text:span></text:span><text:span text:style-name="T17"> bindings body …</text:span></text:p>
      <text:p text:style-name="P11"><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2">letrec</text:span></text:span><text:span text:style-name="T17"> bindings body …</text:span></text:p>
      <text:p text:style-name="P11"><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1"><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1">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1">It should be possible to evaluate each <text:span text:style-name="T16">init</text:span> without assigning or referring to the value of any <text:span text:style-name="T16">variable</text:span>. 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2">letrec*</text:span></text:span><text:span text:style-name="T17"> bindings body …</text:span></text:p>
      <text:p text:style-name="P11"><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1"><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1"><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P11"><text:span text:style-name="T9">It must be possible to evaluate each </text:span><text:span text:style-name="T17">init</text:span><text:span text:style-name="T9"> without assigning or referring to the value of the corresponding </text:span><text:span text:style-name="T17">variable</text:span><text:span text:style-name="T9"> or the </text:span><text:span text:style-name="T17">variable</text:span><text:span text:style-name="T9"> of any of the bindings that follow it in </text:span><text:span text:style-name="T17">bindings.</text:span></text:p>
      <text:p text:style-name="Index"><text:span text:style-name="Category"><text:span text:style-name="T8">Syntax:</text:span></text:span><text:span text:style-name="Category"><text:span text:style-name="T22">let-values</text:span></text:span><text:span text:style-name="T17"> mv-bindings body …</text:span></text:p>
      <text:p text:style-name="P11"><text:span text:style-name="T9">[R6RS]</text:span><text:span text:style-name="T17">Mv-vindings</text:span><text:span text:style-name="T9"> must have the form</text:span></text:p>
      <text:p text:style-name="P28">((formals init1) ...),</text:p>
      <text:p text:style-name="P11"><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1"><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Syntax:</text:span></text:span><text:span text:style-name="Category"><text:span text:style-name="T22">let-values*</text:span></text:span><text:span text:style-name="T17"> mv-bindings body …</text:span></text:p>
      <text:p text:style-name="P11"><text:span text:style-name="T9">[R6RS]</text:span><text:span text:style-name="T17">Mv-vindings</text:span><text:span text:style-name="T9"> must have the form</text:span></text:p>
      <text:p text:style-name="P28">((formals init1) ...),</text:p>
      <text:p text:style-name="P11"><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1"><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oft-page-break/><text:span text:style-name="T9">bindings of the first </text:span><text:span text:style-name="T17">formals</text:span><text:span text:style-name="T9"> is visible and initialized, and so on.</text:span></text:p>
      <text:h text:style-name="P72" text:outline-level="3">Sequencing</text:h>
      <text:p text:style-name="Index"><text:span text:style-name="Category"><text:span text:style-name="T6">Syntax:</text:span></text:span><text:span text:style-name="Category"><text:span text:style-name="T22">begin</text:span></text:span><text:span text:style-name="T16"> form …</text:span></text:p>
      <text:p text:style-name="Index"><text:span text:style-name="Category"><text:span text:style-name="T6">Syntax:</text:span></text:span><text:span text:style-name="Category"><text:span text:style-name="T22">begin</text:span></text:span><text:span text:style-name="T16"> expression …</text:span></text:p>
      <text:p text:style-name="P11">[R6RS]The <text:span text:style-name="T16">begin</text:span> keyword has two different roles, depending on its context:</text:p>
      <text:list xml:id="list36220765" text:style-name="L3">
        <text:list-item>
          <text:p text:style-name="P54">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54">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54">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2">eq?</text:span></text:span><text:span text:style-name="T16"> obj1 obj2</text:span></text:p>
      <text:p text:style-name="Index"><text:span text:style-name="Category"><text:span text:style-name="T6">Function:</text:span></text:span><text:span text:style-name="Category"><text:span text:style-name="T22">eqv?</text:span></text:span><text:span text:style-name="T16"> obj1 obj2</text:span></text:p>
      <text:p text:style-name="Index"><text:span text:style-name="Category"><text:span text:style-name="T6">Function:</text:span></text:span><text:span text:style-name="Category"><text:span text:style-name="T22">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1">On Sagittarius Scheme interned symbol, keyword(only compatible mode), character, literal string, boolean, fixnum, and '() are used as the same objects. If these objects indicates the same value then eq? Returns #t.</text:p>
      <text:p text:style-name="P11">The following examples are not specified R6RS. But it is always good to know how it works.</text:p>
      <text:p text:style-name="P26">(let ((p (lambda (x) x)))</text:p>
      <text:p text:style-name="P26"><text:s text:c="2"/>(eqv? p p)) <text:s text:c="15"/>⇒ #t</text:p>
      <text:p text:style-name="P26">(eqv? "" "") <text:s text:c="16"/>⇒ #t (literal strings are the same objects, so even “abc” and “abc” return #t)</text:p>
      <text:p text:style-name="P26">(eqv? ’#() ’#()) <text:s text:c="11"/>⇒ #f</text:p>
      <text:p text:style-name="P26">(eqv? (lambda (x) x)</text:p>
      <text:p text:style-name="P26"><text:s text:c="6"/>(lambda (x) x)) <text:s text:c="11"/>⇒ #f</text:p>
      <text:p text:style-name="P26">(eqv? (lambda (x) x)</text:p>
      <text:p text:style-name="P26"><text:soft-page-break/><text:s text:c="6"/>(lambda (y) y)) <text:s text:c="11"/>⇒ #f</text:p>
      <text:p text:style-name="P26">(eqv? +nan.0 +nan.0) <text:s text:c="9"/>⇒ #f</text:p>
      <text:h text:style-name="Heading_20_3" text:outline-level="3">Procedure predicate</text:h>
      <text:p text:style-name="Index"><text:span text:style-name="Category"><text:span text:style-name="T6">Function:</text:span></text:span><text:span text:style-name="Category"><text:span text:style-name="T22">procedure?</text:span></text:span><text:span text:style-name="T16"> obj</text:span></text:p>
      <text:p text:style-name="P11">[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2">number?</text:span></text:span><text:span text:style-name="T16"> obj</text:span></text:p>
      <text:p text:style-name="Index"><text:span text:style-name="Category"><text:span text:style-name="T6">Function:</text:span></text:span><text:span text:style-name="Category"><text:span text:style-name="T22">complex?</text:span></text:span><text:span text:style-name="T16"> obj</text:span></text:p>
      <text:p text:style-name="Index"><text:span text:style-name="Category"><text:span text:style-name="T6">Function:</text:span></text:span><text:span text:style-name="Category"><text:span text:style-name="T22">real?</text:span></text:span><text:span text:style-name="T16"> obj</text:span></text:p>
      <text:p text:style-name="Index"><text:span text:style-name="Category"><text:span text:style-name="T6">Function:</text:span></text:span><text:span text:style-name="Category"><text:span text:style-name="T22">rational?</text:span></text:span><text:span text:style-name="T16"> obj</text:span></text:p>
      <text:p text:style-name="Index"><text:span text:style-name="Category"><text:span text:style-name="T6">Function:</text:span></text:span><text:span text:style-name="Category"><text:span text:style-name="T22">integer?</text:span></text:span><text:span text:style-name="T16"> obj</text:span></text:p>
      <text:p text:style-name="P11">[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1">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1">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1">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2">real-valued?</text:span></text:span><text:span text:style-name="T16"> obj</text:span></text:p>
      <text:p text:style-name="Index"><text:span text:style-name="Category"><text:span text:style-name="T6">Function:</text:span></text:span><text:span text:style-name="Category"><text:span text:style-name="T22">rational-valued?</text:span></text:span><text:span text:style-name="T16"> obj</text:span></text:p>
      <text:p text:style-name="Index"><text:span text:style-name="Category"><text:span text:style-name="T6">Function:</text:span></text:span><text:span text:style-name="Category"><text:span text:style-name="T22">integer-valued?</text:span></text:span><text:span text:style-name="T16"> obj</text:span></text:p>
      <text:p text:style-name="P11">[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2">exact?</text:span></text:span><text:span text:style-name="T16"> obj</text:span></text:p>
      <text:p text:style-name="Index"><text:span text:style-name="Category"><text:span text:style-name="T6">Function:</text:span></text:span><text:span text:style-name="Category"><text:span text:style-name="T22">inexact?</text:span></text:span><text:span text:style-name="T16"> obj</text:span></text:p>
      <text:p text:style-name="P11">[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2">exact</text:span></text:span><text:span text:style-name="T16"> z</text:span></text:p>
      <text:p text:style-name="Index"><text:span text:style-name="Category"><text:span text:style-name="T6">Function:</text:span></text:span><text:span text:style-name="Category"><text:span text:style-name="T22">inexact</text:span></text:span><text:span text:style-name="T16"> z</text:span></text:p>
      <text:p text:style-name="P11">[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1"><text:soft-page-break/>The <text:span text:style-name="T16">exact</text:span> procedure returns an exact representation of <text:span text:style-name="T16">z</text:span>. The value returned is the exact number object that is numerically closest to the argument; in most cases, the result of this procedure should be numerically equal to its argument.</text:p>
      <text:h text:style-name="Heading_20_3" text:outline-level="3">Arithmetic operations</text:h>
      <text:p text:style-name="Index"><text:span text:style-name="Category"><text:span text:style-name="T6">Function:</text:span></text:span><text:span text:style-name="Category"><text:span text:style-name="T22">=</text:span></text:span><text:span text:style-name="T16"> z1 z2 z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P11">[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2">zero?</text:span></text:span><text:span text:style-name="T16"> z</text:span></text:p>
      <text:p text:style-name="Index"><text:span text:style-name="Category"><text:span text:style-name="T6">Function:</text:span></text:span><text:span text:style-name="Category"><text:span text:style-name="T22">positive?</text:span></text:span><text:span text:style-name="T16"> z</text:span></text:p>
      <text:p text:style-name="Index"><text:span text:style-name="Category"><text:span text:style-name="T6">Function:</text:span></text:span><text:span text:style-name="Category"><text:span text:style-name="T22">negativ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odd?</text:span></text:span><text:span text:style-name="T16"> z</text:span></text:p>
      <text:p text:style-name="Index"><text:span text:style-name="Category"><text:span text:style-name="T6">Function:</text:span></text:span><text:span text:style-name="Category"><text:span text:style-name="T22">even?</text:span></text:span><text:span text:style-name="T16"> z</text:span></text:p>
      <text:p text:style-name="Index"><text:span text:style-name="Category"><text:span text:style-name="T6">Function:</text:span></text:span><text:span text:style-name="Category"><text:span text:style-name="T22">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in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nan</text:span></text:span><text:span text:style-name="Category"><text:span text:style-name="T22">?</text:span></text:span><text:span text:style-name="T16"> z</text:span></text:p>
      <text:p text:style-name="P11">[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2">max</text:span></text:span><text:span text:style-name="T8"> </text:span><text:span text:style-name="T17">x</text:span><text:span text:style-name="T16">1 x2 …</text:span></text:p>
      <text:p text:style-name="P29"><text:span text:style-name="Category">Function:</text:span><text:span text:style-name="Category"><text:span text:style-name="T30">min</text:span></text:span><text:span text:style-name="T9"> </text:span><text:span text:style-name="T17">x</text:span><text:span text:style-name="T16">1 x2 …</text:span></text:p>
      <text:p text:style-name="P11">[R6RS]<text:span text:style-name="T16"> </text:span>These procedures return the maximum or minimum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29"><text:span text:style-name="Category">Function:</text:span><text:span text:style-name="Category"><text:span text:style-name="T30">*</text:span></text:span><text:span text:style-name="T9"> </text:span><text:span text:style-name="T17">z</text:span><text:span text:style-name="T16"> …</text:span></text:p>
      <text:p text:style-name="P11">[R6RS] These procedures return the sum or product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29"><text:span text:style-name="Category">Function:</text:span><text:span text:style-name="Category"><text:span text:style-name="T30">-</text:span></text:span><text:span text:style-name="T9"> </text:span><text:span text:style-name="T17">z1 z2</text:span><text:span text:style-name="T16"> …</text:span></text:p>
      <text:p text:style-name="P11">[R6RS] With two or more arguments, this procedures returns the difference of its arguments, associating to the left. With one argument, however, it returns the additive inverse of its argument.</text:p>
      <text:p text:style-name="P11">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29"><text:span text:style-name="Category">Function:</text:span><text:span text:style-name="Category"><text:span text:style-name="T30">/</text:span></text:span><text:span text:style-name="T9"> </text:span><text:span text:style-name="T17">z1 z2</text:span><text:span text:style-name="T16"> …</text:span></text:p>
      <text:p text:style-name="P11">[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1">If this procedure is applied to mixed non-rational real and non-real complex arguments, it returns an unspecified number object.</text:p>
      <text:p text:style-name="P11">In R6RS, it requires to raise <text:span text:style-name="T16">&amp;assertion</text:span> when the divisor was 0, on Sagittarius, however, it <text:soft-page-break/>returns NaN or infinite number when it is running with compatible mode. In R6RS mode it raises <text:span text:style-name="T16">&amp;assertion</text:span>.</text:p>
      <text:p text:style-name="P29"><text:span text:style-name="Category">Function:</text:span><text:span text:style-name="Category"><text:span text:style-name="T30">abs</text:span></text:span><text:span text:style-name="T9"> </text:span><text:span text:style-name="T17">x</text:span></text:p>
      <text:p text:style-name="P11">[R6RS] Returns the absolute value of its argument.</text:p>
      <text:p text:style-name="Index"><text:span text:style-name="Category"><text:span text:style-name="T6">Function:</text:span></text:span><text:span text:style-name="Category"><text:span text:style-name="T22">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2">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2">lcm</text:span></text:span><text:span text:style-name="T8"> </text:span><text:span text:style-name="T17">n1</text:span><text:span text:style-name="T16"> …</text:span></text:p>
      <text:p text:style-name="P11">[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2">numerator</text:span></text:span><text:span text:style-name="T8"> </text:span><text:span text:style-name="T17">q</text:span></text:p>
      <text:p text:style-name="Index"><text:span text:style-name="Category"><text:span text:style-name="T6">Function:</text:span></text:span><text:span text:style-name="Category"><text:span text:style-name="T22">denominator</text:span></text:span><text:span text:style-name="T8"> </text:span><text:span text:style-name="T17">q</text:span></text:p>
      <text:p text:style-name="P11">[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2">floor</text:span></text:span><text:span text:style-name="T8"> </text:span><text:span text:style-name="T17">x</text:span></text:p>
      <text:p text:style-name="Index"><text:span text:style-name="Category"><text:span text:style-name="T6">Function:</text:span></text:span><text:span text:style-name="Category"><text:span text:style-name="T22">ceiling</text:span></text:span><text:span text:style-name="T8"> </text:span><text:span text:style-name="T17">x</text:span></text:p>
      <text:p text:style-name="Index"><text:span text:style-name="Category"><text:span text:style-name="T6">Function:</text:span></text:span><text:span text:style-name="Category"><text:span text:style-name="T22">truncate</text:span></text:span><text:span text:style-name="T8"> </text:span><text:span text:style-name="T17">x</text:span></text:p>
      <text:p text:style-name="Index"><text:span text:style-name="Category"><text:span text:style-name="T6">Function:</text:span></text:span><text:span text:style-name="Category"><text:span text:style-name="T22">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2">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2">exp</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1 x2</text:span></text:p>
      <text:p text:style-name="Index"><text:span text:style-name="Category"><text:span text:style-name="T6">Function:</text:span></text:span><text:span text:style-name="Category"><text:span text:style-name="T22">sin</text:span></text:span><text:span text:style-name="T8"> </text:span><text:span text:style-name="T17">x</text:span></text:p>
      <text:p text:style-name="Index"><text:span text:style-name="Category"><text:span text:style-name="T6">Function:</text:span></text:span><text:span text:style-name="Category"><text:span text:style-name="T22">cos</text:span></text:span><text:span text:style-name="T8"> </text:span><text:span text:style-name="T17">x</text:span></text:p>
      <text:p text:style-name="Index"><text:span text:style-name="Category"><text:span text:style-name="T6">Function:</text:span></text:span><text:span text:style-name="Category"><text:span text:style-name="T22">tan</text:span></text:span><text:span text:style-name="T8"> </text:span><text:span text:style-name="T17">x</text:span></text:p>
      <text:p text:style-name="Index"><text:soft-page-break/><text:span text:style-name="Category"><text:span text:style-name="T6">Function:</text:span></text:span><text:span text:style-name="Category"><text:span text:style-name="T22">asin</text:span></text:span><text:span text:style-name="T8"> </text:span><text:span text:style-name="T17">x</text:span></text:p>
      <text:p text:style-name="Index"><text:span text:style-name="Category"><text:span text:style-name="T6">Function:</text:span></text:span><text:span text:style-name="Category"><text:span text:style-name="T22">acos</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2">sqrt</text:span></text:span><text:span text:style-name="T8"> </text:span><text:span text:style-name="T17">z</text:span></text:p>
      <text:p text:style-name="P11">[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2">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0.5161in" svg:height="0.2075in"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2">make-rectangular</text:span></text:span><text:span text:style-name="T8"> </text:span><text:span text:style-name="T17">x1 x2</text:span></text:p>
      <text:p text:style-name="Index"><text:span text:style-name="Category"><text:span text:style-name="T6">Function:</text:span></text:span><text:span text:style-name="Category"><text:span text:style-name="T22">make-polar</text:span></text:span><text:span text:style-name="T8"> </text:span><text:span text:style-name="T17">x3 x4</text:span></text:p>
      <text:p text:style-name="Index"><text:span text:style-name="Category"><text:span text:style-name="T6">Function:</text:span></text:span><text:span text:style-name="Category"><text:span text:style-name="T22">real-part</text:span></text:span><text:span text:style-name="T8"> </text:span><text:span text:style-name="T17">z</text:span></text:p>
      <text:p text:style-name="Index"><text:span text:style-name="Category"><text:span text:style-name="T6">Function:</text:span></text:span><text:span text:style-name="Category"><text:span text:style-name="T22">imag-part</text:span></text:span><text:span text:style-name="T8"> </text:span><text:span text:style-name="T17">z</text:span></text:p>
      <text:p text:style-name="Index"><text:span text:style-name="Category"><text:span text:style-name="T6">Function:</text:span></text:span><text:span text:style-name="Category"><text:span text:style-name="T22">magnitude</text:span></text:span><text:span text:style-name="T8"> </text:span><text:span text:style-name="T17">z</text:span></text:p>
      <text:p text:style-name="Index"><text:span text:style-name="Category"><text:span text:style-name="T6">Function:</text:span></text:span><text:span text:style-name="Category"><text:span text:style-name="T22">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1"><draw:frame draw:style-name="fr1" draw:name="オブジェクト2" text:anchor-type="as-char" svg:width="1.3535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70" text:outline-level="3">Numerical input and output</text:h>
      <text:p text:style-name="Index"><text:span text:style-name="Category"><text:span text:style-name="T6">Function:</text:span></text:span><text:span text:style-name="Category"><text:span text:style-name="T22">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6">(let ((number z) (radix radix))</text:p>
      <text:p text:style-name="P16"><text:s text:c="2"/>(eqv? (string-&gt;number</text:p>
      <text:p text:style-name="P16"><text:s text:c="10"/>(number-&gt;string number radix)</text:p>
      <text:p text:style-name="P16"><text:s text:c="10"/>radix)</text:p>
      <text:p text:style-name="P16"><text:s text:c="8"/>number))</text:p>
      <text:p text:style-name="P11">is true.</text:p>
      <text:p text:style-name="Index"><text:soft-page-break/><text:span text:style-name="Category"><text:span text:style-name="T6">Function:</text:span></text:span><text:span text:style-name="Category"><text:span text:style-name="T22">string-&gt;number</text:span></text:span><text:span text:style-name="T8"> </text:span><text:span text:style-name="T17">string :optional radix</text:span></text:p>
      <text:p text:style-name="First_20_line_20_indent"><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70" text:outline-level="3">Booleans</text:h>
      <text:p text:style-name="Index"><text:span text:style-name="Category"><text:span text:style-name="T6">Function:</text:span></text:span><text:span text:style-name="Category"><text:span text:style-name="T22">not</text:span></text:span><text:span text:style-name="T8"> </text:span><text:span text:style-name="T17">obj</text:span></text:p>
      <text:p text:style-name="P11">[R6RS] Returns #t if <text:span text:style-name="T16">obj</text:span> is #f, and returns #f otherwise.</text:p>
      <text:p text:style-name="Index"><text:span text:style-name="Category"><text:span text:style-name="T6">Function:</text:span></text:span><text:span text:style-name="Category"><text:span text:style-name="T22">boolean?</text:span></text:span><text:span text:style-name="T8"> </text:span><text:span text:style-name="T17">obj</text:span></text:p>
      <text:p text:style-name="P11">[R6RS] Returns #t if <text:span text:style-name="T16">obj</text:span> is either #t or #f and returns #f otherwise.</text:p>
      <text:p text:style-name="Index"><text:span text:style-name="Category"><text:span text:style-name="T6">Function:</text:span></text:span><text:span text:style-name="Category"><text:span text:style-name="T22">boolean=?</text:span></text:span><text:span text:style-name="T8"> </text:span><text:span text:style-name="T17">bool1 bool2 …</text:span></text:p>
      <text:p text:style-name="P11">[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or a pair whose cdr is a list. More precisely, the set of lists is defined as the smallest set <text:span text:style-name="T16">X</text:span> such that</text:p>
      <text:list xml:id="list36195607" text:style-name="L4">
        <text:list-item>
          <text:p text:style-name="P37">The empty list is in </text:p>
        </text:list-item>
        <text:list-item>
          <text:p text:style-name="P37"><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1">(a b c . d)</text:p>
      <text:p text:style-name="P7">is equivalent to</text:p>
      <text:p text:style-name="P11">(a . (b . (c . d)))</text:p>
      <text:p text:style-name="P7">Whether a given pair is a list depends upon what is stored in the cdr field.</text:p>
      <text:p text:style-name="Index"><text:span text:style-name="Category"><text:span text:style-name="T6">Function:</text:span></text:span><text:span text:style-name="Category"><text:span text:style-name="T22">pair?</text:span></text:span><text:span text:style-name="T8"> </text:span><text:span text:style-name="T17">obj</text:span></text:p>
      <text:p text:style-name="P11">[R6RS] Returns #t if obj is a pair, and otherwise returns #f.</text:p>
      <text:p text:style-name="Index"><text:span text:style-name="Category"><text:span text:style-name="T6">Function:</text:span></text:span><text:span text:style-name="Category"><text:span text:style-name="T22">cons</text:span></text:span><text:span text:style-name="T8"> </text:span><text:span text:style-name="T17">obj1 obj2</text:span></text:p>
      <text:p text:style-name="P11">[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2">car</text:span></text:span><text:span text:style-name="T8"> </text:span><text:span text:style-name="T17">pair</text:span></text:p>
      <text:p text:style-name="Index"><text:span text:style-name="Category"><text:span text:style-name="T8">Function:</text:span></text:span><text:span text:style-name="Category"><text:span text:style-name="T22">cdr</text:span></text:span><text:span text:style-name="T8"> </text:span><text:span text:style-name="T17">pair</text:span></text:p>
      <text:p text:style-name="P11"><text:soft-page-break/>[R6RS] Returns the contents of the <text:span text:style-name="T16">car/cdr</text:span> field of <text:span text:style-name="T16">pair</text:span>.</text:p>
      <text:p text:style-name="Index"><text:span text:style-name="Category"><text:span text:style-name="T6">Function:</text:span></text:span><text:span text:style-name="Category"><text:span text:style-name="T22">caar</text:span></text:span><text:span text:style-name="T8"> </text:span><text:span text:style-name="T17">pair</text:span></text:p>
      <text:p text:style-name="Index"><text:span text:style-name="Category"><text:span text:style-name="T8">Function:</text:span></text:span><text:span text:style-name="Category"><text:span text:style-name="T22">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2">cadddr</text:span></text:span><text:span text:style-name="T8"> </text:span><text:span text:style-name="T17">pair</text:span></text:p>
      <text:p text:style-name="Index"><text:span text:style-name="Category"><text:span text:style-name="T8">Function:</text:span></text:span><text:span text:style-name="Category"><text:span text:style-name="T22">cddddr</text:span></text:span><text:span text:style-name="T8"> </text:span><text:span text:style-name="T17">pair</text:span></text:p>
      <text:p text:style-name="P11">[R6RS] These procedures are compositions of car and cdr, where for example <text:span text:style-name="T16">caddr</text:span> could be defined by</text:p>
      <text:p text:style-name="P11"><text:span text:style-name="T16">(define caddr (lambda (x) (car (cdr (cdr x)))))</text:span>.</text:p>
      <text:p text:style-name="P11">Arbitrary compositions, up to four deep, are provided. There are twenty-eight of these procedures in all.</text:p>
      <text:p text:style-name="Index"><text:span text:style-name="Category"><text:span text:style-name="T8">Function:</text:span></text:span><text:span text:style-name="Category"><text:span text:style-name="T22">null?</text:span></text:span><text:span text:style-name="T8"> </text:span><text:span text:style-name="T17">obj</text:span></text:p>
      <text:p text:style-name="P11">[R6RS] Returns #t if obj is the empty list, #fotherwise.</text:p>
      <text:p text:style-name="Index"><text:span text:style-name="Category"><text:span text:style-name="T8">Function:</text:span></text:span><text:span text:style-name="Category"><text:span text:style-name="T22">list?</text:span></text:span><text:span text:style-name="T8"> </text:span><text:span text:style-name="T17">obj</text:span></text:p>
      <text:p text:style-name="P11">[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2">length</text:span></text:span><text:span text:style-name="T8"> </text:span><text:span text:style-name="T17">list</text:span></text:p>
      <text:p text:style-name="P11">[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2">append</text:span></text:span><text:span text:style-name="T8"> </text:span><text:span text:style-name="T17">list … obj</text:span></text:p>
      <text:p text:style-name="P11">[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2">reverse</text:span></text:span><text:span text:style-name="T8"> </text:span><text:span text:style-name="T17">list</text:span></text:p>
      <text:p text:style-name="P11">[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2">list-tail</text:span></text:span><text:span text:style-name="T8"> </text:span><text:span text:style-name="T17">list k :optional fallback</text:span></text:p>
      <text:p text:style-name="P11">[R6RS+] The <text:span text:style-name="T16">list-tail</text:span> procedure returns the subchain of pairs of <text:span text:style-name="T16">list</text:span> obtained by omitting the first <text:span text:style-name="T16">k</text:span> elements.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2">list-ref</text:span></text:span><text:span text:style-name="T8"> </text:span><text:span text:style-name="T17">list k :optional fallback</text:span></text:p>
      <text:p text:style-name="P11">[R6RS+] The <text:span text:style-name="T16">list-ref</text:span> procedure returns the <text:span text:style-name="T19">k</text:span>th element of list.If <text:span text:style-name="T16">fallback</text:span> is given and <text:span text:style-name="T16">k</text:span> is out of range, it returns <text:span text:style-name="T16">fallback</text:span> otherwise throw <text:span text:style-name="T16">error. </text:span></text:p>
      <text:p text:style-name="P11">Note: The error thrown by the <text:span text:style-name="T16">list-tail</text:span> or <text:span text:style-name="T16">list-ref</text:span>is just <text:span text:style-name="T16">string. </text:span>This may be replaced by <text:span text:style-name="T16">&amp;assertion</text:span>.</text:p>
      <text:p text:style-name="P11">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2">map</text:span></text:span><text:span text:style-name="T8"> </text:span><text:span text:style-name="T17">proc list1 list2…</text:span></text:p>
      <text:p text:style-name="P11">[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2">for-each</text:span></text:span><text:span text:style-name="T8"> </text:span><text:span text:style-name="T17">proc list1 list2 …</text:span></text:p>
      <text:p text:style-name="P11">[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text:span><text:span text:style-name="T16">each</text:span> will stop.</text:p>
      <text:p text:style-name="P11"><text:soft-page-break/>These <text:span text:style-name="T16">map </text:span>and <text:span text:style-name="T16">for-each</text:span>'s behaviours are taken from Gauche.</text:p>
      <text:h text:style-name="Heading_20_3" text:outline-level="3">Symbols</text:h>
      <text:p text:style-name="Index"><text:span text:style-name="Category"><text:span text:style-name="T6">Function:</text:span></text:span><text:span text:style-name="Category"><text:span text:style-name="T22">symbol?</text:span></text:span><text:span text:style-name="T16"> obj</text:span></text:p>
      <text:p text:style-name="P11">[R6RS] Returns #t if obj is a symbol, otherwise returns #f.</text:p>
      <text:p text:style-name="Index"><text:span text:style-name="Category"><text:span text:style-name="T6">Function:</text:span></text:span><text:span text:style-name="Category"><text:span text:style-name="T22">symbol-&gt;string</text:span></text:span><text:span text:style-name="T16"> symbol</text:span></text:p>
      <text:p text:style-name="P11">[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2">symbol=?</text:span></text:span><text:span text:style-name="T16"> symbol1 symbol2 …</text:span></text:p>
      <text:p text:style-name="P11">[R6RS] Returns #t if the <text:span text:style-name="T16">symbols</text:span> are the same, i.e., if their names are spelled the same.</text:p>
      <text:p text:style-name="Index"><text:span text:style-name="Category"><text:span text:style-name="T6">Function:</text:span></text:span><text:span text:style-name="Category"><text:span text:style-name="T22">string-&gt;symbol</text:span></text:span><text:span text:style-name="T16"> string</text:span></text:p>
      <text:p text:style-name="P11">[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2">char?</text:span></text:span><text:span text:style-name="T16"> obj</text:span></text:p>
      <text:p text:style-name="P11">[R6RS] Returns #t if obj is a character, otherwise returns #f.</text:p>
      <text:p text:style-name="Index"><text:span text:style-name="Category"><text:span text:style-name="T6">Function:</text:span></text:span><text:span text:style-name="Category"><text:span text:style-name="T22">char-&gt;integer</text:span></text:span><text:span text:style-name="T16"> char</text:span></text:p>
      <text:p text:style-name="Index"><text:span text:style-name="Category"><text:span text:style-name="T6">Function:</text:span></text:span><text:span text:style-name="Category"><text:span text:style-name="T22">integer-&gt;char</text:span></text:span><text:span text:style-name="T16"> sv</text:span></text:p>
      <text:p text:style-name="P11">[R6RS] <text:span text:style-name="T16">Sv</text:span> must be a Unicode scalar value, i.e., a non-negative exact integer object in [0, #xD7FF] ∪ [#xE000, #x10FFFF].</text:p>
      <text:p text:style-name="P11">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P11">[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2">string?</text:span></text:span><text:span text:style-name="T16"> obj</text:span></text:p>
      <text:p text:style-name="P11">[R6RS] Returns #t if obj is a string, otherwise returns #f.</text:p>
      <text:p text:style-name="Index"><text:span text:style-name="Category"><text:span text:style-name="T6">Function:</text:span></text:span><text:span text:style-name="Category"><text:span text:style-name="T22">make-string?</text:span></text:span><text:span text:style-name="T16"> k :optional char</text:span></text:p>
      <text:p text:style-name="P11">[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1">These are equivalence:</text:p>
      <text:p text:style-name="P16">(make-string 10) = (make-string 10 #\space)</text:p>
      <text:p text:style-name="Index"><text:span text:style-name="Category"><text:span text:style-name="T6">Function:</text:span></text:span><text:span text:style-name="Category"><text:span text:style-name="T22">string</text:span></text:span><text:span text:style-name="T16"> char …</text:span></text:p>
      <text:p text:style-name="P11">[R6RS] Returns a newly allocated string composed of the arguments.</text:p>
      <text:p text:style-name="Index"><text:soft-page-break/><text:span text:style-name="Category"><text:span text:style-name="T6">Function:</text:span></text:span><text:span text:style-name="Category"><text:span text:style-name="T22">string-length</text:span></text:span><text:span text:style-name="T16"> string</text:span></text:p>
      <text:p text:style-name="P11">[R6RS] Returns the number of characters in the given <text:span text:style-name="T16">string</text:span> as an exact integer object.</text:p>
      <text:p text:style-name="Index"><text:span text:style-name="Category"><text:span text:style-name="T6">Function:</text:span></text:span><text:span text:style-name="Category"><text:span text:style-name="T22">string-ref</text:span></text:span><text:span text:style-name="T16"> string k :optional fallback</text:span></text:p>
      <text:p text:style-name="P11">[R6RS+] The string-ref procedure returns character. If a third argument is given ant <text:span text:style-name="T16">k</text:span> is not a valid index, it returns <text:span text:style-name="T16">fallback</text:span>, otherwise raises <text:span text:style-name="T16">&amp;assertion</text:span>.</text:p>
      <text:p text:style-name="P11"><text:span text:style-name="T16">k</text:span> of string using zero-origin indexing.</text:p>
      <text:p text:style-name="Index"><text:span text:style-name="Category"><text:span text:style-name="T6">Function:</text:span></text:span><text:span text:style-name="Category"><text:span text:style-name="T22">string=?</text:span></text:span><text:span text:style-name="T16"> string1 string2 string3 …</text:span></text:p>
      <text:p text:style-name="P11">[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P11">[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2">substring</text:span></text:span><text:span text:style-name="T16"> string start end</text:span></text:p>
      <text:p text:style-name="P11">[R6RS] <text:span text:style-name="T16">String</text:span> must be a string, and <text:span text:style-name="T16">start</text:span> and <text:span text:style-name="T16">end</text:span> must be exact integer objects satisfying</text:p>
      <text:p text:style-name="P11">0 ≤ start ≤ end ≤ (string-length string).</text:p>
      <text:p text:style-name="P11">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2">string-append</text:span></text:span><text:span text:style-name="T16"> string …</text:span></text:p>
      <text:p text:style-name="P11">[R6RS] Returns a newly allocated string whose characters form the concatenation of the given strings.</text:p>
      <text:p text:style-name="Index"><text:span text:style-name="Category"><text:span text:style-name="T6">Function:</text:span></text:span><text:span text:style-name="Category"><text:span text:style-name="T22">string-&gt;list</text:span></text:span><text:span text:style-name="T16"> string</text:span></text:p>
      <text:p text:style-name="Index"><text:span text:style-name="Category"><text:span text:style-name="T6">Function:</text:span></text:span><text:span text:style-name="Category"><text:span text:style-name="T22">list-&gt;string</text:span></text:span><text:span text:style-name="T16"> list</text:span></text:p>
      <text:p text:style-name="P11">[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2">string-for-each</text:span></text:span><text:span text:style-name="T16"> proc string1 string2 …</text:span></text:p>
      <text:p text:style-name="P11">[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1">Analogous to <text:span text:style-name="T16">for-each</text:span>.</text:p>
      <text:p text:style-name="Index"><text:span text:style-name="Category"><text:span text:style-name="T6">Function:</text:span></text:span><text:span text:style-name="Category"><text:span text:style-name="T22">string-copy</text:span></text:span><text:span text:style-name="T16"> string</text:span></text:p>
      <text:p text:style-name="P11">[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6">length</text:span> of a vector is the number of elements that it contains. This number is a non-negative integer that is fixed when the vector is created. The <text:span text:style-name="T16">valid indices</text:span>of a vector are the exact non-<text:soft-page-break/>negative integer objects less than the length of the vector. The first element in a vector is indexed by zero, and the last element is indexed by one less than the length of the vector.</text:p>
      <text:p text:style-name="Text_20_body">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2">vector?</text:span></text:span><text:span text:style-name="T16"> obj</text:span></text:p>
      <text:p text:style-name="P11">[R6RS] Returns #t if <text:span text:style-name="T16">obj</text:span> is a vector. Otherwise the procedure returns #f.</text:p>
      <text:p text:style-name="Index"><text:span text:style-name="Category"><text:span text:style-name="T6">Function:</text:span></text:span><text:span text:style-name="Category"><text:span text:style-name="T22">make-vector</text:span></text:span><text:span text:style-name="T16"> k :optional fill</text:span></text:p>
      <text:p text:style-name="P11">[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2">vector</text:span></text:span><text:span text:style-name="T16"> obj …</text:span></text:p>
      <text:p text:style-name="P11">[R6RS] Returns a newly allocated vector whose elements contain the given arguments. Analogous to list.</text:p>
      <text:p text:style-name="Index"><text:span text:style-name="Category"><text:span text:style-name="T6">Function:</text:span></text:span><text:span text:style-name="Category"><text:span text:style-name="T22">vector-length</text:span></text:span><text:span text:style-name="T16"> vector</text:span></text:p>
      <text:p text:style-name="P11">[R6RS] Returns the number of elements in <text:span text:style-name="T16">vector</text:span> as an exact integer object.</text:p>
      <text:p text:style-name="Index"><text:span text:style-name="Category"><text:span text:style-name="T6">Function:</text:span></text:span><text:span text:style-name="Category"><text:span text:style-name="T22">vector-ref</text:span></text:span><text:span text:style-name="T16"> vector k :optional fallback</text:span></text:p>
      <text:p text:style-name="P11">[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2">vector-set!</text:span></text:span><text:span text:style-name="T16">vector k obj</text:span></text:p>
      <text:p text:style-name="P11">[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1">It raises <text:span text:style-name="T16">&amp;assertion</text:span> when it attempt to modify immutable vector on R6RS mode.</text:p>
      <text:p text:style-name="Index"><text:span text:style-name="Category"><text:span text:style-name="T6">Function:</text:span></text:span><text:span text:style-name="Category"><text:span text:style-name="T22">vector-&gt;list</text:span></text:span><text:span text:style-name="T16"> vector :optional start end</text:span></text:p>
      <text:p text:style-name="Index"><text:span text:style-name="Category"><text:span text:style-name="T6">Function:</text:span></text:span><text:span text:style-name="Category"><text:span text:style-name="T22">list-&gt;vector</text:span></text:span><text:span text:style-name="T16"> list :optional start end</text:span></text:p>
      <text:p text:style-name="P11">[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2">vector-fill!</text:span></text:span><text:span text:style-name="T16">vector fill :optional start end</text:span></text:p>
      <text:p text:style-name="P11">[R6RS+] Stores <text:span text:style-name="T16">fill</text:span> in every element of <text:span text:style-name="T16">vector</text:span> and returns unspecified values. Optional <text:span text:style-name="T16">start</text:span> and <text:span text:style-name="T16">end</text:span> limits the range of effect between <text:span text:style-name="T16">start</text:span>-th index (inclusive) to <text:span text:style-name="T16">end</text:span>-th index (exclusive). <text:span text:style-name="T16">Start </text:span>defaults to zero, and <text:span text:style-name="T16">end</text:span> defaults to the length of vector.</text:p>
      <text:p text:style-name="Index"><text:span text:style-name="Category"><text:span text:style-name="T6">Function:</text:span></text:span><text:span text:style-name="Category"><text:span text:style-name="T22">vector-map </text:span></text:span><text:span text:style-name="Category"><text:span text:style-name="T33">proc </text:span></text:span><text:span text:style-name="T16">vector1 vector2 …</text:span></text:p>
      <text:p text:style-name="P11">[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1"/>
      <text:p text:style-name="P11">Analogous to <text:span text:style-name="T16">map</text:span>.</text:p>
      <text:p text:style-name="Index"><text:soft-page-break/><text:span text:style-name="Category"><text:span text:style-name="T6">Function:</text:span></text:span><text:span text:style-name="Category"><text:span text:style-name="T22">vector-for-each </text:span></text:span><text:span text:style-name="Category"><text:span text:style-name="T33">proc </text:span></text:span><text:span text:style-name="T16">vector1 vector2 …</text:span></text:p>
      <text:p text:style-name="P11">[R6RS+] <text:span text:style-name="T16">Proc</text:span> should accept as many arguments as there are <text:span text:style-name="T16">vectors</text:span>. The <text:span text:style-name="T16">vector-for-each</text:span> procedure applies <text:span text:style-name="T16">proc</text:span> element-wise to the elements of the <text:span text:style-name="T16">vectors</text:span> for its side effects, in order from the first elements to the last. The return values of <text:span text:style-name="T16">vector-for-each</text:span> are unspecified.</text:p>
      <text:p text:style-name="P11">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2">error </text:span></text:span><text:span text:style-name="Category"><text:span text:style-name="T33">who message irritant</text:span></text:span><text:span text:style-name="T16"> …</text:span></text:p>
      <text:p text:style-name="Index"><text:span text:style-name="Category"><text:span text:style-name="T6">Function:</text:span></text:span><text:span text:style-name="Category"><text:span text:style-name="T22">assertion-violation </text:span></text:span><text:span text:style-name="Category"><text:span text:style-name="T33">who message irritant</text:span></text:span><text:span text:style-name="T16"> …</text:span></text:p>
      <text:p text:style-name="P11">[R6RS] <text:span text:style-name="T16">Who</text:span> must be a string or a symbol or #f. <text:span text:style-name="T16">Message</text:span> must be a string. The <text:span text:style-name="T16">irritants</text:span> are arbitrary objects.</text:p>
      <text:p text:style-name="P11">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1">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2">apply </text:span></text:span><text:span text:style-name="Category"><text:span text:style-name="T33">proc arg1</text:span></text:span><text:span text:style-name="T16"> …rest-args</text:span></text:p>
      <text:p text:style-name="P11">[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1">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2">call-with-current-continuation </text:span></text:span><text:span text:style-name="Category"><text:span text:style-name="T33">proc</text:span></text:span></text:p>
      <text:p text:style-name="Index"><text:span text:style-name="Category"><text:span text:style-name="T8">Function:</text:span></text:span><text:span text:style-name="Category"><text:span text:style-name="T22">call/cc </text:span></text:span><text:span text:style-name="Category"><text:span text:style-name="T33">proc</text:span></text:span></text:p>
      <text:p text:style-name="P11">[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1">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2">values </text:span></text:span><text:span text:style-name="Category"><text:span text:style-name="T33">obj …</text:span></text:span></text:p>
      <text:p text:style-name="P11">[R6RS] Delivers all of its arguments to its continuation. The values procedure might be defined as follows:</text:p>
      <text:p text:style-name="Index"><text:span text:style-name="Category"><text:span text:style-name="T6">Function:</text:span></text:span><text:span text:style-name="Category"><text:span text:style-name="T22">call-with-values </text:span></text:span><text:span text:style-name="Category"><text:span text:style-name="T33">producer consumer</text:span></text:span></text:p>
      <text:p text:style-name="P11">[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1">If a call to <text:span text:style-name="T16">call-with-values</text:span> occurs in a tail context, the call to <text:span text:style-name="T16">consumer</text:span> is also in a tail context.</text:p>
      <text:p text:style-name="Index"><text:soft-page-break/><text:span text:style-name="Category"><text:span text:style-name="T6">Function:</text:span></text:span><text:span text:style-name="Category"><text:span text:style-name="T22">dynamic-wind </text:span></text:span><text:span text:style-name="Category"><text:span text:style-name="T33">before thunk after</text:span></text:span></text:p>
      <text:p text:style-name="P11">[R6RS] <text:span text:style-name="T16">Before</text:span>, <text:span text:style-name="T16">thunk</text:span>, and <text:span text:style-name="T16">after</text:span> must be procedures, and each should accept zero arguments. These procedures may return any number of values. The <text:span text:style-name="T16">dynamic-wind</text:span> procedure calls <text:span text:style-name="T16">thunk</text:span> without arguments, returning the results of this call. Moreover, <text:span text:style-name="T16">dynamic-wind</text:span> calls <text:span text:style-name="T16">before</text:span> without 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2">let</text:span></text:span><text:span text:style-name="T17"> variable bindings body …</text:span></text:p>
      <text:p text:style-name="P11"><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69" text:outline-level="3">Quasiquote</text:h>
      <text:p text:style-name="Index"><text:span text:style-name="Category"><text:span text:style-name="T8">Syntax:</text:span></text:span><text:span text:style-name="Category"><text:span text:style-name="T22">quasiquote</text:span></text:span><text:span text:style-name="T17"> qq-template</text:span></text:p>
      <text:p text:style-name="Index"><text:span text:style-name="Category"><text:span text:style-name="T8">Auxiliary syntax:</text:span></text:span><text:span text:style-name="Category"><text:span text:style-name="T22">unquote</text:span></text:span><text:span text:style-name="T17"> qq-template</text:span></text:p>
      <text:p text:style-name="Index"><text:span text:style-name="Category"><text:span text:style-name="T8">Auxiliary syntax:</text:span></text:span><text:span text:style-name="Category"><text:span text:style-name="T22">unquote-splicing</text:span></text:span><text:span text:style-name="T17"> qq-template</text:span></text:p>
      <text:p text:style-name="P13">[R6RS] “Quasiquote”expressions is useful for constructing a list or vector structure when some but not all of the desired structure is known in advance.</text:p>
      <text:p text:style-name="P11"><text:span text:style-name="T17">Qq-template</text:span><text:span text:style-name="T9"> should be as specified by the grammar at the end of this entry.</text:span></text:p>
      <text:p text:style-name="P11"><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1"><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1"><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1"><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1"><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72"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2">let-syntax</text:span></text:span><text:span text:style-name="T17"> bindings form …</text:span></text:p>
      <text:p text:style-name="P13">[R6RS] <text:span text:style-name="T16">Bindings</text:span> must have the form</text:p>
      <text:p text:style-name="P13">((<text:span text:style-name="T16">keyword</text:span> <text:span text:style-name="T16">expression</text:span>) ...)</text:p>
      <text:p text:style-name="P13"><text:soft-page-break/>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3">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2">letrec-syntax</text:span></text:span><text:span text:style-name="T17"> bindings form …</text:span></text:p>
      <text:p text:style-name="P13">[R6RS] <text:span text:style-name="T16">Bindings</text:span> must have the form</text:p>
      <text:p text:style-name="P13">((<text:span text:style-name="T16">keyword</text:span> <text:span text:style-name="T16">expression</text:span>) ...)</text:p>
      <text:p text:style-name="P13">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3">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3">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2">syntax-rules</text:span></text:span><text:span text:style-name="T17"> (literal …) <text:s/>rule … </text:span></text:p>
      <text:p text:style-name="P11"><text:span text:style-name="T9">[R6RS] Each </text:span><text:span text:style-name="T17">literal</text:span><text:span text:style-name="T9"> must be an identifier. Each </text:span><text:span text:style-name="T17">rule</text:span><text:span text:style-name="T9"> must have the following form:</text:span></text:p>
      <text:p text:style-name="P11"><text:span text:style-name="T9">(sr</text:span><text:span text:style-name="T17">pattern</text:span><text:span text:style-name="T9"> </text:span><text:span text:style-name="T17">template</text:span><text:span text:style-name="T9">)</text:span></text:p>
      <text:p text:style-name="P11"><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1"><text:span text:style-name="T9">An </text:span><text:span text:style-name="T17">ellipsis</text:span><text:span text:style-name="T9"> is the identifier “</text:span><text:span text:style-name="T17">...</text:span><text:span text:style-name="T9">” (three periods).</text:span></text:p>
      <text:p text:style-name="P11"><text:soft-page-break/><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2">idetifier-syntax</text:span></text:span><text:span text:style-name="T17"> template</text:span></text:p>
      <text:p text:style-name="Index"><text:span text:style-name="Category"><text:span text:style-name="T8">Macro:</text:span></text:span><text:span text:style-name="Category"><text:span text:style-name="T22">idetifier-syntax</text:span></text:span><text:span text:style-name="T17"> (id1 template1) ((set! id2 pattern) template2)</text:span></text:p>
      <text:p text:style-name="P11"><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1"><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3">(define p (cons 4 5))</text:p>
      <text:p text:style-name="P13">(define-syntax p.car (identifier-syntax (car p)))</text:p>
      <text:p text:style-name="P13">p.car <text:s text:c="8"/>⇒ 4</text:p>
      <text:p text:style-name="P13">(set! p.car 15) <text:s text:c="8"/>⇒ <text:s/>&amp;syntax exception</text:p>
      <text:p text:style-name="P11"><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3">(define p (cons 4 5))</text:p>
      <text:p text:style-name="P13">(define-syntax p.car</text:p>
      <text:p text:style-name="P13"><text:s text:c="2"/>(identifier-syntax</text:p>
      <text:p text:style-name="P13"><text:s text:c="4"/>(_ (car p))</text:p>
      <text:p text:style-name="P13"><text:s text:c="4"/>((set! _ e) (set-car! p e))))</text:p>
      <text:p text:style-name="P13">(set! p.car 15)</text:p>
      <text:p text:style-name="P13">p.car <text:s text:c="16"/>⇒ 15</text:p>
      <text:p text:style-name="P13">p <text:s text:c="22"/>⇒ (15 5).</text:p>
      <text:h text:style-name="P49"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pan text:style-name="T15">case and lower case. These procedures have “-ci” (for “case insensitive”) embedded in their names.</text:span></text:p>
      <text:h text:style-name="P71" text:outline-level="3"><text:soft-page-break/>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Index"><text:span text:style-name="Source_20_Text"><text:span text:style-name="T4">Function:</text:span></text:span><text:span text:style-name="T7">char-ci&gt;=?</text:span><text:span text:style-name="T20">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0"> </text:span><text:span text:style-name="T17">char</text:span></text:p>
      <text:p text:style-name="Index"><text:span text:style-name="Source_20_Text"><text:span text:style-name="T4">Function:</text:span></text:span><text:span text:style-name="T7">char-whitespace?</text:span><text:span text:style-name="T20"> </text:span><text:span text:style-name="T17">char</text:span></text:p>
      <text:p text:style-name="Index"><text:span text:style-name="Source_20_Text"><text:span text:style-name="T4">Function:</text:span></text:span><text:span text:style-name="T7">char-upper-case?</text:span><text:span text:style-name="T20"> </text:span><text:span text:style-name="T17">char</text:span></text:p>
      <text:p text:style-name="Index"><text:span text:style-name="Source_20_Text"><text:span text:style-name="T4">Function:</text:span></text:span><text:span text:style-name="T7">char-lower-case?</text:span><text:span text:style-name="T20"> </text:span><text:span text:style-name="T17">char</text:span></text:p>
      <text:p text:style-name="Index"><text:span text:style-name="Source_20_Text"><text:span text:style-name="T4">Function:</text:span></text:span><text:span text:style-name="T7">char-title-case?</text:span><text:span text:style-name="T20"> </text:span><text:span text:style-name="T17">char</text:span></text:p>
      <text:p text:style-name="P15">[R6RS] These procedures return #t if their arguments are alphabetic, numeric, whitespace, upper-case, lower-case, or title-case characters, respectively; otherwise they return #f.</text:p>
      <text:p text:style-name="P15">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0"> </text:span><text:span text:style-name="T17">char</text:span></text:p>
      <text:p text:style-name="P15">[R6RS] Returns a symbol representing the Unicode general category of char, one of Lu, Ll, Lt, Lm, Lo, Mn, Mc, Me, Nd, Nl, No, Ps, Pe, Pi, Pf, Pd, Pc, Po, Sc, Sm, Sk, So, Zs, Zp, Zl, Cc, Cf, Cs, Co, or Cn.</text:p>
      <text:h text:style-name="P74"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22"><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oft-page-break/><text:span text:style-name="T13">of the input string. When the specified result is equal in the sense of </text:span><text:span text:style-name="T19">string=?</text:span><text:span text:style-name="T13"> to the argument, these procedures may return the argument instead of a newly allocated string.</text:span></text:p>
      <text:p text:style-name="P22"><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22"><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5">[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50"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73" text:outline-level="3">General operations</text:h>
      <text:p text:style-name="Index"><text:span text:style-name="Source_20_Text"><text:span text:style-name="T11">Macro:</text:span></text:span><text:span text:style-name="T10">endianness </text:span><text:span text:style-name="T17"><text:s/>symbol</text:span></text:p>
      <text:p text:style-name="P15">[R6RS] The name of <text:span text:style-name="T16">symbol</text:span> must be a symbol describing an endianness. An implementation must support at least the symbols big and little, but may support other endianness symbols. <text:soft-page-break/>(<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pan text:style-name="Source_20_Text"><text:span text:style-name="T11">Function:</text:span></text:span><text:span text:style-name="T10">native-endianness </text:span></text:p>
      <text:p text:style-name="P15">[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5">[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5">[R6RS] Returns a newly allocated bytevector of <text:span text:style-name="T16">k</text:span> bytes.</text:p>
      <text:p text:style-name="P15">If the <text:span text:style-name="T16">fill</text:span> argument is missing, the initial contents of the returned bytevector are unspecified.</text:p>
      <text:p text:style-name="P15">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5">[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5">[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5">[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5"><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9"><draw:frame draw:style-name="fr2" draw:name="オブジェクト3" text:anchor-type="as-char" svg:y="0in" svg:width="3.6811in" svg:height="0.3756in" draw:z-index="2"><draw:object xlink:href="./Object 3" xlink:type="simple" xlink:show="embed" xlink:actuate="onLoad"/><draw:image xlink:href="./ObjectReplacements/Object 3" xlink:type="simple" xlink:show="embed" xlink:actuate="onLoad"/></draw:frame></text:p>
      <text:p text:style-name="P15">where <text:span text:style-name="T16">source-length</text:span> is the length of <text:span text:style-name="T16">source</text:span> and <text:span text:style-name="T16">target-length</text:span> is the length of <text:span text:style-name="T16">target</text:span>.</text:p>
      <text:p text:style-name="P15">The <text:span text:style-name="T16">bytevector-copy!</text:span> procedure copies the bytes from source at indices</text:p>
      <text:p text:style-name="P15"><draw:frame draw:style-name="fr1" draw:name="オブジェクト5" text:anchor-type="as-char" svg:width="2.6102in" svg:height="0.1839in" draw:z-index="3"><draw:object xlink:href="./Object 5" xlink:type="simple" xlink:show="embed" xlink:actuate="onLoad"/><draw:image xlink:href="./ObjectReplacements/Object 5" xlink:type="simple" xlink:show="embed" xlink:actuate="onLoad"/></draw:frame></text:p>
      <text:p text:style-name="P15">to consecutive indices in <text:span text:style-name="T16">target</text:span> starting at <text:span text:style-name="T16">target-index</text:span>.</text:p>
      <text:p text:style-name="P15">This must work even if the memory regions for the source and the target overlap, i.e., the bytes at the target location after the copy must be equal to the bytes at the source location before the copy.</text:p>
      <text:p text:style-name="P15">This returns unspecified values.</text:p>
      <text:p text:style-name="Index"><text:span text:style-name="Source_20_Text"><text:span text:style-name="T11">Function:</text:span></text:span><text:span text:style-name="T10">bytevector-copy </text:span><text:span text:style-name="T17">bytevector</text:span></text:p>
      <text:p text:style-name="P15"><text:span text:style-name="T6">[R6RS]</text:span><text:span text:style-name="T16"> </text:span><text:span text:style-name="T6">Returns a newly allocated copy of bytevector.</text:span></text:p>
      <text:h text:style-name="P70" text:outline-level="3">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9"><text:soft-page-break/>[R6RS]<text:span text:style-name="T16"> K </text:span>must be a valid index of <text:span text:style-name="T16">bytevector</text:span>.</text:p>
      <text:p text:style-name="P9">The <text:span text:style-name="T16">bytevector-u8-ref</text:span> procedure returns the byte at index<text:span text:style-name="T16"> k</text:span> of <text:span text:style-name="T16">bytevector</text:span>, as an octet.</text:p>
      <text:p text:style-name="P9">The <text:span text:style-name="T16">bytevector-s8-ref</text:span> procedure returns the byte at index <text:span text:style-name="T16">k</text:span> of <text:span text:style-name="T16">bytevector</text:span>, as a (signed) byte.</text:p>
      <text:p text:style-name="P9">(let ((b1 (make-bytevector 16 -127))</text:p>
      <text:p text:style-name="P9"><text:s text:c="6"/>(b2 (make-bytevector 16 255)))</text:p>
      <text:p text:style-name="P9"><text:s text:c="2"/>(list</text:p>
      <text:p text:style-name="P9"><text:s text:c="4"/>(bytevector-s8-ref b1 0)</text:p>
      <text:p text:style-name="P9"><text:s text:c="4"/>(bytevector-u8-ref b1 0)</text:p>
      <text:p text:style-name="P9"><text:s text:c="4"/>(bytevector-s8-ref b2 0)</text:p>
      <text:p text:style-name="P9"><text:s text:c="4"/>(bytevector-u8-ref b2 0))) </text:p>
      <text:p text:style-name="P9"><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9">[R6RS]<text:span text:style-name="T16"> K</text:span> must be a valid index of <text:span text:style-name="T16">bytevector</text:span>.</text:p>
      <text:p text:style-name="P9">The <text:span text:style-name="T16">bytevector-u8-set!</text:span> procedure stores <text:span text:style-name="T16">octet</text:span> in element <text:span text:style-name="T16">k</text:span> of <text:span text:style-name="T16">bytevector</text:span>.</text:p>
      <text:p text:style-name="P9">The <text:span text:style-name="T16">bytevector-s8-set!</text:span> procedure stores the two’s-complement representation of <text:span text:style-name="T16">byte</text:span> in element <text:span text:style-name="T16">k</text:span> of <text:span text:style-name="T16">bytevector</text:span>.</text:p>
      <text:p text:style-name="P9">Both procedures return unspecified values.</text:p>
      <text:p text:style-name="P9">(let ((b (make-bytevector 16 -127)))</text:p>
      <text:p text:style-name="P9"><text:s text:c="2"/>(bytevector-s8-set! b 0 -126)</text:p>
      <text:p text:style-name="P9"><text:s text:c="2"/>(bytevector-u8-set! b 1 246)</text:p>
      <text:p text:style-name="P9"><text:s text:c="2"/>(list</text:p>
      <text:p text:style-name="P9"><text:s text:c="4"/>(bytevector-s8-ref b 0)</text:p>
      <text:p text:style-name="P9"><text:s text:c="4"/>(bytevector-u8-ref b 0)</text:p>
      <text:p text:style-name="P9"><text:s text:c="4"/>(bytevector-s8-ref b 1)</text:p>
      <text:p text:style-name="P9"><text:s text:c="4"/>(bytevector-u8-ref b 1))) </text:p>
      <text:p text:style-name="P9"><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9">[R6RS]<text:span text:style-name="T16"> List</text:span> must be a list of octets.</text:p>
      <text:p text:style-name="P9">The <text:span text:style-name="T16">bytevector-&gt;u8-list</text:span> procedure returns a newly allocated list of the octets of <text:span text:style-name="T16">bytevector</text:span> in the same order.</text:p>
      <text:p text:style-name="P9">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70" text:outline-level="3">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9"><text:soft-page-break/>[R6RS] <text:span text:style-name="T16">Size</text:span> must be a positive exact integer object. <text:span text:style-name="T16">K</text:span>, ..., <text:span text:style-name="T16">k + size - 1</text:span> must be valid indices of <text:span text:style-name="T16">bytevector</text:span>.</text:p>
      <text:p text:style-name="P9">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9">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9">For <text:span text:style-name="T16">bytevector-uint-set!</text:span>, <text:span text:style-name="T16">n</text:span> must be an exact integer object in the interval <text:span text:style-name="T16"><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9">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9">For <text:span text:style-name="T16">bytevector-sint-set!</text:span>, <text:span text:style-name="T16">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9">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9">[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1.8484in" svg:height="0.2047in"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9">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9">[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1311in" svg:width="0.8453in" svg:height="0.2075in"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1.0602in" svg:height="0.2075in" draw:z-index="9"><draw:object xlink:href="./Object 10" xlink:type="simple" xlink:show="embed" xlink:actuate="onLoad"/><draw:image xlink:href="./ObjectReplacements/Object 10" xlink:type="simple" xlink:show="embed" xlink:actuate="onLoad"/></draw:frame>.</text:p>
      <text:p text:style-name="P9">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unsigned representation; those with <text:span text:style-name="T16">s16</text:span> in their names deal with the two’s-complement representation.</text:p>
      <text:p text:style-name="P9">The procedures with native in their names employ the native endianness, and work only at aligned indices: <text:span text:style-name="T16">k</text:span> must be a multiple of 2.</text:p>
      <text:p text:style-name="P9">The <text:span text:style-name="T16">...-set!</text:span> procedures return unspecified values.</text:p>
      <text:h text:style-name="Heading_20_3" text:outline-level="3"><text:soft-page-break/>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9">[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0.8457in" svg:height="0.2075in"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9">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9">The procedures with native in their names employ the native endianness, and work only at aligned indices: <text:span text:style-name="T16">k</text:span> must be a multiple of 4.</text:p>
      <text:p text:style-name="P9">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9">[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9">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9">The procedures with native in their names employ the native endianness, and work only at aligned indices: <text:span text:style-name="T16">k</text:span> must be a multiple of 8.</text:p>
      <text:p text:style-name="P9">The <text:span text:style-name="T16">...-set!</text:span> procedures return unspecified values.</text:p>
      <text:h text:style-name="Heading_20_3" text:outline-level="3">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9">[R6RS] <text:span text:style-name="T16">K, …, k + 3</text:span> must be valid indices of <text:span text:style-name="T16">bytevector</text:span>. For<text:span text:style-name="T16"> bytevector-ieee-single-native-ref</text:span>, <text:span text:style-name="T16">k</text:span> <text:soft-page-break/>must be a multiple of 4.</text:p>
      <text:p text:style-name="P9">These procedures return the inexact real number object that best represents the IEEE-754 single-precision number represented by the four bytes beginning at index <text:span text:style-name="T16">k</text:span>.</text:p>
      <text:p text:style-name="Standard"><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9">[R6RS] <text:span text:style-name="T16">K, …, k + 7</text:span> must be valid indices of <text:span text:style-name="T16">bytevector</text:span>. For<text:span text:style-name="T16"> bytevector-ieee-double-native-ref</text:span>, <text:span text:style-name="T16">k</text:span> must be a multiple of 8.</text:p>
      <text:p text:style-name="P9">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9">[R6RS] <text:span text:style-name="T16">K, …, k + 3</text:span> must be valid indices of <text:span text:style-name="T16">bytevector</text:span>. For <text:span text:style-name="T16">bytevector-ieee-single-native-set!</text:span>, <text:span text:style-name="T16">k</text:span> must be a multiple of 4.</text:p>
      <text:p text:style-name="P9">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9">[R6RS] <text:span text:style-name="T16">K, …, k + 7</text:span> must be valid indices of <text:span text:style-name="T16">bytevector</text:span>. For <text:span text:style-name="T16">bytevector-ieee-diuble-native-set!</text:span>, <text:span text:style-name="T16">k</text:span> must be a multiple of 8.</text:p>
      <text:p text:style-name="P9">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9">[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9">[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9">[R6RS] If <text:span text:style-name="T16">endianness</text:span> is specified, it must be the symbol big or the symbol little. The <text:span text:style-name="T16">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1">Function:</text:span></text:span><text:span text:style-name="T10">utf8-&gt;string</text:span><text:span text:style-name="T17"> bytevector</text:span></text:p>
      <text:p text:style-name="P9">[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9"><text:soft-page-break/>[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at the beginning of <text:span text:style-name="T16">bytevector</text:span> if a BOM is present; in this case, the BOM is not decoded as a character. Also in this case, if no UTF-16 BOM is present, <text:span text:style-name="T16">endianness</text:span> specifies the endianness of 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9">[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9">[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9">[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9">[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9">[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9">Note: R6RS requires the same length list for <text:span text:style-name="T16">for-all</text:span> and <text:span text:style-name="T16">exists.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9">[R6RS] <text:span text:style-name="T16">Proc</text:span> should accept one argument and return a single value.</text:p>
      <text:p text:style-name="P9">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9">[R6RS+] <text:span text:style-name="T16">Combine</text:span> must be a procedure. It should accept one more argument than there are <text:span text:style-name="T16">lists</text:span> <text:soft-page-break/>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pan text:style-name="Source_20_Text"><text:span text:style-name="T11">Function:</text:span></text:span><text:span text:style-name="T10">fold-right</text:span><text:span text:style-name="T17"> combine nil list1 list2 …</text:span></text:p>
      <text:p text:style-name="P9">[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9">Note: R6RS requires the same length list for <text:span text:style-name="T16">fold-left</text:span> and <text:span text:style-name="T16">fold-right.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9">[R6RS] <text:span text:style-name="T16">Proc</text:span> should accept one argument and return a single value. <text:span text:style-name="T16">Proc</text:span> should not mutate <text:span text:style-name="T16">list</text:span>.</text:p>
      <text:p text:style-name="P9">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9">[R6RS+] <text:span text:style-name="T16">Proc</text:span> should accept one argument and return a single value. <text:span text:style-name="T16">Proc</text:span> should not mutate <text:span text:style-name="T16">list</text:span>.</text:p>
      <text:p text:style-name="P9">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pan text:style-name="Source_20_Text"><text:span text:style-name="T11">Function:</text:span></text:span><text:span text:style-name="T10">assp</text:span><text:span text:style-name="T17"> proc alist</text:span></text:p>
      <text:p text:style-name="Standard"><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9">[R6RS+] <text:span text:style-name="T16">Alist</text:span> (for “association list”) should be a list of pairs. <text:span text:style-name="T16">Proc</text:span> should accept one argument <text:soft-page-break/>and return a single value. <text:span text:style-name="T16">Proc</text:span> should not mutate <text:span text:style-name="T16">alist</text:span>.</text:p>
      <text:p text:style-name="P9">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9">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9">[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9">[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9">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9">[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9">[R6RS] <text:span text:style-name="T16">Test</text:span> must be an expression.</text:p>
      <text:p text:style-name="P9">A <text:span text:style-name="T16">when</text:span> expression is evaluated by evaluating the <text:span text:style-name="T16">test</text:span> expression. If <text:span text:style-name="T16">test</text:span> evaluates to a true value, the remaining <text:span text:style-name="T16">expression</text:span>s are evaluated in order, and the results of the last <text:span text:style-name="T16">expression</text:span> are returned 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oft-page-break/><text:span text:style-name="Source_20_Text"><text:span text:style-name="T11">Syntax:</text:span></text:span><text:span text:style-name="T10">do</text:span><text:span text:style-name="T17"> ((variable init step) …) (test expression …) command</text:span></text:p>
      <text:p text:style-name="P9">[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9">The <text:span text:style-name="T16">do</text:span> expression is an iteration construct. It specifies a set of variables to be bound, how they are to be initialized at the start, and how they are to be updated on each iteration.</text:p>
      <text:p text:style-name="P9">A <text:span text:style-name="T16">do</text:span> expression is evaluated as follows: The <text:span text:style-name="T16">init</text:span> expressions are evaluated (in some unspecified 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9">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9">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9">The regionof the binding of a <text:span text:style-name="T16">variable</text:span> consists of the entire do expression except for the <text:span text:style-name="T16">init</text:span>s.</text:p>
      <text:p text:style-name="P9">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9">(do ((vec (make-vector 5))</text:p>
      <text:p text:style-name="P9"><text:s text:c="6"/>(i 0 (+ i 1)))</text:p>
      <text:p text:style-name="P9"><text:s text:c="5"/>((= i 5) vec)</text:p>
      <text:p text:style-name="P9"><text:s text:c="2"/>(vector-set! vec i i)) <text:s text:c="17"/>⇒ <text:s/>#(0 1 2 3 4)</text:p>
      <text:p text:style-name="P9"/>
      <text:p text:style-name="P9">(let ((x ’(1 3 5 7 9)))</text:p>
      <text:p text:style-name="P9"><text:s text:c="2"/>(do ((x x (cdr x))</text:p>
      <text:p text:style-name="P9"><text:s text:c="8"/>(sum 0 (+ sum (car x))))</text:p>
      <text:p text:style-name="P9"><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9">[R6RS] Each <text:span text:style-name="T16">case-lambda-clause</text:span> must be of the form</text:p>
      <text:p text:style-name="P9">(<text:span text:style-name="T16">formals</text:span> <text:span text:style-name="T16">body</text:span>)</text:p>
      <text:p text:style-name="P9"><text:span text:style-name="T16">Formals</text:span> must be as in a <text:span text:style-name="T16">lambda</text:span> form.</text:p>
      <text:p text:style-name="P9">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9"><text:span text:style-name="T16">Formals</text:span> has the form (<text:span text:style-name="T16">variable</text:span> ...) and the number of arguments is the same as the number of formal parameters in <text:span text:style-name="T16">formals</text:span>.</text:p>
      <text:p text:style-name="P9"><text:span text:style-name="T16">Formals</text:span> has the form</text:p>
      <text:p text:style-name="P9">(<text:span text:style-name="T16">variable1</text:span> ...<text:span text:style-name="T16">variablen</text:span> . <text:span text:style-name="T16">variablen+1</text:span>&gt; </text:p>
      <text:p text:style-name="P9">and the number of arguments is at least <text:span text:style-name="T16">n</text:span>.</text:p>
      <text:p text:style-name="P9"><text:span text:style-name="T16">Formals</text:span> has the form <text:span text:style-name="T16">variable</text:span>.</text:p>
      <text:p text:style-name="P9">For the first clause matched by the arguments, the variables of the <text:span text:style-name="T16">formals</text:span> are bound to fresh locations containing the argument values in the same arrangement as with lambda.</text:p>
      <text:p text:style-name="P9"><text:soft-page-break/>The last expression of a <text:span text:style-name="T16">body</text:span> in a case-lambda expression is in tail context.</text:p>
      <text:p text:style-name="P9">If the arguments match none of the clauses, an exception with condition type <text:span text:style-name="T16">&amp;assertion</text:span> is raised.</text:p>
      <text:h text:style-name="Heading_20_2" text:outline-level="2">(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2">fields</text:span></text:span><text:span text:style-name="T17"> field-spec …</text:span></text:p>
      <text:p text:style-name="Index"><text:span text:style-name="Category"><text:span text:style-name="T8">Auxiliary syntax:</text:span></text:span><text:span text:style-name="Category"><text:span text:style-name="T22">parent</text:span></text:span><text:span text:style-name="T17"> parent-name</text:span></text:p>
      <text:p text:style-name="Index"><text:span text:style-name="Category"><text:span text:style-name="T8">Auxiliary syntax:</text:span></text:span><text:span text:style-name="Category"><text:span text:style-name="T22">protocol</text:span></text:span><text:span text:style-name="T17"> expression</text:span></text:p>
      <text:p text:style-name="Index"><text:span text:style-name="Category"><text:span text:style-name="T8">Auxiliary syntax:</text:span></text:span><text:span text:style-name="Category"><text:span text:style-name="T22">sealed</text:span></text:span><text:span text:style-name="T17"> boolean</text:span></text:p>
      <text:p text:style-name="Index"><text:span text:style-name="Category"><text:span text:style-name="T8">Auxiliary syntax:</text:span></text:span><text:span text:style-name="Category"><text:span text:style-name="T22">opaque</text:span></text:span><text:span text:style-name="T17"> boolean</text:span></text:p>
      <text:p text:style-name="Index"><text:span text:style-name="Category"><text:span text:style-name="T8">Auxiliary syntax:</text:span></text:span><text:span text:style-name="Category"><text:span text:style-name="T22">nongenerative</text:span></text:span><text:span text:style-name="T17"> :optional uid</text:span></text:p>
      <text:p text:style-name="Index"><text:span text:style-name="Category"><text:span text:style-name="T8">Auxiliary syntax:</text:span></text:span><text:span text:style-name="Category"><text:span text:style-name="T22">parent-rtd</text:span></text:span><text:span text:style-name="T17"> parent-rtd parent-cd</text:span></text:p>
      <text:p text:style-name="P9">[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9">The <text:span text:style-name="T16">name-spec</text:span> specifies the names of the record type, constructor, and predicate. It must take one of the following forms:</text:p>
      <text:p text:style-name="P20">(record-name constructor-name predicate-name)</text:p>
      <text:p text:style-name="P20">record-name</text:p>
      <text:p text:style-name="P9"><text:span text:style-name="T16">Record-name</text:span>, <text:span text:style-name="T16">constructor-name</text:span>, and <text:span text:style-name="T16">predicate-name</text:span> must all be identifiers.</text:p>
      <text:p text:style-name="P9"><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9"><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9"><text:span text:style-name="T16">Predicate-name</text:span> is defined by this definition to a predicate for the defined record type.</text:p>
      <text:p text:style-name="P9">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9">Each <text:span text:style-name="T16">record-clause</text:span> must take one of the auxiliary syntax forms; it is a syntax violation if multiple <text:span text:style-name="T16">record-clause</text:span>s of the same kind appear in a <text:span text:style-name="T16">define-record-type</text:span> form.</text:p>
      <text:p text:style-name="P30">(fields field-spec…)</text:p>
      <text:p text:style-name="P9">Each <text:span text:style-name="T16">field spec</text:span> has one of the following forms</text:p>
      <text:p text:style-name="P20">(immutable field-name accessor-name)</text:p>
      <text:p text:style-name="P20">(mutable field-name accessor-name mutator-name)</text:p>
      <text:p text:style-name="P20"><text:soft-page-break/>(immutable field-name)</text:p>
      <text:p text:style-name="P20">(mutable field-name)</text:p>
      <text:p text:style-name="P20">field-name</text:p>
      <text:p text:style-name="P9"><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9">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9">If <text:span text:style-name="T16">field-spec</text:span> is just a <text:span text:style-name="T16">field-name</text:span> form, it is an abbreviation for <text:span text:style-name="T16">(immutable field-name).</text:span></text:p>
      <text:p text:style-name="P9">The <text:span text:style-name="T16">field-name</text:span>s become, as symbols, the names of the fields in the record-type descriptor being created, in the same order.</text:p>
      <text:p text:style-name="P9">The <text:span text:style-name="T16">fields</text:span> clause may be absent; this is equivalent to an empty <text:span text:style-name="T16">fields</text:span> clause.</text:p>
      <text:p text:style-name="P20">(parent parent-name)</text:p>
      <text:p text:style-name="P9">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20">(protocol expression)</text:p>
      <text:p text:style-name="P9"><text:span text:style-name="T16">Expression</text:span> is evaluated in the same environment as the <text:span text:style-name="T16">define-record-type</text:span> form, and must evaluate to a protocol appropriate for the record type being defined.</text:p>
      <text:p text:style-name="P9">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20">(sealed boolean)</text:p>
      <text:p text:style-name="P9">If this option is specified with operand #t, the defined record type is sealed, i.e., no extensions of the record type can be created. If this option is specified with operand #f, or is absent, the defined record type is not sealed.</text:p>
      <text:p text:style-name="P20">(opaque boolean)</text:p>
      <text:p text:style-name="P9">If this option is specified with operand #t, or if an opaque parent record type is specified, the defined record type is opaque. Otherwise, the defined record type is not opaque. See the specification of record-rtd below for details.</text:p>
      <text:p text:style-name="P20">(nongenerative uid)</text:p>
      <text:p text:style-name="P20">(nongenerative)</text:p>
      <text:p text:style-name="P9">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9"><text:soft-page-break/>In the absence of a <text:span text:style-name="T16">nongenerative</text:span> clause, a new record type is generated every time a define-record-type form is evaluated:</text:p>
      <text:p text:style-name="P9">(let ((f (lambda (x)</text:p>
      <text:p text:style-name="P9"><text:s text:c="11"/>(define-record-type r ...)</text:p>
      <text:p text:style-name="P9"><text:s text:c="11"/>(if x r? (make-r ...)))))</text:p>
      <text:p text:style-name="P9"><text:s text:c="2"/>((f #t) (f #f))) <text:s text:c="8"/>⇒ #f</text:p>
      <text:p text:style-name="P20">(parent-rtd parent-rtd parent-cd)</text:p>
      <text:p text:style-name="P9">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9">All bindings created by define-record-type (for the record type, the constructor, the predicate, the accessors, and the mutators) must have names that are pairwise distinct.</text:p>
      <text:p text:style-name="P9">The constructor created by a define-record-type form is a procedure as follows:</text:p>
      <text:list xml:id="list36205333" text:style-name="L5">
        <text:list-item>
          <text:p text:style-name="P55">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55">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55">The constructor returned by the protocol procedure can accept an arbitrary number of arguments, and should call p once to construct a record object, and return that record object.</text:p>
          <text:p text:style-name="P55">For example, the following protocol expression for a record-type definition with three fields creates a constructor that accepts values for all fields, and initialized them in the reverse order of the arguments:</text:p>
          <text:p text:style-name="P55">(lambda (p)</text:p>
          <text:p text:style-name="P55"><text:s text:c="2"/>(lambda (v1 v2 v3)</text:p>
          <text:p text:style-name="P55"><text:s text:c="4"/>(p v3 v2 v1)))</text:p>
        </text:list-item>
        <text:list-item>
          <text:p text:style-name="P55">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55">The constructor returned by the protocol procedure can accept an arbitrary number of arguments, and should call n once to construct the procedure p, and call p once to create the record object, and finally return that record object.</text:p>
          <text:p text:style-name="P55"><text:soft-page-break/>For example, the following protocol expression assumes that the constructor of the parent type takes three arguments:</text:p>
          <text:p text:style-name="P55">(lambda (n)</text:p>
          <text:p text:style-name="P55"><text:s text:c="2"/>(lambda (v1 v2 v3 x1 x2 x3 x4)</text:p>
          <text:p text:style-name="P55"><text:s text:c="4"/>(let ((p (n v1 v2 v3)))</text:p>
          <text:p text:style-name="P55"><text:s text:c="6"/>(p x1 x2 x3 x4))))</text:p>
          <text:p text:style-name="P55">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55">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55">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2">record-type-descriptor</text:span></text:span><text:span text:style-name="T17"> record-name</text:span></text:p>
      <text:p text:style-name="P9">[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2">record-constructor-descriptor</text:span></text:span><text:span text:style-name="T17"> record-name</text:span></text:p>
      <text:p text:style-name="P9">[R6RS] Evaluates to the record-type constructor (see below) associated with the type specified by <text:span text:style-name="T16">record-name</text:span>.</text:p>
      <text:p text:style-name="P9">The following example uses the record? procedure from the <text:span text:style-name="T16">(rnrs records inspection (6))</text:span> library:</text:p>
      <text:p text:style-name="P9">(define-record-type (point make-point point?)</text:p>
      <text:p text:style-name="P9"><text:s text:c="2"/>(fields (immutable x point-x)</text:p>
      <text:p text:style-name="P9"><text:s text:c="11"/>(mutable y point-y set-point-y!))</text:p>
      <text:p text:style-name="P9"><text:s text:c="2"/>(nongenerative point-4893d957-e00b-11d9-817f-00111175eb9e))</text:p>
      <text:p text:style-name="P9">(define-record-type (cpoint make-cpoint cpoint?)</text:p>
      <text:p text:style-name="P9"><text:s text:c="2"/>(parent point)</text:p>
      <text:p text:style-name="P9"><text:s text:c="2"/>(protocol (lambda (n)</text:p>
      <text:p text:style-name="P9"><text:s text:c="17"/>(lambda (x y c) </text:p>
      <text:p text:style-name="P9"><text:s text:c="19"/>((n x y) (color-&gt;rgb c)))))</text:p>
      <text:p text:style-name="P9"><text:s text:c="2"/>(fields (mutable rgb cpoint-rgb cpoint-rgb-set!)))</text:p>
      <text:p text:style-name="P9">(define (color-&gt;rgb c) (cons ’rgb c))</text:p>
      <text:p text:style-name="P9">(define p1 (make-point 1 2))</text:p>
      <text:p text:style-name="P9">(define p2 (make-cpoint 3 4 ’red))</text:p>
      <text:p text:style-name="P9">(point? p1) <text:s text:c="8"/>⇒ #t</text:p>
      <text:p text:style-name="P9">(point? p2) <text:s text:c="8"/>⇒ #t</text:p>
      <text:p text:style-name="P9">(point? (vector)) <text:s text:c="8"/>⇒ #f</text:p>
      <text:p text:style-name="P9"><text:soft-page-break/>(point? (cons ’a ’b)) <text:s text:c="2"/>⇒ #f</text:p>
      <text:p text:style-name="P9">(cpoint? p1) <text:s text:c="8"/>⇒ #f</text:p>
      <text:p text:style-name="P9">(cpoint? p2) <text:s text:c="8"/>⇒ #t</text:p>
      <text:p text:style-name="P9">(point-x p1) <text:s text:c="8"/>⇒ 1</text:p>
      <text:p text:style-name="P9">(point-y p1) <text:s text:c="8"/>⇒ 2</text:p>
      <text:p text:style-name="P9">(point-x p2) <text:s text:c="8"/>⇒ 3</text:p>
      <text:p text:style-name="P9">(point-y p2) <text:s text:c="8"/>⇒ 4</text:p>
      <text:p text:style-name="P9">(cpoint-rgb p2) <text:s text:c="3"/>⇒ (rgb . red)</text:p>
      <text:p text:style-name="P9">(set-point-y! p1 17) <text:s text:c="8"/>⇒ unspecified</text:p>
      <text:p text:style-name="P9">(point-y p1) <text:s text:c="8"/>⇒ 17)</text:p>
      <text:p text:style-name="P9">(record-rtd p1) <text:s text:c="3"/>⇒ (record-type-descriptor point)</text:p>
      <text:p text:style-name="P9">(define-record-type (ex1 make-ex1 ex1?)</text:p>
      <text:p text:style-name="P9"><text:s text:c="2"/>(protocol (lambda (p) (lambda a (p a))))</text:p>
      <text:p text:style-name="P9"><text:s text:c="2"/>(fields (immutable f ex1-f)))</text:p>
      <text:p text:style-name="P9">(define ex1-i1 (make-ex1 1 2 3))</text:p>
      <text:p text:style-name="P9">(ex1-f ex1-i1) <text:s text:c="8"/>⇒ (1 2 3)</text:p>
      <text:p text:style-name="P9">(define-record-type (ex2 make-ex2 ex2?)</text:p>
      <text:p text:style-name="P9"><text:s text:c="2"/>(protocol</text:p>
      <text:p text:style-name="P9"><text:s text:c="4"/>(lambda (p) (lambda (a . b) (p a b))))</text:p>
      <text:p text:style-name="P9"><text:s text:c="2"/>(fields (immutable a ex2-a)</text:p>
      <text:p text:style-name="P9"><text:s text:c="11"/>(immutable b ex2-b)))</text:p>
      <text:p text:style-name="P9">(define ex2-i1 (make-ex2 1 2 3))</text:p>
      <text:p text:style-name="P9">(ex2-a ex2-i1) <text:s text:c="8"/>⇒ 1</text:p>
      <text:p text:style-name="P9">(ex2-b ex2-i1) <text:s text:c="8"/>⇒ (2 3)</text:p>
      <text:p text:style-name="P9">(define-record-type (unit-vector make-unit-vector unit-vector?)</text:p>
      <text:p text:style-name="P9"><text:s text:c="2"/>(protocol (lambda (p)</text:p>
      <text:p text:style-name="P9"><text:s text:c="17"/>(lambda (x y z)</text:p>
      <text:p text:style-name="P9"><text:s text:c="19"/>(let ((length (sqrt (+ (* x x) (* y y) (* z z)))))</text:p>
      <text:p text:style-name="P9"><text:s text:c="25"/>(p (/ x length) (/ y length) (/ z length))))))</text:p>
      <text:p text:style-name="P9"><text:s text:c="2"/>(fields (immutable x unit-vector-x)</text:p>
      <text:p text:style-name="P9"><text:s text:c="11"/>(immutable y unit-vector-y)</text:p>
      <text:p text:style-name="P9"><text:s text:c="11"/>(immutable z unit-vector-z)))</text:p>
      <text:p text:style-name="P9">(define *ex3-instance* #f)</text:p>
      <text:p text:style-name="P9">(define-record-type ex3</text:p>
      <text:p text:style-name="P9"><text:s text:c="2"/>(parent cpoint)</text:p>
      <text:p text:style-name="P9"><text:s text:c="2"/>(protocol (lambda (n)</text:p>
      <text:p text:style-name="P9"><text:s text:c="17"/>(lambda (x y t)</text:p>
      <text:p text:style-name="P9"><text:soft-page-break/><text:s text:c="19"/>(let ((r ((n x y ’red) t)))</text:p>
      <text:p text:style-name="P9"><text:s text:c="21"/>(set! *ex3-instance* r)</text:p>
      <text:p text:style-name="P9"><text:s text:c="21"/>r))))</text:p>
      <text:p text:style-name="P9"><text:s text:c="2"/>(fields <text:s/>(mutable thickness))</text:p>
      <text:p text:style-name="P9"><text:s text:c="2"/>(sealed #t) (opaque #t))</text:p>
      <text:p text:style-name="P9">(define ex3-i1 (make-ex3 1 2 17))</text:p>
      <text:p text:style-name="P9">(ex3? ex3-i1) <text:s text:c="8"/>⇒ #t</text:p>
      <text:p text:style-name="P9">(cpoint-rgb ex3-i1) <text:s text:c="8"/>⇒ (rgb . red)</text:p>
      <text:p text:style-name="P9">(ex3-thickness ex3-i1) <text:s text:c="8"/>⇒ 17</text:p>
      <text:p text:style-name="P9">(ex3-thickness-set! ex3-i1 18) <text:s/>⇒ unspecified</text:p>
      <text:p text:style-name="P9">(ex3-thickness ex3-i1) <text:s text:c="8"/>⇒ 18</text:p>
      <text:p text:style-name="P9">*ex3-instance* <text:s text:c="8"/>⇒ ex3-i1</text:p>
      <text:p text:style-name="P9">(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2">make-record-type-descriptor</text:span></text:span><text:span text:style-name="T17"> name parent uid sealed? opaque? fields</text:span></text:p>
      <text:p text:style-name="P9">[R6RS] Returns a record-type descriptor (rtd).</text:p>
      <text:p text:style-name="P9">The <text:span text:style-name="T16">name</text:span> argument must be a symbol. It names the record type, and is intended purely for informational purposes and may be used for printing by the underlying Scheme system.</text:p>
      <text:p text:style-name="P9">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9">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same arguments.</text:p>
      <text:p text:style-name="P9">If <text:span text:style-name="T16">make-record-type-descriptor</text:span> is called twice with the same <text:span text:style-name="T16">uid</text:span> symbol, the parent arguments in 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9">The <text:span text:style-name="T16">sealed?</text:span> flag must be a boolean. If true, the returned record type is sealed, i.e., it cannot be extended.</text:p>
      <text:p text:style-name="P9">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9">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text:soft-page-break/>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specified, although no particular order is required for the actual representation of a record instance.</text:p>
      <text:p text:style-name="P9">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9">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2">record-type-descriptor?</text:span></text:span><text:span text:style-name="T17"> obj</text:span></text:p>
      <text:p text:style-name="P9">[R6RS] Returns #t if the argument is a record-type descriptor, #f otherwise.</text:p>
      <text:p text:style-name="Index"><text:span text:style-name="Category"><text:span text:style-name="T8">Function:</text:span></text:span><text:span text:style-name="Category"><text:span text:style-name="T22">make-record-constructor-descriptor</text:span></text:span><text:span text:style-name="T17"> rtd parent-constructor-descriptor protocol</text:span></text:p>
      <text:p text:style-name="P9">[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9">If <text:span text:style-name="T16">protocol</text:span> is a procedure, it is handled analogously to the protocol expression in a <text:span text:style-name="T16">define-record-type</text:span> form.</text:p>
      <text:p text:style-name="P9">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9">(lambda (p)</text:p>
      <text:p text:style-name="P9"><text:s text:c="2"/>(lambda (v1 v2 v3)</text:p>
      <text:p text:style-name="P9"><text:s text:c="4"/>(p v1 v2 v3)))</text:p>
      <text:p text:style-name="P9">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0">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0">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0"><text:soft-page-break/>(lambda (n)</text:p>
      <text:p text:style-name="P10"><text:s text:c="2"/>(lambda (v1 v2 v3 x1 x2 x3 x4)</text:p>
      <text:p text:style-name="P10"><text:s text:c="4"/>(let ((p (n v1 v2 v3)))</text:p>
      <text:p text:style-name="P10"><text:s text:c="6"/>(p x1 x2 x3 x4))))</text:p>
      <text:p text:style-name="P10">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0">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0"><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0">(lambda (n)</text:p>
      <text:p text:style-name="P10"><text:s text:c="2"/>(lambda (v1 ... vj x1 ... xk)</text:p>
      <text:p text:style-name="P10"><text:s text:c="4"/>(let ((p (n v1 ... vj)))</text:p>
      <text:p text:style-name="P10"><text:s text:c="6"/>(p x1 ... xk))))</text:p>
      <text:p text:style-name="P10">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0">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2">record-constructor</text:span></text:span><text:span text:style-name="T17"> constructor-descriptor</text:span></text:p>
      <text:p text:style-name="P10">[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associated with <text:span text:style-name="T16">constructor-descriptor.</text:span></text:p>
      <text:p text:style-name="Index"><text:span text:style-name="Category"><text:span text:style-name="T8">Function:</text:span></text:span><text:span text:style-name="Category"><text:span text:style-name="T22">record-predicate</text:span></text:span><text:span text:style-name="T17"> rtd</text:span></text:p>
      <text:p text:style-name="P10">[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2">record-accessor</text:span></text:span><text:span text:style-name="T17"> rtd k</text:span></text:p>
      <text:p text:style-name="P10">[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0">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2">record-mutator</text:span></text:span><text:span text:style-name="T17"> rtd k</text:span></text:p>
      <text:p text:style-name="P10">[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text:soft-page-break/>record-accessor. If <text:span text:style-name="T16">k</text:span> specifies an immutable field, an exception with condition type <text:span text:style-name="T16">&amp;assertion</text:span> is raised. The mutator returns unspecified values.</text:p>
      <text:h text:style-name="Heading_20_2" text:outline-level="2">(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2">record?</text:span></text:span><text:span text:style-name="T17"> obj</text:span></text:p>
      <text:p text:style-name="P10">[R6RS] Returns #t if obj is a record, and its record type is not opaque, and returns #f otherwise.</text:p>
      <text:p text:style-name="Index"><text:span text:style-name="Category"><text:span text:style-name="T8">Function:</text:span></text:span><text:span text:style-name="Category"><text:span text:style-name="T22">record-rtd</text:span></text:span><text:span text:style-name="T17"> record</text:span></text:p>
      <text:p text:style-name="P10">[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2">record-type-name</text:span></text:span><text:span text:style-name="T17"> rtd</text:span></text:p>
      <text:p text:style-name="P10">[R6RS] Returns the name of the record-type descriptor <text:span text:style-name="T16">rtd</text:span>.</text:p>
      <text:p text:style-name="Index"><text:span text:style-name="Category"><text:span text:style-name="T8">Function:</text:span></text:span><text:span text:style-name="Category"><text:span text:style-name="T22">record-type-parent</text:span></text:span><text:span text:style-name="T17"> rtd</text:span></text:p>
      <text:p text:style-name="P10">[R6RS] Returns the parent of the record-type descriptor <text:span text:style-name="T16">rtd</text:span>, or #f if it has none.</text:p>
      <text:p text:style-name="Index"><text:span text:style-name="Category"><text:span text:style-name="T8">Function:</text:span></text:span><text:span text:style-name="Category"><text:span text:style-name="T22">record-type-uid</text:span></text:span><text:span text:style-name="T17"> rtd</text:span></text:p>
      <text:p text:style-name="P10">[R6RS] Returns the uid of the record-type descriptor <text:span text:style-name="T16">rtd</text:span>, or #f if it has none.</text:p>
      <text:p text:style-name="Index"><text:span text:style-name="Category"><text:span text:style-name="T8">Function:</text:span></text:span><text:span text:style-name="Category"><text:span text:style-name="T22">record-type-generative?</text:span></text:span><text:span text:style-name="T17"> rtd</text:span></text:p>
      <text:p text:style-name="P10">[R6RS] Returns #t if <text:span text:style-name="T16">rtd</text:span> is generative, and #f if not.</text:p>
      <text:p text:style-name="Index"><text:span text:style-name="Category"><text:span text:style-name="T8">Function:</text:span></text:span><text:span text:style-name="Category"><text:span text:style-name="T22">record-type-sealed?</text:span></text:span><text:span text:style-name="T17"> rtd</text:span></text:p>
      <text:p text:style-name="P10">[R6RS] Returns #t if the record-type descriptor is sealed, and #f if not.</text:p>
      <text:p text:style-name="Index"><text:span text:style-name="Category"><text:span text:style-name="T8">Function:</text:span></text:span><text:span text:style-name="Category"><text:span text:style-name="T22">record-type-opaque?</text:span></text:span><text:span text:style-name="T17"> rtd</text:span></text:p>
      <text:p text:style-name="P10">[R6RS] Returns #t if the the record-type descriptor is opaque, and #f if not.</text:p>
      <text:p text:style-name="Index"><text:span text:style-name="Category"><text:span text:style-name="T8">Function:</text:span></text:span><text:span text:style-name="Category"><text:span text:style-name="T22">record-type-field-names</text:span></text:span><text:span text:style-name="T17"> rtd</text:span></text:p>
      <text:p text:style-name="P10">[R6RS] Returns a vector of symbols naming the fields of the type represented by <text:span text:style-name="T16">rtd</text:span> (not including the fields of parent types) where the fields are ordered as described under <text:span text:style-name="T16">make-record-</text:span><text:span text:style-name="T16">type-descriptor</text:span>.</text:p>
      <text:p text:style-name="Index"><text:span text:style-name="Category"><text:span text:style-name="T8">Function:</text:span></text:span><text:span text:style-name="Category"><text:span text:style-name="T22">record-type-mutable?</text:span></text:span><text:span text:style-name="T17"> rtd k</text:span></text:p>
      <text:p text:style-name="P23"><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2">with-exception-handler</text:span></text:span><text:span text:style-name="T17"> handler thunk</text:span></text:p>
      <text:p text:style-name="P10">[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2">guard</text:span></text:span><text:span text:style-name="T17"> (veriable cond-clause …) body</text:span></text:p>
      <text:p text:style-name="P10">[R6RS] Each <text:span text:style-name="T16">cond-clause</text:span> is as in the specification of <text:span text:style-name="T16">cond</text:span>. and <text:span text:style-name="T16">else</text:span> are the same as in the <text:span text:style-name="T16">(rnrs base (6))</text:span> library.</text:p>
      <text:p text:style-name="P10">Evaluating a guard form evaluates <text:span text:style-name="T16">body</text:span> with an exception handler that binds the raised object to <text:soft-page-break/><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pan text:style-name="Category"><text:span text:style-name="T8">Function:</text:span></text:span><text:span text:style-name="Category"><text:span text:style-name="T22">raise</text:span></text:span><text:span text:style-name="T17"> obj</text:span></text:p>
      <text:p text:style-name="P10">[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2">raise-continuable</text:span></text:span><text:span text:style-name="T17"> obj</text:span></text:p>
      <text:p text:style-name="P10">[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2">condition</text:span></text:span><text:span text:style-name="T17"> condition … </text:span></text:p>
      <text:p text:style-name="P10">[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2">simple-conditions</text:span></text:span><text:span text:style-name="T17"> condition</text:span></text:p>
      <text:p text:style-name="P10">[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2">condition?</text:span></text:span><text:span text:style-name="T17"> obj</text:span></text:p>
      <text:p text:style-name="P10">[R6RS] Returns #t if obj is a (simple or compound) condition, otherwise returns #f.</text:p>
      <text:p text:style-name="Index"><text:span text:style-name="Category"><text:span text:style-name="T8">Function:</text:span></text:span><text:span text:style-name="Category"><text:span text:style-name="T22">condition-predicate</text:span></text:span><text:span text:style-name="T17"> rtd</text:span></text:p>
      <text:p text:style-name="P10">[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2">condition-accessor</text:span></text:span><text:span text:style-name="T17"> rtd proc</text:span></text:p>
      <text:p text:style-name="P10">[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hat accepts a single argument, which must be a condition of the type represented by <text:span text:style-name="T16">rtd</text:span>. This 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2">define-condition-type</text:span></text:span><text:span text:style-name="T17"> condition-type supertypes constructor predicate field-spec …</text:span></text:p>
      <text:p text:style-name="P10">[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0">(<text:span text:style-name="T16">field accessor</text:span>)</text:p>
      <text:p text:style-name="P10">where both <text:span text:style-name="T16">field</text:span> and <text:span text:style-name="T16">accessor</text:span> must be identifiers.</text:p>
      <text:p text:style-name="P10">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36223543" text:style-name="L6">
        <text:list-item>
          <text:p text:style-name="P56"><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56"><text:span text:style-name="T16">Predicate</text:span> is bound to a predicate that identifies conditions of type <text:span text:style-name="T16">condition-type</text:span> or any of <text:soft-page-break/>its subtypes.</text:p>
        </text:list-item>
        <text:list-item>
          <text:p text:style-name="P56">Each <text:span text:style-name="T16">accessor</text:span> is bound to a procedure that extracts the corresponding field from a condition of type <text:span text:style-name="T16">condition-type</text:span>.</text:p>
        </text:list-item>
      </text:list>
      <text:h text:style-name="Heading_20_3" text:outline-level="3">Standard condition types</text:h>
      <text:p text:style-name="Text_20_body">Hierarchy of standard condition types:</text:p>
      <text:list xml:id="list36199203" text:style-name="L7">
        <text:list-item>
          <text:p text:style-name="P38">&amp;condition</text:p>
          <text:list>
            <text:list-item>
              <text:p text:style-name="P38">&amp;warning</text:p>
            </text:list-item>
            <text:list-item>
              <text:p text:style-name="P38">&amp;serious</text:p>
              <text:list>
                <text:list-item>
                  <text:p text:style-name="P38">&amp;error</text:p>
                </text:list-item>
                <text:list-item>
                  <text:p text:style-name="P38">&amp;violation</text:p>
                  <text:list>
                    <text:list-item>
                      <text:p text:style-name="P38">&amp;assertion</text:p>
                    </text:list-item>
                    <text:list-item>
                      <text:p text:style-name="P38">&amp;non-continuable</text:p>
                    </text:list-item>
                    <text:list-item>
                      <text:p text:style-name="P38">&amp;implementation-restriction</text:p>
                    </text:list-item>
                    <text:list-item>
                      <text:p text:style-name="P38">&amp;lexical</text:p>
                    </text:list-item>
                    <text:list-item>
                      <text:p text:style-name="P38">&amp;syntax</text:p>
                    </text:list-item>
                    <text:list-item>
                      <text:p text:style-name="P38">&amp;undefined</text:p>
                    </text:list-item>
                  </text:list>
                </text:list-item>
              </text:list>
            </text:list-item>
            <text:list-item>
              <text:p text:style-name="P38">&amp;message</text:p>
            </text:list-item>
            <text:list-item>
              <text:p text:style-name="P38">&amp;irritants</text:p>
            </text:list-item>
          </text:list>
        </text:list-item>
      </text:list>
      <text:p text:style-name="Index"><text:span text:style-name="Category"><text:span text:style-name="T8">Condition Type:</text:span></text:span><text:span text:style-name="Category"><text:span text:style-name="T22">&amp;message</text:span></text:span><text:span text:style-name="T17"> </text:span></text:p>
      <text:p text:style-name="Index"><text:span text:style-name="Category"><text:span text:style-name="T8">Function:</text:span></text:span><text:span text:style-name="Category"><text:span text:style-name="T22">make-message-condition</text:span></text:span><text:span text:style-name="T17"> message</text:span></text:p>
      <text:p text:style-name="Index"><text:span text:style-name="Category"><text:span text:style-name="T8">Function:</text:span></text:span><text:span text:style-name="Category"><text:span text:style-name="T22">message-condition?</text:span></text:span><text:span text:style-name="T17"> obj</text:span></text:p>
      <text:p text:style-name="Index"><text:span text:style-name="Category"><text:span text:style-name="T8">Function:</text:span></text:span><text:span text:style-name="Category"><text:span text:style-name="T22">condition-message</text:span></text:span><text:span text:style-name="T17"> condition</text:span></text:p>
      <text:p text:style-name="P10">[R6RS] It carries a message further describing the nature of the condition to humans.</text:p>
      <text:p text:style-name="Index"><text:span text:style-name="Category"><text:span text:style-name="T8">Condition Type:</text:span></text:span><text:span text:style-name="Category"><text:span text:style-name="T22">&amp;warning</text:span></text:span><text:span text:style-name="T17"> </text:span></text:p>
      <text:p text:style-name="Index"><text:span text:style-name="Category"><text:span text:style-name="T8">Function:</text:span></text:span><text:span text:style-name="Category"><text:span text:style-name="T22">make-warning</text:span></text:span></text:p>
      <text:p text:style-name="Index"><text:span text:style-name="Category"><text:span text:style-name="T8">Function:</text:span></text:span><text:span text:style-name="Category"><text:span text:style-name="T22">warning?</text:span></text:span><text:span text:style-name="T17"> obj</text:span></text:p>
      <text:p text:style-name="P10">[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2">&amp;serious</text:span></text:span><text:span text:style-name="T17"> </text:span></text:p>
      <text:p text:style-name="Index"><text:span text:style-name="Category"><text:span text:style-name="T8">Function:</text:span></text:span><text:span text:style-name="Category"><text:span text:style-name="T22">make-serious-condition</text:span></text:span></text:p>
      <text:p text:style-name="Index"><text:span text:style-name="Category"><text:span text:style-name="T8">Function:</text:span></text:span><text:span text:style-name="Category"><text:span text:style-name="T22">serious-condition?</text:span></text:span><text:span text:style-name="T17"> obj</text:span></text:p>
      <text:p text:style-name="P10">[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2">&amp;error</text:span></text:span><text:span text:style-name="T17"> </text:span></text:p>
      <text:p text:style-name="Index"><text:span text:style-name="Category"><text:span text:style-name="T8">Function:</text:span></text:span><text:span text:style-name="Category"><text:span text:style-name="T22">make-error</text:span></text:span></text:p>
      <text:p text:style-name="Index"><text:span text:style-name="Category"><text:span text:style-name="T8">Function:</text:span></text:span><text:span text:style-name="Category"><text:span text:style-name="T22">error?</text:span></text:span><text:span text:style-name="T17"> obj</text:span></text:p>
      <text:p text:style-name="P10">[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2">&amp;violation</text:span></text:span><text:span text:style-name="T17"> </text:span></text:p>
      <text:p text:style-name="Index"><text:span text:style-name="Category"><text:span text:style-name="T8">Function:</text:span></text:span><text:span text:style-name="Category"><text:span text:style-name="T22">make-violation</text:span></text:span></text:p>
      <text:p text:style-name="Index"><text:soft-page-break/><text:span text:style-name="Category"><text:span text:style-name="T8">Function:</text:span></text:span><text:span text:style-name="Category"><text:span text:style-name="T22">violation?</text:span></text:span><text:span text:style-name="T17"> obj</text:span></text:p>
      <text:p text:style-name="P10">[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2">&amp;assertion</text:span></text:span><text:span text:style-name="T17"> </text:span></text:p>
      <text:p text:style-name="Index"><text:span text:style-name="Category"><text:span text:style-name="T8">Function:</text:span></text:span><text:span text:style-name="Category"><text:span text:style-name="T22">make-assertion-violation</text:span></text:span></text:p>
      <text:p text:style-name="Index"><text:span text:style-name="Category"><text:span text:style-name="T8">Function:</text:span></text:span><text:span text:style-name="Category"><text:span text:style-name="T22">assertion-violation?</text:span></text:span><text:span text:style-name="T17"> obj</text:span></text:p>
      <text:p text:style-name="P10">[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2">&amp;irritants</text:span></text:span><text:span text:style-name="T17"> </text:span></text:p>
      <text:p text:style-name="Index"><text:span text:style-name="Category"><text:span text:style-name="T8">Function:</text:span></text:span><text:span text:style-name="Category"><text:span text:style-name="T22">make-irritants-condition</text:span></text:span><text:span text:style-name="T17"> irritants</text:span></text:p>
      <text:p text:style-name="Index"><text:span text:style-name="Category"><text:span text:style-name="T8">Function:</text:span></text:span><text:span text:style-name="Category"><text:span text:style-name="T22">irritants-condition?</text:span></text:span><text:span text:style-name="T17"> obj</text:span></text:p>
      <text:p text:style-name="Index"><text:span text:style-name="Category"><text:span text:style-name="T8">Function:</text:span></text:span><text:span text:style-name="Category"><text:span text:style-name="T22">condition-irritants</text:span></text:span><text:span text:style-name="T17"> condition</text:span></text:p>
      <text:p text:style-name="P10">[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2">&amp;who</text:span></text:span><text:span text:style-name="T17"> </text:span></text:p>
      <text:p text:style-name="Index"><text:span text:style-name="Category"><text:span text:style-name="T8">Function:</text:span></text:span><text:span text:style-name="Category"><text:span text:style-name="T22">make-who-condition</text:span></text:span><text:span text:style-name="T17"> who</text:span></text:p>
      <text:p text:style-name="Index"><text:span text:style-name="Category"><text:span text:style-name="T8">Function:</text:span></text:span><text:span text:style-name="Category"><text:span text:style-name="T22">who-condition?</text:span></text:span><text:span text:style-name="T17"> obj</text:span></text:p>
      <text:p text:style-name="Index"><text:span text:style-name="Category"><text:span text:style-name="T8">Function:</text:span></text:span><text:span text:style-name="Category"><text:span text:style-name="T22">condition-who</text:span></text:span><text:span text:style-name="T17"> condition</text:span></text:p>
      <text:p text:style-name="P10">[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2">&amp;non-continuable</text:span></text:span><text:span text:style-name="T17"> </text:span></text:p>
      <text:p text:style-name="Index"><text:span text:style-name="Category"><text:span text:style-name="T8">Function:</text:span></text:span><text:span text:style-name="Category"><text:span text:style-name="T22">make-non-continuable-violation</text:span></text:span></text:p>
      <text:p text:style-name="Index"><text:span text:style-name="Category"><text:span text:style-name="T8">Function:</text:span></text:span><text:span text:style-name="Category"><text:span text:style-name="T22">non-continuable-violation?</text:span></text:span><text:span text:style-name="T17"> obj</text:span></text:p>
      <text:p text:style-name="P10">[R6RS] This type indicates that an exception handler invoked via raise has returned.</text:p>
      <text:p text:style-name="Index"><text:span text:style-name="Category"><text:span text:style-name="T8">Condition Type:</text:span></text:span><text:span text:style-name="Category"><text:span text:style-name="T22">&amp;implementation-restriction</text:span></text:span><text:span text:style-name="T17"> </text:span></text:p>
      <text:p text:style-name="Index"><text:span text:style-name="Category"><text:span text:style-name="T8">Function:</text:span></text:span><text:span text:style-name="Category"><text:span text:style-name="T22">make-implementation-restriction-violation</text:span></text:span></text:p>
      <text:p text:style-name="Index"><text:span text:style-name="Category"><text:span text:style-name="T8">Function:</text:span></text:span><text:span text:style-name="Category"><text:span text:style-name="T22">implementation-restriction-violation?</text:span></text:span><text:span text:style-name="T17"> obj</text:span></text:p>
      <text:p text:style-name="P10">[R6RS] This type describes a violation of an implementation restriction allowed by the specification, such as the absence of representations for NaNs and infinities.</text:p>
      <text:p text:style-name="Index"><text:span text:style-name="Category"><text:span text:style-name="T8">Condition Type:</text:span></text:span><text:span text:style-name="Category"><text:span text:style-name="T22">&amp;lexical</text:span></text:span></text:p>
      <text:p text:style-name="Index"><text:span text:style-name="Category"><text:span text:style-name="T8">Function:</text:span></text:span><text:span text:style-name="Category"><text:span text:style-name="T22">make-lexical-violation</text:span></text:span></text:p>
      <text:p text:style-name="Index"><text:span text:style-name="Category"><text:span text:style-name="T8">Function:</text:span></text:span><text:span text:style-name="Category"><text:span text:style-name="T22">lexical-violation?</text:span></text:span><text:span text:style-name="T17"> obj</text:span></text:p>
      <text:p text:style-name="P10">[R6RS] This type describes syntax violations at the level of the datum syntax.</text:p>
      <text:p text:style-name="Index"><text:span text:style-name="Category"><text:span text:style-name="T8">Condition Type:</text:span></text:span><text:span text:style-name="Category"><text:span text:style-name="T22">&amp;syntax</text:span></text:span><text:span text:style-name="T17"> </text:span></text:p>
      <text:p text:style-name="Index"><text:span text:style-name="Category"><text:span text:style-name="T8">Function:</text:span></text:span><text:span text:style-name="Category"><text:span text:style-name="T22">make-syntax-violation</text:span></text:span><text:span text:style-name="T17"> irritants</text:span></text:p>
      <text:p text:style-name="Index"><text:span text:style-name="Category"><text:span text:style-name="T8">Function:</text:span></text:span><text:span text:style-name="Category"><text:span text:style-name="T22">syntax-violation?</text:span></text:span><text:span text:style-name="T17"> obj</text:span></text:p>
      <text:p text:style-name="Index"><text:span text:style-name="Category"><text:span text:style-name="T8">Function:</text:span></text:span><text:span text:style-name="Category"><text:span text:style-name="T22"> syntax-violation-form</text:span></text:span><text:span text:style-name="T17"> condition</text:span></text:p>
      <text:p text:style-name="Index"><text:span text:style-name="Category"><text:span text:style-name="T8">Function:</text:span></text:span><text:span text:style-name="Category"><text:span text:style-name="T22"> syntax-violation-subform</text:span></text:span><text:span text:style-name="T17"> condition</text:span></text:p>
      <text:p text:style-name="P10">[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2">&amp;undefined</text:span></text:span></text:p>
      <text:p text:style-name="Index"><text:span text:style-name="Category"><text:span text:style-name="T8">Function:</text:span></text:span><text:span text:style-name="Category"><text:span text:style-name="T22">make-undefined-violation</text:span></text:span></text:p>
      <text:p text:style-name="Index"><text:span text:style-name="Category"><text:span text:style-name="T8">Function:</text:span></text:span><text:span text:style-name="Category"><text:span text:style-name="T22">undefined-violation?</text:span></text:span><text:span text:style-name="T17"> obj</text:span></text:p>
      <text:p text:style-name="P10"><text:soft-page-break/>[R6RS] This type describes unbound identifiers in the program.</text:p>
      <text:h text:style-name="Heading_20_2" text:outline-level="2">(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2">&amp;i/o</text:span></text:span></text:p>
      <text:p text:style-name="Index"><text:span text:style-name="Category"><text:span text:style-name="T8">Function:</text:span></text:span><text:span text:style-name="Category"><text:span text:style-name="T22">make-i/o-error</text:span></text:span></text:p>
      <text:p text:style-name="Index"><text:span text:style-name="Category"><text:span text:style-name="T8">Function:</text:span></text:span><text:span text:style-name="Category"><text:span text:style-name="T22">i/o-error?</text:span></text:span><text:span text:style-name="T17"> obj</text:span></text:p>
      <text:p text:style-name="P10">[R6RS] This is a supertype for a set of more specific I/O errors.</text:p>
      <text:p text:style-name="Index"><text:span text:style-name="Category"><text:span text:style-name="T8">Condition Type:</text:span></text:span><text:span text:style-name="Category"><text:span text:style-name="T22">&amp;i/o-read</text:span></text:span></text:p>
      <text:p text:style-name="Index"><text:span text:style-name="Category"><text:span text:style-name="T8">Function:</text:span></text:span><text:span text:style-name="Category"><text:span text:style-name="T22">make-i/o-read-error</text:span></text:span></text:p>
      <text:p text:style-name="Index"><text:span text:style-name="Category"><text:span text:style-name="T8">Function:</text:span></text:span><text:span text:style-name="Category"><text:span text:style-name="T22">i/o-read-error?</text:span></text:span><text:span text:style-name="T17"> obj</text:span></text:p>
      <text:p text:style-name="P10">[R6RS] This condition type describes read errors that occurred during an I/O operation.</text:p>
      <text:p text:style-name="Index"><text:span text:style-name="Category"><text:span text:style-name="T8">Condition Type:</text:span></text:span><text:span text:style-name="Category"><text:span text:style-name="T22">&amp;i/o-write</text:span></text:span></text:p>
      <text:p text:style-name="Index"><text:span text:style-name="Category"><text:span text:style-name="T8">Function:</text:span></text:span><text:span text:style-name="Category"><text:span text:style-name="T22">make-i/o-write-error</text:span></text:span></text:p>
      <text:p text:style-name="Index"><text:span text:style-name="Category"><text:span text:style-name="T8">Function:</text:span></text:span><text:span text:style-name="Category"><text:span text:style-name="T22">i/o-write-error?</text:span></text:span><text:span text:style-name="T17"> obj</text:span></text:p>
      <text:p text:style-name="P10">[R6RS] This condition type describes write errors that occurred during an I/O operation.</text:p>
      <text:p text:style-name="Index"><text:span text:style-name="Category"><text:span text:style-name="T8">Condition Type:</text:span></text:span><text:span text:style-name="Category"><text:span text:style-name="T22">&amp;i/o-invalid-position</text:span></text:span></text:p>
      <text:p text:style-name="Index"><text:span text:style-name="Category"><text:span text:style-name="T8">Function:</text:span></text:span><text:span text:style-name="Category"><text:span text:style-name="T22">make-i/o-invalid-position-error </text:span></text:span><text:span text:style-name="Category"><text:span text:style-name="T33">position</text:span></text:span></text:p>
      <text:p text:style-name="Index"><text:span text:style-name="Category"><text:span text:style-name="T8">Function:</text:span></text:span><text:span text:style-name="Category"><text:span text:style-name="T22">i/o-invalid-position-error?</text:span></text:span><text:span text:style-name="T17"> obj</text:span></text:p>
      <text:p text:style-name="Index"><text:span text:style-name="Category"><text:span text:style-name="T8">Function:</text:span></text:span><text:span text:style-name="Category"><text:span text:style-name="T22">i/o-error-position</text:span></text:span><text:span text:style-name="T17"> condition</text:span></text:p>
      <text:p text:style-name="P10">[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2">&amp;i/o-filename</text:span></text:span></text:p>
      <text:p text:style-name="Index"><text:span text:style-name="Category"><text:span text:style-name="T8">Function:</text:span></text:span><text:span text:style-name="Category"><text:span text:style-name="T22">make-i/o-filename-error </text:span></text:span><text:span text:style-name="Category"><text:span text:style-name="T33">filename</text:span></text:span></text:p>
      <text:p text:style-name="Index"><text:span text:style-name="Category"><text:span text:style-name="T8">Function:</text:span></text:span><text:span text:style-name="Category"><text:span text:style-name="T22">i/o-filename-error?</text:span></text:span><text:span text:style-name="T17"> obj</text:span></text:p>
      <text:p text:style-name="Index"><text:span text:style-name="Category"><text:span text:style-name="T8">Function:</text:span></text:span><text:span text:style-name="Category"><text:span text:style-name="T22">i/o-error-filename</text:span></text:span><text:span text:style-name="T17"> condition</text:span></text:p>
      <text:p text:style-name="P10">[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2">&amp;i/o-file-protection</text:span></text:span></text:p>
      <text:p text:style-name="Index"><text:span text:style-name="Category"><text:span text:style-name="T8">Function:</text:span></text:span><text:span text:style-name="Category"><text:span text:style-name="T22">make-i/o-file-protection-error </text:span></text:span><text:span text:style-name="Category"><text:span text:style-name="T33">filename</text:span></text:span></text:p>
      <text:p text:style-name="Index"><text:span text:style-name="Category"><text:span text:style-name="T8">Function:</text:span></text:span><text:span text:style-name="Category"><text:span text:style-name="T22">i/o-file-protection-error?</text:span></text:span><text:span text:style-name="T17"> obj</text:span></text:p>
      <text:p text:style-name="P10">[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2">&amp;i/o-file-is-read-only</text:span></text:span></text:p>
      <text:p text:style-name="Index"><text:span text:style-name="Category"><text:span text:style-name="T8">Function:</text:span></text:span><text:span text:style-name="Category"><text:span text:style-name="T22">make-i/o-file-is-read-only-error </text:span></text:span><text:span text:style-name="Category"><text:span text:style-name="T33">filename</text:span></text:span></text:p>
      <text:p text:style-name="Index"><text:span text:style-name="Category"><text:span text:style-name="T8">Function:</text:span></text:span><text:span text:style-name="Category"><text:span text:style-name="T22">i/o-file-is-read-only-error?</text:span></text:span><text:span text:style-name="T17"> obj</text:span></text:p>
      <text:p text:style-name="P10">[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2">&amp;i/o-file-already-exists</text:span></text:span></text:p>
      <text:p text:style-name="Index"><text:span text:style-name="Category"><text:span text:style-name="T8">Function:</text:span></text:span><text:span text:style-name="Category"><text:span text:style-name="T22">make-i/o-file-already-exists-error </text:span></text:span><text:span text:style-name="Category"><text:span text:style-name="T33">filename</text:span></text:span></text:p>
      <text:p text:style-name="Index"><text:span text:style-name="Category"><text:span text:style-name="T8">Function:</text:span></text:span><text:span text:style-name="Category"><text:span text:style-name="T22">i/o-file-already-exists-error?</text:span></text:span><text:span text:style-name="T17"> obj</text:span></text:p>
      <text:p text:style-name="P10">[R6RS] A condition of this type specifies that an operation tried to operate on an existing named <text:soft-page-break/>file under the assumption that it did not exist.</text:p>
      <text:p text:style-name="Index"><text:span text:style-name="Category"><text:span text:style-name="T8">Condition Type:</text:span></text:span><text:span text:style-name="Category"><text:span text:style-name="T22">&amp;i/o-file-does-not-exist</text:span></text:span></text:p>
      <text:p text:style-name="Index"><text:span text:style-name="Category"><text:span text:style-name="T8">Function:</text:span></text:span><text:span text:style-name="Category"><text:span text:style-name="T22">make-i/o-file-does-not-exist-error </text:span></text:span><text:span text:style-name="Category"><text:span text:style-name="T33">filename</text:span></text:span></text:p>
      <text:p text:style-name="Index"><text:span text:style-name="Category"><text:span text:style-name="T8">Function:</text:span></text:span><text:span text:style-name="Category"><text:span text:style-name="T22">i/o-file-does-not-exist-error?</text:span></text:span><text:span text:style-name="T17"> obj</text:span></text:p>
      <text:p text:style-name="P10">[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2">&amp;i/o-port</text:span></text:span></text:p>
      <text:p text:style-name="Index"><text:span text:style-name="Category"><text:span text:style-name="T8">Function:</text:span></text:span><text:span text:style-name="Category"><text:span text:style-name="T22">make-i/o-port-error </text:span></text:span><text:span text:style-name="Category"><text:span text:style-name="T33">port</text:span></text:span></text:p>
      <text:p text:style-name="Index"><text:span text:style-name="Category"><text:span text:style-name="T8">Function:</text:span></text:span><text:span text:style-name="Category"><text:span text:style-name="T22">i/o-port-error?</text:span></text:span><text:span text:style-name="T17"> obj</text:span></text:p>
      <text:p text:style-name="Index"><text:span text:style-name="Category"><text:span text:style-name="T8">Function:</text:span></text:span><text:span text:style-name="Category"><text:span text:style-name="T22">i/o-error-port</text:span></text:span><text:span text:style-name="T17"> condition</text:span></text:p>
      <text:p text:style-name="P10">[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8">Macro:</text:span></text:span><text:span text:style-name="Category"><text:span text:style-name="T22">file-options</text:span></text:span><text:span text:style-name="T17"> file-option-symbol …</text:span></text:p>
      <text:p text:style-name="P10">[R6RS] Each <text:span text:style-name="T16">file-option-symbol</text:span> must be a symbol. The <text:span text:style-name="T16">file-options</text:span> syntax returns a file-options object that encapsulates the specified options.</text:p>
      <text:p text:style-name="P10">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36205043" text:style-name="L8">
        <text:list-item>
          <text:p text:style-name="P57"><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57"><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57"><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2">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2">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2">latin-1-codec</text:span></text:span></text:p>
      <text:p text:style-name="Index"><text:soft-page-break/><text:span text:style-name="Category"><text:span text:style-name="T8">Function:</text:span></text:span><text:span text:style-name="Category"><text:span text:style-name="T22">utf-8-codec</text:span></text:span></text:p>
      <text:p text:style-name="Index"><text:span text:style-name="Category"><text:span text:style-name="T8">Function:</text:span></text:span><text:span text:style-name="Category"><text:span text:style-name="T22">utf-16-codec</text:span></text:span></text:p>
      <text:p text:style-name="First_20_line_20_indent">[R6RS] These are predefined codecs for the ISO 8859-1, UTF-8, and UTF-16 encoding schemes.</text:p>
      <text:p text:style-name="Index"><text:span text:style-name="Category"><text:span text:style-name="T8">Macro:</text:span></text:span><text:span text:style-name="Category"><text:span text:style-name="T22">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2">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2">&amp;i/o-decoding</text:span></text:span></text:p>
      <text:p text:style-name="Index"><text:span text:style-name="Category"><text:span text:style-name="T8">Function:</text:span></text:span><text:span text:style-name="Category"><text:span text:style-name="T22">make-i/o-decoding-error </text:span></text:span><text:span text:style-name="Category"><text:span text:style-name="T33">port</text:span></text:span></text:p>
      <text:p text:style-name="Index"><text:span text:style-name="Category"><text:span text:style-name="T8">Function:</text:span></text:span><text:span text:style-name="Category"><text:span text:style-name="T22">i/o-decoding-error?</text:span></text:span><text:span text:style-name="T17"> obj</text:span></text:p>
      <text:p text:style-name="P10">[R6RS] An exception with this type is raised when one of the operations for textual input from a port encounters a sequence of bytes that cannot be translated into a character or string by the input direction of the port's transcoder.</text:p>
      <text:p text:style-name="P10">When such an exception is raised, the port's position is past the invalid encoding.</text:p>
      <text:p text:style-name="Index"><text:span text:style-name="Category"><text:span text:style-name="T8">Condition Type:</text:span></text:span><text:span text:style-name="Category"><text:span text:style-name="T22">&amp;i/o-encoding</text:span></text:span></text:p>
      <text:p text:style-name="Index"><text:span text:style-name="Category"><text:span text:style-name="T8">Function:</text:span></text:span><text:span text:style-name="Category"><text:span text:style-name="T22">make-i/o-encoding-error </text:span></text:span><text:span text:style-name="Category"><text:span text:style-name="T33">port char</text:span></text:span></text:p>
      <text:p text:style-name="Index"><text:span text:style-name="Category"><text:span text:style-name="T8">Function:</text:span></text:span><text:span text:style-name="Category"><text:span text:style-name="T22">i/o-encoding-error?</text:span></text:span><text:span text:style-name="T17"> obj</text:span></text:p>
      <text:p text:style-name="Index"><text:span text:style-name="Category"><text:span text:style-name="T8">Function:</text:span></text:span><text:span text:style-name="Category"><text:span text:style-name="T22">i/o-encoding-error-char</text:span></text:span><text:span text:style-name="T17"> obj</text:span></text:p>
      <text:p text:style-name="P10">[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2">error-handling-mode</text:span></text:span><text:span text:style-name="T17"> error-handling-mode-symbol</text:span></text:p>
      <text:p text:style-name="P10">[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2">make-transcoder</text:span></text:span><text:span text:style-name="T17"> codec :optional eol-style handling-mode</text:span></text:p>
      <text:p text:style-name="P10">[R6RS] <text:span text:style-name="T16">Codec</text:span> must be a codec; <text:span text:style-name="T16">eol-style</text:span>, if present, an eol-style symbol; and <text:span text:style-name="T16">handling-mode</text:span>, if 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2">native-transcoder</text:span></text:span></text:p>
      <text:p text:style-name="P10">[R6RS] Returns platform dependent transcoder.</text:p>
      <text:p text:style-name="Index"><text:span text:style-name="Category"><text:span text:style-name="T8">Function:</text:span></text:span><text:span text:style-name="Category"><text:span text:style-name="T22">transcoder-codec </text:span></text:span><text:span text:style-name="Category"><text:span text:style-name="T33">transcoder</text:span></text:span></text:p>
      <text:p text:style-name="Index"><text:span text:style-name="Category"><text:span text:style-name="T8">Function:</text:span></text:span><text:span text:style-name="Category"><text:span text:style-name="T22">transcoder-eol-style </text:span></text:span><text:span text:style-name="Category"><text:span text:style-name="T33">transcoder</text:span></text:span></text:p>
      <text:p text:style-name="Index"><text:span text:style-name="Category"><text:span text:style-name="T8">Function:</text:span></text:span><text:span text:style-name="Category"><text:span text:style-name="T22">transcoder-error-handling-mode </text:span></text:span><text:span text:style-name="Category"><text:span text:style-name="T33">transcoder</text:span></text:span></text:p>
      <text:p text:style-name="P10">[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2">bytevector-&gt;string </text:span></text:span><text:span text:style-name="Category"><text:span text:style-name="T33">bytevector transcoder</text:span></text:span></text:p>
      <text:p text:style-name="P10">[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2">string-&gt;bytevector </text:span></text:span><text:span text:style-name="Category"><text:span text:style-name="T33">string transcoder</text:span></text:span></text:p>
      <text:p text:style-name="P10">[R6RS] Returns the bytevector that results from transcoding the <text:span text:style-name="T16">string</text:span> according to the output direction of the transcoder.</text:p>
      <text:h text:style-name="Heading_20_3" text:outline-level="3"><text:soft-page-break/>End-of-file object</text:h>
      <text:p text:style-name="Index"><text:span text:style-name="Category"><text:span text:style-name="T8">Function:</text:span></text:span><text:span text:style-name="Category"><text:span text:style-name="T22">eof-object</text:span></text:span></text:p>
      <text:p text:style-name="P10">[R6RS] Returns the end-of-file object. </text:p>
      <text:p text:style-name="Index"><text:span text:style-name="Category"><text:span text:style-name="T8">Function:</text:span></text:span><text:span text:style-name="Category"><text:span text:style-name="T22">eof-object?</text:span></text:span><text:span text:style-name="Category"><text:span text:style-name="T24"> </text:span></text:span><text:span text:style-name="Category"><text:span text:style-name="T33">obj</text:span></text:span></text:p>
      <text:p text:style-name="P10">[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2">port?</text:span></text:span><text:span text:style-name="Category"><text:span text:style-name="T24"> </text:span></text:span><text:span text:style-name="Category"><text:span text:style-name="T33">obj</text:span></text:span></text:p>
      <text:p text:style-name="P10">[R6RS] Returns #t if <text:span text:style-name="T16">obj</text:span> is port, #f otherwise.</text:p>
      <text:p text:style-name="Index"><text:span text:style-name="Category"><text:span text:style-name="T8">Function:</text:span></text:span><text:span text:style-name="Category"><text:span text:style-name="T22">port-transcoder</text:span></text:span><text:span text:style-name="Category"><text:span text:style-name="T24"> </text:span></text:span><text:span text:style-name="Category"><text:span text:style-name="T33">port</text:span></text:span></text:p>
      <text:p text:style-name="P10">[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2">textual-port?</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binary-port?</text:span></text:span><text:span text:style-name="Category"><text:span text:style-name="T24"> </text:span></text:span><text:span text:style-name="Category"><text:span text:style-name="T33">obj</text:span></text:span></text:p>
      <text:p text:style-name="P10">[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2">transcoded-port</text:span></text:span><text:span text:style-name="Category"><text:span text:style-name="T24"> </text:span></text:span><text:span text:style-name="Category"><text:span text:style-name="T33">binary-port transcoder</text:span></text:span></text:p>
      <text:p text:style-name="P10">[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2">port-has-port-position?</text:span></text:span><text:span text:style-name="Category"><text:span text:style-name="T24"> </text:span></text:span><text:span text:style-name="Category"><text:span text:style-name="T33">port</text:span></text:span></text:p>
      <text:p text:style-name="Index"><text:span text:style-name="Category"><text:span text:style-name="T8">Function:</text:span></text:span><text:span text:style-name="Category"><text:span text:style-name="T22">port-position</text:span></text:span><text:span text:style-name="Category"><text:span text:style-name="T24"> </text:span></text:span><text:span text:style-name="Category"><text:span text:style-name="T33">port</text:span></text:span></text:p>
      <text:p text:style-name="P10">[R6RS] The <text:span text:style-name="T16">port-has-port-position?</text:span> procedure returns #t if the port supports the <text:span text:style-name="T16">port-position</text:span> operation, and #f otherwise.</text:p>
      <text:p text:style-name="P10"><text:s/>The <text:span text:style-name="T16">port-position</text:span> procedure returns the index of the position at which the next position would be read from or written to the port as an exact non-negative integer object.</text:p>
      <text:p text:style-name="Index"><text:span text:style-name="Category"><text:span text:style-name="T8">Function:</text:span></text:span><text:span text:style-name="Category"><text:span text:style-name="T22">port-has-set-port-position!?</text:span></text:span><text:span text:style-name="Category"><text:span text:style-name="T24"> </text:span></text:span><text:span text:style-name="Category"><text:span text:style-name="T33">port</text:span></text:span></text:p>
      <text:p text:style-name="Index"><text:span text:style-name="Category"><text:span text:style-name="T8">Function:</text:span></text:span><text:span text:style-name="Category"><text:span text:style-name="T22">set-port-position</text:span></text:span><text:span text:style-name="Category"><text:span text:style-name="T24"> </text:span></text:span><text:span text:style-name="Category"><text:span text:style-name="T33">port pos</text:span></text:span></text:p>
      <text:p text:style-name="P10">[R6RS] The <text:span text:style-name="T16">port-has-set-port-position!?</text:span> procedure returns #t if the <text:span text:style-name="T16">port</text:span> supports the <text:span text:style-name="T16">set-port-position!</text:span> operation, and #f otherwise.</text:p>
      <text:p text:style-name="P10">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0">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2">close-port</text:span></text:span><text:span text:style-name="Category"><text:span text:style-name="T24"> </text:span></text:span><text:span text:style-name="Category"><text:span text:style-name="T33">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2">call-with-port</text:span></text:span><text:span text:style-name="Category"><text:span text:style-name="T24"> </text:span></text:span><text:span text:style-name="Category"><text:span text:style-name="T33">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text:soft-page-break/>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2">input-port?</text:span></text:span><text:span text:style-name="Category"><text:span text:style-name="T24"> </text:span></text:span><text:span text:style-name="Category"><text:span text:style-name="T33">obj</text:span></text:span></text:p>
      <text:p text:style-name="P10">[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2">port-eof?</text:span></text:span><text:span text:style-name="Category"><text:span text:style-name="T24"> </text:span></text:span><text:span text:style-name="Category"><text:span text:style-name="T33">input-port</text:span></text:span></text:p>
      <text:p text:style-name="P10">[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2">open-file-input-port</text:span></text:span><text:span text:style-name="Category"><text:span text:style-name="T24"> </text:span></text:span><text:span text:style-name="Category"><text:span text:style-name="T33">filename :optional file-options buffer-mode maybe-transcoder</text:span></text:span></text:p>
      <text:p text:style-name="P10">[R6RS] <text:span text:style-name="T16">Maybe-transcoder</text:span> must be either a transcoder or #f.</text:p>
      <text:p text:style-name="P10">The <text:span text:style-name="T16">file-options</text:span> argument, which may determine various aspects of the returned port, defaults to the value of (file-options).</text:p>
      <text:p text:style-name="P10">The <text:span text:style-name="T16">buffer-mode</text:span> argument, if supplied, must be one of the symbols that name a buffer mode. The <text:span text:style-name="T16">buffer-mode</text:span> argument defaults to <text:span text:style-name="T16">block</text:span>.</text:p>
      <text:p text:style-name="P10">If <text:span text:style-name="T16">maybe-transcoder</text:span> is a transcoder, it becomes the transcoder associated with the returned port.</text:p>
      <text:p text:style-name="P10">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input-port</text:span></text:span><text:span text:style-name="Category"><text:span text:style-name="T33"> bytevector :optional maybe-transcoder</text:span></text:span></text:p>
      <text:p text:style-name="P10">[R6RS] <text:span text:style-name="T16">Maybe-transcoder</text:span> must be either a transcoder or #f.</text:p>
      <text:p text:style-name="P10">The <text:span text:style-name="T16">open-bytevector-input-port</text:span> procedure returns an input port whose bytes are drawn from <text:span text:style-name="T16">bytevector</text:span>. If transcoder is specified, it becomes the transcoder associated with the returned port.</text:p>
      <text:p text:style-name="P10">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string-input-port</text:span></text:span><text:span text:style-name="Category"><text:span text:style-name="T33"> string</text:span></text:span></text:p>
      <text:p text:style-name="P10">[R6RS] Returns a textual input port whose characters are drawn from <text:span text:style-name="T16">string</text:span>.</text:p>
      <text:p text:style-name="P10">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2">standard-input-port</text:span></text:span></text:p>
      <text:p text:style-name="P10">[R6RS] Returns a fresh binary input port connected to standard input.</text:p>
      <text:p text:style-name="Index"><text:span text:style-name="Category"><text:span text:style-name="T8">Function:</text:span></text:span><text:span text:style-name="Category"><text:span text:style-name="T22">current-input-port</text:span></text:span><text:span text:style-name="Category"><text:span text:style-name="T24"> </text:span></text:span><text:span text:style-name="Category"><text:span text:style-name="T33">:optional port</text:span></text:span></text:p>
      <text:p text:style-name="P10">[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2">make-custom-binary-input-port</text:span></text:span><text:span text:style-name="Category"><text:span text:style-name="T24"> </text:span></text:span><text:span text:style-name="Category"><text:span text:style-name="T33">id read! get-position set-position! close</text:span></text:span></text:p>
      <text:p text:style-name="P10">[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0">Each of the remaining arguments may be #f; if any of those arguments is not #f, it must be a procedure and should behave as specified below.</text:p>
      <text:list xml:id="list36203414" text:style-name="L9">
        <text:list-item>
          <text:p text:style-name="P58">(<text:span text:style-name="T16">read! bytevector start count</text:span>)</text:p>
          <text:p text:style-name="P58"><text:soft-page-break/>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58"><text:s/>(<text:span text:style-name="T16">get-position</text:span>)</text:p>
          <text:p text:style-name="P58"><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58">(<text:span text:style-name="T16">set-position! pos</text:span>)</text:p>
          <text:p text:style-name="P58"><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58">(<text:span text:style-name="T16">close</text:span>)</text:p>
          <text:p text:style-name="P58">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2">make-custom-textual-input-port</text:span></text:span><text:span text:style-name="Category"><text:span text:style-name="T24"> </text:span></text:span><text:span text:style-name="Category"><text:span text:style-name="T33">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6209781" text:style-name="L10">
        <text:list-item>
          <text:p text:style-name="P62">(<text:span text:style-name="T16">read! string start count</text:span>)</text:p>
          <text:p text:style-name="P62">Start will be a non-negative exact integer object, count will be a positive exact integer 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62">(<text:span text:style-name="T16">get-position</text:span>)</text:p>
          <text:p text:style-name="P62">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62">(<text:span text:style-name="T16">set-position! pos</text:span>)</text:p>
          <text:p text:style-name="P62">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62"><text:s/>(<text:span text:style-name="T16">close</text:span>)</text:p>
          <text:p text:style-name="P62">The <text:span text:style-name="T16">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8">Function:</text:span></text:span><text:span text:style-name="Category"><text:span text:style-name="T22">get-u8</text:span></text:span><text:span text:style-name="Category"><text:span text:style-name="T24"> </text:span></text:span><text:span text:style-name="Category"><text:span text:style-name="T33">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2">lookahead-u8</text:span></text:span><text:span text:style-name="Category"><text:span text:style-name="T24"> </text:span></text:span><text:span text:style-name="Category"><text:span text:style-name="T33">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3">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3">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some</text:span></text:span><text:span text:style-name="Category"><text:span text:style-name="T24"> </text:span></text:span><text:span text:style-name="Category"><text:span text:style-name="T33">binary-input-port :optional reckless</text:span></text:span></text:p>
      <text:p text:style-name="First_20_line_20_indent">[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2">get-bytevector-all</text:span></text:span><text:span text:style-name="Category"><text:span text:style-name="T24"> </text:span></text:span><text:span text:style-name="Category"><text:span text:style-name="T33">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70" text:outline-level="3">Textual Input</text:h>
      <text:p text:style-name="Index"><text:span text:style-name="Category"><text:span text:style-name="T8">Function:</text:span></text:span><text:span text:style-name="Category"><text:span text:style-name="T22">get-char</text:span></text:span><text:span text:style-name="Category"><text:span text:style-name="T24"> </text:span></text:span><text:span text:style-name="Category"><text:span text:style-name="T33">textual-input-port</text:span></text:span></text:p>
      <text:p text:style-name="P11">[R6RS] Reads from <text:span text:style-name="T16">textual-input-port</text:span>, blocking as necessary, until a complete character is available from textual-input-port, or until an end of file is reached.</text:p>
      <text:p text:style-name="P11">If a complete character is available before the next end of file, <text:span text:style-name="T16">get-char</text:span> returns that character and <text:soft-page-break/>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2">lookahead-char</text:span></text:span><text:span text:style-name="Category"><text:span text:style-name="T24"> </text:span></text:span><text:span text:style-name="Category"><text:span text:style-name="T33">textual-input-port</text:span></text:span></text:p>
      <text:p text:style-name="P11">[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3">textual-input-port count</text:span></text:span></text:p>
      <text:p text:style-name="P11">[R6RS] <text:span text:style-name="T16">Count</text:span> must be an exact, non-negative integer object, representing the number of characters to be read.</text:p>
      <text:p text:style-name="P11">The <text:span text:style-name="T16">get-string-n</text:span> procedure reads from textual-input-port, blocking as necessary, until <text:span text:style-name="T16">count</text:span> characters are available, or until an end of file is reached.</text:p>
      <text:p text:style-name="P11">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3">textual-input-port string start count</text:span></text:span></text:p>
      <text:p text:style-name="P11">[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1">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2">get-string-all</text:span></text:span><text:span text:style-name="Category"><text:span text:style-name="T24"> </text:span></text:span><text:span text:style-name="Category"><text:span text:style-name="T33">textual-input-port</text:span></text:span></text:p>
      <text:p text:style-name="P11">[R6RS] Reads from <text:span text:style-name="T16">textual-input-port</text:span> until an end of file, decoding characters in the same manner as <text:span text:style-name="T16">get-string-n</text:span> and <text:span text:style-name="T16">get-string-n!</text:span>.</text:p>
      <text:p text:style-name="P11">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8">Function:</text:span></text:span><text:span text:style-name="Category"><text:span text:style-name="T22">get-line</text:span></text:span><text:span text:style-name="Category"><text:span text:style-name="T24"> </text:span></text:span><text:span text:style-name="Category"><text:span text:style-name="T33">textual-input-port</text:span></text:span></text:p>
      <text:p text:style-name="P11">[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1">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2">get-datum</text:span></text:span><text:span text:style-name="Category"><text:span text:style-name="T24"> </text:span></text:span><text:span text:style-name="Category"><text:span text:style-name="T33">textual-input-port</text:span></text:span></text:p>
      <text:p text:style-name="P11">[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1">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oft-page-break/><text:span text:style-name="T16">read</text:span> is raised. </text:p>
      <text:h text:style-name="Heading_20_3" text:outline-level="3">Output ports</text:h>
      <text:p text:style-name="Index"><text:span text:style-name="Category"><text:span text:style-name="T8">Function:</text:span></text:span><text:span text:style-name="Category"><text:span text:style-name="T22">output-port?</text:span></text:span><text:span text:style-name="Category"><text:span text:style-name="T24"> </text:span></text:span><text:span text:style-name="Category"><text:span text:style-name="T33">obj</text:span></text:span></text:p>
      <text:p text:style-name="P10">[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2">flush-output-port</text:span></text:span><text:span text:style-name="Category"><text:span text:style-name="T24"> </text:span></text:span><text:span text:style-name="Category"><text:span text:style-name="T33">output-port</text:span></text:span></text:p>
      <text:p text:style-name="P10">[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2">output-port-buffer-mode</text:span></text:span><text:span text:style-name="Category"><text:span text:style-name="T24"> </text:span></text:span><text:span text:style-name="Category"><text:span text:style-name="T33">output-port</text:span></text:span></text:p>
      <text:p text:style-name="P10">[R6RS] Returns the symbol that represents the buffer mode of <text:span text:style-name="T16">output-port</text:span>.</text:p>
      <text:p text:style-name="Index"><text:span text:style-name="Category"><text:span text:style-name="T8">Function:</text:span></text:span><text:span text:style-name="Category"><text:span text:style-name="T22">open-file-output-port</text:span></text:span><text:span text:style-name="Category"><text:span text:style-name="T24"> </text:span></text:span><text:span text:style-name="Category"><text:span text:style-name="T33">filename :optional file-options buffer-mode maybe-transcoder</text:span></text:span></text:p>
      <text:p text:style-name="P10">[R6RS] <text:span text:style-name="T16">Maybe-transcoder</text:span> must be either a transcoder or #f.</text:p>
      <text:p text:style-name="P10">The <text:span text:style-name="T16">open-file-output-port</text:span> procedure returns an output port for the named file.</text:p>
      <text:p text:style-name="P10">The <text:span text:style-name="T16">file-options</text:span> argument, which may determine various aspects of the returned port, defaults to the value of (file-options).</text:p>
      <text:p text:style-name="P10">The <text:span text:style-name="T16">buffer-mode</text:span> argument, if supplied, must be one of the symbols that name a buffer mode. The buffer-mode argument defaults to <text:span text:style-name="T16">block</text:span>.</text:p>
      <text:p text:style-name="P10">If <text:span text:style-name="T16">maybe-transcoder</text:span> is a transcoder, it becomes the transcoder associated with the port.</text:p>
      <text:p text:style-name="P10">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output-port</text:span></text:span><text:span text:style-name="Category"><text:span text:style-name="T24"> </text:span></text:span><text:span text:style-name="Category"><text:span text:style-name="T33">:optional maybe-transcoder</text:span></text:span></text:p>
      <text:p text:style-name="P10">[R6RS] <text:span text:style-name="T16">Maybe-transcoder</text:span> must be either a transcoder or #f.</text:p>
      <text:p text:style-name="P10">The <text:span text:style-name="T16">open-bytevector-output-port</text:span> procedure returns two values: an output port and an extraction procedure. The output port accumulates the bytes written to it for later extraction by the procedure.</text:p>
      <text:p text:style-name="P10">If <text:span text:style-name="T16">maybe-transcoder</text:span> is a transcoder, it becomes the transcoder associated with the port. If <text:span text:style-name="T16">maybe-transcoder</text:span> is #f or absent, the port will be a binary port, otherwise the port will be textual port.</text:p>
      <text:p text:style-name="P10">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2">call-with-bytevector-output-port</text:span></text:span><text:span text:style-name="Category"><text:span text:style-name="T24"> </text:span></text:span><text:span text:style-name="Category"><text:span text:style-name="T33">proc</text:span></text:span><text:span text:style-name="Category"><text:span text:style-name="T24"> </text:span></text:span><text:span text:style-name="Category"><text:span text:style-name="T33">:optional maybe-transcoder</text:span></text:span></text:p>
      <text:p text:style-name="P10">[R6RS] <text:span text:style-name="T16">Proc</text:span> must accept one argument. <text:span text:style-name="T16">Maybe-transcoder </text:span>must be either a transcoder or #f.</text:p>
      <text:p text:style-name="P10">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0">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2">open-string-output-port</text:span></text:span></text:p>
      <text:p text:style-name="P10">[R6RS] Returns two values: a textual output port and an extraction procedure. The output port accumulates the characters written to it for later extraction by the procedure.</text:p>
      <text:p text:style-name="P10">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8">Function:</text:span></text:span><text:span text:style-name="Category"><text:span text:style-name="T22">call-with-string-output-port</text:span></text:span><text:span text:style-name="Category"><text:span text:style-name="T24"> </text:span></text:span><text:span text:style-name="Category"><text:span text:style-name="T33">proc</text:span></text:span></text:p>
      <text:p text:style-name="P10">[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2">standard-output-port</text:span></text:span></text:p>
      <text:p text:style-name="Index"><text:span text:style-name="Category"><text:span text:style-name="T8">Function:</text:span></text:span><text:span text:style-name="Category"><text:span text:style-name="T22">standard-error-port</text:span></text:span></text:p>
      <text:p text:style-name="P10">[R6RS] Returns a fresh binary output port connected to the standard output or standard error respectively.</text:p>
      <text:p text:style-name="Index"><text:span text:style-name="Category"><text:span text:style-name="T8">Function:</text:span></text:span><text:span text:style-name="Category"><text:span text:style-name="T22">current-output-port</text:span></text:span><text:span text:style-name="Category"><text:span text:style-name="T24"> </text:span></text:span><text:span text:style-name="Category"><text:span text:style-name="T33">:optional port</text:span></text:span></text:p>
      <text:p text:style-name="Index"><text:span text:style-name="Category"><text:span text:style-name="T8">Function:</text:span></text:span><text:span text:style-name="Category"><text:span text:style-name="T22">current-error-port</text:span></text:span><text:span text:style-name="Category"><text:span text:style-name="T24"> </text:span></text:span><text:span text:style-name="Category"><text:span text:style-name="T33">:optional port</text:span></text:span></text:p>
      <text:p text:style-name="P10">[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2">make-custom-binary-output-port</text:span></text:span><text:span text:style-name="Category"><text:span text:style-name="T24"> </text:span></text:span><text:span text:style-name="Category"><text:span text:style-name="T33">id write! get-position set-position! close</text:span></text:span></text:p>
      <text:p text:style-name="P10">[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0">Each of the remaining arguments may be #f; if any of those arguments is not #f, it must be a procedure and should behave as specified in the description of <text:span text:style-name="T16">make-custom-binary-input-port</text:span>.</text:p>
      <text:list xml:id="list36219075" text:style-name="L11">
        <text:list-item>
          <text:p text:style-name="P59">(<text:span text:style-name="T16">write! bytevector start count</text:span>)</text:p>
          <text:p text:style-name="P59"><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pan text:style-name="Category"><text:span text:style-name="T8">Function:</text:span></text:span><text:span text:style-name="Category"><text:span text:style-name="T22">make-custom-textual-output-port</text:span></text:span><text:span text:style-name="Category"><text:span text:style-name="T24"> </text:span></text:span><text:span text:style-name="Category"><text:span text:style-name="T33">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36220565" text:style-name="L12">
        <text:list-item>
          <text:p text:style-name="P63">(<text:span text:style-name="T16">write! string start count</text:span>)</text:p>
          <text:p text:style-name="P63"><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2">put-u8</text:span></text:span><text:span text:style-name="Category"><text:span text:style-name="T24"> </text:span></text:span><text:span text:style-name="Category"><text:span text:style-name="T33">binary-output-port octet</text:span></text:span></text:p>
      <text:p text:style-name="P10">[R6RS] Writes <text:span text:style-name="T16">octet</text:span> to the output port and returns unspecified values.</text:p>
      <text:p text:style-name="Index"><text:span text:style-name="Category"><text:span text:style-name="T8">Function:</text:span></text:span><text:span text:style-name="Category"><text:span text:style-name="T22">put-bytevector</text:span></text:span><text:span text:style-name="Category"><text:span text:style-name="T24"> </text:span></text:span><text:span text:style-name="Category"><text:span text:style-name="T33">binary-output-port bytevector :optional start count</text:span></text:span></text:p>
      <text:p text:style-name="P10"><text:soft-page-break/>[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2">put-char</text:span></text:span><text:span text:style-name="Category"><text:span text:style-name="T24"> </text:span></text:span><text:span text:style-name="Category"><text:span text:style-name="T33">textual-output-port char</text:span></text:span></text:p>
      <text:p text:style-name="P10">[R6RS] Writes <text:span text:style-name="T16">char</text:span> to the port and returns unspecified values.</text:p>
      <text:p text:style-name="Index"><text:span text:style-name="Category"><text:span text:style-name="T8">Function:</text:span></text:span><text:span text:style-name="Category"><text:span text:style-name="T22">put-string</text:span></text:span><text:span text:style-name="Category"><text:span text:style-name="T24"> </text:span></text:span><text:span text:style-name="Category"><text:span text:style-name="T33">textual-output-port string :optional start count</text:span></text:span></text:p>
      <text:p text:style-name="P10">[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2">put-datum</text:span></text:span><text:span text:style-name="Category"><text:span text:style-name="T24"> </text:span></text:span><text:span text:style-name="Category"><text:span text:style-name="T33">textual-output-port datum</text:span></text:span></text:p>
      <text:p text:style-name="P10">[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2">open-file-input/output-port</text:span></text:span><text:span text:style-name="Category"><text:span text:style-name="T24"> </text:span></text:span><text:span text:style-name="Category"><text:span text:style-name="T33">filename :optional file-options buffer-mode transcoder</text:span></text:span></text:p>
      <text:p text:style-name="P10">[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2">make-custom-binary-input/output-port</text:span></text:span><text:span text:style-name="Category"><text:span text:style-name="T24"> </text:span></text:span><text:span text:style-name="Category"><text:span text:style-name="T33">id read! write! get-position set-position! close</text:span></text:span></text:p>
      <text:p text:style-name="P10">[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0">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2">make-custom-textual-input/output-port</text:span></text:span><text:span text:style-name="Category"><text:span text:style-name="T24"> </text:span></text:span><text:span text:style-name="Category"><text:span text:style-name="T33">id read! write! get-position set-position! close</text:span></text:span></text:p>
      <text:p text:style-name="P10">[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0">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oft-page-break/><text:span text:style-name="Category"><text:span text:style-name="T8">Function:</text:span></text:span><text:span text:style-name="Category"><text:span text:style-name="T22">call-with-input-file</text:span></text:span><text:span text:style-name="Category"><text:span text:style-name="T24"> </text:span></text:span><text:span text:style-name="Category"><text:span text:style-name="T33">filename proc</text:span></text:span></text:p>
      <text:p text:style-name="Index"><text:span text:style-name="Category"><text:span text:style-name="T8">Function:</text:span></text:span><text:span text:style-name="Category"><text:span text:style-name="T22">call-with-output-file</text:span></text:span><text:span text:style-name="Category"><text:span text:style-name="T24"> </text:span></text:span><text:span text:style-name="Category"><text:span text:style-name="T33">filename proc</text:span></text:span></text:p>
      <text:p text:style-name="P10">[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2">with-input-from-file</text:span></text:span><text:span text:style-name="Category"><text:span text:style-name="T24"> </text:span></text:span><text:span text:style-name="Category"><text:span text:style-name="T33">filename thunk</text:span></text:span></text:p>
      <text:p text:style-name="Index"><text:span text:style-name="Category"><text:span text:style-name="T8">Function:</text:span></text:span><text:span text:style-name="Category"><text:span text:style-name="T22">with-output-to-file</text:span></text:span><text:span text:style-name="Category"><text:span text:style-name="T24"> </text:span></text:span><text:span text:style-name="Category"><text:span text:style-name="T33">filename thunk</text:span></text:span></text:p>
      <text:p text:style-name="P10">[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2">open-input-fil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open-output-file</text:span></text:span><text:span text:style-name="Category"><text:span text:style-name="T24"> </text:span></text:span><text:span text:style-name="Category"><text:span text:style-name="T33">filename</text:span></text:span></text:p>
      <text:p text:style-name="P10">[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2">close-input-port</text:span></text:span><text:span text:style-name="Category"><text:span text:style-name="T24"> </text:span></text:span><text:span text:style-name="Category"><text:span text:style-name="T33">port</text:span></text:span></text:p>
      <text:p text:style-name="Index"><text:span text:style-name="Category"><text:span text:style-name="T8">Function:</text:span></text:span><text:span text:style-name="Category"><text:span text:style-name="T22">close-output-port</text:span></text:span><text:span text:style-name="Category"><text:span text:style-name="T24"> </text:span></text:span><text:span text:style-name="Category"><text:span text:style-name="T33">port</text:span></text:span></text:p>
      <text:p text:style-name="P10">[R6RS] Closes <text:span text:style-name="T16">input-port</text:span> or <text:span text:style-name="T16">output-port</text:span>, respectively.</text:p>
      <text:p text:style-name="Index"><text:span text:style-name="Category"><text:span text:style-name="T8">Function:</text:span></text:span><text:span text:style-name="Category"><text:span text:style-name="T22">read-char</text:span></text:span><text:span text:style-name="Category"><text:span text:style-name="T24"> </text:span></text:span><text:span text:style-name="Category"><text:span text:style-name="T33">:optional textual-input-port</text:span></text:span></text:p>
      <text:p text:style-name="Index"><text:span text:style-name="Category"><text:span text:style-name="T8">Function:</text:span></text:span><text:span text:style-name="Category"><text:span text:style-name="T22">peek-char</text:span></text:span><text:span text:style-name="Category"><text:span text:style-name="T24"> </text:span></text:span><text:span text:style-name="Category"><text:span text:style-name="T33">:optional textual-input-port</text:span></text:span></text:p>
      <text:p text:style-name="P10">[R6RS] These work the same as <text:span text:style-name="T16">get-char </text:span>and <text:span text:style-name="T16">lookahead-char</text:span>.</text:p>
      <text:p text:style-name="P10">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2">read</text:span></text:span><text:span text:style-name="Category"><text:span text:style-name="T24"> </text:span></text:span><text:span text:style-name="Category"><text:span text:style-name="T33">:optional textual-input-port</text:span></text:span></text:p>
      <text:p text:style-name="P10">[R6RS] <text:s/>Reads an external representation from <text:span text:style-name="T16">textual-input-port</text:span> and returns the datum it represents. The read procedure operates in the same way as <text:span text:style-name="T16">get-datum</text:span>.</text:p>
      <text:p text:style-name="P10">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2">write-char</text:span></text:span><text:span text:style-name="Category"><text:span text:style-name="T24"> </text:span></text:span><text:span text:style-name="Category"><text:span text:style-name="T33">char :optional textual-output-port</text:span></text:span></text:p>
      <text:p text:style-name="P10">[R6RS] Writes an encoding of the character char to the<text:span text:style-name="T16"> textual-output-port</text:span>, and returns unspecified values.</text:p>
      <text:p text:style-name="P10">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newline</text:span></text:span><text:span text:style-name="Category"><text:span text:style-name="T24"> </text:span></text:span><text:span text:style-name="Category"><text:span text:style-name="T33">:optional textual-output-port</text:span></text:span></text:p>
      <text:p text:style-name="P10">[R6RS] This is equivalent to using <text:span text:style-name="T16">write-char</text:span> to write <text:span text:style-name="T16">#\linefeed</text:span> to <text:span text:style-name="T16">textual-output-port</text:span>.</text:p>
      <text:p text:style-name="P10">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display</text:span></text:span><text:span text:style-name="Category"><text:span text:style-name="T24"> </text:span></text:span><text:span text:style-name="Category"><text:span text:style-name="T33">obj :optional textual-output-port</text:span></text:span></text:p>
      <text:p text:style-name="P10">[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0">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write</text:span></text:span><text:span text:style-name="Category"><text:span text:style-name="T24"> </text:span></text:span><text:span text:style-name="Category"><text:span text:style-name="T33">obj :optional textual-output-port</text:span></text:span></text:p>
      <text:p text:style-name="P10">[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0">If <text:span text:style-name="T16">textual-output-port</text:span> is omitted, it defaults to the value returned by <text:span text:style-name="T16">current-output-port</text:span>.</text:p>
      <text:h text:style-name="Heading_20_2" text:outline-level="2"><text:soft-page-break/>(rnrs files (6))</text:h>
      <text:p text:style-name="Index"><text:span text:style-name="Category"><text:span text:style-name="T8">Function:</text:span></text:span><text:span text:style-name="Category"><text:span text:style-name="T22">file-exists?</text:span></text:span><text:span text:style-name="Category"><text:span text:style-name="T24"> </text:span></text:span><text:span text:style-name="Category"><text:span text:style-name="T33">filename</text:span></text:span></text:p>
      <text:p text:style-name="P10">[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2">delete-file</text:span></text:span><text:span text:style-name="Category"><text:span text:style-name="T24"> </text:span></text:span><text:span text:style-name="Category"><text:span text:style-name="T33">filename</text:span></text:span></text:p>
      <text:p text:style-name="P10">[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2">command-line</text:span></text:span></text:p>
      <text:p text:style-name="P10">[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2">exit</text:span></text:span><text:span text:style-name="Category"><text:span text:style-name="T24"> </text:span></text:span><text:span text:style-name="Category"><text:span text:style-name="T33">:optional obj</text:span></text:span></text:p>
      <text:p text:style-name="P10">[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70" text:outline-level="3">Fixnum</text:h>
      <text:p text:style-name="Text_20_body"><text:span text:style-name="T6">On Sagittarius Scheme, fixnum is 30 bits or 62 bits depending on platform. More generically, it will be calculated like </text:span><text:span text:style-name="T6"><draw:frame draw:style-name="fr1" draw:name="Object1" text:anchor-type="as-char" svg:width="0.4811in" svg:height="0.2075in"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2">fixnum?</text:span></text:span><text:span text:style-name="Category"><text:span text:style-name="T33"> obj</text:span></text:span></text:p>
      <text:p text:style-name="P10">[R6RS] Returns #t if <text:span text:style-name="T16">obj</text:span> is an exact integer object within the fixnum range, #f otherwise.</text:p>
      <text:p text:style-name="Index"><text:span text:style-name="Category"><text:span text:style-name="T8">Function:</text:span></text:span><text:span text:style-name="Category"><text:span text:style-name="T22">fixnum-width</text:span></text:span></text:p>
      <text:p text:style-name="Index"><text:span text:style-name="Category"><text:span text:style-name="T8">Function:</text:span></text:span><text:span text:style-name="Category"><text:span text:style-name="T22">least-fixnum</text:span></text:span></text:p>
      <text:p text:style-name="Index"><text:span text:style-name="Category"><text:span text:style-name="T8">Function:</text:span></text:span><text:span text:style-name="Category"><text:span text:style-name="T22">greatest-fixnum</text:span></text:span></text:p>
      <text:p text:style-name="P10">[R6RS] These procedures returns bit size of fixnum, minimum and maximum value of the fixnum range.</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3">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3">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3">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3">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3">fx1 fx2 fx3 …</text:span></text:span></text:p>
      <text:p text:style-name="P10">[R6RS] These procedures return #t if their arguments are: equal, monotonically increasing, monotonically decreasing, monotonically nondecreasing, or monotonically nonincreasing, #f otherwise. </text:p>
      <text:p text:style-name="Index"><text:soft-page-break/><text:span text:style-name="Category"><text:span text:style-name="T8">Function:</text:span></text:span><text:span text:style-name="Category"><text:span text:style-name="T22">fxzero?</text:span></text:span><text:span text:style-name="Category"><text:span text:style-name="T24"> </text:span></text:span><text:span text:style-name="Category"><text:span text:style-name="T33">fx</text:span></text:span></text:p>
      <text:p text:style-name="Index"><text:span text:style-name="Category"><text:span text:style-name="T8">Function:</text:span></text:span><text:span text:style-name="Category"><text:span text:style-name="T22">fxpositive?</text:span></text:span><text:span text:style-name="Category"><text:span text:style-name="T24"> </text:span></text:span><text:span text:style-name="Category"><text:span text:style-name="T33">fx</text:span></text:span></text:p>
      <text:p text:style-name="Index"><text:span text:style-name="Category"><text:span text:style-name="T8">Function:</text:span></text:span><text:span text:style-name="Category"><text:span text:style-name="T22">fxnegative?</text:span></text:span><text:span text:style-name="Category"><text:span text:style-name="T24"> </text:span></text:span><text:span text:style-name="Category"><text:span text:style-name="T33">fx</text:span></text:span></text:p>
      <text:p text:style-name="Index"><text:span text:style-name="Category"><text:span text:style-name="T8">Function:</text:span></text:span><text:span text:style-name="Category"><text:span text:style-name="T22">fxodd?</text:span></text:span><text:span text:style-name="Category"><text:span text:style-name="T24"> </text:span></text:span><text:span text:style-name="Category"><text:span text:style-name="T33">fx</text:span></text:span></text:p>
      <text:p text:style-name="Index"><text:span text:style-name="Category"><text:span text:style-name="T8">Function:</text:span></text:span><text:span text:style-name="Category"><text:span text:style-name="T22">fxeven?</text:span></text:span><text:span text:style-name="Category"><text:span text:style-name="T24"> </text:span></text:span><text:span text:style-name="Category"><text:span text:style-name="T33">fx</text:span></text:span></text:p>
      <text:p text:style-name="P10">[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8">Function:</text:span></text:span><text:span text:style-name="Category"><text:span text:style-name="T22">fxmax</text:span></text:span><text:span text:style-name="Category"><text:span text:style-name="T24"> </text:span></text:span><text:span text:style-name="Category"><text:span text:style-name="T33">fx1 fx2 …</text:span></text:span></text:p>
      <text:p text:style-name="Index"><text:span text:style-name="Category"><text:span text:style-name="T8">Function:</text:span></text:span><text:span text:style-name="Category"><text:span text:style-name="T22">fxmin</text:span></text:span><text:span text:style-name="Category"><text:span text:style-name="T24"> </text:span></text:span><text:span text:style-name="Category"><text:span text:style-name="T33">fx1 fx2 …</text:span></text:span></text:p>
      <text:p text:style-name="P10">[R6RS] These procedures return the maximum or minimum of their arguments.</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3">fx1 fx2</text:span></text:span></text:p>
      <text:p text:style-name="P23"><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3">fx1 :optional fx2</text:span></text:span></text:p>
      <text:p text:style-name="P23"><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0">With one argument, this procedure returns the additive inverse of its argument, provided that integer object is a fixnum.</text:p>
      <text:p text:style-name="P23"><text:span text:style-name="T1">An exception with condition type </text:span><text:span text:style-name="T18">&amp;implementation-restriction</text:span><text:span text:style-name="T1"> is raised if the mathematically correct result of this procedure is not a fixnum.</text:span></text:p>
      <text:p text:style-name="P23"><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pan text:style-name="Category"><text:span text:style-name="T8">Function:</text:span></text:span><text:span text:style-name="Category"><text:span text:style-name="T22">fxdiv-and-mode</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div</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mod</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div0-and-mod0</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div0</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mod0</text:span></text:span><text:span text:style-name="Category"><text:span text:style-name="T24"> </text:span></text:span><text:span text:style-name="Category"><text:span text:style-name="T33">fx1 fx2</text:span></text:span></text:p>
      <text:p text:style-name="P23"><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3">fx1 fx2 fx3</text:span></text:span></text:p>
      <text:p text:style-name="P10">[R6RS] Returns the two fixnum results of the following computation:</text:p>
      <text:p text:style-name="P21">(let* ((s (+ fx1 fx2 fx3))</text:p>
      <text:p text:style-name="P21"><text:s text:c="7"/>(s0 (mod0 s (expt 2 (fixnum-width))))</text:p>
      <text:p text:style-name="P21"><text:s text:c="7"/>(s1 (div0 s (expt 2 (fixnum-width)))))</text:p>
      <text:p text:style-name="P21"><text:s text:c="2"/>(values s0 s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3">fx1 fx2 fx3</text:span></text:span></text:p>
      <text:p text:style-name="P10">[R6RS] Returns the two fixnum results of the following computation:</text:p>
      <text:p text:style-name="P17">(let* ((d (- fx1 fx2 fx3))</text:p>
      <text:p text:style-name="P17"><text:s text:c="7"/>(d0 (mod0 d (expt 2 (fixnum-width))))</text:p>
      <text:p text:style-name="P17"><text:soft-page-break/><text:s text:c="7"/>(d1 (div0 d (expt 2 (fixnum-width)))))</text:p>
      <text:p text:style-name="P17"><text:s text:c="2"/>(values d0 d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3">fx1 fx2 fx3</text:span></text:span></text:p>
      <text:p text:style-name="P10">[R6RS] Returns the two fixnum results of the following computation:</text:p>
      <text:p text:style-name="P17">(let* ((s (+ (* fx1 fx2) fx3))</text:p>
      <text:p text:style-name="P17"><text:s text:c="7"/>(s0 (mod0 s (expt 2 (fixnum-width))))</text:p>
      <text:p text:style-name="P17"><text:s text:c="7"/>(s1 (div0 s (expt 2 (fixnum-width)))))</text:p>
      <text:p text:style-name="P17"><text:s text:c="2"/>(values s0 s1))</text:p>
      <text:p text:style-name="Index"><text:span text:style-name="Category"><text:span text:style-name="T8">Function:</text:span></text:span><text:span text:style-name="Category"><text:span text:style-name="T22">fxnot</text:span></text:span><text:span text:style-name="Category"><text:span text:style-name="T24"> </text:span></text:span><text:span text:style-name="Category"><text:span text:style-name="T33">fx</text:span></text:span></text:p>
      <text:p text:style-name="P17"><text:span text:style-name="T1">[R6RS] Returns the unique fixnum that is congruent mod </text:span><text:span text:style-name="T1"><draw:frame draw:style-name="fr1" draw:name="Object2" text:anchor-type="as-char" svg:width="0.4811in" svg:height="0.2075in"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2">fxand</text:span></text:span><text:span text:style-name="Category"><text:span text:style-name="T24"> </text:span></text:span><text:span text:style-name="Category"><text:span text:style-name="T33">fx1 … </text:span></text:span></text:p>
      <text:p text:style-name="Index"><text:span text:style-name="Category"><text:span text:style-name="T8">Function:</text:span></text:span><text:span text:style-name="Category"><text:span text:style-name="T22">fxior</text:span></text:span><text:span text:style-name="Category"><text:span text:style-name="T24"> </text:span></text:span><text:span text:style-name="Category"><text:span text:style-name="T33">fx1 … </text:span></text:span></text:p>
      <text:p text:style-name="Index"><text:span text:style-name="Category"><text:span text:style-name="T8">Function:</text:span></text:span><text:span text:style-name="Category"><text:span text:style-name="T22">fxxor</text:span></text:span><text:span text:style-name="Category"><text:span text:style-name="T24"> </text:span></text:span><text:span text:style-name="Category"><text:span text:style-name="T33">fx1 … </text:span></text:span></text:p>
      <text:p text:style-name="P10">[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8">Function:</text:span></text:span><text:span text:style-name="Category"><text:span text:style-name="T22">fxif</text:span></text:span><text:span text:style-name="Category"><text:span text:style-name="T24"> </text:span></text:span><text:span text:style-name="Category"><text:span text:style-name="T33">fx1 fx2 fx3</text:span></text:span></text:p>
      <text:p text:style-name="P17"><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21">(fxior (fxand fx1 fx2)</text:p>
      <text:p text:style-name="P21"><text:s text:c="7"/>(fxand (fxnot fx1) fx3))</text:p>
      <text:p text:style-name="Index"><text:span text:style-name="Category"><text:span text:style-name="T8">Function:</text:span></text:span><text:span text:style-name="Category"><text:span text:style-name="T22">fxbit-count</text:span></text:span><text:span text:style-name="Category"><text:span text:style-name="T24"> </text:span></text:span><text:span text:style-name="Category"><text:span text:style-name="T33">fx</text:span></text:span></text:p>
      <text:p text:style-name="P17"><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21">(fxnot (fxbit-count (fxnot ei)))</text:p>
      <text:p text:style-name="Index"><text:span text:style-name="Category"><text:span text:style-name="T8">Function:</text:span></text:span><text:span text:style-name="Category"><text:span text:style-name="T22">fxlength</text:span></text:span><text:span text:style-name="Category"><text:span text:style-name="T24"> </text:span></text:span><text:span text:style-name="Category"><text:span text:style-name="T33">fx</text:span></text:span></text:p>
      <text:p text:style-name="P17"><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21">(do ((result 0 (+ result 1))</text:p>
      <text:p text:style-name="P21"><text:s text:c="5"/>(bits (if (fxnegative? fx)</text:p>
      <text:p text:style-name="P21"><text:s text:c="15"/>(fxnot fx)</text:p>
      <text:p text:style-name="P21"><text:s text:c="15"/>fx)</text:p>
      <text:p text:style-name="P21"><text:s text:c="11"/>(fxarithmetic-shift-right bits 1)))</text:p>
      <text:p text:style-name="P21"><text:s text:c="4"/>((fxzero? bits)</text:p>
      <text:p text:style-name="P21"><text:s text:c="5"/>result))</text:p>
      <text:p text:style-name="Index"><text:span text:style-name="Category"><text:span text:style-name="T8">Function:</text:span></text:span><text:span text:style-name="Category"><text:span text:style-name="T22">fxfirst-bit-set</text:span></text:span><text:span text:style-name="Category"><text:span text:style-name="T24"> </text:span></text:span><text:span text:style-name="Category"><text:span text:style-name="T33">fx</text:span></text:span></text:p>
      <text:p text:style-name="P17"><text:span text:style-name="T1">[R6RS] Returns the index of the least significant 1 bit in the two’s complement representation of </text:span><text:soft-page-break/><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2">fxfbit-set?</text:span></text:span><text:span text:style-name="Category"><text:span text:style-name="T24"> </text:span></text:span><text:span text:style-name="Category"><text:span text:style-name="T33">fx1 fx2</text:span></text:span></text:p>
      <text:p text:style-name="P17"><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21">(not</text:p>
      <text:p text:style-name="P21"><text:s text:c="2"/>(fxzero?</text:p>
      <text:p text:style-name="P21"><text:s text:c="4"/>(fxand fx1</text:p>
      <text:p text:style-name="P21"><text:s text:c="11"/>(fxarithmetic-shift-left 1 fx2))))</text:p>
      <text:p text:style-name="Index"><text:span text:style-name="Category"><text:span text:style-name="T8">Function:</text:span></text:span><text:span text:style-name="Category"><text:span text:style-name="T22">fxcopy-bit</text:span></text:span><text:span text:style-name="Category"><text:span text:style-name="T24"> </text:span></text:span><text:span text:style-name="Category"><text:span text:style-name="T33">fx1 fx2 fx3</text:span></text:span></text:p>
      <text:p text:style-name="P17"><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21">(let* ((mask (fxarithmetic-shift-left 1 fx2)))</text:p>
      <text:p text:style-name="P21"><text:s text:c="2"/>(fxif mask</text:p>
      <text:p text:style-name="P21"><text:s text:c="8"/>(fxarithmetic-shift-left fx3 fx2)</text:p>
      <text:p text:style-name="P21"><text:s text:c="8"/>fx1))</text:p>
      <text:p text:style-name="Index"><text:span text:style-name="Category"><text:span text:style-name="T8">Function:</text:span></text:span><text:span text:style-name="Category"><text:span text:style-name="T22">fxbit-field</text:span></text:span><text:span text:style-name="Category"><text:span text:style-name="T24"> </text:span></text:span><text:span text:style-name="Category"><text:span text:style-name="T33">fx1 fx2 fx3</text:span></text:span></text:p>
      <text:p text:style-name="P17"><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text:span><text:span text:style-name="T1">positions from </text:span><text:span text:style-name="T15">fx2</text:span><text:span text:style-name="T1"> (inclusive) to </text:span><text:span text:style-name="T15">fx3</text:span><text:span text:style-name="T1"> (exclusive), which is the fixnum result of the following computation:</text:span></text:p>
      <text:p text:style-name="P21">(let* ((mask (fxnot</text:p>
      <text:p text:style-name="P21"><text:s text:c="14"/>(fxarithmetic-shift-left -1 fx3))))</text:p>
      <text:p text:style-name="P21"><text:s text:c="2"/>(fxarithmetic-shift-right (fxand fx1 mask)</text:p>
      <text:p text:style-name="P21"><text:s text:c="28"/>fx2))</text:p>
      <text:p text:style-name="Index"><text:span text:style-name="Category"><text:span text:style-name="T8">Function:</text:span></text:span><text:span text:style-name="Category"><text:span text:style-name="T22">fxcopy-bit-field</text:span></text:span><text:span text:style-name="Category"><text:span text:style-name="T24"> </text:span></text:span><text:span text:style-name="Category"><text:span text:style-name="T33">fx1 fx2 fx3 fx4</text:span></text:span></text:p>
      <text:p text:style-name="P17"><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21">(let* ((to <text:s text:c="3"/>fx1)</text:p>
      <text:p text:style-name="P21"><text:s text:c="7"/>(start fx2)</text:p>
      <text:p text:style-name="P21"><text:s text:c="7"/>(end <text:s text:c="2"/>fx3)</text:p>
      <text:p text:style-name="P21"><text:s text:c="7"/>(from <text:s/>fx4)</text:p>
      <text:p text:style-name="P21"><text:s text:c="7"/>(mask1 (fxarithmetic-shift-left -1 start))</text:p>
      <text:p text:style-name="P21"><text:s text:c="7"/>(mask2 (fxnot</text:p>
      <text:p text:style-name="P21"><text:s text:c="15"/>(fxarithmetic-shift-left -1 end)))</text:p>
      <text:p text:style-name="P21"><text:s text:c="7"/>(mask (fxand mask1 mask2)))</text:p>
      <text:p text:style-name="P21"><text:s text:c="2"/>(fxif mask</text:p>
      <text:p text:style-name="P21"><text:s text:c="8"/>(fxarithmetic-shift-left from start)</text:p>
      <text:p text:style-name="P21"><text:soft-page-break/><text:s text:c="8"/>to))</text:p>
      <text:p text:style-name="Index"><text:span text:style-name="Category"><text:span text:style-name="T8">Function:</text:span></text:span><text:span text:style-name="Category"><text:span text:style-name="T22">fxarithmetic-shift</text:span></text:span><text:span text:style-name="Category"><text:span text:style-name="T24"> </text:span></text:span><text:span text:style-name="Category"><text:span text:style-name="T33">fx1 fx2</text:span></text:span></text:p>
      <text:p text:style-name="P17"><text:span text:style-name="T1">[R6RS] The absolute value of </text:span><text:span text:style-name="T15">fx2</text:span><text:span text:style-name="T1"> must be less than </text:span><text:span text:style-name="T15">(fixnum-width)</text:span><text:span text:style-name="T1">. If </text:span></text:p>
      <text:p text:style-name="P17">(floor (* fx1 (expt 2 fx2)))</text:p>
      <text:p text:style-name="P12">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2">fxarithmetic-shift-left</text:span></text:span><text:span text:style-name="Category"><text:span text:style-name="T24"> </text:span></text:span><text:span text:style-name="Category"><text:span text:style-name="T33">fx1 fx2</text:span></text:span></text:p>
      <text:p text:style-name="Index"><text:span text:style-name="Category"><text:span text:style-name="T8">Function:</text:span></text:span><text:span text:style-name="Category"><text:span text:style-name="T22">fxarithmetic-shift-right</text:span></text:span><text:span text:style-name="Category"><text:span text:style-name="T24"> </text:span></text:span><text:span text:style-name="Category"><text:span text:style-name="T33">fx1 fx2</text:span></text:span></text:p>
      <text:p text:style-name="P17"><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2">fxrotate-bit-field</text:span></text:span><text:span text:style-name="Category"><text:span text:style-name="T24"> </text:span></text:span><text:span text:style-name="Category"><text:span text:style-name="T33">fx1 fx2 fx3 fx4</text:span></text:span></text:p>
      <text:p text:style-name="P17"><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21">(let* ((n <text:s text:c="4"/>fx1)</text:p>
      <text:p text:style-name="P21"><text:s text:c="7"/>(start fx2)</text:p>
      <text:p text:style-name="P21"><text:s text:c="7"/>(end <text:s text:c="2"/>fx3)</text:p>
      <text:p text:style-name="P21"><text:s text:c="7"/>(count fx4)</text:p>
      <text:p text:style-name="P21"><text:s text:c="7"/>(width (fx- end start)))</text:p>
      <text:p text:style-name="P21"><text:s text:c="2"/>(if (fxpositive? width)</text:p>
      <text:p text:style-name="P21"><text:s text:c="6"/>(let* ((count (fxmod count width))</text:p>
      <text:p text:style-name="P21"><text:s text:c="13"/>(field0</text:p>
      <text:p text:style-name="P21"><text:s text:c="15"/>(fxbit-field n start end))</text:p>
      <text:p text:style-name="P21"><text:s text:c="13"/>(field1</text:p>
      <text:p text:style-name="P21"><text:s text:c="15"/>(fxarithmetic-shift-left</text:p>
      <text:p text:style-name="P21"><text:s text:c="17"/>field0 count))</text:p>
      <text:p text:style-name="P21"><text:s text:c="13"/>(field2</text:p>
      <text:p text:style-name="P21"><text:s text:c="15"/>(fxarithmetic-shift-right</text:p>
      <text:p text:style-name="P21"><text:s text:c="17"/>field0 (fx- width count)))</text:p>
      <text:p text:style-name="P21"><text:s text:c="13"/>(field (fxior field1 field2)))</text:p>
      <text:p text:style-name="P21"><text:s text:c="8"/>(fxcopy-bit-field n start end field))</text:p>
      <text:p text:style-name="P21"><text:s text:c="6"/>n))</text:p>
      <text:p text:style-name="Index"><text:span text:style-name="Category"><text:span text:style-name="T8">Function:</text:span></text:span><text:span text:style-name="Category"><text:span text:style-name="T22">fxreverse-bit-field</text:span></text:span><text:span text:style-name="Category"><text:span text:style-name="T24"> </text:span></text:span><text:span text:style-name="Category"><text:span text:style-name="T33">fx1 fx2 fx3</text:span></text:span></text:p>
      <text:p text:style-name="P17"><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71" text:outline-level="3"><text:soft-page-break/>Flonums</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2">flonum?</text:span></text:span><text:span text:style-name="Category"><text:span text:style-name="T24"> </text:span></text:span><text:span text:style-name="Category"><text:span text:style-name="T33">obj</text:span></text:span></text:p>
      <text:p text:style-name="P10">[R6RS] Returns #t if obj is a flonum, #f otherwise.</text:p>
      <text:p text:style-name="Index"><text:span text:style-name="Category"><text:span text:style-name="T8">Function:</text:span></text:span><text:span text:style-name="Category"><text:span text:style-name="T22">real-&gt;flonum</text:span></text:span><text:span text:style-name="Category"><text:span text:style-name="T24"> </text:span></text:span><text:span text:style-name="Category"><text:span text:style-name="T33">x</text:span></text:span></text:p>
      <text:p text:style-name="P19"><text:span text:style-name="T3">[R6RS] Returns the best flonum representation of </text:span><text:span text:style-name="T13">x</text:span><text:span text:style-name="T3">.</text:span></text:p>
      <text:p text:style-name="P10">The value returned is a flonum that is numerically closest to the argument.</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3">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3">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3">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3">fl1 fl2 fl3 … </text:span></text:span></text:p>
      <text:p text:style-name="P10">[R6RS] These procedures return #t if their arguments are: equal, monotonically increasing, monotonically decreasing, monotonically nondecreasing, or monotonically nonincreasing, #f otherwise. These predicates must be transitive.</text:p>
      <text:p text:style-name="Index"><text:span text:style-name="Category"><text:span text:style-name="T8">Function:</text:span></text:span><text:span text:style-name="Category"><text:span text:style-name="T22">flinteger?</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zero?</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positiv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negativ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odd?</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even?</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finit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infinit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nan?</text:span></text:span><text:span text:style-name="Category"><text:span text:style-name="T24"> </text:span></text:span><text:span text:style-name="Category"><text:span text:style-name="T33">fl</text:span></text:span></text:p>
      <text:p text:style-name="P19"><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2">flmax</text:span></text:span><text:span text:style-name="Category"><text:span text:style-name="T24"> </text:span></text:span><text:span text:style-name="Category"><text:span text:style-name="T33">fl1 fl2 … </text:span></text:span></text:p>
      <text:p text:style-name="Index"><text:span text:style-name="Category"><text:span text:style-name="T8">Function:</text:span></text:span><text:span text:style-name="Category"><text:span text:style-name="T22">flmin</text:span></text:span><text:span text:style-name="Category"><text:span text:style-name="T24"> </text:span></text:span><text:span text:style-name="Category"><text:span text:style-name="T33">fl1 fl2 … </text:span></text:span></text:p>
      <text:p text:style-name="P10">[R6RS] These procedures return the maximum or minimum of their arguments. They always return a NaN when one or more of the arguments is a N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 </text:span></text:span></text:p>
      <text:p text:style-name="P10">[R6RS] These procedures return the flonum sum or product of their flonum arguments.</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3">fl1 </text:span></text:span></text:p>
      <text:p text:style-name="P10">[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8">Function:</text:span></text:span><text:span text:style-name="Category"><text:span text:style-name="T22">flabs</text:span></text:span><text:span text:style-name="Category"><text:span text:style-name="T24"> </text:span></text:span><text:span text:style-name="Category"><text:span text:style-name="T33">fl</text:span></text:span></text:p>
      <text:p text:style-name="P19"><text:soft-page-break/><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2">fldiv-and-mod</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div</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mod</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div0-and-mod0</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div0</text:span></text:span><text:span text:style-name="Category"><text:span text:style-name="T24"> </text:span></text:span><text:span text:style-name="Category"><text:span text:style-name="T33">fl1 fl2</text:span></text:span></text:p>
      <text:p text:style-name="Index"><text:span text:style-name="Category"><text:span text:style-name="T8">Function:</text:span></text:span><text:span text:style-name="Category"><text:span text:style-name="T22">flmod0</text:span></text:span><text:span text:style-name="Category"><text:span text:style-name="T24"> </text:span></text:span><text:span text:style-name="Category"><text:span text:style-name="T33">fl1 fl2</text:span></text:span></text:p>
      <text:p text:style-name="P10">[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8">Function:</text:span></text:span><text:span text:style-name="Category"><text:span text:style-name="T22">flnumerator</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denominator</text:span></text:span><text:span text:style-name="Category"><text:span text:style-name="T24"> </text:span></text:span><text:span text:style-name="Category"><text:span text:style-name="T33">fl</text:span></text:span></text:p>
      <text:p text:style-name="P19"><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2">flfloor</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ceiling</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truncate</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round</text:span></text:span><text:span text:style-name="Category"><text:span text:style-name="T24"> </text:span></text:span><text:span text:style-name="Category"><text:span text:style-name="T33">fl</text:span></text:span></text:p>
      <text:p text:style-name="P19"><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10">Although infinities and NaNs are not integer objects, these procedures return an infinity when given an infinity as an argument, and a NaN when given a NaN.</text:p>
      <text:p text:style-name="Index"><text:span text:style-name="Category"><text:span text:style-name="T8">Function:</text:span></text:span><text:span text:style-name="Category"><text:span text:style-name="T22">flexp</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log</text:span></text:span><text:span text:style-name="Category"><text:span text:style-name="T24"> </text:span></text:span><text:span text:style-name="Category"><text:span text:style-name="T33">fl1 :optional fl2</text:span></text:span></text:p>
      <text:p text:style-name="Index"><text:span text:style-name="Category"><text:span text:style-name="T8">Function:</text:span></text:span><text:span text:style-name="Category"><text:span text:style-name="T22">flsin</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cos</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tan</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asin</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acos</text:span></text:span><text:span text:style-name="Category"><text:span text:style-name="T24"> </text:span></text:span><text:span text:style-name="Category"><text:span text:style-name="T33">fl</text:span></text:span></text:p>
      <text:p text:style-name="Index"><text:span text:style-name="Category"><text:span text:style-name="T8">Function:</text:span></text:span><text:span text:style-name="Category"><text:span text:style-name="T22">flatan</text:span></text:span><text:span text:style-name="Category"><text:span text:style-name="T24"> </text:span></text:span><text:span text:style-name="Category"><text:span text:style-name="T33">fl1 :optional fl2</text:span></text:span></text:p>
      <text:p text:style-name="P19"><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2">flsqrt</text:span></text:span><text:span text:style-name="Category"><text:span text:style-name="T24"> </text:span></text:span><text:span text:style-name="Category"><text:span text:style-name="T33">fl</text:span></text:span></text:p>
      <text:p text:style-name="P19"><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2">flexpt</text:span></text:span><text:span text:style-name="Category"><text:span text:style-name="T24"> </text:span></text:span><text:span text:style-name="Category"><text:span text:style-name="T33">fl1 fl2</text:span></text:span></text:p>
      <text:p text:style-name="P19"><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oft-page-break/><text:span text:style-name="Category"><text:span text:style-name="T8">Condition Type:</text:span></text:span><text:span text:style-name="Category"><text:span text:style-name="T22">&amp;no-infinities</text:span></text:span></text:p>
      <text:p text:style-name="Index"><text:span text:style-name="Category"><text:span text:style-name="T8">Function:</text:span></text:span><text:span text:style-name="Category"><text:span text:style-name="T22">make-no-infinities-violation</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no-infinities-violation?</text:span></text:span><text:span text:style-name="T17"> Obj</text:span></text:p>
      <text:p text:style-name="Index"><text:span text:style-name="Category"><text:span text:style-name="T8">Condition Type:</text:span></text:span><text:span text:style-name="Category"><text:span text:style-name="T22">&amp;no-nan</text:span></text:span></text:p>
      <text:p text:style-name="Index"><text:span text:style-name="Category"><text:span text:style-name="T8">Function:</text:span></text:span><text:span text:style-name="Category"><text:span text:style-name="T22">make-no-nan-violation</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no-nan-violation?</text:span></text:span><text:span text:style-name="T17"> obj</text:span></text:p>
      <text:p text:style-name="P10">[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2">fixnum-&gt;flonum</text:span></text:span><text:span text:style-name="Category"><text:span text:style-name="T24"> </text:span></text:span><text:span text:style-name="Category"><text:span text:style-name="T33">fx</text:span></text:span></text:p>
      <text:p text:style-name="P21"><text:span text:style-name="T6">[R6RS] Returns a flonum that is numerically closest to </text:span>fx<text:span text:style-name="T6">.</text:span></text:p>
      <text:h text:style-name="P70"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2">bitwise-not</text:span></text:span><text:span text:style-name="Category"><text:span text:style-name="T24"> </text:span></text:span><text:span text:style-name="Category"><text:span text:style-name="T33">ei</text:span></text:span></text:p>
      <text:p text:style-name="P21"><text:span text:style-name="T6">[R6RS] Returns the exact integer object whose two’s complement representation is the one’s complement of the two’s complement representation of </text:span>ei<text:span text:style-name="T6">.</text:span></text:p>
      <text:p text:style-name="Index"><text:span text:style-name="Category"><text:span text:style-name="T8">Function:</text:span></text:span><text:span text:style-name="Category"><text:span text:style-name="T22">bitwise-and</text:span></text:span><text:span text:style-name="Category"><text:span text:style-name="T24"> </text:span></text:span><text:span text:style-name="Category"><text:span text:style-name="T33">ei1 … </text:span></text:span></text:p>
      <text:p text:style-name="Index"><text:span text:style-name="Category"><text:span text:style-name="T8">Function:</text:span></text:span><text:span text:style-name="Category"><text:span text:style-name="T22">bitwise-ior</text:span></text:span><text:span text:style-name="Category"><text:span text:style-name="T24"> </text:span></text:span><text:span text:style-name="Category"><text:span text:style-name="T33">ei1 … </text:span></text:span></text:p>
      <text:p text:style-name="Index"><text:span text:style-name="Category"><text:span text:style-name="T8">Function:</text:span></text:span><text:span text:style-name="Category"><text:span text:style-name="T22">bitwise-xor</text:span></text:span><text:span text:style-name="Category"><text:span text:style-name="T24"> </text:span></text:span><text:span text:style-name="Category"><text:span text:style-name="T33">ei1 … </text:span></text:span></text:p>
      <text:p text:style-name="P21"><text:span text:style-name="Category"><text:span text:style-name="T27">[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2">bitwise-if</text:span></text:span><text:span text:style-name="Category"><text:span text:style-name="T24"> </text:span></text:span><text:span text:style-name="Category"><text:span text:style-name="T33">ei1 ei2 ei3 </text:span></text:span></text:p>
      <text:p text:style-name="P21"><text:span text:style-name="Category"><text:span text:style-name="T27">[R6RS] Returns the exact integer object that is the bit-wise “if” of the two’s complement representations of its arguments, i.e. for each bit, if it is 1 in </text:span></text:span><text:span text:style-name="Category"><text:span text:style-name="T29">ei1</text:span></text:span><text:span text:style-name="Category"><text:span text:style-name="T27">, the corresponding bit in </text:span></text:span><text:span text:style-name="Category"><text:span text:style-name="T29">ei2</text:span></text:span><text:span text:style-name="Category"><text:span text:style-name="T27"> becomes the value of the corresponding bit in the result, and if it is 0, the corresponding bit in </text:span></text:span><text:span text:style-name="Category"><text:span text:style-name="T29">ei3</text:span></text:span><text:span text:style-name="Category"><text:span text:style-name="T27"> becomes the corresponding bit in the value of the result. This is the result of the following computation:</text:span></text:span></text:p>
      <text:p text:style-name="P21"><text:span text:style-name="Category"><text:span text:style-name="T29">(bitwise-ior (bitwise-and ei1 ei2)</text:span></text:span></text:p>
      <text:p text:style-name="P21"><text:span text:style-name="Category"><text:span text:style-name="T29"><text:s text:c="13"/>(bitwise-and (bitwise-not ei1) ei3))</text:span></text:span></text:p>
      <text:p text:style-name="Index"><text:span text:style-name="Category"><text:span text:style-name="T8">Function:</text:span></text:span><text:span text:style-name="Category"><text:span text:style-name="T22">bitwise-bit-count</text:span></text:span><text:span text:style-name="Category"><text:span text:style-name="T24"> </text:span></text:span><text:span text:style-name="Category"><text:span text:style-name="T33">ei </text:span></text:span></text:p>
      <text:p text:style-name="P21"><text:span text:style-name="Category"><text:span text:style-name="T27">[R6RS] If </text:span></text:span><text:span text:style-name="Category"><text:span text:style-name="T29">ei</text:span></text:span><text:span text:style-name="Category"><text:span text:style-name="T27"> is non-negative, this procedure returns the number of 1 bits in the two’s complement representation of </text:span></text:span><text:span text:style-name="Category"><text:span text:style-name="T29">ei</text:span></text:span><text:span text:style-name="Category"><text:span text:style-name="T27">. Otherwise it returns the result of the following computation:</text:span></text:span></text:p>
      <text:p text:style-name="P21"><text:span text:style-name="Category"><text:span text:style-name="T29">(bitwise-not (bitwise-bit-count (bitwise-not ei)))</text:span></text:span></text:p>
      <text:p text:style-name="Index"><text:span text:style-name="Category"><text:span text:style-name="T8">Function:</text:span></text:span><text:span text:style-name="Category"><text:span text:style-name="T22">bitwise-bit-length</text:span></text:span><text:span text:style-name="Category"><text:span text:style-name="T24"> </text:span></text:span><text:span text:style-name="Category"><text:span text:style-name="T33">ei </text:span></text:span></text:p>
      <text:p text:style-name="P21"><text:span text:style-name="Category"><text:span text:style-name="T27">[R6RS] Returns the number of bits needed to represent </text:span></text:span><text:span text:style-name="Category"><text:span text:style-name="T29">ei</text:span></text:span><text:span text:style-name="Category"><text:span text:style-name="T27"> if it is positive, and the number of bits needed to represent </text:span></text:span><text:span text:style-name="Category"><text:span text:style-name="T29">(bitwise-not ei)</text:span></text:span><text:span text:style-name="Category"><text:span text:style-name="T27"> if it is negative, which is the exact integer object that is the result of the following computation:</text:span></text:span></text:p>
      <text:p text:style-name="P21"><text:span text:style-name="Category"><text:span text:style-name="T29">(do ((result 0 (+ result 1))</text:span></text:span></text:p>
      <text:p text:style-name="P21"><text:span text:style-name="Category"><text:span text:style-name="T29"><text:s text:c="5"/>(bits (if (negative? ei)</text:span></text:span></text:p>
      <text:p text:style-name="P21"><text:span text:style-name="Category"><text:span text:style-name="T29"><text:s text:c="15"/>(bitwise-not ei)</text:span></text:span></text:p>
      <text:p text:style-name="P21"><text:span text:style-name="Category"><text:span text:style-name="T29"><text:s text:c="15"/>ei)</text:span></text:span></text:p>
      <text:p text:style-name="P21"><text:span text:style-name="Category"><text:span text:style-name="T29"><text:s text:c="11"/>(bitwise-arithmetic-shift bits -1)))</text:span></text:span></text:p>
      <text:p text:style-name="P21"><text:soft-page-break/><text:span text:style-name="Category"><text:span text:style-name="T29"><text:s text:c="4"/>((zero? bits)</text:span></text:span></text:p>
      <text:p text:style-name="P21"><text:span text:style-name="Category"><text:span text:style-name="T29"><text:s text:c="5"/>result))</text:span></text:span></text:p>
      <text:p text:style-name="Index"><text:span text:style-name="Category"><text:span text:style-name="T8">Function:</text:span></text:span><text:span text:style-name="Category"><text:span text:style-name="T22">bitwise-first-bit-set</text:span></text:span><text:span text:style-name="Category"><text:span text:style-name="T24"> </text:span></text:span><text:span text:style-name="Category"><text:span text:style-name="T33">ei </text:span></text:span></text:p>
      <text:p text:style-name="P21"><text:span text:style-name="Category"><text:span text:style-name="T27">[R6RS] Returns the index of the least significant 1 bit in the two’s complement representation of </text:span></text:span><text:span text:style-name="Category"><text:span text:style-name="T29">ei</text:span></text:span><text:span text:style-name="Category"><text:span text:style-name="T27">. If </text:span></text:span><text:span text:style-name="Category"><text:span text:style-name="T29">ei</text:span></text:span><text:span text:style-name="Category"><text:span text:style-name="T27"> is 0, then - 1 is returned.</text:span></text:span></text:p>
      <text:p text:style-name="Index"><text:span text:style-name="Category"><text:span text:style-name="T8">Function:</text:span></text:span><text:span text:style-name="Category"><text:span text:style-name="T22">bitwise-bit-set?</text:span></text:span><text:span text:style-name="Category"><text:span text:style-name="T24"> </text:span></text:span><text:span text:style-name="Category"><text:span text:style-name="T33">ei1 ei2</text:span></text:span></text:p>
      <text:p text:style-name="P21"><text:span text:style-name="Category"><text:span text:style-name="T27">[R6RS] </text:span></text:span><text:span text:style-name="Category"><text:span text:style-name="T29">Ei2</text:span></text:span><text:span text:style-name="Category"><text:span text:style-name="T27"> must be non-negative. The </text:span></text:span><text:span text:style-name="Category"><text:span text:style-name="T29">bitwise-bit-set?</text:span></text:span><text:span text:style-name="Category"><text:span text:style-name="T27"> procedure returns #t if the </text:span></text:span><text:span text:style-name="Category"><text:span text:style-name="T29">ei2</text:span></text:span><text:span text:style-name="Category"><text:span text:style-name="T27">th bit is 1 in the two’s complement representation of </text:span></text:span><text:span text:style-name="Category"><text:span text:style-name="T29">ei1</text:span></text:span><text:span text:style-name="Category"><text:span text:style-name="T27">, and #f otherwise. This is the result of the following computation:</text:span></text:span></text:p>
      <text:p text:style-name="P21"><text:span text:style-name="Category"><text:span text:style-name="T29">(not (zero?</text:span></text:span></text:p>
      <text:p text:style-name="P21"><text:span text:style-name="Category"><text:span text:style-name="T29"><text:s text:c="7"/>(bitwise-and</text:span></text:span></text:p>
      <text:p text:style-name="P21"><text:span text:style-name="Category"><text:span text:style-name="T29"><text:s text:c="9"/>(bitwise-arithmetic-shift-left 1 ei2)</text:span></text:span></text:p>
      <text:p text:style-name="P21"><text:span text:style-name="Category"><text:span text:style-name="T29"><text:s text:c="9"/>ei1)))</text:span></text:span></text:p>
      <text:p text:style-name="Index"><text:span text:style-name="Category"><text:span text:style-name="T8">Function:</text:span></text:span><text:span text:style-name="Category"><text:span text:style-name="T22">bitwise-copy-bit</text:span></text:span><text:span text:style-name="Category"><text:span text:style-name="T24"> </text:span></text:span><text:span text:style-name="Category"><text:span text:style-name="T33">ei1 ei2 ei3</text:span></text:span></text:p>
      <text:p text:style-name="P21"><text:span text:style-name="Category"><text:span text:style-name="T27">[R6RS] </text:span></text:span><text:span text:style-name="Category"><text:span text:style-name="T29">Ei2</text:span></text:span><text:span text:style-name="Category"><text:span text:style-name="T27"> must be non-negative, and </text:span></text:span><text:span text:style-name="Category"><text:span text:style-name="T29">ei3</text:span></text:span><text:span text:style-name="Category"><text:span text:style-name="T27"> must be either 0 or 1. The </text:span></text:span><text:span text:style-name="Category"><text:span text:style-name="T29">bitwise-copy-bit</text:span></text:span><text:span text:style-name="Category"><text:span text:style-name="T27"> procedure returns the result of replacing the </text:span></text:span><text:span text:style-name="Category"><text:span text:style-name="T29">ei2</text:span></text:span><text:span text:style-name="Category"><text:span text:style-name="T27">th bit of </text:span></text:span><text:span text:style-name="Category"><text:span text:style-name="T29">ei1</text:span></text:span><text:span text:style-name="Category"><text:span text:style-name="T27"> by the </text:span></text:span><text:span text:style-name="Category"><text:span text:style-name="T29">ei2</text:span></text:span><text:span text:style-name="Category"><text:span text:style-name="T27">th bit of </text:span></text:span><text:span text:style-name="Category"><text:span text:style-name="T29">ei3</text:span></text:span><text:span text:style-name="Category"><text:span text:style-name="T27">, which is the result of the following computation:</text:span></text:span></text:p>
      <text:p text:style-name="P21"><text:span text:style-name="Category"><text:span text:style-name="T29">(let* ((mask (bitwise-arithmetic-shift-left 1 ei2)))</text:span></text:span></text:p>
      <text:p text:style-name="P21"><text:span text:style-name="Category"><text:span text:style-name="T29"><text:s text:c="2"/>(bitwise-if mask</text:span></text:span></text:p>
      <text:p text:style-name="P21"><text:span text:style-name="Category"><text:span text:style-name="T29"><text:s text:c="12"/>(bitwise-arithmetic-shift-left ei3 ei2)</text:span></text:span></text:p>
      <text:p text:style-name="P21"><text:span text:style-name="Category"><text:span text:style-name="T29"><text:s text:c="12"/>ei1))</text:span></text:span></text:p>
      <text:p text:style-name="Index"><text:span text:style-name="Category"><text:span text:style-name="T8">Function:</text:span></text:span><text:span text:style-name="Category"><text:span text:style-name="T22">bitwise-bit-field</text:span></text:span><text:span text:style-name="Category"><text:span text:style-name="T24"> </text:span></text:span><text:span text:style-name="Category"><text:span text:style-name="T33">ei1 ei2 ei3</text:span></text:span></text:p>
      <text:p text:style-name="P21"><text:span text:style-name="Category"><text:span text:style-name="T27">[R6RS] </text:span></text:span><text:span text:style-name="Category"><text:span text:style-name="T29">Ei2</text:span></text:span><text:span text:style-name="Category"><text:span text:style-name="T27"> and </text:span></text:span><text:span text:style-name="Category"><text:span text:style-name="T29">ei3</text:span></text:span><text:span text:style-name="Category"><text:span text:style-name="T27"> must be non-negative, and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The </text:span></text:span><text:span text:style-name="Category"><text:span text:style-name="T29">bitwise-bit-field</text:span></text:span><text:span text:style-name="Category"><text:span text:style-name="T27"> procedure returns the number represented by the bits at the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which is the result of the following computation:</text:span></text:span></text:p>
      <text:p text:style-name="P21"><text:span text:style-name="Category"><text:span text:style-name="T29">(let ((mask</text:span></text:span></text:p>
      <text:p text:style-name="P21"><text:span text:style-name="Category"><text:span text:style-name="T29"><text:s text:c="7"/>(bitwise-not</text:span></text:span></text:p>
      <text:p text:style-name="P21"><text:span text:style-name="Category"><text:span text:style-name="T29"><text:s text:c="8"/>(bitwise-arithmetic-shift-left -1 ei3))))</text:span></text:span></text:p>
      <text:p text:style-name="P21"><text:span text:style-name="Category"><text:span text:style-name="T29"><text:s text:c="2"/>(bitwise-arithmetic-shift-right</text:span></text:span></text:p>
      <text:p text:style-name="P21"><text:span text:style-name="Category"><text:span text:style-name="T29"><text:s text:c="4"/>(bitwise-and ei1 mask)</text:span></text:span></text:p>
      <text:p text:style-name="P21"><text:span text:style-name="Category"><text:span text:style-name="T29"><text:s text:c="4"/>ei2))</text:span></text:span></text:p>
      <text:p text:style-name="Index"><text:span text:style-name="Category"><text:span text:style-name="T8">Function:</text:span></text:span><text:span text:style-name="Category"><text:span text:style-name="T22">bitwise-copy-bit-field</text:span></text:span><text:span text:style-name="Category"><text:span text:style-name="T24"> </text:span></text:span><text:span text:style-name="Category"><text:span text:style-name="T33">ei1 ei2 ei3 ei4</text:span></text:span></text:p>
      <text:p text:style-name="P21"><text:span text:style-name="Category"><text:span text:style-name="T27">[R6RS] </text:span></text:span><text:span text:style-name="Category"><text:span text:style-name="T29">Ei2</text:span></text:span><text:span text:style-name="Category"><text:span text:style-name="T27"> and </text:span></text:span><text:span text:style-name="Category"><text:span text:style-name="T29">ei3</text:span></text:span><text:span text:style-name="Category"><text:span text:style-name="T27"> must be non-negative, and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The </text:span></text:span><text:span text:style-name="Category"><text:span text:style-name="T29">bitwise-copy-bit-field</text:span></text:span><text:span text:style-name="Category"><text:span text:style-name="T27"> procedure returns the result of replacing in </text:span></text:span><text:span text:style-name="Category"><text:span text:style-name="T29">ei1</text:span></text:span><text:span text:style-name="Category"><text:span text:style-name="T27"> the bits at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by the corresponding bits in </text:span></text:span><text:span text:style-name="Category"><text:span text:style-name="T29">ei4</text:span></text:span><text:span text:style-name="Category"><text:span text:style-name="T27">, which is the fixnum result of the following computation:</text:span></text:span></text:p>
      <text:p text:style-name="P21"><text:span text:style-name="Category"><text:span text:style-name="T29">(let* ((to <text:s text:c="3"/>ei1)</text:span></text:span></text:p>
      <text:p text:style-name="P21"><text:span text:style-name="Category"><text:span text:style-name="T29"><text:s text:c="7"/>(start ei2)</text:span></text:span></text:p>
      <text:p text:style-name="P21"><text:span text:style-name="Category"><text:span text:style-name="T29"><text:s text:c="7"/>(end <text:s text:c="2"/>ei3)</text:span></text:span></text:p>
      <text:p text:style-name="P21"><text:span text:style-name="Category"><text:span text:style-name="T29"><text:s text:c="7"/>(from <text:s/>ei4)</text:span></text:span></text:p>
      <text:p text:style-name="P21"><text:span text:style-name="Category"><text:span text:style-name="T29"><text:s text:c="7"/>(mask1</text:span></text:span></text:p>
      <text:p text:style-name="P21"><text:soft-page-break/><text:span text:style-name="Category"><text:span text:style-name="T29"><text:s text:c="9"/>(bitwise-arithmetic-shift-left -1 start))</text:span></text:span></text:p>
      <text:p text:style-name="P21"><text:span text:style-name="Category"><text:span text:style-name="T29"><text:s text:c="7"/>(mask2</text:span></text:span></text:p>
      <text:p text:style-name="P21"><text:span text:style-name="Category"><text:span text:style-name="T29"><text:s text:c="9"/>(bitwise-not</text:span></text:span></text:p>
      <text:p text:style-name="P21"><text:span text:style-name="Category"><text:span text:style-name="T29"><text:s text:c="11"/>(bitwise-arithmetic-shift-left -1 end)))</text:span></text:span></text:p>
      <text:p text:style-name="P21"><text:span text:style-name="Category"><text:span text:style-name="T29"><text:s text:c="7"/>(mask (bitwise-and mask1 mask2)))</text:span></text:span></text:p>
      <text:p text:style-name="P21"><text:span text:style-name="Category"><text:span text:style-name="T29"><text:s text:c="2"/>(bitwise-if mask</text:span></text:span></text:p>
      <text:p text:style-name="P21"><text:span text:style-name="Category"><text:span text:style-name="T29"><text:s text:c="14"/>(bitwise-arithmetic-shift-left from</text:span></text:span></text:p>
      <text:p text:style-name="P21"><text:span text:style-name="Category"><text:span text:style-name="T29"><text:s text:c="45"/>start)</text:span></text:span></text:p>
      <text:p text:style-name="P21"><text:span text:style-name="Category"><text:span text:style-name="T29"><text:s text:c="14"/>to))</text:span></text:span></text:p>
      <text:p text:style-name="Index"><text:span text:style-name="Category"><text:span text:style-name="T8">Function:</text:span></text:span><text:span text:style-name="Category"><text:span text:style-name="T22">bitwise-arithmetic-shift</text:span></text:span><text:span text:style-name="Category"><text:span text:style-name="T24"> </text:span></text:span><text:span text:style-name="Category"><text:span text:style-name="T33">ei1 ei2</text:span></text:span></text:p>
      <text:p text:style-name="P21"><text:span text:style-name="Category"><text:span text:style-name="T27">[R6RS] Returns the result of the following computation:</text:span></text:span></text:p>
      <text:p text:style-name="P21"><text:span text:style-name="Category"><text:span text:style-name="T29">(floor (* ei1 (expt 2 ei2)))</text:span></text:span></text:p>
      <text:p text:style-name="Index"><text:span text:style-name="Category"><text:span text:style-name="T8">Function:</text:span></text:span><text:span text:style-name="Category"><text:span text:style-name="T22">bitwise-arithmetic-shift-left</text:span></text:span><text:span text:style-name="Category"><text:span text:style-name="T24"> </text:span></text:span><text:span text:style-name="Category"><text:span text:style-name="T33">ei1 ei2</text:span></text:span></text:p>
      <text:p text:style-name="Index"><text:span text:style-name="Category"><text:span text:style-name="T8">Function:</text:span></text:span><text:span text:style-name="Category"><text:span text:style-name="T22">bitwise-arithmetic-shift-right</text:span></text:span><text:span text:style-name="Category"><text:span text:style-name="T24"> </text:span></text:span><text:span text:style-name="Category"><text:span text:style-name="T33">ei1 ei2</text:span></text:span></text:p>
      <text:p text:style-name="P21"><text:span text:style-name="Category"><text:span text:style-name="T27">[R6RS] Ei2 must be non-negative. The </text:span></text:span><text:span text:style-name="Category"><text:span text:style-name="T29">bitwise-arithmetic-shift-left</text:span></text:span><text:span text:style-name="Category"><text:span text:style-name="T27"> procedure returns the same result as </text:span></text:span><text:span text:style-name="Category"><text:span text:style-name="T29">bitwise-arithmetic-shift</text:span></text:span><text:span text:style-name="Category"><text:span text:style-name="T27">, and</text:span></text:span></text:p>
      <text:p text:style-name="P21"><text:span text:style-name="Category"><text:span text:style-name="T29">(bitwise-arithmetic-shift-right ei1 ei2)</text:span></text:span></text:p>
      <text:p text:style-name="P21"><text:span text:style-name="Category"><text:span text:style-name="T27">returns the same result as</text:span></text:span></text:p>
      <text:p text:style-name="P21"><text:span text:style-name="Category"><text:span text:style-name="T29">(bitwise-arithmetic-shift ei1 (- ei2)).</text:span></text:span></text:p>
      <text:p text:style-name="Index"><text:span text:style-name="Category"><text:span text:style-name="T8">Function:</text:span></text:span><text:span text:style-name="Category"><text:span text:style-name="T22">bitwise-rotate-bit-field</text:span></text:span><text:span text:style-name="Category"><text:span text:style-name="T24"> </text:span></text:span><text:span text:style-name="Category"><text:span text:style-name="T33">ei1 ei2 ei3 ei4</text:span></text:span></text:p>
      <text:p text:style-name="P21"><text:span text:style-name="Category"><text:span text:style-name="T27">[R6RS] </text:span></text:span><text:span text:style-name="Category"><text:span text:style-name="T29">Ei2</text:span></text:span><text:span text:style-name="Category"><text:span text:style-name="T27">, </text:span></text:span><text:span text:style-name="Category"><text:span text:style-name="T29">ei3</text:span></text:span><text:span text:style-name="Category"><text:span text:style-name="T27">, </text:span></text:span><text:span text:style-name="Category"><text:span text:style-name="T29">ei4</text:span></text:span><text:span text:style-name="Category"><text:span text:style-name="T27"> must be non-negative,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and </text:span></text:span><text:span text:style-name="Category"><text:span text:style-name="T29">ei4</text:span></text:span><text:span text:style-name="Category"><text:span text:style-name="T27"> must be non-negative. procedure returns the result of cyclically permuting in </text:span></text:span><text:span text:style-name="Category"><text:span text:style-name="T29">ei1</text:span></text:span><text:span text:style-name="Category"><text:span text:style-name="T27"> the bits at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by </text:span></text:span><text:span text:style-name="Category"><text:span text:style-name="T29">ei4</text:span></text:span><text:span text:style-name="Category"><text:span text:style-name="T27"> bits towards the more significant bits, which is the result of the following computation:</text:span></text:span></text:p>
      <text:p text:style-name="P21"><text:span text:style-name="Category"><text:span text:style-name="T29">(let* ((n <text:s text:c="4"/>ei1)</text:span></text:span></text:p>
      <text:p text:style-name="P21"><text:span text:style-name="Category"><text:span text:style-name="T29"><text:s text:c="7"/>(start ei2)</text:span></text:span></text:p>
      <text:p text:style-name="P21"><text:span text:style-name="Category"><text:span text:style-name="T29"><text:s text:c="7"/>(end <text:s text:c="2"/>ei3)</text:span></text:span></text:p>
      <text:p text:style-name="P21"><text:span text:style-name="Category"><text:span text:style-name="T29"><text:s text:c="7"/>(count ei4)</text:span></text:span></text:p>
      <text:p text:style-name="P21"><text:span text:style-name="Category"><text:span text:style-name="T29"><text:s text:c="7"/>(width (- end start)))</text:span></text:span></text:p>
      <text:p text:style-name="P21"><text:span text:style-name="Category"><text:span text:style-name="T29"><text:s text:c="2"/>(if (positive? width)</text:span></text:span></text:p>
      <text:p text:style-name="P21"><text:span text:style-name="Category"><text:span text:style-name="T29"><text:s text:c="6"/>(let* ((count (mod count width))</text:span></text:span></text:p>
      <text:p text:style-name="P21"><text:span text:style-name="Category"><text:span text:style-name="T29"><text:s text:c="13"/>(field0</text:span></text:span></text:p>
      <text:p text:style-name="P21"><text:span text:style-name="Category"><text:span text:style-name="T29"><text:s text:c="15"/>(bitwise-bit-field n start end))</text:span></text:span></text:p>
      <text:p text:style-name="P21"><text:span text:style-name="Category"><text:span text:style-name="T29"><text:s text:c="13"/>(field1 (bitwise-arithmetic-shift-left</text:span></text:span></text:p>
      <text:p text:style-name="P21"><text:span text:style-name="Category"><text:span text:style-name="T29"><text:s text:c="23"/>field0 count))</text:span></text:span></text:p>
      <text:p text:style-name="P21"><text:span text:style-name="Category"><text:span text:style-name="T29"><text:s text:c="13"/>(field2 (bitwise-arithmetic-shift-right</text:span></text:span></text:p>
      <text:p text:style-name="P21"><text:span text:style-name="Category"><text:span text:style-name="T29"><text:s text:c="23"/>field0</text:span></text:span></text:p>
      <text:p text:style-name="P21"><text:span text:style-name="Category"><text:span text:style-name="T29"><text:s text:c="23"/>(- width count)))</text:span></text:span></text:p>
      <text:p text:style-name="P21"><text:span text:style-name="Category"><text:span text:style-name="T29"><text:s text:c="13"/>(field (bitwise-ior field1 field2)))</text:span></text:span></text:p>
      <text:p text:style-name="P21"><text:soft-page-break/><text:span text:style-name="Category"><text:span text:style-name="T29"><text:s text:c="8"/>(bitwise-copy-bit-field n start end field))</text:span></text:span></text:p>
      <text:p text:style-name="P21"><text:span text:style-name="Category"><text:span text:style-name="T29"><text:s text:c="6"/>n))</text:span></text:span></text:p>
      <text:p text:style-name="Index"><text:span text:style-name="Category"><text:span text:style-name="T8">Function:</text:span></text:span><text:span text:style-name="Category"><text:span text:style-name="T22">bitwise-reverse-bit-field</text:span></text:span><text:span text:style-name="Category"><text:span text:style-name="T24"> </text:span></text:span><text:span text:style-name="Category"><text:span text:style-name="T33">ei1 ei2 ei3</text:span></text:span></text:p>
      <text:p text:style-name="P21"><text:span text:style-name="Category"><text:span text:style-name="T27">[R6RS] </text:span></text:span><text:span text:style-name="Category"><text:span text:style-name="T29">Ei2</text:span></text:span><text:span text:style-name="Category"><text:span text:style-name="T27"> and </text:span></text:span><text:span text:style-name="Category"><text:span text:style-name="T29">ei3</text:span></text:span><text:span text:style-name="Category"><text:span text:style-name="T27"> must be non-negative, and </text:span></text:span><text:span text:style-name="Category"><text:span text:style-name="T29">ei2</text:span></text:span><text:span text:style-name="Category"><text:span text:style-name="T27"> must be less than or equal to </text:span></text:span><text:span text:style-name="Category"><text:span text:style-name="T29">ei3</text:span></text:span><text:span text:style-name="Category"><text:span text:style-name="T27">. The </text:span></text:span><text:span text:style-name="Category"><text:span text:style-name="T29">bitwise-reverse-bit-field</text:span></text:span><text:span text:style-name="Category"><text:span text:style-name="T27"> procedure returns the result obtained from </text:span></text:span><text:span text:style-name="Category"><text:span text:style-name="T29">ei1</text:span></text:span><text:span text:style-name="Category"><text:span text:style-name="T27"> by reversing the order of the bits at positions from </text:span></text:span><text:span text:style-name="Category"><text:span text:style-name="T29">ei2</text:span></text:span><text:span text:style-name="Category"><text:span text:style-name="T27"> (inclusive) to </text:span></text:span><text:span text:style-name="Category"><text:span text:style-name="T29">ei3</text:span></text:span><text:span text:style-name="Category"><text:span text:style-name="T27"> (exclusive). </text:span></text:span></text:p>
      <text:h text:style-name="Heading_20_2" text:outline-level="2"><text:span text:style-name="Category"><text:span text:style-name="T37">(rnrs syntax-case (6))</text:span></text:span></text:h>
      <text:p text:style-name="Text_20_body"><text:span text:style-name="Category"><text:span text:style-name="T27">On Sagittarius Scheme </text:span></text:span><text:span text:style-name="Category"><text:span text:style-name="T35">syntax-case</text:span></text:span><text:span text:style-name="Category"><text:span text:style-name="T27"> does not behave as R6RS required. This is why it is </text:span></text:span><text:span text:style-name="Category"><text:span text:style-name="T22">MOSTLY </text:span></text:span><text:span text:style-name="Category"><text:span text:style-name="T24">R6RS implementation. As far as I know the part which is not compromised with R6RS is following expression does not return correct answer:</text:span></text:span></text:p>
      <text:p text:style-name="First_20_line_20_indent"><text:span text:style-name="Category"><text:span text:style-name="T33">(define-syntax let/scope</text:span></text:span></text:p>
      <text:p text:style-name="First_20_line_20_indent"><text:span text:style-name="Category"><text:span text:style-name="T33"><text:s text:c="2"/>(lambda(x)</text:span></text:span></text:p>
      <text:p text:style-name="First_20_line_20_indent"><text:span text:style-name="Category"><text:span text:style-name="T33"><text:s text:c="4"/>(syntax-case x ()</text:span></text:span></text:p>
      <text:p text:style-name="First_20_line_20_indent"><text:span text:style-name="Category"><text:span text:style-name="T33"><text:s text:c="6"/>((k scope-name body ...)</text:span></text:span></text:p>
      <text:p text:style-name="First_20_line_20_indent"><text:span text:style-name="Category"><text:span text:style-name="T33"><text:s text:c="7"/>#'(let-syntax</text:span></text:span></text:p>
      <text:p text:style-name="First_20_line_20_indent"><text:span text:style-name="Category"><text:span text:style-name="T33"><text:s text:c="13"/>((scope-name</text:span></text:span></text:p>
      <text:p text:style-name="First_20_line_20_indent"><text:span text:style-name="Category"><text:span text:style-name="T33"><text:s text:c="15"/>(lambda(x)</text:span></text:span></text:p>
      <text:p text:style-name="First_20_line_20_indent"><text:span text:style-name="Category"><text:span text:style-name="T33"><text:s text:c="17"/>(syntax-case x ()</text:span></text:span></text:p>
      <text:p text:style-name="First_20_line_20_indent"><text:span text:style-name="Category"><text:span text:style-name="T33"><text:s text:c="19"/>((_ b (... ...))</text:span></text:span></text:p>
      <text:p text:style-name="First_20_line_20_indent"><text:span text:style-name="Category"><text:span text:style-name="T33"><text:s text:c="20"/>#`(begin</text:span></text:span></text:p>
      <text:p text:style-name="First_20_line_20_indent"><text:span text:style-name="Category"><text:span text:style-name="T33"><text:s text:c="24"/>#,@(datum-&gt;syntax #'k</text:span></text:span></text:p>
      <text:p text:style-name="First_20_line_20_indent"><text:span text:style-name="Category"><text:span text:style-name="T33"><text:s text:c="29"/>(syntax-&gt;datum #'(b (... ...))))))))))</text:span></text:span></text:p>
      <text:p text:style-name="First_20_line_20_indent"><text:span text:style-name="Category"><text:span text:style-name="T33"><text:s text:c="11"/>body ...)))))</text:span></text:span></text:p>
      <text:p text:style-name="First_20_line_20_indent"><text:span text:style-name="Category"><text:span text:style-name="T33">(let ((x 1))</text:span></text:span></text:p>
      <text:p text:style-name="First_20_line_20_indent"><text:span text:style-name="Category"><text:span text:style-name="T33"><text:s text:c="2"/>(let/scope d1</text:span></text:span></text:p>
      <text:p text:style-name="First_20_line_20_indent"><text:span text:style-name="Category"><text:span text:style-name="T33"><text:s text:c="4"/>(let ((x 2))</text:span></text:span></text:p>
      <text:p text:style-name="First_20_line_20_indent"><text:span text:style-name="Category"><text:span text:style-name="T33"><text:s text:c="6"/>(let/scope d2</text:span></text:span></text:p>
      <text:p text:style-name="First_20_line_20_indent"><text:span text:style-name="Category"><text:span text:style-name="T33"><text:s text:c="8"/>(let ((x 3))</text:span></text:span></text:p>
      <text:p text:style-name="First_20_line_20_indent"><text:span text:style-name="Category"><text:span text:style-name="T33"><text:s text:c="10"/>(list (d1 x) (d2 x) x))))))</text:span></text:span></text:p>
      <text:p text:style-name="P31"><text:span text:style-name="Category"><text:span text:style-name="T24">This should return </text:span></text:span><text:span text:style-name="Category"><text:span text:style-name="T33">(1 2 3)</text:span></text:span><text:span text:style-name="Category"><text:span text:style-name="T34"> </text:span></text:span><text:span text:style-name="Category"><text:span text:style-name="T25">however on Sagittarius it returns </text:span></text:span><text:span text:style-name="Category"><text:span text:style-name="T34">(1 1 3)</text:span></text:span><text:span text:style-name="Category"><text:span text:style-name="T25">. If you want to write a portable program with </text:span></text:span><text:span text:style-name="Category"><text:span text:style-name="T34">syntax-case</text:span></text:span><text:span text:style-name="Category"><text:span text:style-name="T25">, it is better to check in other implementation.</text:span></text:span></text:p>
      <text:p text:style-name="Index"><text:span text:style-name="Category"><text:span text:style-name="T8">Syntax:</text:span></text:span><text:span text:style-name="Category"><text:span text:style-name="T22">syntax-case</text:span></text:span><text:span text:style-name="Category"><text:span text:style-name="T24"> </text:span></text:span><text:span text:style-name="Category"><text:span text:style-name="T33">expression (literal …) clause </text:span></text:span></text:p>
      <text:p text:style-name="First_20_line_20_indent"><text:span text:style-name="Category"><text:span text:style-name="T25">[R6RS] <text:s/>Each </text:span></text:span><text:span text:style-name="Category"><text:span text:style-name="T34">literal </text:span></text:span><text:span text:style-name="Category"><text:span text:style-name="T25">must be an identifier. Each </text:span></text:span><text:span text:style-name="Category"><text:span text:style-name="T34">clause </text:span></text:span><text:span text:style-name="Category"><text:span text:style-name="T25">must take one of the following two forms.</text:span></text:span></text:p>
      <text:p text:style-name="First_20_line_20_indent"><text:span text:style-name="Category"><text:span text:style-name="T34">(pattern output-expression) </text:span></text:span></text:p>
      <text:p text:style-name="First_20_line_20_indent"><text:span text:style-name="Category"><text:span text:style-name="T34">(pattern fender output-expression)</text:span></text:span></text:p>
      <text:p text:style-name="First_20_line_20_indent"><text:span text:style-name="Category"><text:span text:style-name="T34">Fender</text:span></text:span><text:span text:style-name="Category"><text:span text:style-name="T25"> and </text:span></text:span><text:span text:style-name="Category"><text:span text:style-name="T34">output-expression </text:span></text:span><text:span text:style-name="Category"><text:span text:style-name="T25">must be expressions.</text:span></text:span></text:p>
      <text:p text:style-name="First_20_line_20_indent"><text:span text:style-name="Category"><text:span text:style-name="T34">Pattern </text:span></text:span><text:span text:style-name="Category"><text:span text:style-name="T25">is the same as </text:span></text:span><text:span text:style-name="Category"><text:span text:style-name="T34">syntax-rules</text:span></text:span><text:span text:style-name="Category"><text:span text:style-name="T25">. See </text:span></text:span><text:span text:style-name="Category"><text:span text:style-name="T34">(rnrs base (6))</text:span></text:span><text:span text:style-name="Category"><text:span text:style-name="T25"> section.</text:span></text:span></text:p>
      <text:p text:style-name="First_20_line_20_indent"><text:soft-page-break/><text:span text:style-name="Category"><text:span text:style-name="T25">A </text:span></text:span><text:span text:style-name="Category"><text:span text:style-name="T34">syntax-case</text:span></text:span><text:span text:style-name="Category"><text:span text:style-name="T25"> expression first evaluates </text:span></text:span><text:span text:style-name="Category"><text:span text:style-name="T34">expression</text:span></text:span><text:span text:style-name="Category"><text:span text:style-name="T25">. It then attempts to match the </text:span></text:span><text:span text:style-name="Category"><text:span text:style-name="T34">pattern</text:span></text:span><text:span text:style-name="Category"><text:span text:style-name="T25"> from the first </text:span></text:span><text:span text:style-name="Category"><text:span text:style-name="T34">clause</text:span></text:span><text:span text:style-name="Category"><text:span text:style-name="T25"> against the resulting value, which is unwrapped as necessary to perform the match. If the pattern matches the value and no </text:span></text:span><text:span text:style-name="Category"><text:span text:style-name="T34">fender</text:span></text:span><text:span text:style-name="Category"><text:span text:style-name="T25"> is present, </text:span></text:span><text:span text:style-name="Category"><text:span text:style-name="T34">output-expression</text:span></text:span><text:span text:style-name="Category"><text:span text:style-name="T25"> is evaluated and its value returned as the value of the </text:span></text:span><text:span text:style-name="Category"><text:span text:style-name="T34">syntax-case</text:span></text:span><text:span text:style-name="Category"><text:span text:style-name="T25"> expression. If the pattern does not match the value, </text:span></text:span><text:span text:style-name="Category"><text:span text:style-name="T34">syntax-case</text:span></text:span><text:span text:style-name="Category"><text:span text:style-name="T25"> tries the second </text:span></text:span><text:span text:style-name="Category"><text:span text:style-name="T34">clause</text:span></text:span><text:span text:style-name="Category"><text:span text:style-name="T25">, then the third, and so on. It is a syntax violation if the value </text:span></text:span><text:span text:style-name="Category"><text:span text:style-name="T25">does not match any of the patterns.</text:span></text:span></text:p>
      <text:p text:style-name="First_20_line_20_indent"><text:span text:style-name="Category"><text:span text:style-name="T25">If the optional </text:span></text:span><text:span text:style-name="Category"><text:span text:style-name="T34">fender</text:span></text:span><text:span text:style-name="Category"><text:span text:style-name="T25"> is present, it serves as an additional constraint on acceptance of a clause. If the </text:span></text:span><text:span text:style-name="Category"><text:span text:style-name="T34">pattern</text:span></text:span><text:span text:style-name="Category"><text:span text:style-name="T25"> of a given </text:span></text:span><text:span text:style-name="Category"><text:span text:style-name="T34">clause</text:span></text:span><text:span text:style-name="Category"><text:span text:style-name="T25"> matches the input value, the corresponding </text:span></text:span><text:span text:style-name="Category"><text:span text:style-name="T34">fender</text:span></text:span><text:span text:style-name="Category"><text:span text:style-name="T25"> is evaluated. If </text:span></text:span><text:span text:style-name="Category"><text:span text:style-name="T34">fender</text:span></text:span><text:span text:style-name="Category"><text:span text:style-name="T25">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5">Pattern variables contained within a clause’s </text:span></text:span><text:span text:style-name="Category"><text:span text:style-name="T34">pattern</text:span></text:span><text:span text:style-name="Category"><text:span text:style-name="T25"> are bound to the corresponding pieces of the input value within the clause’s </text:span></text:span><text:span text:style-name="Category"><text:span text:style-name="T34">fender</text:span></text:span><text:span text:style-name="Category"><text:span text:style-name="T25"> (if present) and </text:span></text:span><text:span text:style-name="Category"><text:span text:style-name="T34">output-expression</text:span></text:span><text:span text:style-name="Category"><text:span text:style-name="T25">. Pattern variables can be referenced only within syntax expressions (see below). Pattern variables occupy the same name space as program variables and keywords.</text:span></text:span></text:p>
      <text:p text:style-name="First_20_line_20_indent"><text:span text:style-name="Category"><text:span text:style-name="T25">If the </text:span></text:span><text:span text:style-name="Category"><text:span text:style-name="T34">syntax-case</text:span></text:span><text:span text:style-name="Category"><text:span text:style-name="T25"> form is in tail context, the </text:span></text:span><text:span text:style-name="Category"><text:span text:style-name="T34">output-expression</text:span></text:span><text:span text:style-name="Category"><text:span text:style-name="T25">s are also in tail position.</text:span></text:span></text:p>
      <text:p text:style-name="Index"><text:span text:style-name="Category"><text:span text:style-name="T8">Syntax:</text:span></text:span><text:span text:style-name="Category"><text:span text:style-name="T22">syntax</text:span></text:span><text:span text:style-name="Category"><text:span text:style-name="T24"> </text:span></text:span><text:span text:style-name="Category"><text:span text:style-name="T33">template</text:span></text:span></text:p>
      <text:p text:style-name="First_20_line_20_indent"><text:span text:style-name="Category"><text:span text:style-name="T25">[R6RS] A </text:span></text:span><text:span text:style-name="Category"><text:span text:style-name="T34">template</text:span></text:span><text:span text:style-name="Category"><text:span text:style-name="T25"> is a pattern variable, an identifier that is not a pattern variable, a pattern datum, or one of the following.</text:span></text:span></text:p>
      <text:p text:style-name="First_20_line_20_indent"><text:span text:style-name="Category"><text:span text:style-name="T34">(subtemplate ...)</text:span></text:span></text:p>
      <text:p text:style-name="First_20_line_20_indent"><text:span text:style-name="Category"><text:span text:style-name="T34">(subtemplate ... . template)</text:span></text:span></text:p>
      <text:p text:style-name="First_20_line_20_indent"><text:span text:style-name="Category"><text:span text:style-name="T34">#(subtemplate …)</text:span></text:span></text:p>
      <text:p text:style-name="First_20_line_20_indent"><text:span text:style-name="Category"><text:span text:style-name="T25">A </text:span></text:span><text:span text:style-name="Category"><text:span text:style-name="T34">subtemplate</text:span></text:span><text:span text:style-name="Category"><text:span text:style-name="T25"> is a </text:span></text:span><text:span text:style-name="Category"><text:span text:style-name="T34">template</text:span></text:span><text:span text:style-name="Category"><text:span text:style-name="T25"> followed by zero or more ellipses.</text:span></text:span></text:p>
      <text:p text:style-name="First_20_line_20_indent"><text:span text:style-name="Category"><text:span text:style-name="T25">The value of a </text:span></text:span><text:span text:style-name="Category"><text:span text:style-name="T34">syntax</text:span></text:span><text:span text:style-name="Category"><text:span text:style-name="T25"> form is a copy of </text:span></text:span><text:span text:style-name="Category"><text:span text:style-name="T34">template</text:span></text:span><text:span text:style-name="Category"><text:span text:style-name="T25">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8">Function:</text:span></text:span><text:span text:style-name="Category"><text:span text:style-name="T22">identifier?</text:span></text:span><text:span text:style-name="Category"><text:span text:style-name="T24"> </text:span></text:span><text:span text:style-name="Category"><text:span text:style-name="T33">obj</text:span></text:span></text:p>
      <text:p text:style-name="P21"><text:span text:style-name="Category"><text:span text:style-name="T28">[R6RS] Returns #t if </text:span></text:span><text:span text:style-name="Category"><text:span text:style-name="T32">obj</text:span></text:span><text:span text:style-name="Category"><text:span text:style-name="T28"> is an identifier, i.e., a syntax object representing an identifier, and #f otherwise.</text:span></text:span></text:p>
      <text:p text:style-name="Index"><text:span text:style-name="Category"><text:span text:style-name="T8">Function:</text:span></text:span><text:span text:style-name="Category"><text:span text:style-name="T22">bound-identifier=?</text:span></text:span><text:span text:style-name="Category"><text:span text:style-name="T24"> </text:span></text:span><text:span text:style-name="Category"><text:span text:style-name="T33">id1 id2</text:span></text:span></text:p>
      <text:p text:style-name="P21"><text:span text:style-name="Category"><text:span text:style-name="T28">[R6RS] </text:span></text:span><text:span text:style-name="Category"><text:span text:style-name="T32">Id1</text:span></text:span><text:span text:style-name="Category"><text:span text:style-name="T28"> and </text:span></text:span><text:span text:style-name="Category"><text:span text:style-name="T32">id2</text:span></text:span><text:span text:style-name="Category"><text:span text:style-name="T28"> must be identifiers. The procedure </text:span></text:span><text:span text:style-name="Category"><text:span text:style-name="T32">bound-identifier=?</text:span></text:span><text:span text:style-name="Category"><text:span text:style-name="T28"> returns #t if given arguments are exactly the same object.</text:span></text:span></text:p>
      <text:p text:style-name="P21"><text:span text:style-name="Category"><text:span text:style-name="T28">The </text:span></text:span><text:span text:style-name="Category"><text:span text:style-name="T32">bound-identifier=?</text:span></text:span><text:span text:style-name="Category"><text:span text:style-name="T28">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8">Function:</text:span></text:span><text:span text:style-name="Category"><text:span text:style-name="T22">free-identifier=?</text:span></text:span><text:span text:style-name="Category"><text:span text:style-name="T24"> </text:span></text:span><text:span text:style-name="Category"><text:span text:style-name="T33">id1 id2</text:span></text:span></text:p>
      <text:p text:style-name="P21"><text:span text:style-name="Category"><text:span text:style-name="T28">[R6RS] </text:span></text:span><text:span text:style-name="Category"><text:span text:style-name="T32">Id1</text:span></text:span><text:span text:style-name="Category"><text:span text:style-name="T28"> and </text:span></text:span><text:span text:style-name="Category"><text:span text:style-name="T32">id2</text:span></text:span><text:span text:style-name="Category"><text:span text:style-name="T28"> must be identifiers. The </text:span></text:span><text:span text:style-name="Category"><text:span text:style-name="T32">free-identifier=?</text:span></text:span><text:span text:style-name="Category"><text:span text:style-name="T28"> procedure returns #t if given arguments are indicating the same bindings.</text:span></text:span></text:p>
      <text:p text:style-name="Index"><text:soft-page-break/><text:span text:style-name="Category"><text:span text:style-name="T8">Function:</text:span></text:span><text:span text:style-name="Category"><text:span text:style-name="T22">syntax-&gt;datum</text:span></text:span><text:span text:style-name="Category"><text:span text:style-name="T24"> </text:span></text:span><text:span text:style-name="Category"><text:span text:style-name="T33">syntax-object</text:span></text:span></text:p>
      <text:p text:style-name="P21"><text:span text:style-name="Category"><text:span text:style-name="T28">[R6RS] Strips all syntactic information from a syntax object and returns the corresponding Scheme datum.</text:span></text:span></text:p>
      <text:p text:style-name="Index"><text:span text:style-name="Category"><text:span text:style-name="T8">Function:</text:span></text:span><text:span text:style-name="Category"><text:span text:style-name="T22">generate-temporaries</text:span></text:span><text:span text:style-name="Category"><text:span text:style-name="T24"> </text:span></text:span><text:span text:style-name="Category"><text:span text:style-name="T33">l</text:span></text:span></text:p>
      <text:p text:style-name="P21"><text:span text:style-name="Category"><text:span text:style-name="T28">[R6RS] </text:span></text:span><text:span text:style-name="Category"><text:span text:style-name="T32">L</text:span></text:span><text:span text:style-name="Category"><text:span text:style-name="T28"> must be a list or syntax object representing a list-structured form. The number of temporaries generated is the number of elements in </text:span></text:span><text:span text:style-name="Category"><text:span text:style-name="T32">l</text:span></text:span><text:span text:style-name="Category"><text:span text:style-name="T28">. Each temporary is guaranteed to be unique.</text:span></text:span></text:p>
      <text:p text:style-name="P21"><text:span text:style-name="Category"><text:span text:style-name="T28">NOTE: If you want to create just one temporary symbol and do not think about portability, it's better to use </text:span></text:span><text:span text:style-name="Category"><text:span text:style-name="T32">gensym</text:span></text:span><text:span text:style-name="Category"><text:span text:style-name="T28"> in </text:span></text:span><text:span text:style-name="Category"><text:span text:style-name="T32">(sagittarius) </text:span></text:span><text:span text:style-name="Category"><text:span text:style-name="T28">library.</text:span></text:span></text:p>
      <text:p text:style-name="Index"><text:span text:style-name="Category"><text:span text:style-name="T8">Macro:</text:span></text:span><text:span text:style-name="Category"><text:span text:style-name="T22">with-syntax</text:span></text:span><text:span text:style-name="Category"><text:span text:style-name="T24"> </text:span></text:span><text:span text:style-name="Category"><text:span text:style-name="T33">((pattern expression) …) body</text:span></text:span></text:p>
      <text:p text:style-name="P21"><text:span text:style-name="Category"><text:span text:style-name="T28">[R6RS] The </text:span></text:span><text:span text:style-name="Category"><text:span text:style-name="T32">with-syntax</text:span></text:span><text:span text:style-name="Category"><text:span text:style-name="T28"> form is used to bind pattern variables, just as let is used to bind variables. This allows a transformer to construct its output in separate pieces, then put the pieces together.</text:span></text:span></text:p>
      <text:p text:style-name="P21"><text:span text:style-name="Category"><text:span text:style-name="T28">Each </text:span></text:span><text:span text:style-name="Category"><text:span text:style-name="T32">pattern</text:span></text:span><text:span text:style-name="Category"><text:span text:style-name="T28"> is identical in form to a syntax-case pattern. The value of each </text:span></text:span><text:span text:style-name="Category"><text:span text:style-name="T32">expression</text:span></text:span><text:span text:style-name="Category"><text:span text:style-name="T28"> is computed and destructured according to the corresponding </text:span></text:span><text:span text:style-name="Category"><text:span text:style-name="T32">pattern</text:span></text:span><text:span text:style-name="Category"><text:span text:style-name="T28">, and pattern variables within the </text:span></text:span><text:span text:style-name="Category"><text:span text:style-name="T32">pattern</text:span></text:span><text:span text:style-name="Category"><text:span text:style-name="T28"> are bound as with </text:span></text:span><text:span text:style-name="Category"><text:span text:style-name="T32">syntax-case</text:span></text:span><text:span text:style-name="Category"><text:span text:style-name="T28"> to the corresponding portions of the value within </text:span></text:span><text:span text:style-name="Category"><text:span text:style-name="T32">body</text:span></text:span><text:span text:style-name="Category"><text:span text:style-name="T28">.</text:span></text:span></text:p>
      <text:p text:style-name="Index"><text:span text:style-name="Category"><text:span text:style-name="T8">Macro:</text:span></text:span><text:span text:style-name="Category"><text:span text:style-name="T22">quasisyntax</text:span></text:span><text:span text:style-name="Category"><text:span text:style-name="T24"> </text:span></text:span><text:span text:style-name="Category"><text:span text:style-name="T33">template</text:span></text:span></text:p>
      <text:p text:style-name="Index"><text:span text:style-name="Category"><text:span text:style-name="T8">Auxiliary macro:</text:span></text:span><text:span text:style-name="Category"><text:span text:style-name="T22">unsyntax</text:span></text:span></text:p>
      <text:p text:style-name="Index"><text:span text:style-name="Category"><text:span text:style-name="T8">Auxiliary macro:</text:span></text:span><text:span text:style-name="Category"><text:span text:style-name="T22"> unsyntax-splicing</text:span></text:span></text:p>
      <text:p text:style-name="P21"><text:span text:style-name="Category"><text:span text:style-name="T28">[R6RS] The </text:span></text:span><text:span text:style-name="Category"><text:span text:style-name="T32">quasisyntax</text:span></text:span><text:span text:style-name="Category"><text:span text:style-name="T28"> form is similar to syntax, but it allows parts of the quoted text to be evaluated, in a manner similar to the operation of </text:span></text:span><text:span text:style-name="Category"><text:span text:style-name="T32">quasiquote</text:span></text:span><text:span text:style-name="Category"><text:span text:style-name="T28">.</text:span></text:span></text:p>
      <text:p text:style-name="P21"><text:span text:style-name="Category"><text:span text:style-name="T28">Within a </text:span></text:span><text:span text:style-name="Category"><text:span text:style-name="T32">quasisyntax</text:span></text:span><text:span text:style-name="Category"><text:span text:style-name="T28"> template, subforms of </text:span></text:span><text:span text:style-name="Category"><text:span text:style-name="T32">unsyntax</text:span></text:span><text:span text:style-name="Category"><text:span text:style-name="T28"> and </text:span></text:span><text:span text:style-name="Category"><text:span text:style-name="T32">unsyntax-splicing</text:span></text:span><text:span text:style-name="Category"><text:span text:style-name="T28"> forms are evaluated, and everything else is treated as ordinary template material, as with </text:span></text:span><text:span text:style-name="Category"><text:span text:style-name="T32">syntax</text:span></text:span><text:span text:style-name="Category"><text:span text:style-name="T28">. The value of each </text:span></text:span><text:span text:style-name="Category"><text:span text:style-name="T32">unsyntax</text:span></text:span><text:span text:style-name="Category"><text:span text:style-name="T28"> subform is inserted into the output in place of the </text:span></text:span><text:span text:style-name="Category"><text:span text:style-name="T32">unsyntax</text:span></text:span><text:span text:style-name="Category"><text:span text:style-name="T28"> form, while the value of each </text:span></text:span><text:span text:style-name="Category"><text:span text:style-name="T32">unsyntax-splicing</text:span></text:span><text:span text:style-name="Category"><text:span text:style-name="T28"> subform is spliced into the surrounding list or vector structure. Uses of </text:span></text:span><text:span text:style-name="Category"><text:span text:style-name="T32">unsyntax</text:span></text:span><text:span text:style-name="Category"><text:span text:style-name="T28"> and </text:span></text:span><text:span text:style-name="Category"><text:span text:style-name="T32">unsyntax-splicing</text:span></text:span><text:span text:style-name="Category"><text:span text:style-name="T28"> are valid only within </text:span></text:span><text:span text:style-name="Category"><text:span text:style-name="T32">quasisyntax</text:span></text:span><text:span text:style-name="Category"><text:span text:style-name="T28"> expressions.</text:span></text:span></text:p>
      <text:p text:style-name="P21"><text:span text:style-name="Category"><text:span text:style-name="T28">A </text:span></text:span><text:span text:style-name="Category"><text:span text:style-name="T32">quasisyntax</text:span></text:span><text:span text:style-name="Category"><text:span text:style-name="T28"> expression may be nested, with each </text:span></text:span><text:span text:style-name="Category"><text:span text:style-name="T32">quasisyntax</text:span></text:span><text:span text:style-name="Category"><text:span text:style-name="T28"> introducing a new level of syntax quotation and each </text:span></text:span><text:span text:style-name="Category"><text:span text:style-name="T32">unsyntax</text:span></text:span><text:span text:style-name="Category"><text:span text:style-name="T28"> or </text:span></text:span><text:span text:style-name="Category"><text:span text:style-name="T32">unsyntax-splicing</text:span></text:span><text:span text:style-name="Category"><text:span text:style-name="T28"> taking away a level of quotation. An expression nested within n </text:span></text:span><text:span text:style-name="Category"><text:span text:style-name="T32">quasisyntax</text:span></text:span><text:span text:style-name="Category"><text:span text:style-name="T28"> expressions must be within n </text:span></text:span><text:span text:style-name="Category"><text:span text:style-name="T32">unsyntax</text:span></text:span><text:span text:style-name="Category"><text:span text:style-name="T28"> or </text:span></text:span><text:span text:style-name="Category"><text:span text:style-name="T32">unsyntax-splicing</text:span></text:span><text:span text:style-name="Category"><text:span text:style-name="T28"> expressions to be evaluated.</text:span></text:span></text:p>
      <text:p text:style-name="Index"><text:span text:style-name="Category"><text:span text:style-name="T8">Function:</text:span></text:span><text:span text:style-name="Category"><text:span text:style-name="T22">syntax-violation</text:span></text:span><text:span text:style-name="Category"><text:span text:style-name="T24"> </text:span></text:span><text:span text:style-name="Category"><text:span text:style-name="T33">who message form :optional subform</text:span></text:span></text:p>
      <text:p text:style-name="P21"><text:span text:style-name="Category"><text:span text:style-name="T28">[R6RS] </text:span></text:span><text:span text:style-name="Category"><text:span text:style-name="T32">Who</text:span></text:span><text:span text:style-name="Category"><text:span text:style-name="T28"> must be #f or a string or a symbol. </text:span></text:span><text:span text:style-name="Category"><text:span text:style-name="T32">Message</text:span></text:span><text:span text:style-name="Category"><text:span text:style-name="T28"> must be a string. </text:span></text:span><text:span text:style-name="Category"><text:span text:style-name="T32">Form</text:span></text:span><text:span text:style-name="Category"><text:span text:style-name="T28"> must be a syntax object or a datum value. </text:span></text:span><text:span text:style-name="Category"><text:span text:style-name="T32">Subform</text:span></text:span><text:span text:style-name="Category"><text:span text:style-name="T28"> must be a syntax object or a datum value. The </text:span></text:span><text:span text:style-name="Category"><text:span text:style-name="T32">syntax-violation</text:span></text:span><text:span text:style-name="Category"><text:span text:style-name="T28"> procedure raises an exception, reporting a syntax violation. </text:span></text:span><text:span text:style-name="Category"><text:span text:style-name="T32">Who</text:span></text:span><text:span text:style-name="Category"><text:span text:style-name="T28"> should describe the macro transformer that detected the exception. The </text:span></text:span><text:span text:style-name="Category"><text:span text:style-name="T32">message</text:span></text:span><text:span text:style-name="Category"><text:span text:style-name="T28"> argument should describe the violation. </text:span></text:span><text:span text:style-name="Category"><text:span text:style-name="T32">Form</text:span></text:span><text:span text:style-name="Category"><text:span text:style-name="T28"> should be the erroneous source syntax object or a datum value representing a form. The optional </text:span></text:span><text:span text:style-name="Category"><text:span text:style-name="T32">subform</text:span></text:span><text:span text:style-name="Category"><text:span text:style-name="T28"> argument should be a syntax object or datum value representing a form that more precisely locates the violation.</text:span></text:span></text:p>
      <text:h text:style-name="Heading_20_2" text:outline-level="2"><text:span text:style-name="Category"><text:span text:style-name="T38">(rnrs hashtables (6))</text:span></text:span></text:h>
      <text:p text:style-name="Text_20_body"><text:span text:style-name="Category"><text:span text:style-name="T28">The</text:span></text:span><text:span text:style-name="Category"><text:span text:style-name="T36"> (rnrs hashtables (6))</text:span></text:span><text:span text:style-name="Category"><text:span text:style-name="T28">library provides a set of operations on hashtables. A hashtable is a data structure that associates keys with values.</text:span></text:span></text:p>
      <text:p text:style-name="Index"><text:span text:style-name="Category"><text:span text:style-name="T8">Function:</text:span></text:span><text:span text:style-name="Category"><text:span text:style-name="T22">make-eq-hashtable</text:span></text:span><text:span text:style-name="Category"><text:span text:style-name="T24"> </text:span></text:span><text:span text:style-name="Category"><text:span text:style-name="T33">:optional k</text:span></text:span></text:p>
      <text:p text:style-name="Index"><text:span text:style-name="Category"><text:span text:style-name="T8">Function:</text:span></text:span><text:span text:style-name="Category"><text:span text:style-name="T22">make-eqv-hashtable</text:span></text:span><text:span text:style-name="Category"><text:span text:style-name="T24"> </text:span></text:span><text:span text:style-name="Category"><text:span text:style-name="T33">:optional k</text:span></text:span></text:p>
      <text:p text:style-name="P21"><text:span text:style-name="Category"><text:span text:style-name="T28">[R6RS] Returns a newly allocated mutable hashtable that accepts arbitrary objects as keys, and compares those keys with </text:span></text:span><text:span text:style-name="Category"><text:span text:style-name="T32">eq? (make-eq-hashtable) </text:span></text:span><text:span text:style-name="Category"><text:span text:style-name="T28">or </text:span></text:span><text:span text:style-name="Category"><text:span text:style-name="T32">eqv?(make-eqv-hashtable)</text:span></text:span><text:span text:style-name="Category"><text:span text:style-name="T28">. If an argument is given, the initial capacity of the hashtable is set to approximately </text:span></text:span><text:span text:style-name="Category"><text:span text:style-name="T32">k</text:span></text:span><text:span text:style-name="Category"><text:span text:style-name="T28"> elements.</text:span></text:span></text:p>
      <text:p text:style-name="Index"><text:soft-page-break/><text:span text:style-name="Category"><text:span text:style-name="T8">Function:</text:span></text:span><text:span text:style-name="Category"><text:span text:style-name="T22">make-hashtable</text:span></text:span><text:span text:style-name="Category"><text:span text:style-name="T24"> </text:span></text:span><text:span text:style-name="Category"><text:span text:style-name="T33">hash-function equiv :optional k</text:span></text:span></text:p>
      <text:p text:style-name="P21"><text:span text:style-name="Category"><text:span text:style-name="T28">[R6RS] </text:span></text:span><text:span text:style-name="Category"><text:span text:style-name="T32">Hash-function</text:span></text:span><text:span text:style-name="Category"><text:span text:style-name="T28"> and </text:span></text:span><text:span text:style-name="Category"><text:span text:style-name="T32">equiv</text:span></text:span><text:span text:style-name="Category"><text:span text:style-name="T28"> must be procedures. </text:span></text:span><text:span text:style-name="Category"><text:span text:style-name="T32">Hash-function</text:span></text:span><text:span text:style-name="Category"><text:span text:style-name="T28"> should accept a key as an argument and should return a non-negative exact integer object. </text:span></text:span><text:span text:style-name="Category"><text:span text:style-name="T32">Equiv</text:span></text:span><text:span text:style-name="Category"><text:span text:style-name="T28"> should accept two keys as arguments and return a single value. The </text:span></text:span><text:span text:style-name="Category"><text:span text:style-name="T32">make-hashtable</text:span></text:span><text:span text:style-name="Category"><text:span text:style-name="T28"> procedure returns a newly allocated mutable hashtable using </text:span></text:span><text:span text:style-name="Category"><text:span text:style-name="T32">hash-function</text:span></text:span><text:span text:style-name="Category"><text:span text:style-name="T28"> as the hash function and </text:span></text:span><text:span text:style-name="Category"><text:span text:style-name="T32">equiv</text:span></text:span><text:span text:style-name="Category"><text:span text:style-name="T28"> as the equivalence function </text:span></text:span><text:span text:style-name="Category"><text:span text:style-name="T28">used to compare keys. If a third argument is given, the initial capacity of the hashtable is set to approximately </text:span></text:span><text:span text:style-name="Category"><text:span text:style-name="T32">k</text:span></text:span><text:span text:style-name="Category"><text:span text:style-name="T28"> elements.</text:span></text:span></text:p>
      <text:p text:style-name="Index"><text:span text:style-name="Category"><text:span text:style-name="T8">Function:</text:span></text:span><text:span text:style-name="Category"><text:span text:style-name="T22">hashtable?</text:span></text:span><text:span text:style-name="Category"><text:span text:style-name="T24"> </text:span></text:span><text:span text:style-name="Category"><text:span text:style-name="T33">obj</text:span></text:span></text:p>
      <text:p text:style-name="P21"><text:span text:style-name="Category"><text:span text:style-name="T28">[R6RS] Returns #t if </text:span></text:span><text:span text:style-name="Category"><text:span text:style-name="T32">obj</text:span></text:span><text:span text:style-name="Category"><text:span text:style-name="T28"> is a hashtable, #f otherwise.</text:span></text:span></text:p>
      <text:p text:style-name="Index"><text:span text:style-name="Category"><text:span text:style-name="T8">Function:</text:span></text:span><text:span text:style-name="Category"><text:span text:style-name="T22">hashtable-size</text:span></text:span><text:span text:style-name="Category"><text:span text:style-name="T24"> </text:span></text:span><text:span text:style-name="Category"><text:span text:style-name="T33">hashtable</text:span></text:span></text:p>
      <text:p text:style-name="P21"><text:span text:style-name="Category"><text:span text:style-name="T28">[R6RS] Returns the number of keys contained in </text:span></text:span><text:span text:style-name="Category"><text:span text:style-name="T32">hashtable</text:span></text:span><text:span text:style-name="Category"><text:span text:style-name="T28"> as an exact integer object. </text:span></text:span></text:p>
      <text:p text:style-name="Index"><text:span text:style-name="Category"><text:span text:style-name="T8">Function:</text:span></text:span><text:span text:style-name="Category"><text:span text:style-name="T22">hashtable-ref</text:span></text:span><text:span text:style-name="Category"><text:span text:style-name="T24"> </text:span></text:span><text:span text:style-name="Category"><text:span text:style-name="T33">hashtable key default</text:span></text:span></text:p>
      <text:p text:style-name="P21"><text:span text:style-name="Category"><text:span text:style-name="T28">[R6RS] Returns the value in </text:span></text:span><text:span text:style-name="Category"><text:span text:style-name="T32">hashtable</text:span></text:span><text:span text:style-name="Category"><text:span text:style-name="T28"> associated with </text:span></text:span><text:span text:style-name="Category"><text:span text:style-name="T32">key</text:span></text:span><text:span text:style-name="Category"><text:span text:style-name="T28">. If </text:span></text:span><text:span text:style-name="Category"><text:span text:style-name="T32">hashtable</text:span></text:span><text:span text:style-name="Category"><text:span text:style-name="T28"> does not contain an association for key, </text:span></text:span><text:span text:style-name="Category"><text:span text:style-name="T32">default</text:span></text:span><text:span text:style-name="Category"><text:span text:style-name="T28"> is returned.</text:span></text:span></text:p>
      <text:p text:style-name="Index"><text:span text:style-name="Category"><text:span text:style-name="T8">Function:</text:span></text:span><text:span text:style-name="Category"><text:span text:style-name="T22">hashtable-set!</text:span></text:span><text:span text:style-name="Category"><text:span text:style-name="T24"> </text:span></text:span><text:span text:style-name="Category"><text:span text:style-name="T33">hashtable key obj</text:span></text:span></text:p>
      <text:p text:style-name="P21"><text:span text:style-name="Category"><text:span text:style-name="T28">[R6RS] Changes </text:span></text:span><text:span text:style-name="Category"><text:span text:style-name="T32">hashtable</text:span></text:span><text:span text:style-name="Category"><text:span text:style-name="T28"> to associate </text:span></text:span><text:span text:style-name="Category"><text:span text:style-name="T32">key</text:span></text:span><text:span text:style-name="Category"><text:span text:style-name="T28"> with </text:span></text:span><text:span text:style-name="Category"><text:span text:style-name="T32">obj</text:span></text:span><text:span text:style-name="Category"><text:span text:style-name="T28">, adding a new association or replacing any existing association for </text:span></text:span><text:span text:style-name="Category"><text:span text:style-name="T32">key</text:span></text:span><text:span text:style-name="Category"><text:span text:style-name="T28">, and returns unspecified values.</text:span></text:span></text:p>
      <text:p text:style-name="Index"><text:span text:style-name="Category"><text:span text:style-name="T8">Function:</text:span></text:span><text:span text:style-name="Category"><text:span text:style-name="T22">hashtable-delete!</text:span></text:span><text:span text:style-name="Category"><text:span text:style-name="T24"> </text:span></text:span><text:span text:style-name="Category"><text:span text:style-name="T33">hashtable key</text:span></text:span></text:p>
      <text:p text:style-name="P21"><text:span text:style-name="Category"><text:span text:style-name="T28">[R6RS] Removes any association for </text:span></text:span><text:span text:style-name="Category"><text:span text:style-name="T32">key</text:span></text:span><text:span text:style-name="Category"><text:span text:style-name="T28"> within </text:span></text:span><text:span text:style-name="Category"><text:span text:style-name="T32">hashtable</text:span></text:span><text:span text:style-name="Category"><text:span text:style-name="T28"> and returns unspecified values.</text:span></text:span></text:p>
      <text:p text:style-name="Index"><text:span text:style-name="Category"><text:span text:style-name="T8">Function:</text:span></text:span><text:span text:style-name="Category"><text:span text:style-name="T22">hashtable-contains?</text:span></text:span><text:span text:style-name="Category"><text:span text:style-name="T24"> </text:span></text:span><text:span text:style-name="Category"><text:span text:style-name="T33">hashtable key</text:span></text:span></text:p>
      <text:p text:style-name="P21"><text:span text:style-name="Category"><text:span text:style-name="T28">[R6RS] Returns #t if </text:span></text:span><text:span text:style-name="Category"><text:span text:style-name="T32">hashtable</text:span></text:span><text:span text:style-name="Category"><text:span text:style-name="T28"> contains an association for </text:span></text:span><text:span text:style-name="Category"><text:span text:style-name="T32">key</text:span></text:span><text:span text:style-name="Category"><text:span text:style-name="T28">, #f otherwise.</text:span></text:span></text:p>
      <text:p text:style-name="Index"><text:span text:style-name="Category"><text:span text:style-name="T8">Function:</text:span></text:span><text:span text:style-name="Category"><text:span text:style-name="T22">hashtable-update!</text:span></text:span><text:span text:style-name="Category"><text:span text:style-name="T24"> </text:span></text:span><text:span text:style-name="Category"><text:span text:style-name="T33">hashtable key proc default</text:span></text:span></text:p>
      <text:p text:style-name="P21"><text:span text:style-name="Category"><text:span text:style-name="T28">[R6RS] </text:span></text:span><text:span text:style-name="Category"><text:span text:style-name="T32">Proc</text:span></text:span><text:span text:style-name="Category"><text:span text:style-name="T28"> should accept one argument, should return a single value. The </text:span></text:span><text:span text:style-name="Category"><text:span text:style-name="T32">hashtable-update!</text:span></text:span><text:span text:style-name="Category"><text:span text:style-name="T28"> procedure applies </text:span></text:span><text:span text:style-name="Category"><text:span text:style-name="T32">proc</text:span></text:span><text:span text:style-name="Category"><text:span text:style-name="T28"> to the value in </text:span></text:span><text:span text:style-name="Category"><text:span text:style-name="T32">hashtable</text:span></text:span><text:span text:style-name="Category"><text:span text:style-name="T28"> associated with </text:span></text:span><text:span text:style-name="Category"><text:span text:style-name="T32">key</text:span></text:span><text:span text:style-name="Category"><text:span text:style-name="T28">, or to default if </text:span></text:span><text:span text:style-name="Category"><text:span text:style-name="T32">hashtable</text:span></text:span><text:span text:style-name="Category"><text:span text:style-name="T28"> does not contain an association for </text:span></text:span><text:span text:style-name="Category"><text:span text:style-name="T32">key</text:span></text:span><text:span text:style-name="Category"><text:span text:style-name="T28">. The </text:span></text:span><text:span text:style-name="Category"><text:span text:style-name="T32">hashtable</text:span></text:span><text:span text:style-name="Category"><text:span text:style-name="T28"> is then changed to associate </text:span></text:span><text:span text:style-name="Category"><text:span text:style-name="T32">key</text:span></text:span><text:span text:style-name="Category"><text:span text:style-name="T28"> with the value returned by </text:span></text:span><text:span text:style-name="Category"><text:span text:style-name="T32">proc</text:span></text:span><text:span text:style-name="Category"><text:span text:style-name="T28">.</text:span></text:span></text:p>
      <text:p text:style-name="Index"><text:span text:style-name="Category"><text:span text:style-name="T8">Function:</text:span></text:span><text:span text:style-name="Category"><text:span text:style-name="T22">hashtable-copy</text:span></text:span><text:span text:style-name="Category"><text:span text:style-name="T24"> </text:span></text:span><text:span text:style-name="Category"><text:span text:style-name="T33">hashtable :optional mutable</text:span></text:span></text:p>
      <text:p text:style-name="P21"><text:span text:style-name="Category"><text:span text:style-name="T28">[R6RS] Returns a copy of </text:span></text:span><text:span text:style-name="Category"><text:span text:style-name="T32">hashtable</text:span></text:span><text:span text:style-name="Category"><text:span text:style-name="T28">. If the mutable argument is provided and is true, the returned </text:span></text:span><text:span text:style-name="Category"><text:span text:style-name="T32">hashtable</text:span></text:span><text:span text:style-name="Category"><text:span text:style-name="T28"> is mutable; otherwise it is immutable.</text:span></text:span></text:p>
      <text:p text:style-name="Index"><text:span text:style-name="Category"><text:span text:style-name="T8">Function:</text:span></text:span><text:span text:style-name="Category"><text:span text:style-name="T22">hashtable-clear!</text:span></text:span><text:span text:style-name="Category"><text:span text:style-name="T24"> </text:span></text:span><text:span text:style-name="Category"><text:span text:style-name="T33">hashtable :optional k</text:span></text:span></text:p>
      <text:p text:style-name="P21"><text:span text:style-name="Category"><text:span text:style-name="T28">[R6RS] Removes all associations from </text:span></text:span><text:span text:style-name="Category"><text:span text:style-name="T32">hashtable</text:span></text:span><text:span text:style-name="Category"><text:span text:style-name="T28"> and returns unspecified values.</text:span></text:span></text:p>
      <text:p text:style-name="P21"><text:span text:style-name="Category"><text:span text:style-name="T28">If a second argument is given, the current capacity of the </text:span></text:span><text:span text:style-name="Category"><text:span text:style-name="T32">hashtable</text:span></text:span><text:span text:style-name="Category"><text:span text:style-name="T28"> is reset to approximately </text:span></text:span><text:span text:style-name="Category"><text:span text:style-name="T32">k</text:span></text:span><text:span text:style-name="Category"><text:span text:style-name="T28"> elements.</text:span></text:span></text:p>
      <text:p text:style-name="Index"><text:span text:style-name="Category"><text:span text:style-name="T8">Function:</text:span></text:span><text:span text:style-name="Category"><text:span text:style-name="T22">hashtable-keys</text:span></text:span><text:span text:style-name="Category"><text:span text:style-name="T24"> </text:span></text:span><text:span text:style-name="Category"><text:span text:style-name="T33">hashtable</text:span></text:span></text:p>
      <text:p text:style-name="Index"><text:span text:style-name="Category"><text:span text:style-name="T8">Function:</text:span></text:span><text:span text:style-name="Category"><text:span text:style-name="T22">hashtable-entries</text:span></text:span><text:span text:style-name="Category"><text:span text:style-name="T24"> </text:span></text:span><text:span text:style-name="Category"><text:span text:style-name="T33">hashtable</text:span></text:span></text:p>
      <text:p text:style-name="P21"><text:span text:style-name="Category"><text:span text:style-name="T28">[R6RS] Returns a vector of all keys or entries in </text:span></text:span><text:span text:style-name="Category"><text:span text:style-name="T32">hashtable</text:span></text:span><text:span text:style-name="Category"><text:span text:style-name="T28">. The order of the vector is unspecified.</text:span></text:span></text:p>
      <text:p text:style-name="Index"><text:span text:style-name="Category"><text:span text:style-name="T8">Function:</text:span></text:span><text:span text:style-name="Category"><text:span text:style-name="T22">hashtable-equivalence-function</text:span></text:span><text:span text:style-name="Category"><text:span text:style-name="T24"> </text:span></text:span><text:span text:style-name="Category"><text:span text:style-name="T33">hashtable</text:span></text:span></text:p>
      <text:p text:style-name="Index"><text:span text:style-name="Category"><text:span text:style-name="T8">Function:</text:span></text:span><text:span text:style-name="Category"><text:span text:style-name="T22">hashtable-hash-function</text:span></text:span><text:span text:style-name="Category"><text:span text:style-name="T24"> </text:span></text:span><text:span text:style-name="Category"><text:span text:style-name="T33">hashtable</text:span></text:span></text:p>
      <text:p text:style-name="P21"><text:span text:style-name="Category"><text:span text:style-name="T28">[R6RS] Returns the equivalence or hash function used by </text:span></text:span><text:span text:style-name="Category"><text:span text:style-name="T32">hashtable</text:span></text:span><text:span text:style-name="Category"><text:span text:style-name="T28">.</text:span></text:span></text:p>
      <text:p text:style-name="Index"><text:span text:style-name="Category"><text:span text:style-name="T8">Function:</text:span></text:span><text:span text:style-name="Category"><text:span text:style-name="T22">hashtable-mutable?</text:span></text:span><text:span text:style-name="Category"><text:span text:style-name="T24"> </text:span></text:span><text:span text:style-name="Category"><text:span text:style-name="T33">hashtable</text:span></text:span></text:p>
      <text:p text:style-name="P21"><text:span text:style-name="Category"><text:span text:style-name="T28">[R6RS] Returns #t if </text:span></text:span><text:span text:style-name="Category"><text:span text:style-name="T32">hashtable</text:span></text:span><text:span text:style-name="Category"><text:span text:style-name="T28"> is mutable, otherwise #f.</text:span></text:span></text:p>
      <text:p text:style-name="Index"><text:span text:style-name="Category"><text:span text:style-name="T8">Function:</text:span></text:span><text:span text:style-name="Category"><text:span text:style-name="T22">equal-hash</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string-hash</text:span></text:span><text:span text:style-name="Category"><text:span text:style-name="T24"> </text:span></text:span><text:span text:style-name="Category"><text:span text:style-name="T33">obj</text:span></text:span></text:p>
      <text:p text:style-name="Index"><text:span text:style-name="Category"><text:span text:style-name="T8">Function:</text:span></text:span><text:span text:style-name="Category"><text:span text:style-name="T22">string-ci-hash</text:span></text:span><text:span text:style-name="Category"><text:span text:style-name="T24"> </text:span></text:span><text:span text:style-name="Category"><text:span text:style-name="T33">obj</text:span></text:span></text:p>
      <text:p text:style-name="Index"><text:soft-page-break/><text:span text:style-name="Category"><text:span text:style-name="T8">Function:</text:span></text:span><text:span text:style-name="Category"><text:span text:style-name="T22">symbol-hash</text:span></text:span><text:span text:style-name="Category"><text:span text:style-name="T24"> </text:span></text:span><text:span text:style-name="Category"><text:span text:style-name="T33">obj</text:span></text:span></text:p>
      <text:p text:style-name="P23"><text:span text:style-name="Category"><text:span text:style-name="T25">[R6RS] Returns hash value of </text:span></text:span><text:span text:style-name="Category"><text:span text:style-name="T34">obj</text:span></text:span><text:span text:style-name="Category"><text:span text:style-name="T25">. Each procedures return the hash values suitable for </text:span></text:span><text:span text:style-name="Category"><text:span text:style-name="T34">equal?, string=?, string-ci=? </text:span></text:span><text:span text:style-name="Category"><text:span text:style-name="T25">and symbols.</text:span></text:span></text:p>
      <text:h text:style-name="Heading_20_2" text:outline-level="2"><text:span text:style-name="Category"><text:span text:style-name="T39">(rnrs enums (6))</text:span></text:span></text:h>
      <text:p text:style-name="Index"><text:span text:style-name="Category"><text:span text:style-name="T8">Function:</text:span></text:span><text:span text:style-name="Category"><text:span text:style-name="T22">make-enumeration</text:span></text:span><text:span text:style-name="Category"><text:span text:style-name="T24"> </text:span></text:span><text:span text:style-name="Category"><text:span text:style-name="T33">symbol-list</text:span></text:span></text:p>
      <text:p text:style-name="P23"><text:span text:style-name="Category"><text:span text:style-name="T25">[R6RS] </text:span></text:span><text:span text:style-name="Category"><text:span text:style-name="T34">Symbol-list</text:span></text:span><text:span text:style-name="Category"><text:span text:style-name="T25">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8">Function:</text:span></text:span><text:span text:style-name="Category"><text:span text:style-name="T22">enum-set-universe</text:span></text:span><text:span text:style-name="Category"><text:span text:style-name="T24"> </text:span></text:span><text:span text:style-name="Category"><text:span text:style-name="T33">enum-set</text:span></text:span></text:p>
      <text:p text:style-name="P23"><text:span text:style-name="Category"><text:span text:style-name="T25">[R6RS] Returns the set of all symbols that comprise the universe of its argument, as an enumeration set.</text:span></text:span></text:p>
      <text:p text:style-name="Index"><text:span text:style-name="Category"><text:span text:style-name="T8">Function:</text:span></text:span><text:span text:style-name="Category"><text:span text:style-name="T22">enum-set-indexer</text:span></text:span><text:span text:style-name="Category"><text:span text:style-name="T24"> </text:span></text:span><text:span text:style-name="Category"><text:span text:style-name="T33">enum-set</text:span></text:span></text:p>
      <text:p text:style-name="P23"><text:span text:style-name="Category"><text:span text:style-name="T25">[R6RS] Returns a unary procedure that, given a symbol that is in the universe of </text:span></text:span><text:span text:style-name="Category"><text:span text:style-name="T34">enum-set</text:span></text:span><text:span text:style-name="Category"><text:span text:style-name="T25">, returns its 0-origin index within the canonical ordering of the symbols in the universe; given a value not in the universe, the unary procedure returns #f.</text:span></text:span></text:p>
      <text:p text:style-name="Index"><text:span text:style-name="Category"><text:span text:style-name="T8">Function:</text:span></text:span><text:span text:style-name="Category"><text:span text:style-name="T22">enum-set-constructor</text:span></text:span><text:span text:style-name="Category"><text:span text:style-name="T24"> </text:span></text:span><text:span text:style-name="Category"><text:span text:style-name="T33">enum-set</text:span></text:span></text:p>
      <text:p text:style-name="P23"><text:span text:style-name="Category"><text:span text:style-name="T25">[R6RS] Returns a unary procedure that, given a list of symbols that belong to the universe of </text:span></text:span><text:span text:style-name="Category"><text:span text:style-name="T34">enum-set</text:span></text:span><text:span text:style-name="Category"><text:span text:style-name="T25">, returns a subset of that universe that contains exactly the symbols in the list. The values in the list must all belong to the universe.</text:span></text:span></text:p>
      <text:p text:style-name="Index"><text:span text:style-name="Category"><text:span text:style-name="T8">Function:</text:span></text:span><text:span text:style-name="Category"><text:span text:style-name="T22">enum-set-&gt;list</text:span></text:span><text:span text:style-name="Category"><text:span text:style-name="T24"> </text:span></text:span><text:span text:style-name="Category"><text:span text:style-name="T33">enum-set</text:span></text:span></text:p>
      <text:p text:style-name="P23"><text:span text:style-name="Category"><text:span text:style-name="T25">[R6RS] Returns a list of the symbols that belong to its argument, in the canonical order of the universe of </text:span></text:span><text:span text:style-name="Category"><text:span text:style-name="T34">enum-set</text:span></text:span><text:span text:style-name="Category"><text:span text:style-name="T25">.</text:span></text:span></text:p>
      <text:p text:style-name="Index"><text:span text:style-name="Category"><text:span text:style-name="T8">Function:</text:span></text:span><text:span text:style-name="Category"><text:span text:style-name="T22">enum-set-member?</text:span></text:span><text:span text:style-name="Category"><text:span text:style-name="T24"> </text:span></text:span><text:span text:style-name="Category"><text:span text:style-name="T33">symbol enum-set</text:span></text:span></text:p>
      <text:p text:style-name="Index"><text:span text:style-name="Category"><text:span text:style-name="T8">Function:</text:span></text:span><text:span text:style-name="Category"><text:span text:style-name="T22">enum-set-subst?</text:span></text:span><text:span text:style-name="Category"><text:span text:style-name="T24"> </text:span></text:span><text:span text:style-name="Category"><text:span text:style-name="T33">enum-set1 enum-set2</text:span></text:span></text:p>
      <text:p text:style-name="Index"><text:span text:style-name="Category"><text:span text:style-name="T8">Function:</text:span></text:span><text:span text:style-name="Category"><text:span text:style-name="T22">enum-set=?</text:span></text:span><text:span text:style-name="Category"><text:span text:style-name="T24"> </text:span></text:span><text:span text:style-name="Category"><text:span text:style-name="T33">enum-set1 enum-set2</text:span></text:span></text:p>
      <text:p text:style-name="P23"><text:span text:style-name="Category"><text:span text:style-name="T25">[R6RS] The </text:span></text:span><text:span text:style-name="Category"><text:span text:style-name="T34">enum-set-member?</text:span></text:span><text:span text:style-name="Category"><text:span text:style-name="T25"> procedure returns #t if its first argument is an element of its second argument, #f otherwise.</text:span></text:span></text:p>
      <text:p text:style-name="P23"><text:span text:style-name="Category"><text:span text:style-name="T25">The </text:span></text:span><text:span text:style-name="Category"><text:span text:style-name="T34">enum-set-subset?</text:span></text:span><text:span text:style-name="Category"><text:span text:style-name="T25"> procedure returns #t if the universe of </text:span></text:span><text:span text:style-name="Category"><text:span text:style-name="T34">enum-set1</text:span></text:span><text:span text:style-name="Category"><text:span text:style-name="T25"> is a subset of the universe of </text:span></text:span><text:span text:style-name="Category"><text:span text:style-name="T34">enum-set2</text:span></text:span><text:span text:style-name="Category"><text:span text:style-name="T25"> (considered as sets of symbols) and every element of </text:span></text:span><text:span text:style-name="Category"><text:span text:style-name="T34">enum-set1</text:span></text:span><text:span text:style-name="Category"><text:span text:style-name="T25"> is a member of </text:span></text:span><text:span text:style-name="Category"><text:span text:style-name="T34">enum-set2</text:span></text:span><text:span text:style-name="Category"><text:span text:style-name="T25">. It returns #f otherwise.</text:span></text:span></text:p>
      <text:p text:style-name="P23"><text:span text:style-name="Category"><text:span text:style-name="T25">The </text:span></text:span><text:span text:style-name="Category"><text:span text:style-name="T34">enum-set=?</text:span></text:span><text:span text:style-name="Category"><text:span text:style-name="T25"> procedure returns #t if </text:span></text:span><text:span text:style-name="Category"><text:span text:style-name="T34">enum-set1</text:span></text:span><text:span text:style-name="Category"><text:span text:style-name="T25"> is a subset of </text:span></text:span><text:span text:style-name="Category"><text:span text:style-name="T34">enum-set2</text:span></text:span><text:span text:style-name="Category"><text:span text:style-name="T25"> and vice versa, as determined by the </text:span></text:span><text:span text:style-name="Category"><text:span text:style-name="T34">enum-set-subset?</text:span></text:span><text:span text:style-name="Category"><text:span text:style-name="T25"> procedure. This implies that the universes of the two sets are equal as sets of symbols, but does not imply that they are equal as enumeration types. Otherwise, #f is returned.</text:span></text:span></text:p>
      <text:p text:style-name="Index"><text:span text:style-name="Category"><text:span text:style-name="T8">Function:</text:span></text:span><text:span text:style-name="Category"><text:span text:style-name="T22">enum-set-union</text:span></text:span><text:span text:style-name="Category"><text:span text:style-name="T24"> </text:span></text:span><text:span text:style-name="Category"><text:span text:style-name="T33">enum-set1 enum-set2</text:span></text:span></text:p>
      <text:p text:style-name="Index"><text:span text:style-name="Category"><text:span text:style-name="T8">Function:</text:span></text:span><text:span text:style-name="Category"><text:span text:style-name="T22">enum-set-intersection</text:span></text:span><text:span text:style-name="Category"><text:span text:style-name="T24"> </text:span></text:span><text:span text:style-name="Category"><text:span text:style-name="T33">enum-set1 enum-set2</text:span></text:span></text:p>
      <text:p text:style-name="Index"><text:span text:style-name="Category"><text:span text:style-name="T8">Function:</text:span></text:span><text:span text:style-name="Category"><text:span text:style-name="T22">enum-set-difference</text:span></text:span><text:span text:style-name="Category"><text:span text:style-name="T24"> </text:span></text:span><text:span text:style-name="Category"><text:span text:style-name="T33">enum-set1 enum-set2</text:span></text:span></text:p>
      <text:p text:style-name="P23"><text:span text:style-name="Category"><text:span text:style-name="T25">[R6RS] </text:span></text:span><text:span text:style-name="Category"><text:span text:style-name="T34">Enum-set1</text:span></text:span><text:span text:style-name="Category"><text:span text:style-name="T25"> and </text:span></text:span><text:span text:style-name="Category"><text:span text:style-name="T34">enum-set2</text:span></text:span><text:span text:style-name="Category"><text:span text:style-name="T25"> must be enumeration sets that have the same enumeration type.</text:span></text:span></text:p>
      <text:p text:style-name="P23"><text:span text:style-name="Category"><text:span text:style-name="T25">The </text:span></text:span><text:span text:style-name="Category"><text:span text:style-name="T34">enum-set-union</text:span></text:span><text:span text:style-name="Category"><text:span text:style-name="T25"> procedure returns the union of </text:span></text:span><text:span text:style-name="Category"><text:span text:style-name="T34">enum-set1</text:span></text:span><text:span text:style-name="Category"><text:span text:style-name="T25"> and </text:span></text:span><text:span text:style-name="Category"><text:span text:style-name="T34">enum-set2</text:span></text:span><text:span text:style-name="Category"><text:span text:style-name="T25">. The </text:span></text:span><text:span text:style-name="Category"><text:span text:style-name="T34">enum-set-intersection</text:span></text:span><text:span text:style-name="Category"><text:span text:style-name="T25"> procedure returns the intersection of </text:span></text:span><text:span text:style-name="Category"><text:span text:style-name="T34">enum-set1</text:span></text:span><text:span text:style-name="Category"><text:span text:style-name="T25"> and </text:span></text:span><text:span text:style-name="Category"><text:span text:style-name="T34">enum-set2</text:span></text:span><text:span text:style-name="Category"><text:span text:style-name="T25">. The </text:span></text:span><text:span text:style-name="Category"><text:span text:style-name="T34">enum-set-difference</text:span></text:span><text:span text:style-name="Category"><text:span text:style-name="T25"> procedure returns the difference of </text:span></text:span><text:span text:style-name="Category"><text:span text:style-name="T34">enum-set1</text:span></text:span><text:span text:style-name="Category"><text:span text:style-name="T25"> and </text:span></text:span><text:span text:style-name="Category"><text:span text:style-name="T34">enum-set2</text:span></text:span><text:span text:style-name="Category"><text:span text:style-name="T25">.</text:span></text:span></text:p>
      <text:p text:style-name="Index"><text:span text:style-name="Category"><text:span text:style-name="T8">Function:</text:span></text:span><text:span text:style-name="Category"><text:span text:style-name="T22">enum-set-complement</text:span></text:span><text:span text:style-name="Category"><text:span text:style-name="T24"> </text:span></text:span><text:span text:style-name="Category"><text:span text:style-name="T33">enum-set</text:span></text:span></text:p>
      <text:p text:style-name="P23"><text:span text:style-name="Category"><text:span text:style-name="T25">[R6RS] Returns </text:span></text:span><text:span text:style-name="Category"><text:span text:style-name="T34">enum-set</text:span></text:span><text:span text:style-name="Category"><text:span text:style-name="T25">’s complement with respect to its universe.</text:span></text:span></text:p>
      <text:p text:style-name="Index"><text:soft-page-break/><text:span text:style-name="Category"><text:span text:style-name="T8">Function:</text:span></text:span><text:span text:style-name="Category"><text:span text:style-name="T22">enum-set-projection</text:span></text:span><text:span text:style-name="Category"><text:span text:style-name="T24"> </text:span></text:span><text:span text:style-name="Category"><text:span text:style-name="T33">enum-set1 enum-set2</text:span></text:span></text:p>
      <text:p text:style-name="P23"><text:span text:style-name="Category"><text:span text:style-name="T25">[R6RS] Projects </text:span></text:span><text:span text:style-name="Category"><text:span text:style-name="T34">enum-set1</text:span></text:span><text:span text:style-name="Category"><text:span text:style-name="T25"> into the universe of </text:span></text:span><text:span text:style-name="Category"><text:span text:style-name="T34">enum-set2</text:span></text:span><text:span text:style-name="Category"><text:span text:style-name="T25">, dropping any elements of </text:span></text:span><text:span text:style-name="Category"><text:span text:style-name="T34">enum-set1</text:span></text:span><text:span text:style-name="Category"><text:span text:style-name="T25"> that do not belong to the universe of </text:span></text:span><text:span text:style-name="Category"><text:span text:style-name="T34">enum-set2</text:span></text:span><text:span text:style-name="Category"><text:span text:style-name="T25">. (If enum-set1 is a subset of the universe of its second, no elements are dropped, and the injection is returned.)</text:span></text:span></text:p>
      <text:p text:style-name="Index"><text:span text:style-name="Category"><text:span text:style-name="T8">Macro:</text:span></text:span><text:span text:style-name="Category"><text:span text:style-name="T22">define-enumeration</text:span></text:span><text:span text:style-name="Category"><text:span text:style-name="T24"> </text:span></text:span><text:span text:style-name="Category"><text:span text:style-name="T33">type-name (symbol …) constructor-syntax</text:span></text:span></text:p>
      <text:p text:style-name="P23"><text:span text:style-name="Category"><text:span text:style-name="T25">[R6RS] The </text:span></text:span><text:span text:style-name="Category"><text:span text:style-name="T34">define-enumeration</text:span></text:span><text:span text:style-name="Category"><text:span text:style-name="T25"> form defines an enumeration type and provides two macros for constructing its members and sets of its members.</text:span></text:span></text:p>
      <text:p text:style-name="P23"><text:span text:style-name="Category"><text:span text:style-name="T25">A </text:span></text:span><text:span text:style-name="Category"><text:span text:style-name="T34">define-enumeration</text:span></text:span><text:span text:style-name="Category"><text:span text:style-name="T25"> form is a definition and can appear anywhere any other definition can appear.</text:span></text:span></text:p>
      <text:p text:style-name="P23"><text:span text:style-name="Category"><text:span text:style-name="T34">Type-name</text:span></text:span><text:span text:style-name="Category"><text:span text:style-name="T25"> is an identifier that is bound as a syntactic keyword; </text:span></text:span><text:span text:style-name="Category"><text:span text:style-name="T34">symbol …</text:span></text:span><text:span text:style-name="Category"><text:span text:style-name="T25"> are the symbols that comprise the universe of the enumeration (in order).</text:span></text:span></text:p>
      <text:p text:style-name="P23"><text:span text:style-name="Category"><text:span text:style-name="T25">(</text:span></text:span><text:span text:style-name="Category"><text:span text:style-name="T34">type-name</text:span></text:span><text:span text:style-name="Category"><text:span text:style-name="T25"> </text:span></text:span><text:span text:style-name="Category"><text:span text:style-name="T34">symbol</text:span></text:span><text:span text:style-name="Category"><text:span text:style-name="T25">) checks at macro-expansion time whether the name of </text:span></text:span><text:span text:style-name="Category"><text:span text:style-name="T34">symbol</text:span></text:span><text:span text:style-name="Category"><text:span text:style-name="T25"> is in the universe associated with </text:span></text:span><text:span text:style-name="Category"><text:span text:style-name="T34">type-name</text:span></text:span><text:span text:style-name="Category"><text:span text:style-name="T25">. If it is, (</text:span></text:span><text:span text:style-name="Category"><text:span text:style-name="T34">type-name</text:span></text:span><text:span text:style-name="Category"><text:span text:style-name="T25"> </text:span></text:span><text:span text:style-name="Category"><text:span text:style-name="T34">symbol</text:span></text:span><text:span text:style-name="Category"><text:span text:style-name="T25">) is equivalent to </text:span></text:span><text:span text:style-name="Category"><text:span text:style-name="T34">symbol</text:span></text:span><text:span text:style-name="Category"><text:span text:style-name="T25">. It is a syntax violation if it is not.</text:span></text:span></text:p>
      <text:p text:style-name="P23"><text:span text:style-name="Category"><text:span text:style-name="T34">Constructor-syntax</text:span></text:span><text:span text:style-name="Category"><text:span text:style-name="T25"> is an identifier that is bound to a macro that, given any finite sequence of the symbols in the universe, possibly with duplicates, expands into an expression that evaluates to the enumeration set of those symbols.</text:span></text:span></text:p>
      <text:p text:style-name="P23"><text:span text:style-name="Category"><text:span text:style-name="T25">(</text:span></text:span><text:span text:style-name="Category"><text:span text:style-name="T34">constructor-syntax</text:span></text:span><text:span text:style-name="Category"><text:span text:style-name="T25"> </text:span></text:span><text:span text:style-name="Category"><text:span text:style-name="T34">symbol</text:span></text:span><text:span text:style-name="Category"><text:span text:style-name="T25"> </text:span></text:span><text:span text:style-name="Category"><text:span text:style-name="T34">…</text:span></text:span><text:span text:style-name="Category"><text:span text:style-name="T25">) checks at macro-expansion time whether every </text:span></text:span><text:span text:style-name="Category"><text:span text:style-name="T34">symbol</text:span></text:span><text:span text:style-name="Category"><text:span text:style-name="T25"> </text:span></text:span><text:span text:style-name="Category"><text:span text:style-name="T34">…</text:span></text:span><text:span text:style-name="Category"><text:span text:style-name="T25"> is in the universe associated with </text:span></text:span><text:span text:style-name="Category"><text:span text:style-name="T34">type-name</text:span></text:span><text:span text:style-name="Category"><text:span text:style-name="T25">. It is a syntax violation if one or more is not. Otherwise</text:span></text:span></text:p>
      <text:p text:style-name="P23"><text:span text:style-name="Category"><text:span text:style-name="T25">(</text:span></text:span><text:span text:style-name="Category"><text:span text:style-name="T34">constructor-syntax</text:span></text:span><text:span text:style-name="Category"><text:span text:style-name="T25"> </text:span></text:span><text:span text:style-name="Category"><text:span text:style-name="T34">symbol</text:span></text:span><text:span text:style-name="Category"><text:span text:style-name="T25"> </text:span></text:span><text:span text:style-name="Category"><text:span text:style-name="T34">…</text:span></text:span><text:span text:style-name="Category"><text:span text:style-name="T25">)</text:span></text:span></text:p>
      <text:p text:style-name="P23"><text:span text:style-name="Category"><text:span text:style-name="T25">is equivalent to</text:span></text:span></text:p>
      <text:p text:style-name="P23"><text:span text:style-name="Category"><text:span text:style-name="T25">((</text:span></text:span><text:span text:style-name="Category"><text:span text:style-name="T34">enum-set-constructor</text:span></text:span><text:span text:style-name="Category"><text:span text:style-name="T25"> (</text:span></text:span><text:span text:style-name="Category"><text:span text:style-name="T34">constructor-syntax</text:span></text:span><text:span text:style-name="Category"><text:span text:style-name="T25">))</text:span></text:span></text:p>
      <text:p text:style-name="P23"><text:span text:style-name="Category"><text:span text:style-name="T25"><text:s/>’(</text:span></text:span><text:span text:style-name="Category"><text:span text:style-name="T34">symbol</text:span></text:span><text:span text:style-name="Category"><text:span text:style-name="T25"> </text:span></text:span><text:span text:style-name="Category"><text:span text:style-name="T34">…</text:span></text:span><text:span text:style-name="Category"><text:span text:style-name="T25">)).</text:span></text:span></text:p>
      <text:h text:style-name="Heading_20_2" text:outline-level="2"><text:span text:style-name="Category"><text:span text:style-name="T40">(rnrs eval (6))</text:span></text:span></text:h>
      <text:p text:style-name="Index"><text:span text:style-name="Category"><text:span text:style-name="T8">Function:</text:span></text:span><text:span text:style-name="Category"><text:span text:style-name="T22">eval</text:span></text:span><text:span text:style-name="Category"><text:span text:style-name="T24"> </text:span></text:span><text:span text:style-name="Category"><text:span text:style-name="T33">expression environment</text:span></text:span></text:p>
      <text:p text:style-name="P23"><text:span text:style-name="Category"><text:span text:style-name="T25">[R6RS] Evaluates </text:span></text:span><text:span text:style-name="Category"><text:span text:style-name="T34">expression</text:span></text:span><text:span text:style-name="Category"><text:span text:style-name="T25"> in the specified environment and returns its value. </text:span></text:span><text:span text:style-name="Category"><text:span text:style-name="T34">Expression</text:span></text:span><text:span text:style-name="Category"><text:span text:style-name="T25"> must be a syntactically valid Scheme expression represented as a datum value. R6RS requires </text:span></text:span><text:span text:style-name="Category"><text:span text:style-name="T34">envionment</text:span></text:span><text:span text:style-name="Category"><text:span text:style-name="T25"> an envitonment which must be created by the </text:span></text:span><text:span text:style-name="Category"><text:span text:style-name="T34">environment</text:span></text:span><text:span text:style-name="Category"><text:span text:style-name="T25"> procedure. However on Sagittarius, </text:span></text:span><text:span text:style-name="Category"><text:span text:style-name="T34">environment </text:span></text:span><text:span text:style-name="Category"><text:span text:style-name="T25">can be anything. This behaviour might be fixed in future.</text:span></text:span></text:p>
      <text:p text:style-name="Index"><text:span text:style-name="Category"><text:span text:style-name="T8">Function:</text:span></text:span><text:span text:style-name="Category"><text:span text:style-name="T22">environment</text:span></text:span><text:span text:style-name="Category"><text:span text:style-name="T24"> </text:span></text:span><text:span text:style-name="Category"><text:span text:style-name="T33">import-spec …</text:span></text:span></text:p>
      <text:p text:style-name="P23"><text:span text:style-name="Category"><text:span text:style-name="T25">[R6RS] </text:span></text:span><text:span text:style-name="Category"><text:span text:style-name="T34">Import-spec</text:span></text:span><text:span text:style-name="Category"><text:span text:style-name="T25"> must be a datum representing an import spec. The </text:span></text:span><text:span text:style-name="Category"><text:span text:style-name="T34">environment</text:span></text:span><text:span text:style-name="Category"><text:span text:style-name="T25"> procedure returns an environment corresponding to </text:span></text:span><text:span text:style-name="Category"><text:span text:style-name="T34">import-spec</text:span></text:span><text:span text:style-name="Category"><text:span text:style-name="T25">.</text:span></text:span></text:p>
      <text:h text:style-name="Heading_20_2" text:outline-level="2"><text:span text:style-name="Category"><text:span text:style-name="T39">(rnrs mutable-pairs (6))</text:span></text:span></text:h>
      <text:p text:style-name="Index"><text:span text:style-name="Category"><text:span text:style-name="T8">Function:</text:span></text:span><text:span text:style-name="Category"><text:span text:style-name="T22">set-car!</text:span></text:span><text:span text:style-name="Category"><text:span text:style-name="T24"> </text:span></text:span><text:span text:style-name="Category"><text:span text:style-name="T33">pair obj</text:span></text:span></text:p>
      <text:p text:style-name="Index"><text:span text:style-name="Category"><text:span text:style-name="T8">Function:</text:span></text:span><text:span text:style-name="Category"><text:span text:style-name="T22">set-cdr!</text:span></text:span><text:span text:style-name="Category"><text:span text:style-name="T24"> </text:span></text:span><text:span text:style-name="Category"><text:span text:style-name="T33">pair obj</text:span></text:span></text:p>
      <text:p text:style-name="P23"><text:span text:style-name="Category"><text:span text:style-name="T25">[R6RS] Store </text:span></text:span><text:span text:style-name="Category"><text:span text:style-name="T34">obj</text:span></text:span><text:span text:style-name="Category"><text:span text:style-name="T25"> in the car/cdr field of </text:span></text:span><text:span text:style-name="Category"><text:span text:style-name="T34">pair</text:span></text:span><text:span text:style-name="Category"><text:span text:style-name="T25">. These procedures return unspecified value.</text:span></text:span></text:p>
      <text:p text:style-name="P23"><text:span text:style-name="Category"><text:span text:style-name="T25">On Sagittarius Scheme, these procedures can modify immutable pairs.</text:span></text:span></text:p>
      <text:h text:style-name="Heading_20_2" text:outline-level="2"><text:span text:style-name="Category"><text:span text:style-name="T39">(rnrs mutable-strings (6))</text:span></text:span></text:h>
      <text:p text:style-name="Index"><text:span text:style-name="Category"><text:span text:style-name="T8">Function:</text:span></text:span><text:span text:style-name="Category"><text:span text:style-name="T22">string-set!</text:span></text:span><text:span text:style-name="Category"><text:span text:style-name="T24"> </text:span></text:span><text:span text:style-name="Category"><text:span text:style-name="T33">string k char</text:span></text:span></text:p>
      <text:p text:style-name="P23"><text:span text:style-name="Category"><text:span text:style-name="T25">[R6RS] </text:span></text:span><text:span text:style-name="Category"><text:span text:style-name="T34">K</text:span></text:span><text:span text:style-name="Category"><text:span text:style-name="T25"> must be a valid index of </text:span></text:span><text:span text:style-name="Category"><text:span text:style-name="T34">string</text:span></text:span><text:span text:style-name="Category"><text:span text:style-name="T25">. The </text:span></text:span><text:span text:style-name="Category"><text:span text:style-name="T34">string-set!</text:span></text:span><text:span text:style-name="Category"><text:span text:style-name="T25"> procedure stores </text:span></text:span><text:span text:style-name="Category"><text:span text:style-name="T34">char</text:span></text:span><text:span text:style-name="Category"><text:span text:style-name="T25"> in element</text:span></text:span></text:p>
      <text:p text:style-name="P23"><text:soft-page-break/><text:span text:style-name="Category"><text:span text:style-name="T34">k</text:span></text:span><text:span text:style-name="Category"><text:span text:style-name="T25"> of </text:span></text:span><text:span text:style-name="Category"><text:span text:style-name="T34">string </text:span></text:span><text:span text:style-name="Category"><text:span text:style-name="T25">and returns unspecified values.</text:span></text:span></text:p>
      <text:p text:style-name="Index"><text:span text:style-name="Category"><text:span text:style-name="T8">Function:</text:span></text:span><text:span text:style-name="Category"><text:span text:style-name="T22">string-fill!</text:span></text:span><text:span text:style-name="Category"><text:span text:style-name="T24"> </text:span></text:span><text:span text:style-name="Category"><text:span text:style-name="T33">string char</text:span></text:span></text:p>
      <text:p text:style-name="P23"><text:span text:style-name="Category"><text:span text:style-name="T25">[R6RS] Stores </text:span></text:span><text:span text:style-name="Category"><text:span text:style-name="T34">char</text:span></text:span><text:span text:style-name="Category"><text:span text:style-name="T25"> in every element of the given string and returns unspecified values.</text:span></text:span></text:p>
      <text:p text:style-name="P23"><text:span text:style-name="Category"><text:span text:style-name="T25">Passing an immutable string to these procedures cause an exception with condition type </text:span></text:span><text:span text:style-name="Category"><text:span text:style-name="T34">&amp;assertion </text:span></text:span><text:span text:style-name="Category"><text:span text:style-name="T25">to be raised.</text:span></text:span></text:p>
      <text:h text:style-name="Heading_20_2" text:outline-level="2"><text:span text:style-name="Category"><text:span text:style-name="T39">(rnrs r5rs (6))</text:span></text:span></text:h>
      <text:p text:style-name="Index"><text:span text:style-name="Category"><text:span text:style-name="T8">Function:</text:span></text:span><text:span text:style-name="Category"><text:span text:style-name="T22">exact-&gt;inexact</text:span></text:span><text:span text:style-name="Category"><text:span text:style-name="T24"> </text:span></text:span><text:span text:style-name="Category"><text:span text:style-name="T33">z</text:span></text:span></text:p>
      <text:p text:style-name="Index"><text:span text:style-name="Category"><text:span text:style-name="T8">Function:</text:span></text:span><text:span text:style-name="Category"><text:span text:style-name="T22">inxact-&gt;exact</text:span></text:span><text:span text:style-name="Category"><text:span text:style-name="T24"> </text:span></text:span><text:span text:style-name="Category"><text:span text:style-name="T33">z</text:span></text:span></text:p>
      <text:p text:style-name="P23"><text:span text:style-name="Category"><text:span text:style-name="T25">[R6RS] These are the same as the </text:span></text:span><text:span text:style-name="Category"><text:span text:style-name="T34">inexact</text:span></text:span><text:span text:style-name="Category"><text:span text:style-name="T25"> and </text:span></text:span><text:span text:style-name="Category"><text:span text:style-name="T34">exact</text:span></text:span><text:span text:style-name="Category"><text:span text:style-name="T25"> procedures.</text:span></text:span></text:p>
      <text:p text:style-name="Index"><text:span text:style-name="Category"><text:span text:style-name="T8">Function:</text:span></text:span><text:span text:style-name="Category"><text:span text:style-name="T22">quotient</text:span></text:span><text:span text:style-name="Category"><text:span text:style-name="T24"> </text:span></text:span><text:span text:style-name="Category"><text:span text:style-name="T33">n1 n2</text:span></text:span></text:p>
      <text:p text:style-name="Index"><text:span text:style-name="Category"><text:span text:style-name="T8">Function:</text:span></text:span><text:span text:style-name="Category"><text:span text:style-name="T22">remainder</text:span></text:span><text:span text:style-name="Category"><text:span text:style-name="T24"> </text:span></text:span><text:span text:style-name="Category"><text:span text:style-name="T33">n1 n2</text:span></text:span></text:p>
      <text:p text:style-name="Index"><text:span text:style-name="Category"><text:span text:style-name="T8">Function:</text:span></text:span><text:span text:style-name="Category"><text:span text:style-name="T22">modulo</text:span></text:span><text:span text:style-name="Category"><text:span text:style-name="T24"> </text:span></text:span><text:span text:style-name="Category"><text:span text:style-name="T33">n1 n2</text:span></text:span></text:p>
      <text:p text:style-name="P23"><text:span text:style-name="Category"><text:span text:style-name="T25">[R6RS] Returns the quotient, remainder and modulo of dividing an integer </text:span></text:span><text:span text:style-name="Category"><text:span text:style-name="T34">n1</text:span></text:span><text:span text:style-name="Category"><text:span text:style-name="T25"> by an integer </text:span></text:span><text:span text:style-name="Category"><text:span text:style-name="T34">n2</text:span></text:span><text:span text:style-name="Category"><text:span text:style-name="T25">. The result is an exact number only if both </text:span></text:span><text:span text:style-name="Category"><text:span text:style-name="T34">n1</text:span></text:span><text:span text:style-name="Category"><text:span text:style-name="T25"> and </text:span></text:span><text:span text:style-name="Category"><text:span text:style-name="T34">n2</text:span></text:span><text:span text:style-name="Category"><text:span text:style-name="T25"> are exact numbers.</text:span></text:span></text:p>
      <text:p text:style-name="Index"><text:span text:style-name="Category"><text:span text:style-name="T8">Macro:</text:span></text:span><text:span text:style-name="Category"><text:span text:style-name="T22">delay</text:span></text:span><text:span text:style-name="Category"><text:span text:style-name="T24"> </text:span></text:span><text:span text:style-name="Category"><text:span text:style-name="T33">expression</text:span></text:span></text:p>
      <text:p text:style-name="P23"><text:span text:style-name="Category"><text:span text:style-name="T25">[R6RS] The </text:span></text:span><text:span text:style-name="Category"><text:span text:style-name="T34">delay</text:span></text:span><text:span text:style-name="Category"><text:span text:style-name="T25"> construct is used together with the procedure </text:span></text:span><text:span text:style-name="Category"><text:span text:style-name="T34">force</text:span></text:span><text:span text:style-name="Category"><text:span text:style-name="T25"> to implement lazy evaluation or call by need. (</text:span></text:span><text:span text:style-name="Category"><text:span text:style-name="T34">delay</text:span></text:span><text:span text:style-name="Category"><text:span text:style-name="T25"> </text:span></text:span><text:span text:style-name="Category"><text:span text:style-name="T34">expression</text:span></text:span><text:span text:style-name="Category"><text:span text:style-name="T25">) returns an object called a </text:span></text:span><text:span text:style-name="Category"><text:span text:style-name="T34">promise</text:span></text:span><text:span text:style-name="Category"><text:span text:style-name="T25"> which at some point in the future may be asked (by the </text:span></text:span><text:span text:style-name="Category"><text:span text:style-name="T34">force</text:span></text:span><text:span text:style-name="Category"><text:span text:style-name="T25"> procedure) to evaluate </text:span></text:span><text:span text:style-name="Category"><text:span text:style-name="T34">expression</text:span></text:span><text:span text:style-name="Category"><text:span text:style-name="T25">, and deliver the resulting value. The effect of </text:span></text:span><text:span text:style-name="Category"><text:span text:style-name="T34">expression</text:span></text:span><text:span text:style-name="Category"><text:span text:style-name="T25"> returning multiple values is unspecified.</text:span></text:span></text:p>
      <text:p text:style-name="Index"><text:span text:style-name="Category"><text:span text:style-name="T8">Macro:</text:span></text:span><text:span text:style-name="Category"><text:span text:style-name="T22">force</text:span></text:span><text:span text:style-name="Category"><text:span text:style-name="T24"> </text:span></text:span><text:span text:style-name="Category"><text:span text:style-name="T33">promise</text:span></text:span></text:p>
      <text:p text:style-name="P23"><text:span text:style-name="Category"><text:span text:style-name="T25">[R6RS] </text:span></text:span><text:span text:style-name="Category"><text:span text:style-name="T34">Promise</text:span></text:span><text:span text:style-name="Category"><text:span text:style-name="T25"> must be a promise. The </text:span></text:span><text:span text:style-name="Category"><text:span text:style-name="T34">force</text:span></text:span><text:span text:style-name="Category"><text:span text:style-name="T25">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8">Function:</text:span></text:span><text:span text:style-name="Category"><text:span text:style-name="T22">null-environment</text:span></text:span><text:span text:style-name="Category"><text:span text:style-name="T24"> </text:span></text:span><text:span text:style-name="Category"><text:span text:style-name="T33">n</text:span></text:span></text:p>
      <text:p text:style-name="Index"><text:span text:style-name="Category"><text:span text:style-name="T8">Function:</text:span></text:span><text:span text:style-name="Category"><text:span text:style-name="T22">scheme-report-environment</text:span></text:span><text:span text:style-name="Category"><text:span text:style-name="T24"> </text:span></text:span><text:span text:style-name="Category"><text:span text:style-name="T33">n</text:span></text:span></text:p>
      <text:p text:style-name="P23"><text:span text:style-name="Category"><text:span text:style-name="T25">[R6RS] </text:span></text:span><text:span text:style-name="Category"><text:span text:style-name="T34">N</text:span></text:span><text:span text:style-name="Category"><text:span text:style-name="T25"> must be the exact integer object 5. These procedures return an environment which is suitable to use with </text:span></text:span><text:span text:style-name="Category"><text:span text:style-name="T34">eval</text:span></text:span><text:span text:style-name="Category"><text:span text:style-name="T25">.</text:span></text:span></text:p>
      <text:h text:style-name="P43" text:outline-level="1"><text:span text:style-name="Category"><text:span text:style-name="T42">Extra Libraries</text:span></text:span></text:h>
      <text:p text:style-name="Text_20_body"><text:span text:style-name="Category"><text:span text:style-name="T26">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3">(sagittarius)</text:span></text:span></text:h>
      <text:p text:style-name="Text_20_body"><text:span text:style-name="Category"><text:span text:style-name="T26">This library has Sagittarius specific functions which are not supported in R6RS such as extran file system functions and so.</text:span></text:span></text:p>
      <text:h text:style-name="Heading_20_3" text:outline-level="3"><text:span text:style-name="Category"><text:span text:style-name="T41">File system functions</text:span></text:span></text:h>
      <text:p text:style-name="Index"><text:span text:style-name="Category"><text:span text:style-name="T8">Function:</text:span></text:span><text:span text:style-name="Category"><text:span text:style-name="T22">file-size-in-bytes</text:span></text:span><text:span text:style-name="Category"><text:span text:style-name="T24"> </text:span></text:span><text:span text:style-name="Category"><text:span text:style-name="T33">filename</text:span></text:span></text:p>
      <text:p text:style-name="P23"><text:span text:style-name="Category"><text:span text:style-name="T25">Returns file size of </text:span></text:span><text:span text:style-name="Category"><text:span text:style-name="T34">filename</text:span></text:span><text:span text:style-name="Category"><text:span text:style-name="T25"> in bytes. If </text:span></text:span><text:span text:style-name="Category"><text:span text:style-name="T34">filename</text:span></text:span><text:span text:style-name="Category"><text:span text:style-name="T25"> does not exist, it raises </text:span></text:span><text:span text:style-name="Category"><text:span text:style-name="T34">&amp;assertion</text:span></text:span><text:span text:style-name="Category"><text:span text:style-name="T25"> condition.</text:span></text:span></text:p>
      <text:p text:style-name="Index"><text:span text:style-name="Category"><text:span text:style-name="T8">Function:</text:span></text:span><text:span text:style-name="Category"><text:span text:style-name="T22">file-regular?</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directory?</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symbolic-link?</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readabl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writabl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executable?</text:span></text:span><text:span text:style-name="Category"><text:span text:style-name="T24"> </text:span></text:span><text:span text:style-name="Category"><text:span text:style-name="T33">filename</text:span></text:span></text:p>
      <text:p text:style-name="P23"><text:span text:style-name="Category"><text:span text:style-name="T25">Returns file type or permission of given </text:span></text:span><text:span text:style-name="Category"><text:span text:style-name="T34">filename</text:span></text:span><text:span text:style-name="Category"><text:span text:style-name="T25">.</text:span></text:span></text:p>
      <text:p text:style-name="Index"><text:span text:style-name="Category"><text:span text:style-name="T8">Function:</text:span></text:span><text:span text:style-name="Category"><text:span text:style-name="T22">file-stat-ctim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stat-mtime</text:span></text:span><text:span text:style-name="Category"><text:span text:style-name="T24"> </text:span></text:span><text:span text:style-name="Category"><text:span text:style-name="T33">filename</text:span></text:span></text:p>
      <text:p text:style-name="Index"><text:span text:style-name="Category"><text:span text:style-name="T8">Function:</text:span></text:span><text:span text:style-name="Category"><text:span text:style-name="T22">file-stat-atime</text:span></text:span><text:span text:style-name="Category"><text:span text:style-name="T24"> </text:span></text:span><text:span text:style-name="Category"><text:span text:style-name="T33">filename</text:span></text:span></text:p>
      <text:p text:style-name="P23"><text:span text:style-name="Category"><text:span text:style-name="T25">Returns file statistics time in nano sec.The </text:span></text:span><text:span text:style-name="Category"><text:span text:style-name="T34">file-stat-ctime</text:span></text:span><text:span text:style-name="Category"><text:span text:style-name="T25"> procedure returns last change time of </text:span></text:span><text:span text:style-name="Category"><text:span text:style-name="T34">filename. </text:span></text:span><text:span text:style-name="Category"><text:span text:style-name="T25">The </text:span></text:span><text:span text:style-name="Category"><text:span text:style-name="T34">file-stat-mtime </text:span></text:span><text:span text:style-name="Category"><text:span text:style-name="T25">returns last modified time of </text:span></text:span><text:span text:style-name="Category"><text:span text:style-name="T34">filename.</text:span></text:span><text:span text:style-name="Category"><text:span text:style-name="T25"> The </text:span></text:span><text:span text:style-name="Category"><text:span text:style-name="T34">file-stat-atime</text:span></text:span><text:span text:style-name="Category"><text:span text:style-name="T25"> returns last accesse time of </text:span></text:span><text:span text:style-name="Category"><text:span text:style-name="T34">filename.</text:span></text:span></text:p>
      <text:p text:style-name="Index"><text:span text:style-name="Category"><text:span text:style-name="T8">Function:</text:span></text:span><text:span text:style-name="Category"><text:span text:style-name="T22">create-symbolc-link</text:span></text:span><text:span text:style-name="Category"><text:span text:style-name="T24"> </text:span></text:span><text:span text:style-name="Category"><text:span text:style-name="T33">old-filename new-filename</text:span></text:span></text:p>
      <text:p text:style-name="P23"><text:span text:style-name="Category"><text:span text:style-name="T25">Creates symbolink of </text:span></text:span><text:span text:style-name="Category"><text:span text:style-name="T34">old-filename</text:span></text:span><text:span text:style-name="Category"><text:span text:style-name="T25"> as </text:span></text:span><text:span text:style-name="Category"><text:span text:style-name="T34">new-filename</text:span></text:span><text:span text:style-name="Category"><text:span text:style-name="T25">.</text:span></text:span></text:p>
      <text:p text:style-name="Index"><text:span text:style-name="Category"><text:span text:style-name="T8">Function:</text:span></text:span><text:span text:style-name="Category"><text:span text:style-name="T22">rename-file</text:span></text:span><text:span text:style-name="Category"><text:span text:style-name="T24"> </text:span></text:span><text:span text:style-name="Category"><text:span text:style-name="T33">old-filename new-filename</text:span></text:span></text:p>
      <text:p text:style-name="P23"><text:span text:style-name="Category"><text:span text:style-name="T25">Renames given </text:span></text:span><text:span text:style-name="Category"><text:span text:style-name="T34">old-filename</text:span></text:span><text:span text:style-name="Category"><text:span text:style-name="T25"> to </text:span></text:span><text:span text:style-name="Category"><text:span text:style-name="T34">new-filename</text:span></text:span><text:span text:style-name="Category"><text:span text:style-name="T25">.</text:span></text:span></text:p>
      <text:p text:style-name="Index"><text:span text:style-name="Category"><text:span text:style-name="T8">Function:</text:span></text:span><text:span text:style-name="Category"><text:span text:style-name="T22">create-directory</text:span></text:span><text:span text:style-name="Category"><text:span text:style-name="T24"> </text:span></text:span><text:span text:style-name="Category"><text:span text:style-name="T33">path</text:span></text:span></text:p>
      <text:p text:style-name="Index"><text:span text:style-name="Category"><text:span text:style-name="T8">Function:</text:span></text:span><text:span text:style-name="Category"><text:span text:style-name="T22">delete-directory</text:span></text:span><text:span text:style-name="Category"><text:span text:style-name="T24"> </text:span></text:span><text:span text:style-name="Category"><text:span text:style-name="T33">path</text:span></text:span></text:p>
      <text:p text:style-name="P23"><text:span text:style-name="Category"><text:span text:style-name="T25">Creates/deletes given directory. If it fails, it raises condition </text:span></text:span><text:span text:style-name="Category"><text:span text:style-name="T34">&amp;assertion</text:span></text:span><text:span text:style-name="Category"><text:span text:style-name="T25">.</text:span></text:span></text:p>
      <text:p text:style-name="Index"><text:span text:style-name="Category"><text:span text:style-name="T8">Function:</text:span></text:span><text:span text:style-name="Category"><text:span text:style-name="T22">read-directory</text:span></text:span><text:span text:style-name="Category"><text:span text:style-name="T24"> </text:span></text:span><text:span text:style-name="Category"><text:span text:style-name="T33">path</text:span></text:span></text:p>
      <text:p text:style-name="P23"><text:span text:style-name="Category"><text:span text:style-name="T25">Reads directory and returns contents as a string list. If </text:span></text:span><text:span text:style-name="Category"><text:span text:style-name="T34">path</text:span></text:span><text:span text:style-name="Category"><text:span text:style-name="T25"> does not exist, it returns #f.</text:span></text:span></text:p>
      <text:p text:style-name="Index"><text:span text:style-name="Category"><text:span text:style-name="T8">Function:</text:span></text:span><text:span text:style-name="Category"><text:span text:style-name="T22">current-directory</text:span></text:span></text:p>
      <text:p text:style-name="P23"><text:span text:style-name="Category"><text:span text:style-name="T25">Returns current working directory.</text:span></text:span></text:p>
      <text:p text:style-name="Index"><text:span text:style-name="Category"><text:span text:style-name="T8">Function:</text:span></text:span><text:span text:style-name="Category"><text:span text:style-name="T22">set-current-directory</text:span></text:span><text:span text:style-name="Category"><text:span text:style-name="T24"> </text:span></text:span><text:span text:style-name="Category"><text:span text:style-name="T33">path</text:span></text:span></text:p>
      <text:p text:style-name="P23"><text:span text:style-name="Category"><text:span text:style-name="T25">Sets current working directory to </text:span></text:span><text:span text:style-name="Category"><text:span text:style-name="T34">path.</text:span></text:span></text:p>
      <text:h text:style-name="Heading_20_3" text:outline-level="3"><text:span text:style-name="Category"><text:span text:style-name="T39">Hashtables</text:span></text:span></text:h>
      <text:p text:style-name="Index"><text:span text:style-name="Category"><text:span text:style-name="T8">Function:</text:span></text:span><text:span text:style-name="Category"><text:span text:style-name="T22">make-equal-hashtable</text:span></text:span><text:span text:style-name="Category"><text:span text:style-name="T24"> </text:span></text:span><text:span text:style-name="Category"><text:span text:style-name="T33">:optional k</text:span></text:span></text:p>
      <text:p text:style-name="Index"><text:span text:style-name="Category"><text:span text:style-name="T8">Function:</text:span></text:span><text:span text:style-name="Category"><text:span text:style-name="T22">make-string-hashtable</text:span></text:span><text:span text:style-name="Category"><text:span text:style-name="T24"> </text:span></text:span><text:span text:style-name="Category"><text:span text:style-name="T33">:optional k</text:span></text:span></text:p>
      <text:p text:style-name="P23"><text:span text:style-name="Category"><text:span text:style-name="T25">Creates a hashtable. The same as </text:span></text:span><text:span text:style-name="Category"><text:span text:style-name="T34">make-eq-hashtable </text:span></text:span><text:span text:style-name="Category"><text:span text:style-name="T25">and </text:span></text:span><text:span text:style-name="Category"><text:span text:style-name="T34">make-eqv-hashtable</text:span></text:span><text:span text:style-name="Category"><text:span text:style-name="T25">. It uses </text:span></text:span><text:soft-page-break/><text:span text:style-name="Category"><text:span text:style-name="T34">equal?</text:span></text:span><text:span text:style-name="Category"><text:span text:style-name="T25">/</text:span></text:span><text:span text:style-name="Category"><text:span text:style-name="T34">string=?</text:span></text:span><text:span text:style-name="Category"><text:span text:style-name="T25"> as comparing procedure.</text:span></text:span></text:p>
      <text:p text:style-name="Index"><text:span text:style-name="Category"><text:span text:style-name="T8">Function:</text:span></text:span><text:span text:style-name="Category"><text:span text:style-name="T22">hashtable-keys-list</text:span></text:span><text:span text:style-name="Category"><text:span text:style-name="T24"> </text:span></text:span><text:span text:style-name="Category"><text:span text:style-name="T33">hashtable</text:span></text:span></text:p>
      <text:p text:style-name="Index"><text:span text:style-name="Category"><text:span text:style-name="T8">Function:</text:span></text:span><text:span text:style-name="Category"><text:span text:style-name="T22">hashtable-values-list</text:span></text:span><text:span text:style-name="Category"><text:span text:style-name="T24"> </text:span></text:span><text:span text:style-name="Category"><text:span text:style-name="T33">hashtable</text:span></text:span></text:p>
      <text:p text:style-name="P23"><text:span text:style-name="Category"><text:span text:style-name="T25">Returns given </text:span></text:span><text:span text:style-name="Category"><text:span text:style-name="T34">hashtable</text:span></text:span><text:span text:style-name="Category"><text:span text:style-name="T25">'s keys/values. The R6RS required procedures </text:span></text:span><text:span text:style-name="Category"><text:span text:style-name="T34">hashtable-keys</text:span></text:span><text:span text:style-name="Category"><text:span text:style-name="T25"> and </text:span></text:span><text:span text:style-name="Category"><text:span text:style-name="T34">hashtable-values</text:span></text:span><text:span text:style-name="Category"><text:span text:style-name="T25"> are implemented with these procedures.</text:span></text:span></text:p>
      <text:p text:style-name="Index"><text:span text:style-name="Category"><text:span text:style-name="T8">Function:</text:span></text:span><text:span text:style-name="Category"><text:span text:style-name="T22">hashtable-type</text:span></text:span><text:span text:style-name="Category"><text:span text:style-name="T24"> </text:span></text:span><text:span text:style-name="Category"><text:span text:style-name="T33">hashtable</text:span></text:span></text:p>
      <text:p text:style-name="P23"><text:span text:style-name="Category"><text:span text:style-name="T25">Returns </text:span></text:span><text:span text:style-name="Category"><text:span text:style-name="T34">hashtable</text:span></text:span><text:span text:style-name="Category"><text:span text:style-name="T25">'s hash type. The possible return values are </text:span></text:span><text:span text:style-name="Category"><text:span text:style-name="T34">eq, eqv, equal, string </text:span></text:span><text:span text:style-name="Category"><text:span text:style-name="T25">and</text:span></text:span><text:span text:style-name="Category"><text:span text:style-name="T34"> general.</text:span></text:span></text:p>
      <text:p text:style-name="Index"><text:span text:style-name="Category"><text:span text:style-name="T8">Function:</text:span></text:span><text:span text:style-name="Category"><text:span text:style-name="T22">hashtable-values</text:span></text:span><text:span text:style-name="Category"><text:span text:style-name="T24"> </text:span></text:span><text:span text:style-name="Category"><text:span text:style-name="T33">hashtable</text:span></text:span></text:p>
      <text:p text:style-name="P23"><text:span text:style-name="Category"><text:span text:style-name="T25">Returns all </text:span></text:span><text:span text:style-name="Category"><text:span text:style-name="T34">hashtable</text:span></text:span><text:span text:style-name="Category"><text:span text:style-name="T25">'s</text:span></text:span><text:span text:style-name="Category"><text:span text:style-name="T34"> </text:span></text:span><text:span text:style-name="Category"><text:span text:style-name="T25">values. This procedure is for consistancy of </text:span></text:span><text:span text:style-name="Category"><text:span text:style-name="T34">hashtable-keys</text:span></text:span><text:span text:style-name="Category"><text:span text:style-name="T25">.</text:span></text:span></text:p>
      <text:h text:style-name="Heading_20_3" text:outline-level="3"><text:span text:style-name="Category"><text:span text:style-name="T39">I/O</text:span></text:span></text:h>
      <text:p text:style-name="Index"><text:span text:style-name="Category"><text:span text:style-name="T8">Function:</text:span></text:span><text:span text:style-name="Category"><text:span text:style-name="T22">port-closed?</text:span></text:span><text:span text:style-name="Category"><text:span text:style-name="T24"> </text:span></text:span><text:span text:style-name="Category"><text:span text:style-name="T33">port</text:span></text:span></text:p>
      <text:p text:style-name="P23"><text:span text:style-name="Category"><text:span text:style-name="T25">Returns #t if given </text:span></text:span><text:span text:style-name="Category"><text:span text:style-name="T34">port</text:span></text:span><text:span text:style-name="Category"><text:span text:style-name="T25"> is closed, otherwise #f.</text:span></text:span></text:p>
      <text:p text:style-name="Index"><text:span text:style-name="Category"><text:span text:style-name="T8">Function:</text:span></text:span><text:span text:style-name="Category"><text:span text:style-name="T22">write/ss</text:span></text:span><text:span text:style-name="Category"><text:span text:style-name="T24"> </text:span></text:span><text:span text:style-name="Category"><text:span text:style-name="T33">obj :optional port</text:span></text:span></text:p>
      <text:p text:style-name="P23"><text:span text:style-name="Category"><text:span text:style-name="T25">Writes </text:span></text:span><text:span text:style-name="Category"><text:span text:style-name="T34">obj </text:span></text:span><text:span text:style-name="Category"><text:span text:style-name="T25">to given </text:span></text:span><text:span text:style-name="Category"><text:span text:style-name="T34">port.</text:span></text:span><text:span text:style-name="Category"><text:span text:style-name="T25"> If </text:span></text:span><text:span text:style-name="Category"><text:span text:style-name="T34">port</text:span></text:span><text:span text:style-name="Category"><text:span text:style-name="T25"> is not given, it uses current output port as output port. This is the same as </text:span></text:span><text:span text:style-name="Category"><text:span text:style-name="T34">write</text:span></text:span><text:span text:style-name="Category"><text:span text:style-name="T25"> procedure, but it can handle circular list.</text:span></text:span></text:p>
      <text:p text:style-name="Index"><text:span text:style-name="Category"><text:span text:style-name="T8">Function:</text:span></text:span><text:span text:style-name="Category"><text:span text:style-name="T22">format</text:span></text:span><text:span text:style-name="Category"><text:span text:style-name="T24"> </text:span></text:span><text:span text:style-name="Category"><text:span text:style-name="T33">port string arg …</text:span></text:span></text:p>
      <text:p text:style-name="Index"><text:span text:style-name="Category"><text:span text:style-name="T8">Function:</text:span></text:span><text:span text:style-name="Category"><text:span text:style-name="T22">format</text:span></text:span><text:span text:style-name="Category"><text:span text:style-name="T33"> string arg …</text:span></text:span></text:p>
      <text:p text:style-name="P23"><text:span text:style-name="Category"><text:span text:style-name="T25">[SRFI-28+] Format </text:span></text:span><text:span text:style-name="Category"><text:span text:style-name="T34">arg</text:span></text:span><text:span text:style-name="Category"><text:span text:style-name="T25"> accoding to </text:span></text:span><text:span text:style-name="Category"><text:span text:style-name="T34">string.</text:span></text:span><text:span text:style-name="Category"><text:span text:style-name="T25"> </text:span></text:span><text:span text:style-name="Category"><text:span text:style-name="T34">Port</text:span></text:span><text:span text:style-name="Category"><text:span text:style-name="T25"> specifies the destination; if it is an output port, the formatted result is written to it; if it is #t, the result is written to current output port; if it is #f, the formatted result is returned as a string.</text:span></text:span><text:span text:style-name="Category"><text:span text:style-name="T34"> Port </text:span></text:span><text:span text:style-name="Category"><text:span text:style-name="T25">can be omitted and the result is the same as when #f is given.</text:span></text:span></text:p>
      <text:p text:style-name="P23"><text:span text:style-name="Category"><text:span text:style-name="T34">String</text:span></text:span><text:span text:style-name="Category"><text:span text:style-name="T25"> is a string that contains format directives. A format directive is a character sequence begins with tilda '~', and ends with some specific characters. A format directive takes the corresponding arg and formats it. The rest of string is copied to the output as is.</text:span></text:span></text:p>
      <text:p text:style-name="P23"><text:span text:style-name="Category"><text:span text:style-name="T25">(</text:span></text:span><text:span text:style-name="Category"><text:span text:style-name="T34">format #f “the answer is ~a” 48) =&gt; “the anser is 48”</text:span></text:span></text:p>
      <text:p text:style-name="P23"><text:span text:style-name="Category"><text:span text:style-name="T25">The format directive can take one or more parameters, separated by comma characters. A parameter may be an integer or a character; if it is a character, it should be preceded by a quote character. Parameter can be omitted, in such case the system default value is used. The interpretation of the parameters depends on the format directive.</text:span></text:span></text:p>
      <text:p text:style-name="P23"><text:span text:style-name="Category"><text:span text:style-name="T25">Furthermore, a format directive can take two additional flags: atmark ‘@’ and colon ‘:’. One or both of them may modify the behavior of the format directive. Those flags must be placed immediately before the directive character.</text:span></text:span></text:p>
      <text:p text:style-name="P23"><text:span text:style-name="Category"><text:span text:style-name="T25">The following complete list of the supported directives. Either upper case or lower case character can be used for the format directive; usually they have no distinction, except noted.</text:span></text:span></text:p>
      <text:list xml:id="list36226757" text:style-name="L13">
        <text:list-item>
          <text:p text:style-name="P64"><text:span text:style-name="Category"><text:span text:style-name="T25">~</text:span></text:span><text:span text:style-name="Category"><text:span text:style-name="T34">mincol,colinc,minpad,padchar,maxcol</text:span></text:span><text:span text:style-name="Category"><text:span text:style-name="T23">A</text:span></text:span></text:p>
          <text:p text:style-name="P65">Ascii output. The corresponding argument is printed by display. If an integer <text:span text:style-name="T16">mincol</text:span> is given, it specifies the minimum number of characters to be output; if the formatted result is shorter than mincol, a whitespace is padded to the right (i.e. the result is left justified).</text:p>
          <text:p text:style-name="P65">The <text:span text:style-name="T16">colinc</text:span>, <text:span text:style-name="T16">minpad</text:span> and <text:span text:style-name="T16">padchar</text:span> parameters control, if given, further padding. A character padchar replaces the padding character for the whitespace. If an integer minpad is given and greater than 0, at least minpad padding character is used, regardless of the resulting width. If an integer <text:span text:style-name="T16">colinc</text:span> is given, the padding character is added (after <text:span text:style-name="T16">minpad</text:span>) in chunk of <text:span text:style-name="T16">colinc</text:span> characters, until the entire width exceeds <text:span text:style-name="T16">mincol</text:span>.</text:p>
          <text:p text:style-name="P65">If atmark-flag is given, the format result is right justified, i.e. padding is added to the left.</text:p>
          <text:p text:style-name="P65"><text:soft-page-break/>The <text:span text:style-name="T16">maxcol</text:span> parameter, if given, limits the maximum number of characters to be written. If the length of formatted string exceeds maxcol, only <text:span text:style-name="T16">maxcol</text:span> characters are written. If colon-flag is given as well and the length of formatted string exceeds <text:span text:style-name="T16">maxcol</text:span>, <text:span text:style-name="T16">maxcol</text:span> - 4 characters are written and a string “ ...” is attached after it.</text:p>
          <text:p text:style-name="P66">(format #f "|~a|" "oops") <text:s text:c="26"/>→ “|oops|”</text:p>
          <text:p text:style-name="P66">(format #f "|~10a|" "oops") <text:s text:c="22"/>→ "|oops <text:s text:c="5"/>|"</text:p>
          <text:p text:style-name="P66">(format #f "|~10@a|" "oops") <text:s text:c="18"/>→ "| <text:s text:c="5"/>oops|"</text:p>
          <text:p text:style-name="P66">(format #f "|~10,,,'*@a|" "oops") <text:s text:c="12"/>→ <text:s/>"|******oops|"</text:p>
          <text:p text:style-name="P66">(format #f "|~,,,,10a|" '(abc def ghi jkl)) <text:s text:c="2"/>→ <text:s/>"|(abc def gh|"</text:p>
          <text:p text:style-name="P66">(format #f "|~,,,,10:a|" '(abc def ghi jkl)) <text:s/>→ <text:s/>"|(abc de ...|"</text:p>
        </text:list-item>
        <text:list-item>
          <text:p text:style-name="P66"><text:span text:style-name="Category"><text:span text:style-name="T28">~</text:span></text:span><text:span text:style-name="Category"><text:span text:style-name="T32">mincol,colinc,minpad,padchar,maxcol</text:span></text:span><text:span text:style-name="Category"><text:span text:style-name="T23">S</text:span></text:span></text:p>
          <text:p text:style-name="P66"><text:span text:style-name="Category"><text:span text:style-name="T28">S-expression output. The corresponding argument is printed by write. The semantics of parameters and flags are the same as ~</text:span></text:span><text:span text:style-name="Category"><text:span text:style-name="T23">A</text:span></text:span><text:span text:style-name="Category"><text:span text:style-name="T28"> directive.</text:span></text:span></text:p>
          <text:p text:style-name="P66"><text:span text:style-name="Category"><text:span text:style-name="T32">(format #f "|~s|" "oops") <text:s text:c="14"/>⇒ "|\"oops\"|"</text:span></text:span></text:p>
          <text:p text:style-name="P66"><text:span text:style-name="Category"><text:span text:style-name="T32">(format #f "|~10s|" "oops") <text:s text:c="10"/>⇒ "|\"oops\" <text:s text:c="3"/>|"</text:span></text:span></text:p>
          <text:p text:style-name="P66"><text:span text:style-name="Category"><text:span text:style-name="T32">(format #f "|~10@s|" "oops") <text:s text:c="7"/>⇒ "| <text:s text:c="3"/>\"oops\"|"</text:span></text:span></text:p>
          <text:p text:style-name="P66"><text:span text:style-name="Category"><text:span text:style-name="T32">(format #f "|~10,,,'*@s|" "oops") <text:s/>⇒ "|****\"oops\"|"</text:span></text:span></text:p>
        </text:list-item>
        <text:list-item>
          <text:p text:style-name="P66"><text:span text:style-name="Category"><text:span text:style-name="T32">~mincol,padchar,commachar,interval</text:span></text:span><text:span text:style-name="Category"><text:span text:style-name="T23">D</text:span></text:span></text:p>
          <text:p text:style-name="P61">Decimal output. The argument is formatted as an decimal integer. If the argument is not an integer, all parameters are ignored and it is formatted by ~<text:span text:style-name="T10">A</text:span> directive.</text:p>
          <text:p text:style-name="P61">If an integer parameter <text:span text:style-name="T16">mincol</text:span> is given, it specifies minimum width of the formatted result; if the result is shorter than it, padchar is padded on the left (i.e. the result is right justified). The default of <text:span text:style-name="T16">padchar</text:span> is a whitespace.</text:p>
          <text:p text:style-name="P66">(format #f "|~d|" 12345) <text:s text:c="8"/>⇒ "|12345|"</text:p>
          <text:p text:style-name="P66">(format #f "|~10d|" 12345) <text:s text:c="4"/>⇒ "| <text:s text:c="4"/>12345|"</text:p>
          <text:p text:style-name="P66">(format #f "|~10,'0d|" 12345) <text:s/>⇒ "|0000012345|"</text:p>
          <text:p text:style-name="P61">If atmark-flag is given, the sign ‘+’ is printed for the positive argument.</text:p>
          <text:p text:style-name="P61">If colon-flag is given, every <text:span text:style-name="T16">interval</text:span>-th digit of the result is grouped and commachar is inserted between them. The default of <text:span text:style-name="T16">commachar</text:span> is ‘,’, and the default of <text:span text:style-name="T16">interval</text:span> is 3.</text:p>
          <text:p text:style-name="P66">(format #f "|~:d|" 12345) <text:s text:c="16"/>⇒ "|12,345|"</text:p>
          <text:p text:style-name="P66">(format #f "|~,,'_,4:d|" -12345678) <text:s/>⇒ "|-1234_5678|"</text:p>
        </text:list-item>
        <text:list-item>
          <text:p text:style-name="P66"><text:span text:style-name="Category"><text:span text:style-name="T32">~mincol,padchar,commachar,interval</text:span></text:span><text:span text:style-name="Category"><text:span text:style-name="T23">B</text:span></text:span></text:p>
          <text:p text:style-name="P61">Binary output. The argument is formatted as a binary integer. The semantics of parameters and flags are the same as the ~<text:span text:style-name="T10">D</text:span> directive.</text:p>
        </text:list-item>
        <text:list-item>
          <text:p text:style-name="P66"><text:span text:style-name="Category"><text:span text:style-name="T32">~mincol,padchar,commachar,interval</text:span></text:span><text:span text:style-name="Category"><text:span text:style-name="T23">D</text:span></text:span></text:p>
          <text:p text:style-name="P61"><text:span text:style-name="Category"><text:span text:style-name="T32">Octet output. The argument is formatted as a octal integer. The semantics of parameters and flags are the same as the ~</text:span></text:span><text:span text:style-name="Category"><text:span text:style-name="T31">D</text:span></text:span><text:span text:style-name="Category"><text:span text:style-name="T32"> directive.</text:span></text:span></text:p>
        </text:list-item>
        <text:list-item>
          <text:p text:style-name="P66"><text:span text:style-name="Category"><text:span text:style-name="T32">~mincol,padchar,commachar,interval</text:span></text:span><text:span text:style-name="Category"><text:span text:style-name="T23">X</text:span></text:span></text:p>
          <text:p text:style-name="P66"><text:span text:style-name="Category"><text:span text:style-name="T32">~mincol,padchar,commachar,interval</text:span></text:span><text:span text:style-name="Category"><text:span text:style-name="T23">x</text:span></text:span></text:p>
          <text:p text:style-name="P61"><text:soft-page-break/>Hexadecimal output. The argument is formatted as a hexadecimal integer. If ‘X’ is used, upper case alphabets are used for the digits larger than 10. If ‘x’ is used, lower case alphabets are used. The semantics of parameters and flags are the same as the ~<text:span text:style-name="T10">D</text:span> directive.</text:p>
          <text:p text:style-name="P66">(format #f "~8,'0x" 259847592) <text:s text:c="2"/>⇒ "0f7cf5a8"</text:p>
          <text:p text:style-name="P66">(format #f "~8,'0X" 259847592) <text:s/>⇒ "0F7CF5A8"</text:p>
        </text:list-item>
      </text:list>
      <text:p text:style-name="First_20_line_20_indent">Note: The format procedures's implementation and most of documentation is quoted from Gauche.</text:p>
      <text:p text:style-name="Index"><text:span text:style-name="Category"><text:span text:style-name="T8">Function:</text:span></text:span><text:span text:style-name="Category"><text:span text:style-name="T22">make-codec</text:span></text:span><text:span text:style-name="Category"><text:span text:style-name="T24"> </text:span></text:span><text:span text:style-name="Category"><text:span text:style-name="T33">symbol getc putc data</text:span></text:span></text:p>
      <text:p text:style-name="P23"><text:span text:style-name="Category"><text:span text:style-name="T25">Creates a custom codec. </text:span></text:span><text:span text:style-name="Category"><text:span text:style-name="T34">Symbol</text:span></text:span><text:span text:style-name="Category"><text:span text:style-name="T25"> is the name of the codec.</text:span></text:span><text:span text:style-name="Category"><text:span text:style-name="T34">Getc</text:span></text:span><text:span text:style-name="Category"><text:span text:style-name="T25"> and </text:span></text:span><text:span text:style-name="Category"><text:span text:style-name="T34">putc</text:span></text:span><text:span text:style-name="Category"><text:span text:style-name="T25"> must be procedures.</text:span></text:span><text:span text:style-name="Category"><text:span text:style-name="T34">Data</text:span></text:span><text:span text:style-name="Category"><text:span text:style-name="T25"> is an user data used in </text:span></text:span><text:span text:style-name="Category"><text:span text:style-name="T34">getc</text:span></text:span><text:span text:style-name="Category"><text:span text:style-name="T25"> and </text:span></text:span><text:span text:style-name="Category"><text:span text:style-name="T34">putc</text:span></text:span><text:span text:style-name="Category"><text:span text:style-name="T25">.</text:span></text:span></text:p>
      <text:p text:style-name="P23"><text:span text:style-name="Category"><text:span text:style-name="T34">Getc</text:span></text:span><text:span text:style-name="Category"><text:span text:style-name="T25"> must take 4 arguments,</text:span></text:span><text:span text:style-name="Category"><text:span text:style-name="T34"> input-port, error-handling-mode, check-bom?</text:span></text:span><text:span text:style-name="Category"><text:span text:style-name="T25"> and </text:span></text:span><text:span text:style-name="Category"><text:span text:style-name="T34">userdata</text:span></text:span><text:span text:style-name="Category"><text:span text:style-name="T25">. </text:span></text:span><text:span text:style-name="Category"><text:span text:style-name="T34">Input-port</text:span></text:span><text:span text:style-name="Category"><text:span text:style-name="T25"> is binary input port.</text:span></text:span><text:span text:style-name="Category"><text:span text:style-name="T34"> Error-handling-mode</text:span></text:span><text:span text:style-name="Category"><text:span text:style-name="T25"> is symbol can be </text:span></text:span><text:span text:style-name="Category"><text:span text:style-name="T34">ignore, raise </text:span></text:span><text:span text:style-name="Category"><text:span text:style-name="T25">or </text:span></text:span><text:span text:style-name="Category"><text:span text:style-name="T34">replace</text:span></text:span><text:span text:style-name="Category"><text:span text:style-name="T25"> depending on a transcoder which uses this custom codec. </text:span></text:span><text:span text:style-name="Category"><text:span text:style-name="T34">Check-bom?</text:span></text:span><text:span text:style-name="Category"><text:span text:style-name="T25"> is boolean, if </text:span></text:span><text:span text:style-name="Category"><text:span text:style-name="T34">getc</text:span></text:span><text:span text:style-name="Category"><text:span text:style-name="T25"> is being called first time, it is #t, otherwise #f. </text:span></text:span><text:span text:style-name="Category"><text:span text:style-name="T34">Userdata</text:span></text:span><text:span text:style-name="Category"><text:span text:style-name="T25"> is user defined data which is given when the codec is created.</text:span></text:span></text:p>
      <text:p text:style-name="P23"><text:span text:style-name="Category"><text:span text:style-name="T25">The basic process of </text:span></text:span><text:span text:style-name="Category"><text:span text:style-name="T34">getc</text:span></text:span><text:span text:style-name="Category"><text:span text:style-name="T25"> is reading binary data from </text:span></text:span><text:span text:style-name="Category"><text:span text:style-name="T34">input-port</text:span></text:span><text:span text:style-name="Category"><text:span text:style-name="T25"> and converting the data to UCS4. Returning UCS4 must be integer and does not have to be 4 byte.</text:span></text:span></text:p>
      <text:p text:style-name="P23"><text:span text:style-name="Category"><text:span text:style-name="T34">Putc</text:span></text:span><text:span text:style-name="Category"><text:span text:style-name="T25"> must take 4 arguments, </text:span></text:span><text:span text:style-name="Category"><text:span text:style-name="T34">output-port, char, error-handling-mode</text:span></text:span><text:span text:style-name="Category"><text:span text:style-name="T25"> and </text:span></text:span><text:span text:style-name="Category"><text:span text:style-name="T34">userdata</text:span></text:span><text:span text:style-name="Category"><text:span text:style-name="T25">. </text:span></text:span><text:span text:style-name="Category"><text:span text:style-name="T34">Output-port </text:span></text:span><text:span text:style-name="Category"><text:span text:style-name="T25">is binary output port. </text:span></text:span><text:span text:style-name="Category"><text:span text:style-name="T34">Char</text:span></text:span><text:span text:style-name="Category"><text:span text:style-name="T25"> is character object which needs to be converted from UCS4. </text:span></text:span><text:span text:style-name="Category"><text:span text:style-name="T34">Error-handling-mode</text:span></text:span><text:span text:style-name="Category"><text:span text:style-name="T25"> is symbol can be </text:span></text:span><text:span text:style-name="Category"><text:span text:style-name="T34">ignore, raise </text:span></text:span><text:span text:style-name="Category"><text:span text:style-name="T25">or </text:span></text:span><text:span text:style-name="Category"><text:span text:style-name="T34">replace</text:span></text:span><text:span text:style-name="Category"><text:span text:style-name="T25"> depending on a transcoder which uses this custom codec.</text:span></text:span><text:span text:style-name="Category"><text:span text:style-name="T34">Userdata</text:span></text:span><text:span text:style-name="Category"><text:span text:style-name="T25"> is user defined data which is given when the codec is created.</text:span></text:span></text:p>
      <text:p text:style-name="P23"><text:span text:style-name="Category"><text:span text:style-name="T25">The basic process of </text:span></text:span><text:span text:style-name="Category"><text:span text:style-name="T34">putc</text:span></text:span><text:span text:style-name="Category"><text:span text:style-name="T25"> is converting given UCS4 charactner to target encoding data and putting it to </text:span></text:span><text:span text:style-name="Category"><text:span text:style-name="T34">output-port </text:span></text:span><text:span text:style-name="Category"><text:span text:style-name="T25">as binary data.</text:span></text:span></text:p>
      <text:p text:style-name="P23"><text:span text:style-name="Category"><text:span text:style-name="T25">For sample implementation, see sitelib/encoding directory. You can find some custom codecs.</text:span></text:span></text:p>
      <text:h text:style-name="Heading_20_3" text:outline-level="3"><text:span text:style-name="Category"><text:span text:style-name="T39">Keywords</text:span></text:span></text:h>
      <text:p text:style-name="Text_20_body"><text:span text:style-name="Category"><text:span text:style-name="T25">Sagittarius has keyword objects which starts with '</text:span></text:span><text:span text:style-name="Category"><text:span text:style-name="T23">:</text:span></text:span><text:span text:style-name="Category"><text:span text:style-name="T25">'. It has almost the same feature as symbol, however it can not be bounded with any values. It can be used when variable is bounded by </text:span></text:span><text:span text:style-name="Category"><text:span text:style-name="T34">define-with-key</text:span></text:span><text:span text:style-name="Category"><text:span text:style-name="T25"> (see (sagittarius control) library).</text:span></text:span></text:p>
      <text:p text:style-name="Index"><text:span text:style-name="Category"><text:span text:style-name="T8">Function:</text:span></text:span><text:span text:style-name="Category"><text:span text:style-name="T22">make-keyword</text:span></text:span><text:span text:style-name="Category"><text:span text:style-name="T24"> </text:span></text:span><text:span text:style-name="Category"><text:span text:style-name="T33">symbol</text:span></text:span></text:p>
      <text:p text:style-name="P23">Creates a new keyword from <text:span text:style-name="T16">symbol</text:span><text:span text:style-name="T6">.</text:span></text:p>
      <text:p text:style-name="Index"><text:span text:style-name="Category"><text:span text:style-name="T8">Function:</text:span></text:span><text:span text:style-name="Category"><text:span text:style-name="T22">keyword?</text:span></text:span><text:span text:style-name="Category"><text:span text:style-name="T24"> </text:span></text:span><text:span text:style-name="Category"><text:span text:style-name="T33">obj</text:span></text:span></text:p>
      <text:p text:style-name="P23"><text:span text:style-name="T6">Returns #t if </text:span><text:span text:style-name="T16">obj </text:span><text:span text:style-name="T6">is keyword, otherwise #f.</text:span></text:p>
      <text:h text:style-name="P69" text:outline-level="3">Environment variables</text:h>
      <text:p text:style-name="P5">These procedures are used to implement SRFI-98. For portablity it is better to use SRFI-98.</text:p>
      <text:p text:style-name="Index"><text:span text:style-name="Category"><text:span text:style-name="T8">Function:</text:span></text:span><text:span text:style-name="Category"><text:span text:style-name="T22">getenv</text:span></text:span><text:span text:style-name="Category"><text:span text:style-name="T24"> </text:span></text:span><text:span text:style-name="Category"><text:span text:style-name="T33">string</text:span></text:span></text:p>
      <text:p text:style-name="P14">Returns environment variable named <text:span text:style-name="T16">string</text:span>. If nothing is found, returns #f.</text:p>
      <text:p text:style-name="Index"><text:span text:style-name="Category"><text:span text:style-name="T8">Function:</text:span></text:span><text:span text:style-name="Category"><text:span text:style-name="T22">setenv</text:span></text:span><text:span text:style-name="Category"><text:span text:style-name="T24"> </text:span></text:span><text:span text:style-name="Category"><text:span text:style-name="T33">string1 string2</text:span></text:span></text:p>
      <text:p text:style-name="P14">Sets environment variable <text:span text:style-name="T16">string1</text:span> with value <text:span text:style-name="T16">string2.</text:span></text:p>
      <text:p text:style-name="Index"><text:span text:style-name="Category"><text:span text:style-name="T8">Function:</text:span></text:span><text:span text:style-name="Category"><text:span text:style-name="T22">getenv-alist</text:span></text:span></text:p>
      <text:p text:style-name="P14">Returns all environemt variables as an associative list.</text:p>
      <text:h text:style-name="Heading_20_3" text:outline-level="3"><text:soft-page-break/>Bytevector operations</text:h>
      <text:p text:style-name="Index"><text:span text:style-name="Category"><text:span text:style-name="T8">Function:</text:span></text:span><text:span text:style-name="Category"><text:span text:style-name="T22">bytevector-&gt;integer</text:span></text:span><text:span text:style-name="Category"><text:span text:style-name="T24"> </text:span></text:span><text:span text:style-name="Category"><text:span text:style-name="T33">bv :optional start end</text:span></text:span></text:p>
      <text:p text:style-name="P14">Converts given bytevector <text:span text:style-name="T16">bv</text:span> to exact integer. If optional argument <text:span text:style-name="T16">start</text:span> is given, convertion starts with index <text:span text:style-name="T16">starts</text:span>. If optional argument <text:span text:style-name="T16">end</text:span> is given, convertion ends by index <text:span text:style-name="T16">end.</text:span></text:p>
      <text:p text:style-name="Index"><text:span text:style-name="Category"><text:span text:style-name="T8">Function:</text:span></text:span><text:span text:style-name="Category"><text:span text:style-name="T22">integer-&gt;bytevector</text:span></text:span><text:span text:style-name="Category"><text:span text:style-name="T24"> </text:span></text:span><text:span text:style-name="Category"><text:span text:style-name="T33">ei</text:span></text:span></text:p>
      <text:p text:style-name="P19">Ei<text:span text:style-name="T6"> must be exact integer. Converts exact integer</text:span> ei<text:span text:style-name="T6"> to bytevector.</text:span></text:p>
      <text:h text:style-name="Heading_20_3" text:outline-level="3">List operations</text:h>
      <text:p text:style-name="Index"><text:span text:style-name="Category"><text:span text:style-name="T8">Function:</text:span></text:span><text:span text:style-name="Category"><text:span text:style-name="T22">circular-list?</text:span></text:span><text:span text:style-name="Category"><text:span text:style-name="T24"> </text:span></text:span><text:span text:style-name="Category"><text:span text:style-name="T33">list</text:span></text:span></text:p>
      <text:p text:style-name="Index"><text:span text:style-name="Category"><text:span text:style-name="T8">Function:</text:span></text:span><text:span text:style-name="Category"><text:span text:style-name="T22">dotted-list</text:span></text:span><text:span text:style-name="Category"><text:span text:style-name="T24"> </text:span></text:span><text:span text:style-name="Category"><text:span text:style-name="T33">list</text:span></text:span></text:p>
      <text:p text:style-name="P14">[SRFI-1] Returns #t if <text:span text:style-name="T16">list</text:span> is circular/dotted list, otherwise #f.</text:p>
      <text:p text:style-name="Index"><text:span text:style-name="Category"><text:span text:style-name="T8">Function:</text:span></text:span><text:span text:style-name="Category"><text:span text:style-name="T22">acons</text:span></text:span><text:span text:style-name="Category"><text:span text:style-name="T24"> </text:span></text:span><text:span text:style-name="Category"><text:span text:style-name="T33">obj1 obj2 obj3</text:span></text:span></text:p>
      <text:p text:style-name="P14">[SRFI-1] Returns <text:span text:style-name="T16">(cons (cons obj1 obj2) obj3)</text:span>. Useful to put an entry at the head of an associative list.</text:p>
      <text:p text:style-name="Index"><text:span text:style-name="Category"><text:span text:style-name="T8">Function:</text:span></text:span><text:span text:style-name="Category"><text:span text:style-name="T22">append!</text:span></text:span><text:span text:style-name="Category"><text:span text:style-name="T24"> </text:span></text:span><text:span text:style-name="Category"><text:span text:style-name="T33">list …</text:span></text:span></text:p>
      <text:p text:style-name="P14">[SRFI-1] Returns a list consisting of the elements of the first <text:span text:style-name="T16">list</text:span> followed by the elements of the other lists. The cells in the lists except the last one may be reused to construct the result. The last argument may be any object.</text:p>
      <text:p text:style-name="Index"><text:span text:style-name="Category"><text:span text:style-name="T8">Function:</text:span></text:span><text:span text:style-name="Category"><text:span text:style-name="T22">reverse!</text:span></text:span><text:span text:style-name="Category"><text:span text:style-name="T24"> </text:span></text:span><text:span text:style-name="Category"><text:span text:style-name="T33">list …</text:span></text:span></text:p>
      <text:p text:style-name="P14">[SRFI-1] Returns a list consisting of the elements of <text:span text:style-name="T16">list</text:span> in reverse order. The cells of list may be reused to construct the returned list.</text:p>
      <text:h text:style-name="Heading_20_3" text:outline-level="3">Vector operations</text:h>
      <text:p text:style-name="Index"><text:span text:style-name="Category"><text:span text:style-name="T8">Function:</text:span></text:span><text:span text:style-name="Category"><text:span text:style-name="T22">vector-copy</text:span></text:span><text:span text:style-name="Category"><text:span text:style-name="T24"> </text:span></text:span><text:span text:style-name="Category"><text:span text:style-name="T33">vector :optional start end fill</text:span></text:span></text:p>
      <text:p text:style-name="P14">Copies a vector vector. Optional <text:span text:style-name="T16">start</text:span> and <text:span text:style-name="T16">end</text:span> arguments can be used to limit the range of <text:span text:style-name="T16">vector</text:span> to be copied. If the range specified by <text:span text:style-name="T16">start</text:span> and <text:span text:style-name="T16">end</text:span> falls outside of the original vector, the <text:span text:style-name="T16">fill</text:span> value is used to fill the result vector.</text:p>
      <text:h text:style-name="P51" text:outline-level="2">(sagittarius regex)</text:h>
      <text:p text:style-name="Text_20_body"><text:span text:style-name="T6">As most of script language have own regular expression mechanism, Sagittarius also has own regular expression library. It is influenced by Java's regular expression, so there are a lot of differences between the most famous Perl regular expression(perlre). This feature may be changed, if R7RS large requires Perl like regular expression.</text:span></text:p>
      <text:p text:style-name="Text_20_body"><text:span text:style-name="T6">Following examples show how to use Sagittarius's regular expression.</text:span></text:p>
      <text:p text:style-name="P39"><text:span text:style-name="T8">;; For Perl like</text:span></text:p>
      <text:p text:style-name="P39"><text:span text:style-name="T8">(cond ((looking-at (regex “^hello\\s*(.+)”) “hello world!”)</text:span></text:p>
      <text:p text:style-name="P39"><text:span text:style-name="T8"><text:s text:c="12"/>=&gt; (lambda (m) (m 1))) ;; return “world!”</text:span></text:p>
      <text:p text:style-name="P39"><text:span text:style-name="T8">;; For Java like</text:span></text:p>
      <text:p text:style-name="Text_20_body"><text:span text:style-name="T6">(cond ((matches (regex “(\\w+?)\\s*(.+)”) “123hello world!”)) ;; this won't match</text:span></text:p>
      <text:p text:style-name="Text_20_body"><text:span text:style-name="T6"><text:s text:c="10"/>(else “incovenient eh?”))</text:span></text:p>
      <text:p text:style-name="Text_20_body"><text:span text:style-name="T6">The </text:span><text:span text:style-name="T16">matches </text:span><text:span text:style-name="T6">procedure is total match, so it ignores boundary matcher '^' and '$'. The </text:span><text:span text:style-name="T16">looking-at</text:span><text:span text:style-name="T6"> procedure is partial match, so it works as if perlre. Sagittarius support most of Java regular expression constructs, however POSIX character classes and Classes for Unicode blocks and </text:span><text:soft-page-break/><text:span text:style-name="T6">categories are not supported yet.</text:span></text:p>
      <text:p text:style-name="P42"><text:span text:style-name="Category"><text:span text:style-name="T8">Function:</text:span></text:span><text:span text:style-name="Category"><text:span text:style-name="T22">regex</text:span></text:span><text:span text:style-name="Category"><text:span text:style-name="T24"> </text:span></text:span><text:span text:style-name="Category"><text:span text:style-name="T33">string :optional flags</text:span></text:span></text:p>
      <text:p text:style-name="First_20_line_20_indent"><text:span text:style-name="Category"><text:span text:style-name="T35">String</text:span></text:span><text:span text:style-name="Category"><text:span text:style-name="T27"> must be regular expression. Returns compiled regular expression. </text:span></text:span><text:span text:style-name="Category"><text:span text:style-name="T35">Flags</text:span></text:span><text:span text:style-name="Category"><text:span text:style-name="T27">' descriptions are the end of this section. The following table is the supported regular expression constructs.</text:span></text:span></text:p>
      <table:table table:name="Table1" table:style-name="Table1">
        <table:table-column table:style-name="Table1.A"/>
        <table:table-column table:style-name="Table1.B"/>
        <table:table-row table:style-name="Table1.1">
          <table:table-cell table:style-name="Table1.A1" office:value-type="string">
            <text:p text:style-name="P32">Construct</text:p>
          </table:table-cell>
          <table:table-cell table:style-name="Table1.A1" office:value-type="string">
            <text:p text:style-name="P32">Matches</text:p>
          </table:table-cell>
        </table:table-row>
        <table:table-row table:style-name="Table1.1">
          <table:table-cell table:style-name="Table1.A1" table:number-columns-spanned="2" office:value-type="string">
            <text:p text:style-name="P33">Characters</text:p>
          </table:table-cell>
          <table:covered-table-cell/>
        </table:table-row>
        <table:table-row table:style-name="Table1.1">
          <table:table-cell table:style-name="Table1.A3" office:value-type="string">
            <text:p text:style-name="P34">x</text:p>
          </table:table-cell>
          <table:table-cell table:style-name="Table1.A1" office:value-type="string">
            <text:p text:style-name="P34">The character x</text:p>
          </table:table-cell>
        </table:table-row>
        <table:table-row table:style-name="Table1.1">
          <table:table-cell table:style-name="Table1.A3" office:value-type="string">
            <text:p text:style-name="P34">\\</text:p>
          </table:table-cell>
          <table:table-cell table:style-name="Table1.A1" office:value-type="string">
            <text:p text:style-name="P34">The backslash character</text:p>
          </table:table-cell>
        </table:table-row>
        <table:table-row table:style-name="Table1.1">
          <table:table-cell table:style-name="Table1.A3" office:value-type="string">
            <text:p text:style-name="P34">\0n</text:p>
          </table:table-cell>
          <table:table-cell table:style-name="Table1.A1" office:value-type="string">
            <text:p text:style-name="P34">The character with octal value 0n (0 &lt;= n &lt;= 7)</text:p>
          </table:table-cell>
        </table:table-row>
        <table:table-row table:style-name="Table1.1">
          <table:table-cell table:style-name="Table1.A3" office:value-type="string">
            <text:p text:style-name="P34">\0nn</text:p>
          </table:table-cell>
          <table:table-cell table:style-name="Table1.A1" office:value-type="string">
            <text:p text:style-name="P34">The character with octal value 0nn (0 &lt;= n &lt;= 7)</text:p>
          </table:table-cell>
        </table:table-row>
        <table:table-row table:style-name="Table1.1">
          <table:table-cell table:style-name="Table1.A3" office:value-type="string">
            <text:p text:style-name="P34">\0mnn</text:p>
          </table:table-cell>
          <table:table-cell table:style-name="Table1.A1" office:value-type="string">
            <text:p text:style-name="P34">The character with octal value 0mnn (0 &lt;= m &lt;= 3, 0 &lt;= n &lt;= 7)</text:p>
          </table:table-cell>
        </table:table-row>
        <table:table-row table:style-name="Table1.1">
          <table:table-cell table:style-name="Table1.A3" office:value-type="string">
            <text:p text:style-name="P34">\xhh</text:p>
          </table:table-cell>
          <table:table-cell table:style-name="Table1.A1" office:value-type="string">
            <text:p text:style-name="P34">The character with hexadecimal value 0xhh</text:p>
          </table:table-cell>
        </table:table-row>
        <table:table-row table:style-name="Table1.1">
          <table:table-cell table:style-name="Table1.A3" office:value-type="string">
            <text:p text:style-name="P34">\uhhhh</text:p>
          </table:table-cell>
          <table:table-cell table:style-name="Table1.A1" office:value-type="string">
            <text:p text:style-name="P34">The character with hexadecimal value 0xhhhh</text:p>
          </table:table-cell>
        </table:table-row>
        <table:table-row table:style-name="Table1.1">
          <table:table-cell table:style-name="Table1.A3" office:value-type="string">
            <text:p text:style-name="P34">\t</text:p>
          </table:table-cell>
          <table:table-cell table:style-name="Table1.A1" office:value-type="string">
            <text:p text:style-name="P34">The tab character ('\u0009')</text:p>
          </table:table-cell>
        </table:table-row>
        <table:table-row table:style-name="Table1.1">
          <table:table-cell table:style-name="Table1.A3" office:value-type="string">
            <text:p text:style-name="P34">\n</text:p>
          </table:table-cell>
          <table:table-cell table:style-name="Table1.A1" office:value-type="string">
            <text:p text:style-name="P34">The newline (line feed) character ('\u000A')</text:p>
          </table:table-cell>
        </table:table-row>
        <table:table-row table:style-name="Table1.1">
          <table:table-cell table:style-name="Table1.A3" office:value-type="string">
            <text:p text:style-name="P34">\r</text:p>
          </table:table-cell>
          <table:table-cell table:style-name="Table1.A1" office:value-type="string">
            <text:p text:style-name="P34">The carriage-return character ('\u000D')</text:p>
          </table:table-cell>
        </table:table-row>
        <table:table-row table:style-name="Table1.1">
          <table:table-cell table:style-name="Table1.A3" office:value-type="string">
            <text:p text:style-name="P34">\f</text:p>
          </table:table-cell>
          <table:table-cell table:style-name="Table1.A1" office:value-type="string">
            <text:p text:style-name="P34">The form-feed character ('\u000C')</text:p>
          </table:table-cell>
        </table:table-row>
        <table:table-row table:style-name="Table1.1">
          <table:table-cell table:style-name="Table1.A3" office:value-type="string">
            <text:p text:style-name="P34">\a</text:p>
          </table:table-cell>
          <table:table-cell table:style-name="Table1.A1" office:value-type="string">
            <text:p text:style-name="P34">The alert (bell) character ('\u0007')</text:p>
          </table:table-cell>
        </table:table-row>
        <table:table-row table:style-name="Table1.1">
          <table:table-cell table:style-name="Table1.A3" office:value-type="string">
            <text:p text:style-name="P34">\e</text:p>
          </table:table-cell>
          <table:table-cell table:style-name="Table1.A1" office:value-type="string">
            <text:p text:style-name="P34">The escape character ('\u001B')</text:p>
          </table:table-cell>
        </table:table-row>
        <table:table-row table:style-name="Table1.1">
          <table:table-cell table:style-name="Table1.A3" office:value-type="string">
            <text:p text:style-name="P34">\cx</text:p>
          </table:table-cell>
          <table:table-cell table:style-name="Table1.A1" office:value-type="string">
            <text:p text:style-name="P34">The control character corresponding to x</text:p>
          </table:table-cell>
        </table:table-row>
        <table:table-row table:style-name="Table1.1">
          <table:table-cell table:style-name="Table1.A1" table:number-columns-spanned="2" office:value-type="string">
            <text:p text:style-name="P35">Character classes</text:p>
          </table:table-cell>
          <table:covered-table-cell/>
        </table:table-row>
        <table:table-row table:style-name="Table1.1">
          <table:table-cell table:style-name="Table1.A3" office:value-type="string">
            <text:p text:style-name="P34">[abc]</text:p>
          </table:table-cell>
          <table:table-cell table:style-name="Table1.A1" office:value-type="string">
            <text:p text:style-name="P34">a, b, or c (simple class)</text:p>
          </table:table-cell>
        </table:table-row>
        <table:table-row table:style-name="Table1.1">
          <table:table-cell table:style-name="Table1.A3" office:value-type="string">
            <text:p text:style-name="P34">[^abc]</text:p>
          </table:table-cell>
          <table:table-cell table:style-name="Table1.A1" office:value-type="string">
            <text:p text:style-name="P34">Any character except a, b, or c (negation)</text:p>
          </table:table-cell>
        </table:table-row>
        <table:table-row table:style-name="Table1.1">
          <table:table-cell table:style-name="Table1.A3" office:value-type="string">
            <text:p text:style-name="P34">[a-zA-Z]</text:p>
          </table:table-cell>
          <table:table-cell table:style-name="Table1.A1" office:value-type="string">
            <text:p text:style-name="P34">a through z or A through Z, inclusive (range)</text:p>
          </table:table-cell>
        </table:table-row>
        <table:table-row table:style-name="Table1.1">
          <table:table-cell table:style-name="Table1.A3" office:value-type="string">
            <text:p text:style-name="P34">[a-d[m-p]]</text:p>
          </table:table-cell>
          <table:table-cell table:style-name="Table1.A1" office:value-type="string">
            <text:p text:style-name="P34">a through d, or m through p: [a-dm-p] (union)</text:p>
          </table:table-cell>
        </table:table-row>
        <table:table-row table:style-name="Table1.1">
          <table:table-cell table:style-name="Table1.A3" office:value-type="string">
            <text:p text:style-name="P34">[a-z&amp;&amp;[def]]</text:p>
          </table:table-cell>
          <table:table-cell table:style-name="Table1.A1" office:value-type="string">
            <text:p text:style-name="P34">d, e, or f (intersection)</text:p>
          </table:table-cell>
        </table:table-row>
        <table:table-row table:style-name="Table1.1">
          <table:table-cell table:style-name="Table1.A3" office:value-type="string">
            <text:p text:style-name="P34">[a-z&amp;&amp;[^bc]]</text:p>
          </table:table-cell>
          <table:table-cell table:style-name="Table1.A1" office:value-type="string">
            <text:p text:style-name="P34">a through z, except for b and c: [ad-z] (subtraction)</text:p>
          </table:table-cell>
        </table:table-row>
        <table:table-row table:style-name="Table1.1">
          <table:table-cell table:style-name="Table1.A3" office:value-type="string">
            <text:p text:style-name="P34">[a-z&amp;&amp;[^m-p]]</text:p>
          </table:table-cell>
          <table:table-cell table:style-name="Table1.A1" office:value-type="string">
            <text:p text:style-name="P34">a through z, and not m through p: [a-lq-z](subtraction)</text:p>
          </table:table-cell>
        </table:table-row>
        <table:table-row table:style-name="Table1.1">
          <table:table-cell table:style-name="Table1.A1" table:number-columns-spanned="2" office:value-type="string">
            <text:p text:style-name="P35">Predefined character classes</text:p>
          </table:table-cell>
          <table:covered-table-cell/>
        </table:table-row>
        <table:table-row table:style-name="Table1.1">
          <table:table-cell table:style-name="Table1.A3" office:value-type="string">
            <text:p text:style-name="P34">.</text:p>
          </table:table-cell>
          <table:table-cell table:style-name="Table1.A1" office:value-type="string">
            <text:p text:style-name="P34">Any character (may or may not match line terminators)</text:p>
          </table:table-cell>
        </table:table-row>
        <table:table-row table:style-name="Table1.1">
          <table:table-cell table:style-name="Table1.A3" office:value-type="string">
            <text:p text:style-name="P34">\d</text:p>
          </table:table-cell>
          <table:table-cell table:style-name="Table1.A1" office:value-type="string">
            <text:p text:style-name="P34">A digit: [0-9]</text:p>
          </table:table-cell>
        </table:table-row>
        <table:table-row table:style-name="Table1.1">
          <table:table-cell table:style-name="Table1.A3" office:value-type="string">
            <text:p text:style-name="P34">\D</text:p>
          </table:table-cell>
          <table:table-cell table:style-name="Table1.A1" office:value-type="string">
            <text:p text:style-name="P34">A non-digit: [^0-9]</text:p>
          </table:table-cell>
        </table:table-row>
        <table:table-row table:style-name="Table1.1">
          <table:table-cell table:style-name="Table1.A3" office:value-type="string">
            <text:p text:style-name="P34">\s</text:p>
          </table:table-cell>
          <table:table-cell table:style-name="Table1.A1" office:value-type="string">
            <text:p text:style-name="P34">A whitespace character: [ \t\n\x0B\f\r]</text:p>
          </table:table-cell>
        </table:table-row>
        <table:table-row table:style-name="Table1.1">
          <table:table-cell table:style-name="Table1.A3" office:value-type="string">
            <text:p text:style-name="P34">\S</text:p>
          </table:table-cell>
          <table:table-cell table:style-name="Table1.A1" office:value-type="string">
            <text:p text:style-name="P34">A non-whitespace character: [^\s]</text:p>
          </table:table-cell>
        </table:table-row>
        <table:table-row table:style-name="Table1.1">
          <table:table-cell table:style-name="Table1.A3" office:value-type="string">
            <text:p text:style-name="P34">\w</text:p>
          </table:table-cell>
          <table:table-cell table:style-name="Table1.A1" office:value-type="string">
            <text:p text:style-name="P34">A word character: [a-zA-Z_0-9]</text:p>
          </table:table-cell>
        </table:table-row>
        <table:table-row table:style-name="Table1.1">
          <table:table-cell table:style-name="Table1.A3" office:value-type="string">
            <text:p text:style-name="P34">\W</text:p>
          </table:table-cell>
          <table:table-cell table:style-name="Table1.A1" office:value-type="string">
            <text:p text:style-name="P34">A non-word character: [^\w]</text:p>
          </table:table-cell>
        </table:table-row>
        <table:table-row table:style-name="Table1.1">
          <table:table-cell table:style-name="Table1.A1" table:number-columns-spanned="2" office:value-type="string">
            <text:p text:style-name="P35">Boundary matchers</text:p>
          </table:table-cell>
          <table:covered-table-cell/>
        </table:table-row>
        <table:table-row table:style-name="Table1.1">
          <table:table-cell table:style-name="Table1.A3" office:value-type="string">
            <text:p text:style-name="P34">^</text:p>
          </table:table-cell>
          <table:table-cell table:style-name="Table1.A1" office:value-type="string">
            <text:p text:style-name="P34">The beginning of a line</text:p>
          </table:table-cell>
        </table:table-row>
        <table:table-row table:style-name="Table1.1">
          <table:table-cell table:style-name="Table1.A3" office:value-type="string">
            <text:p text:style-name="P34">$</text:p>
          </table:table-cell>
          <table:table-cell table:style-name="Table1.A1" office:value-type="string">
            <text:p text:style-name="P34">The end of a line</text:p>
          </table:table-cell>
        </table:table-row>
        <table:table-row table:style-name="Table1.1">
          <table:table-cell table:style-name="Table1.A3" office:value-type="string">
            <text:p text:style-name="P34">\b</text:p>
          </table:table-cell>
          <table:table-cell table:style-name="Table1.A1" office:value-type="string">
            <text:p text:style-name="P34">A word boundary</text:p>
          </table:table-cell>
        </table:table-row>
        <table:table-row table:style-name="Table1.1">
          <table:table-cell table:style-name="Table1.A3" office:value-type="string">
            <text:p text:style-name="P34">\B</text:p>
          </table:table-cell>
          <table:table-cell table:style-name="Table1.A1" office:value-type="string">
            <text:p text:style-name="P34">A non-word boundary</text:p>
          </table:table-cell>
        </table:table-row>
        <table:table-row table:style-name="Table1.1">
          <table:table-cell table:style-name="Table1.A3" office:value-type="string">
            <text:p text:style-name="P34">\A</text:p>
          </table:table-cell>
          <table:table-cell table:style-name="Table1.A1" office:value-type="string">
            <text:p text:style-name="P34">The beginning of the input</text:p>
          </table:table-cell>
        </table:table-row>
        <table:table-row table:style-name="Table1.1">
          <table:table-cell table:style-name="Table1.A3" office:value-type="string">
            <text:p text:style-name="P34">\G</text:p>
          </table:table-cell>
          <table:table-cell table:style-name="Table1.A1" office:value-type="string">
            <text:p text:style-name="P34">The end of the previous match</text:p>
          </table:table-cell>
        </table:table-row>
        <table:table-row table:style-name="Table1.1">
          <table:table-cell table:style-name="Table1.A3" office:value-type="string">
            <text:p text:style-name="P34">\Z</text:p>
          </table:table-cell>
          <table:table-cell table:style-name="Table1.A1" office:value-type="string">
            <text:p text:style-name="P34">The end of the input but for the final terminator, if any</text:p>
          </table:table-cell>
        </table:table-row>
        <table:table-row table:style-name="Table1.1">
          <table:table-cell table:style-name="Table1.A3" office:value-type="string">
            <text:p text:style-name="P34">\z</text:p>
          </table:table-cell>
          <table:table-cell table:style-name="Table1.A1" office:value-type="string">
            <text:p text:style-name="P34">The end of the input</text:p>
          </table:table-cell>
        </table:table-row>
        <table:table-row table:style-name="Table1.1">
          <table:table-cell table:style-name="Table1.A1" table:number-columns-spanned="2" office:value-type="string">
            <text:p text:style-name="P35">Greedy quantifiers</text:p>
          </table:table-cell>
          <table:covered-table-cell/>
        </table:table-row>
        <table:table-row table:style-name="Table1.1">
          <table:table-cell table:style-name="Table1.A3" office:value-type="string">
            <text:p text:style-name="P34">X?</text:p>
          </table:table-cell>
          <table:table-cell table:style-name="Table1.A1" office:value-type="string">
            <text:p text:style-name="P34">X, once or not at all</text:p>
          </table:table-cell>
        </table:table-row>
        <table:table-row table:style-name="Table1.1">
          <table:table-cell table:style-name="Table1.A3" office:value-type="string">
            <text:p text:style-name="P34">X*</text:p>
          </table:table-cell>
          <table:table-cell table:style-name="Table1.A1" office:value-type="string">
            <text:p text:style-name="P34">X, zero or more times</text:p>
          </table:table-cell>
        </table:table-row>
        <table:table-row table:style-name="Table1.1">
          <table:table-cell table:style-name="Table1.A3" office:value-type="string">
            <text:p text:style-name="P34">X+</text:p>
          </table:table-cell>
          <table:table-cell table:style-name="Table1.A1" office:value-type="string">
            <text:p text:style-name="P34">X, one or more times</text:p>
          </table:table-cell>
        </table:table-row>
        <table:table-row table:style-name="Table1.1">
          <table:table-cell table:style-name="Table1.A3" office:value-type="string">
            <text:p text:style-name="P34">X{n}</text:p>
          </table:table-cell>
          <table:table-cell table:style-name="Table1.A1" office:value-type="string">
            <text:p text:style-name="P34">X, exactly n times</text:p>
          </table:table-cell>
        </table:table-row>
        <table:table-row table:style-name="Table1.1">
          <table:table-cell table:style-name="Table1.A3" office:value-type="string">
            <text:p text:style-name="P34">X{n,}</text:p>
          </table:table-cell>
          <table:table-cell table:style-name="Table1.A1" office:value-type="string">
            <text:p text:style-name="P34">X, at least n times</text:p>
          </table:table-cell>
        </table:table-row>
        <text:soft-page-break/>
        <table:table-row table:style-name="Table1.1">
          <table:table-cell table:style-name="Table1.A3" office:value-type="string">
            <text:p text:style-name="P34">X{n,m}</text:p>
          </table:table-cell>
          <table:table-cell table:style-name="Table1.A1" office:value-type="string">
            <text:p text:style-name="P34">X, at least n but not more than m times</text:p>
          </table:table-cell>
        </table:table-row>
        <table:table-row table:style-name="Table1.1">
          <table:table-cell table:style-name="Table1.A1" table:number-columns-spanned="2" office:value-type="string">
            <text:p text:style-name="P35">Reluctant quantifiers</text:p>
          </table:table-cell>
          <table:covered-table-cell/>
        </table:table-row>
        <table:table-row table:style-name="Table1.1">
          <table:table-cell table:style-name="Table1.A3" office:value-type="string">
            <text:p text:style-name="P34">X??</text:p>
          </table:table-cell>
          <table:table-cell table:style-name="Table1.A1" office:value-type="string">
            <text:p text:style-name="P34">X, once or not at all</text:p>
          </table:table-cell>
        </table:table-row>
        <table:table-row table:style-name="Table1.1">
          <table:table-cell table:style-name="Table1.A3" office:value-type="string">
            <text:p text:style-name="P34">X*?</text:p>
          </table:table-cell>
          <table:table-cell table:style-name="Table1.A1" office:value-type="string">
            <text:p text:style-name="P34">X, zero or more times</text:p>
          </table:table-cell>
        </table:table-row>
        <table:table-row table:style-name="Table1.1">
          <table:table-cell table:style-name="Table1.A3" office:value-type="string">
            <text:p text:style-name="P34">X+?</text:p>
          </table:table-cell>
          <table:table-cell table:style-name="Table1.A1" office:value-type="string">
            <text:p text:style-name="P34">X, one or more times</text:p>
          </table:table-cell>
        </table:table-row>
        <table:table-row table:style-name="Table1.1">
          <table:table-cell table:style-name="Table1.A3" office:value-type="string">
            <text:p text:style-name="P34">X{n}?</text:p>
          </table:table-cell>
          <table:table-cell table:style-name="Table1.A1" office:value-type="string">
            <text:p text:style-name="P34">X, exactly n times</text:p>
          </table:table-cell>
        </table:table-row>
        <table:table-row table:style-name="Table1.1">
          <table:table-cell table:style-name="Table1.A3" office:value-type="string">
            <text:p text:style-name="P34">X{n,}?</text:p>
          </table:table-cell>
          <table:table-cell table:style-name="Table1.A1" office:value-type="string">
            <text:p text:style-name="P34">X, at least n times</text:p>
          </table:table-cell>
        </table:table-row>
        <table:table-row table:style-name="Table1.1">
          <table:table-cell table:style-name="Table1.A3" office:value-type="string">
            <text:p text:style-name="P34">X{n,m}?</text:p>
          </table:table-cell>
          <table:table-cell table:style-name="Table1.A1" office:value-type="string">
            <text:p text:style-name="P34">X, at least n but not more than m times</text:p>
          </table:table-cell>
        </table:table-row>
        <table:table-row table:style-name="Table1.1">
          <table:table-cell table:style-name="Table1.A1" table:number-columns-spanned="2" office:value-type="string">
            <text:p text:style-name="P35">Possessive quantifiers</text:p>
          </table:table-cell>
          <table:covered-table-cell/>
        </table:table-row>
        <table:table-row table:style-name="Table1.1">
          <table:table-cell table:style-name="Table1.A3" office:value-type="string">
            <text:p text:style-name="P34">X?+</text:p>
          </table:table-cell>
          <table:table-cell table:style-name="Table1.A1" office:value-type="string">
            <text:p text:style-name="P34">X, once or not at all</text:p>
          </table:table-cell>
        </table:table-row>
        <table:table-row table:style-name="Table1.1">
          <table:table-cell table:style-name="Table1.A3" office:value-type="string">
            <text:p text:style-name="P34">X*+</text:p>
          </table:table-cell>
          <table:table-cell table:style-name="Table1.A1" office:value-type="string">
            <text:p text:style-name="P34">X, zero or more times</text:p>
          </table:table-cell>
        </table:table-row>
        <table:table-row table:style-name="Table1.1">
          <table:table-cell table:style-name="Table1.A3" office:value-type="string">
            <text:p text:style-name="P34">X++</text:p>
          </table:table-cell>
          <table:table-cell table:style-name="Table1.A1" office:value-type="string">
            <text:p text:style-name="P34">X, one or more times</text:p>
          </table:table-cell>
        </table:table-row>
        <table:table-row table:style-name="Table1.1">
          <table:table-cell table:style-name="Table1.A3" office:value-type="string">
            <text:p text:style-name="P34">X{n}+</text:p>
          </table:table-cell>
          <table:table-cell table:style-name="Table1.A1" office:value-type="string">
            <text:p text:style-name="P34">X, exactly n times</text:p>
          </table:table-cell>
        </table:table-row>
        <table:table-row table:style-name="Table1.1">
          <table:table-cell table:style-name="Table1.A3" office:value-type="string">
            <text:p text:style-name="P34">X{n,}+</text:p>
          </table:table-cell>
          <table:table-cell table:style-name="Table1.A1" office:value-type="string">
            <text:p text:style-name="P34">X, at least n times</text:p>
          </table:table-cell>
        </table:table-row>
        <table:table-row table:style-name="Table1.1">
          <table:table-cell table:style-name="Table1.A3" office:value-type="string">
            <text:p text:style-name="P34">X{n,m}+</text:p>
          </table:table-cell>
          <table:table-cell table:style-name="Table1.A1" office:value-type="string">
            <text:p text:style-name="P34">X, at least n but not more than m times</text:p>
          </table:table-cell>
        </table:table-row>
        <table:table-row table:style-name="Table1.1">
          <table:table-cell table:style-name="Table1.A1" table:number-columns-spanned="2" office:value-type="string">
            <text:p text:style-name="P35">Logical operators</text:p>
          </table:table-cell>
          <table:covered-table-cell/>
        </table:table-row>
        <table:table-row table:style-name="Table1.1">
          <table:table-cell table:style-name="Table1.A3" office:value-type="string">
            <text:p text:style-name="P34">XY</text:p>
          </table:table-cell>
          <table:table-cell table:style-name="Table1.A1" office:value-type="string">
            <text:p text:style-name="P34">X followed by Y</text:p>
          </table:table-cell>
        </table:table-row>
        <table:table-row table:style-name="Table1.1">
          <table:table-cell table:style-name="Table1.A3" office:value-type="string">
            <text:p text:style-name="P34">X|Y</text:p>
          </table:table-cell>
          <table:table-cell table:style-name="Table1.A1" office:value-type="string">
            <text:p text:style-name="P34">Either X or Y</text:p>
          </table:table-cell>
        </table:table-row>
        <table:table-row table:style-name="Table1.1">
          <table:table-cell table:style-name="Table1.A3" office:value-type="string">
            <text:p text:style-name="P34">(X)</text:p>
          </table:table-cell>
          <table:table-cell table:style-name="Table1.A1" office:value-type="string">
            <text:p text:style-name="P34">X, as a capturing group</text:p>
          </table:table-cell>
        </table:table-row>
        <table:table-row table:style-name="Table1.1">
          <table:table-cell table:style-name="Table1.A1" table:number-columns-spanned="2" office:value-type="string">
            <text:p text:style-name="P35">Back references</text:p>
          </table:table-cell>
          <table:covered-table-cell/>
        </table:table-row>
        <table:table-row table:style-name="Table1.1">
          <table:table-cell table:style-name="Table1.A1" office:value-type="string">
            <text:p text:style-name="P34">\n</text:p>
          </table:table-cell>
          <table:table-cell table:style-name="Table1.A1" office:value-type="string">
            <text:p text:style-name="P34">Whatever the nth capturing group matched</text:p>
          </table:table-cell>
        </table:table-row>
        <table:table-row table:style-name="Table1.1">
          <table:table-cell table:style-name="Table1.A1" table:number-columns-spanned="2" office:value-type="string">
            <text:p text:style-name="P35">Quotation</text:p>
          </table:table-cell>
          <table:covered-table-cell/>
        </table:table-row>
        <table:table-row table:style-name="Table1.1">
          <table:table-cell table:style-name="Table1.A3" office:value-type="string">
            <text:p text:style-name="P34">\</text:p>
          </table:table-cell>
          <table:table-cell table:style-name="Table1.A1" office:value-type="string">
            <text:p text:style-name="P34">Nothing, but quotes the following character</text:p>
          </table:table-cell>
        </table:table-row>
        <table:table-row table:style-name="Table1.1">
          <table:table-cell table:style-name="Table1.A3" office:value-type="string">
            <text:p text:style-name="P34">\Q</text:p>
          </table:table-cell>
          <table:table-cell table:style-name="Table1.A1" office:value-type="string">
            <text:p text:style-name="P34">Nothing, but quotes all characters until \E</text:p>
          </table:table-cell>
        </table:table-row>
        <table:table-row table:style-name="Table1.1">
          <table:table-cell table:style-name="Table1.A3" office:value-type="string">
            <text:p text:style-name="P34">\E</text:p>
          </table:table-cell>
          <table:table-cell table:style-name="Table1.A1" office:value-type="string">
            <text:p text:style-name="P34">Nothing, but ends quoting started by \Q</text:p>
          </table:table-cell>
        </table:table-row>
        <table:table-row table:style-name="Table1.1">
          <table:table-cell table:style-name="Table1.A1" table:number-columns-spanned="2" office:value-type="string">
            <text:p text:style-name="P35">Special constructs (non-capturing)</text:p>
          </table:table-cell>
          <table:covered-table-cell/>
        </table:table-row>
        <table:table-row table:style-name="Table1.1">
          <table:table-cell table:style-name="Table1.A3" office:value-type="string">
            <text:p text:style-name="P34">(?:X)</text:p>
          </table:table-cell>
          <table:table-cell table:style-name="Table1.A1" office:value-type="string">
            <text:p text:style-name="P34">X, as a non-capturing group</text:p>
          </table:table-cell>
        </table:table-row>
        <table:table-row table:style-name="Table1.1">
          <table:table-cell table:style-name="Table1.A3" office:value-type="string">
            <text:p text:style-name="P34">(?idmsux-idmsux)</text:p>
          </table:table-cell>
          <table:table-cell table:style-name="Table1.A1" office:value-type="string">
            <text:p text:style-name="P34">Nothing, but turns match flags on - off</text:p>
          </table:table-cell>
        </table:table-row>
        <table:table-row table:style-name="Table1.1">
          <table:table-cell table:style-name="Table1.A3" office:value-type="string">
            <text:p text:style-name="P34">(?idmsux-idmsux:X)</text:p>
          </table:table-cell>
          <table:table-cell table:style-name="Table1.A1" office:value-type="string">
            <text:p text:style-name="P34">X, as a non-capturing group with the given flags on - off</text:p>
          </table:table-cell>
        </table:table-row>
        <table:table-row table:style-name="Table1.1">
          <table:table-cell table:style-name="Table1.A3" office:value-type="string">
            <text:p text:style-name="P34">(?=X)</text:p>
          </table:table-cell>
          <table:table-cell table:style-name="Table1.A1" office:value-type="string">
            <text:p text:style-name="P34">X, via zero-width positive lookahead</text:p>
          </table:table-cell>
        </table:table-row>
        <table:table-row table:style-name="Table1.1">
          <table:table-cell table:style-name="Table1.A3" office:value-type="string">
            <text:p text:style-name="P34">(?!X)</text:p>
          </table:table-cell>
          <table:table-cell table:style-name="Table1.A1" office:value-type="string">
            <text:p text:style-name="P34">X, via zero-width negative lookahead</text:p>
          </table:table-cell>
        </table:table-row>
        <table:table-row table:style-name="Table1.1">
          <table:table-cell table:style-name="Table1.A3" office:value-type="string">
            <text:p text:style-name="P34">(?&lt;=X)</text:p>
          </table:table-cell>
          <table:table-cell table:style-name="Table1.A1" office:value-type="string">
            <text:p text:style-name="P34">X, via zero-width positive lookbehind</text:p>
          </table:table-cell>
        </table:table-row>
        <table:table-row table:style-name="Table1.1">
          <table:table-cell table:style-name="Table1.A3" office:value-type="string">
            <text:p text:style-name="P34">(?&lt;!X)</text:p>
          </table:table-cell>
          <table:table-cell table:style-name="Table1.A1" office:value-type="string">
            <text:p text:style-name="P34">X, via zero-width negative lookbehind</text:p>
          </table:table-cell>
        </table:table-row>
        <table:table-row table:style-name="Table1.1">
          <table:table-cell table:style-name="Table1.A3" office:value-type="string">
            <text:p text:style-name="P34">(?&gt;X)</text:p>
          </table:table-cell>
          <table:table-cell table:style-name="Table1.A1" office:value-type="string">
            <text:p text:style-name="P34">X, as an independent, non-capturing group</text:p>
          </table:table-cell>
        </table:table-row>
      </table:table>
      <text:p text:style-name="Index"><text:span text:style-name="Category"><text:span text:style-name="T8"/></text:span></text:p>
      <text:p text:style-name="Index"><text:span text:style-name="Category"><text:span text:style-name="T8">Function:</text:span></text:span><text:span text:style-name="Category"><text:span text:style-name="T22">matches</text:span></text:span><text:span text:style-name="Category"><text:span text:style-name="T24"> </text:span></text:span><text:span text:style-name="Category"><text:span text:style-name="T33">regex string</text:span></text:span></text:p>
      <text:p text:style-name="P41"><text:span text:style-name="Category">Function:</text:span><text:span text:style-name="Category"><text:span text:style-name="T30">looking-at</text:span></text:span><text:span text:style-name="Category"><text:span text:style-name="T29"> </text:span></text:span><text:span text:style-name="Category"><text:span text:style-name="T35">regex string</text:span></text:span></text:p>
      <text:p text:style-name="First_20_line_20_indent"><text:span text:style-name="Category"><text:span text:style-name="T35">Regex</text:span></text:span><text:span text:style-name="Category"><text:span text:style-name="T27"> must be regular expression object. Returns closure if </text:span></text:span><text:span text:style-name="Category"><text:span text:style-name="T35">regex</text:span></text:span><text:span text:style-name="Category"><text:span text:style-name="T27"> matches input </text:span></text:span><text:span text:style-name="Category"><text:span text:style-name="T35">string.</text:span></text:span><text:span text:style-name="Category"><text:span text:style-name="T27"> The </text:span></text:span><text:span text:style-name="Category"><text:span text:style-name="T35">matches</text:span></text:span><text:span text:style-name="Category"><text:span text:style-name="T27"> procedure attempts to match the entire input string against the pattern of </text:span></text:span><text:span text:style-name="Category"><text:span text:style-name="T35">regex. </text:span></text:span><text:span text:style-name="Category"><text:span text:style-name="T27">The </text:span></text:span><text:span text:style-name="Category"><text:span text:style-name="T35">looking-at</text:span></text:span><text:span text:style-name="Category"><text:span text:style-name="T27"> procedure attempts to match the input string against the pattern of </text:span></text:span><text:span text:style-name="Category"><text:span text:style-name="T35">regex.</text:span></text:span></text:p>
      <text:p text:style-name="Index"><text:span text:style-name="Category"><text:span text:style-name="T8">Function:</text:span></text:span><text:span text:style-name="Category"><text:span text:style-name="T22">regex-replace-first</text:span></text:span><text:span text:style-name="Category"><text:span text:style-name="T24"> </text:span></text:span><text:span text:style-name="Category"><text:span text:style-name="T33">regex string1 string2</text:span></text:span></text:p>
      <text:p text:style-name="P41"><text:span text:style-name="Category">Function:</text:span><text:span text:style-name="Category"><text:span text:style-name="T30"> regex-replace-all</text:span></text:span><text:span text:style-name="Category"><text:span text:style-name="T29"> </text:span></text:span><text:span text:style-name="Category"><text:span text:style-name="T35">regex string1 string2</text:span></text:span></text:p>
      <text:p text:style-name="First_20_line_20_indent"><text:span text:style-name="Category"><text:span text:style-name="T35">Regex</text:span></text:span><text:span text:style-name="Category"><text:span text:style-name="T27"> must be regular expression object. Replaces part of </text:span></text:span><text:span text:style-name="Category"><text:span text:style-name="T35">string1 </text:span></text:span><text:span text:style-name="Category"><text:span text:style-name="T27">where </text:span></text:span><text:span text:style-name="Category"><text:span text:style-name="T35">regex </text:span></text:span><text:span text:style-name="Category"><text:span text:style-name="T27">matches to </text:span></text:span><text:span text:style-name="Category"><text:span text:style-name="T35">string2</text:span></text:span><text:span text:style-name="Category"><text:span text:style-name="T27">. The </text:span></text:span><text:span text:style-name="Category"><text:span text:style-name="T35">regex-replace-first</text:span></text:span><text:span text:style-name="Category"><text:span text:style-name="T27"> procedure replaces the first match. The </text:span></text:span><text:span text:style-name="Category"><text:span text:style-name="T35">regex-replace-all </text:span></text:span><text:span text:style-name="Category"><text:span text:style-name="T27">procedure replaces all strings which matches </text:span></text:span><text:span text:style-name="Category"><text:span text:style-name="T35">regex.</text:span></text:span></text:p>
      <text:h text:style-name="Heading_20_3" text:outline-level="3"><text:span text:style-name="Category"><text:span text:style-name="T37">Low level API for regular expression</text:span></text:span></text:h>
      <text:p text:style-name="Text_20_body"><text:span text:style-name="Category"><text:span text:style-name="T27">The above procedures are wrapped User level API. However, you might want to use low level API directory when you re-use matcher and recursively find pattern from input. For that purpose, you need to use low level API directory.</text:span></text:span></text:p>
      <text:p text:style-name="Text_20_body"><text:soft-page-break/><text:span text:style-name="Category"><text:span text:style-name="T27">NOTE: This API might be changed in future depending on R7RS large.</text:span></text:span></text:p>
      <text:p text:style-name="Index"><text:span text:style-name="Category"><text:span text:style-name="T8">Function:</text:span></text:span><text:span text:style-name="Category"><text:span text:style-name="T22">regex-pattern?</text:span></text:span><text:span text:style-name="Category"><text:span text:style-name="T24"> </text:span></text:span><text:span text:style-name="Category"><text:span text:style-name="T33">obj</text:span></text:span></text:p>
      <text:p text:style-name="First_20_line_20_indent"><text:span text:style-name="Category"><text:span text:style-name="T46">Returns #f if </text:span></text:span><text:span text:style-name="Category"><text:span text:style-name="T44">obj </text:span></text:span><text:span text:style-name="Category"><text:span text:style-name="T46">is regular expression object, otherwise #f.</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3">obj</text:span></text:span></text:p>
      <text:p text:style-name="First_20_line_20_indent"><text:span text:style-name="Category"><text:span text:style-name="T46">Returns #f if </text:span></text:span><text:span text:style-name="Category"><text:span text:style-name="T44">obj </text:span></text:span><text:span text:style-name="Category"><text:span text:style-name="T46">is matcher object, otherwise #f.</text:span></text:span></text:p>
      <text:p text:style-name="Index"><text:span text:style-name="Category"><text:span text:style-name="T8">Function:</text:span></text:span><text:span text:style-name="Category"><text:span text:style-name="T22">compile-regex</text:span></text:span><text:span text:style-name="Category"><text:span text:style-name="T24"> </text:span></text:span><text:span text:style-name="Category"><text:span text:style-name="T33">string :optional flags</text:span></text:span></text:p>
      <text:p text:style-name="First_20_line_20_indent"><text:span text:style-name="Category"><text:span text:style-name="T46">The same as </text:span></text:span><text:span text:style-name="Category"><text:span text:style-name="T44">regex</text:span></text:span><text:span text:style-name="Category"><text:span text:style-name="T46"> procedure.</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3">regex</text:span></text:span><text:span text:style-name="Category"><text:span text:style-name="T24"> </text:span></text:span><text:span text:style-name="Category"><text:span text:style-name="T33">string</text:span></text:span></text:p>
      <text:p text:style-name="First_20_line_20_indent"><text:span text:style-name="Category"><text:span text:style-name="T44">Regex</text:span></text:span><text:span text:style-name="Category"><text:span text:style-name="T46"> must be regular expression object. Returns matcher object.</text:span></text:span></text:p>
      <text:p text:style-name="Index"><text:span text:style-name="Category"><text:span text:style-name="T8">Function:</text:span></text:span><text:span text:style-name="Category"><text:span text:style-name="T22">regex-matches</text:span></text:span><text:span text:style-name="Category"><text:span text:style-name="T24"> </text:span></text:span><text:span text:style-name="Category"><text:span text:style-name="T33">matcher</text:span></text:span></text:p>
      <text:p text:style-name="First_20_line_20_indent"><text:span text:style-name="Category"><text:span text:style-name="T44">Matcher </text:span></text:span><text:span text:style-name="Category"><text:span text:style-name="T46">must be matcher object. Returns #t if </text:span></text:span><text:span text:style-name="Category"><text:span text:style-name="T44">matcher</text:span></text:span><text:span text:style-name="Category"><text:span text:style-name="T46"> matches the entire input string against input pattern, otherwise #f.</text:span></text:span></text:p>
      <text:p text:style-name="Index"><text:span text:style-name="Category"><text:span text:style-name="T8">Function:</text:span></text:span><text:span text:style-name="Category"><text:span text:style-name="T22">regex-looking-at</text:span></text:span><text:span text:style-name="Category"><text:span text:style-name="T24"> </text:span></text:span><text:span text:style-name="Category"><text:span text:style-name="T33">matcher</text:span></text:span></text:p>
      <text:p text:style-name="First_20_line_20_indent"><text:span text:style-name="Category"><text:span text:style-name="T44">Matcher </text:span></text:span><text:span text:style-name="Category"><text:span text:style-name="T46">must be matcher object. Returns #t if </text:span></text:span><text:span text:style-name="Category"><text:span text:style-name="T44">matcher</text:span></text:span><text:span text:style-name="Category"><text:span text:style-name="T46"> matches the input string against input pattern, otherwise #f.</text:span></text:span></text:p>
      <text:p text:style-name="Index"><text:span text:style-name="Category"><text:span text:style-name="T8">Function:</text:span></text:span><text:span text:style-name="Category"><text:span text:style-name="T22">regex-find</text:span></text:span><text:span text:style-name="Category"><text:span text:style-name="T24"> </text:span></text:span><text:span text:style-name="Category"><text:span text:style-name="T33">matcher :optional start</text:span></text:span></text:p>
      <text:p text:style-name="First_20_line_20_indent"><text:span text:style-name="Category"><text:span text:style-name="T44">Matcher </text:span></text:span><text:span text:style-name="Category"><text:span text:style-name="T46">must be matcher object. Resets </text:span></text:span><text:span text:style-name="Category"><text:span text:style-name="T44">matcher</text:span></text:span><text:span text:style-name="Category"><text:span text:style-name="T46"> and then attempts to find the next subsequence of the input sequence that matches the pattern, starting at the specified index if optional argument is given otherwise from the beginning.</text:span></text:span></text:p>
      <text:h text:style-name="Heading_20_3" text:outline-level="3"><text:span text:style-name="Category"><text:span text:style-name="T48">Regular expression flags</text:span></text:span></text:h>
      <text:p text:style-name="Text_20_body"><text:span text:style-name="Category"><text:span text:style-name="T46">Regular expression compiler can take following flags.</text:span></text:span></text:p>
      <text:list xml:id="list37309798" text:style-name="L14">
        <text:list-item>
          <text:p text:style-name="P40"><text:span text:style-name="Category"><text:span text:style-name="T46">CASE-INSENSITIVE</text:span></text:span></text:p>
          <text:p text:style-name="P40"><text:span text:style-name="Category"><text:span text:style-name="T46">Enables case-insensitive matching.</text:span></text:span></text:p>
        </text:list-item>
        <text:list-item>
          <text:p text:style-name="P40"><text:span text:style-name="Category"><text:span text:style-name="T46">COMMENTS</text:span></text:span></text:p>
          <text:p text:style-name="P40"><text:span text:style-name="Category"><text:span text:style-name="T46">Permits whitespace and comments in pattern.</text:span></text:span></text:p>
        </text:list-item>
        <text:list-item>
          <text:p text:style-name="P40"><text:span text:style-name="Category"><text:span text:style-name="T46">MULTILINE</text:span></text:span></text:p>
          <text:p text:style-name="P40"><text:span text:style-name="Category"><text:span text:style-name="T46">Enables multiline mode.</text:span></text:span></text:p>
        </text:list-item>
        <text:list-item>
          <text:p text:style-name="P40"><text:span text:style-name="Category"><text:span text:style-name="T46">LITERAL</text:span></text:span></text:p>
          <text:p text:style-name="P40">Enables literal parsing of the pattern</text:p>
        </text:list-item>
        <text:list-item>
          <text:p text:style-name="P40"><text:span text:style-name="Category"><text:span text:style-name="T46">DOTAIL</text:span></text:span></text:p>
          <text:p text:style-name="P40"><text:span text:style-name="Category"><text:span text:style-name="T46">Enables dotall mode.</text:span></text:span></text:p>
        </text:list-item>
        <text:list-item>
          <text:p text:style-name="P40"><text:span text:style-name="Category"><text:span text:style-name="T46">UNICODE-CASE</text:span></text:span></text:p>
          <text:p text:style-name="P40"><text:span text:style-name="Category"><text:span text:style-name="T46"><text:s/>Enables Unicode-aware case fold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11T17:22:18.32</dc:date>
    <meta:editing-duration>P2DT3H17M22S</meta:editing-duration>
    <meta:editing-cycles>454</meta:editing-cycles>
    <meta:generator>LibreOffice/3.3$Win32 LibreOffice_project/330m19$Build-401</meta:generator>
    <meta:document-statistic meta:table-count="2" meta:image-count="0" meta:object-count="16" meta:page-count="86" meta:paragraph-count="2404" meta:word-count="32123" meta:character-count="211242"/>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